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1.2071in"/>
    </style:style>
    <style:style style:name="co3" style:family="table-column">
      <style:table-column-properties fo:break-before="auto" style:column-width="3.9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055in" fo:break-before="auto" style:use-optimal-row-height="true"/>
    </style:style>
    <style:style style:name="ro3" style:family="table-row">
      <style:table-row-properties style:row-height="1.0799in" fo:break-before="auto" style:use-optimal-row-height="true"/>
    </style:style>
    <style:style style:name="ro4" style:family="table-row">
      <style:table-row-properties style:row-height="1.0252in" fo:break-before="auto" style:use-optimal-row-height="false"/>
    </style:style>
    <style:style style:name="ro5" style:family="table-row">
      <style:table-row-properties style:row-height="0.9272in" fo:break-before="auto" style:use-optimal-row-height="false"/>
    </style:style>
    <style:style style:name="ro6" style:family="table-row">
      <style:table-row-properties style:row-height="0.7957in" fo:break-before="auto" style:use-optimal-row-height="false"/>
    </style:style>
    <style:style style:name="ro7" style:family="table-row">
      <style:table-row-properties style:row-height="0.7744in" fo:break-before="auto" style:use-optimal-row-height="false"/>
    </style:style>
    <style:style style:name="ro8" style:family="table-row">
      <style:table-row-properties style:row-height="1.2327in" fo:break-before="auto" style:use-optimal-row-height="false"/>
    </style:style>
    <style:style style:name="ro9" style:family="table-row">
      <style:table-row-properties style:row-height="1.2543in" fo:break-before="auto" style:use-optimal-row-height="true"/>
    </style:style>
    <style:style style:name="ro10" style:family="table-row">
      <style:table-row-properties style:row-height="0.5453in" fo:break-before="auto" style:use-optimal-row-height="true"/>
    </style:style>
    <style:style style:name="ro11" style:family="table-row">
      <style:table-row-properties style:row-height="0.9811in" fo:break-before="auto" style:use-optimal-row-height="false"/>
    </style:style>
    <style:style style:name="ro12" style:family="table-row">
      <style:table-row-properties style:row-height="0.6217in" fo:break-before="auto" style:use-optimal-row-height="false"/>
    </style:style>
    <style:style style:name="ro13" style:family="table-row">
      <style:table-row-properties style:row-height="0.6543in" fo:break-before="auto" style:use-optimal-row-height="false"/>
    </style:style>
    <style:style style:name="ro14" style:family="table-row">
      <style:table-row-properties style:row-height="0.5126in" fo:break-before="auto" style:use-optimal-row-height="false"/>
    </style:style>
    <style:style style:name="ro15" style:family="table-row">
      <style:table-row-properties style:row-height="0.9161in" fo:break-before="auto" style:use-optimal-row-height="true"/>
    </style:style>
    <style:style style:name="ro16" style:family="table-row">
      <style:table-row-properties style:row-height="0.3709in" fo:break-before="auto" style:use-optimal-row-height="true"/>
    </style:style>
    <style:style style:name="ro17" style:family="table-row">
      <style:table-row-properties style:row-height="0.5453in" fo:break-before="auto" style:use-optimal-row-height="false"/>
    </style:style>
    <style:style style:name="ro18" style:family="table-row">
      <style:table-row-properties style:row-height="0.6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top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size-asian="11pt" style:font-size-complex="11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 Unicode M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row table:style-name="ro1">
          <table:table-cell table:style-name="ce1" office:value-type="string" calcext:value-type="string" table:number-columns-spanned="1" table:number-rows-spanned="2">
            <text:p>Sr.</text:p>
          </table:table-cell>
          <table:table-cell table:style-name="ce4" office:value-type="string" calcext:value-type="string" table:number-columns-spanned="1" table:number-rows-spanned="2">
            <text:p>Branch Name</text:p>
          </table:table-cell>
          <table:table-cell table:style-name="ce7" office:value-type="string" calcext:value-type="string" table:number-columns-spanned="1" table:number-rows-spanned="2">
            <text:p>Address</text:p>
          </table:table-cell>
        </table:table-row>
        <table:table-row table:style-name="ro1">
          <table:covered-table-cell table:style-name="ce2"/>
          <table:covered-table-cell table:style-name="ce5" office:value-type="string" calcext:value-type="string">
            <text:p>Branch Name</text:p>
          </table:covered-table-cell>
          <table:covered-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jshahi</text:p>
          </table:table-cell>
          <table:table-cell office:value-type="string" calcext:value-type="string">
            <text:p>Village: Baneswar, Shibpur</text:p>
            <text:p/>
            <text:p>P.O.: Baneswar-6260</text:p>
            <text:p/>
            <text:p>P.S: Puthi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atore</text:p>
          </table:table-cell>
          <table:table-cell office:value-type="string" calcext:value-type="string">
            <text:p>Kolahata, Kalikapur, Haroa,</text:p>
            <text:p>Bonpara</text:p>
            <text:p/>
            <text:p>P.O:  Bonpara</text:p>
            <text:p/>
            <text:p>P.S:  Boraigram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ogura</text:p>
          </table:table-cell>
          <table:table-cell table:style-name="ce9" office:value-type="string" calcext:value-type="string">
            <text:p>Village: Doshtika</text:p>
            <text:p/>
            <text:p>P.O: Noongola-5800</text:p>
            <text:p/>
            <text:p>P.S: Bogura Sada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ngpur</text:p>
          </table:table-cell>
          <table:table-cell office:value-type="string" calcext:value-type="string">
            <text:p><text:span text:style-name="T1">Road: Kuchbihar Road</text:span></text:p>
            <text:p/>
            <text:p><text:span text:style-name="T1">Village: Mahigong, Satmatha , Bottola</text:span></text:p>
            <text:p/>
            <text:p><text:span text:style-name="T2">P.O: Mahiganj         P.S.: Mahiganj</text:span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inajpur</text:p>
          </table:table-cell>
          <table:table-cell office:value-type="string" calcext:value-type="string">
            <text:p>Village:Kumurpur(near Zosna filling station)</text:p>
            <text:p/>
            <text:p>P.O: Birganj</text:p>
            <text:p/>
            <text:p>P.S: Birganj, District:Dinajpur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urigram</text:p>
          </table:table-cell>
          <table:table-cell table:style-name="ce9" office:value-type="string" calcext:value-type="string">
            <text:p>Village: Thikadar para,Kale,Belgasha</text:p>
            <text:p/>
            <text:p>P.O: Khalilgonj</text:p>
            <text:p/>
            <text:p>P.S: Kurigram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Tangail</text:p>
          </table:table-cell>
          <table:table-cell table:style-name="ce9" office:value-type="string" calcext:value-type="string">
            <text:p>House Owner : Mina Begum  </text:p>
            <text:p><text:span text:style-name="T3">Address: Dhaka Road, Gas Field Chourasta, Shakhipur, Tangail.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Mymensingh</text:p>
          </table:table-cell>
          <table:table-cell table:style-name="ce9" office:value-type="string" calcext:value-type="string">
            <text:p>Village: Digharkanda (Koborsthan Road),</text:p>
            <text:p>P.O: Amlitola, </text:p>
            <text:p><text:span text:style-name="T4">P.S.: Mymensingh Sadar, Dist: Mymensingh </text:span>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ylhet</text:p>
          </table:table-cell>
          <table:table-cell office:value-type="string" calcext:value-type="string">
            <text:p>Village: Kuchai</text:p>
            <text:p/>
            <text:p><text:span text:style-name="T3">P.O: Kadamtoli-3100</text:span></text:p>
            <text:p/>
            <text:p>P.S: South Surma</text:p>
            <text:p/>
            <text:p>Dist:Sylhe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biganj</text:p>
          </table:table-cell>
          <table:table-cell office:value-type="string" calcext:value-type="string">
            <text:p>House No: </text:p>
            <text:p/>
            <text:p>Village: Word-01,Collage Road,Mirpur</text:p>
            <text:p/>
            <text:p>P.O: Mirpur Bazar     P.S: Bahubal, Dist: Habiganj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umilla</text:p>
          </table:table-cell>
          <table:table-cell office:value-type="string" calcext:value-type="string">
            <text:p>Village: Daklapara - Kalakochua</text:p>
            <text:p/>
            <text:p>P.O: Kalakochua bazar</text:p>
            <text:p/>
            <text:p>P.S: Burichong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hola</text:p>
          </table:table-cell>
          <table:table-cell office:value-type="string" calcext:value-type="string">
            <text:p>Village:Dalalpur </text:p>
            <text:p/>
            <text:p>P.O: Kunjerhat</text:p>
            <text:p/>
            <text:p>P.S: Borhanuddin</text:p>
          </table:table-cell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Narsingdi</text:p>
          </table:table-cell>
          <table:table-cell office:value-type="string" calcext:value-type="string">
            <text:p>Village: Batiara,Marjal</text:p>
            <text:p/>
            <text:p>P.O: Kataghat,1630</text:p>
            <text:p/>
            <text:p>Upozila: Raipura</text:p>
            <text:p/>
            <text:p>Ds:Narsingdi</text:p>
          </table:table-cell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Jashore</text:p>
          </table:table-cell>
          <table:table-cell office:value-type="string" calcext:value-type="string">
            <text:p>Vill: chaulia, Rupdia Bazzar,</text:p>
            <text:p/>
            <text:p>P.O: Narendrapur     P.S: <text:span text:style-name="T5">Jshore Sada</text:span>r</text:p>
          </table:table-cell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string" calcext:value-type="string">
            <text:p>Gazipur</text:p>
          </table:table-cell>
          <table:table-cell table:style-name="ce9" office:value-type="string" calcext:value-type="string">
            <text:p>House : Afzal Shorif Faisal &amp; Md.Abul Hossen          </text:p>
            <text:p>Village: Mulaid,Mawna Chouresta</text:p>
            <text:p/>
            <text:p>P.O. : Tangra-1740    P.S. : Sreepur</text:p>
            <text:p/>
          </table:table-cell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string" calcext:value-type="string">
            <text:p>Barishal</text:p>
          </table:table-cell>
          <table:table-cell table:style-name="ce9" office:value-type="string" calcext:value-type="string">
            <text:p>Satia Cadet College</text:p>
            <text:p/>
            <text:p>P.O: Cadet College  P.S: Babuganj</text:p>
            <text:p/>
          </table:table-cell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Faridpur</text:p>
          </table:table-cell>
          <table:table-cell table:style-name="ce9" office:value-type="string" calcext:value-type="string">
            <text:p>Village: Brammankanda P.O: Sreeangan</text:p>
            <text:p/>
            <text:p>P.S: Kotoali</text:p>
          </table:table-cell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atuakhali </text:p>
          </table:table-cell>
          <table:table-cell table:style-name="ce9" office:value-type="string" calcext:value-type="string">
            <text:p>Vill: Badarpur, P.O: Maokaran- 8601, P.S : Patuakhali Sadar, Patuakhali.</text:p>
          </table:table-cell>
        </table:table-row>
        <table:table-row table:style-name="ro1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hattogram</text:p>
          </table:table-cell>
          <table:table-cell office:value-type="string" calcext:value-type="string">
            <text:p>Village: Masjidia Chowdhury para</text:p>
            <text:p>Union: Mostafapur</text:p>
            <text:p>P.O: Hadifakirhat 4311</text:p>
            <text:p><text:span text:style-name="T6">P.S: Mirsarai</text:span></text:p>
            <text:p><text:span text:style-name="T6">DS:Chattogram</text:span></text:p>
          </table:table-cell>
        </table:table-row>
        <table:table-row table:style-name="ro16">
          <table:table-cell office:value-type="float" office:value="20" calcext:value-type="float">
            <text:p>20</text:p>
          </table:table-cell>
          <table:table-cell office:value-type="string" calcext:value-type="string">
            <text:p>Pabna</text:p>
          </table:table-cell>
          <table:table-cell office:value-type="string" calcext:value-type="string">
            <text:p>Vill: Keranirdhal, Post: Debottor, Thana: Atghoria,</text:p>
            <text:p>Dis: Pabna.</text:p>
          </table:table-cell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>
            <text:p>Birampur</text:p>
          </table:table-cell>
          <table:table-cell table:style-name="ce10" office:value-type="string" calcext:value-type="string">
            <text:p>Vill;Mohamadpur,(Munsipara),Post:Birampur,Dis:Dinajpur.</text:p>
          </table:table-cell>
        </table:table-row>
        <table:table-row table:style-name="ro15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Moulovibazr</text:p>
          </table:table-cell>
          <table:table-cell office:value-type="string" calcext:value-type="string">
            <text:p>Village: Uttor Jogannathpur</text:p>
            <text:p>Union: Mostafapur</text:p>
            <text:p>P.O: Moulvibazar Sadar</text:p>
            <text:p><text:span text:style-name="T6">P.S:  Moulvibazar Sadar</text:span></text:p>
            <text:p><text:span text:style-name="T6">DS:Moulovibazr</text:span></text:p>
          </table:table-cell>
        </table:table-row>
        <table:table-row table:style-name="ro18">
          <table:table-cell office:value-type="float" office:value="23" calcext:value-type="float">
            <text:p>23</text:p>
          </table:table-cell>
          <table:table-cell office:value-type="string" calcext:value-type="string">
            <text:p>Manikganj</text:p>
          </table:table-cell>
          <table:table-cell table:style-name="ce10" office:value-type="string" calcext:value-type="string">
            <text:p>Vill;Julnas pump,joka,Phukhuria <text:s/>Post:Ghior,Dis:Manikganj</text:p>
          </table:table-cell>
        </table:table-row>
        <table:table-row table:style-name="ro14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Gopalganj</text:p>
          </table:table-cell>
          <table:table-cell table:style-name="ce9" office:value-type="string" calcext:value-type="string">
            <text:p>Village: Merigopinathpur, PO: Gopalganj Sadar, District: Gopalganj</text:p>
          </table:table-cell>
        </table:table-row>
        <table:table-row table:style-name="ro15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Chandpur</text:p>
          </table:table-cell>
          <table:table-cell office:value-type="string" calcext:value-type="string">
            <text:p>Village: Talukdar Bari,29Khalishaduli</text:p>
            <text:p>Union: </text:p>
            <text:p>P.O: Baburhat,3602</text:p>
            <text:p><text:span text:style-name="T6">Upozila:  Chandpur Sadar</text:span></text:p>
            <text:p><text:span text:style-name="T6">DS:Chandpur</text:span></text:p>
          </table:table-cell>
        </table:table-row>
        <table:table-row table:style-name="ro18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Khulna</text:p>
          </table:table-cell>
          <table:table-cell table:style-name="ce9" office:value-type="string" calcext:value-type="string">
            <text:p>Village :Chuknagor, <text:s/>Post: <text:s text:c="3"/>Chuknagor-9252, <text:s/>Thana: Dumuria, <text:s/>Dist: <text:s text:c="3"/>Khulna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2114">
      <number:text>cbf</number:text>
      <number:seconds number:decimal-places="1"/>
      <number:text>yl45</number:text>
    </number:time-style>
    <number:number-style style:name="N2113P0" style:volatile="true">
      <number:number number:decimal-places="5" number:min-decimal-places="5" number:min-integer-digits="1" number:grouping="true"/>
      <number:text> </number:text>
    </number:number-style>
    <number:number-style style:name="N2113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2113P2" style:volatile="true">
      <number:text>-</number:text>
      <number:number number:decimal-places="0" number:min-decimal-places="0" number:min-integer-digits="0"/>
      <number:text> </number:text>
    </number:number-style>
    <number:text-style style:name="N2113">
      <number:text-content/>
      <number:text> </number:text>
      <style:map style:condition="value()&gt;0" style:apply-style-name="N2113P0"/>
      <style:map style:condition="value()&lt;0" style:apply-style-name="N2113P1"/>
      <style:map style:condition="value()=0" style:apply-style-name="N2113P2"/>
    </number:text-style>
    <number:currency-style style:name="N2112P0" style:volatile="true">
      <number:currency-symbol number:language="bn" number:country="BD">৳</number:currency-symbol>
      <number:number number:decimal-places="2" number:min-decimal-places="2" number:min-integer-digits="1" number:grouping="true"/>
    </number:currency-style>
    <number:currency-style style:name="N2112">
      <number:text>-</number:text>
      <number:currency-symbol number:language="bn" number:country="BD">৳</number:currency-symbol>
      <number:number number:decimal-places="2" number:min-decimal-places="2" number:min-integer-digits="1" number:grouping="true"/>
      <style:map style:condition="value()&gt;=0" style:apply-style-name="N2112P0"/>
    </number:currency-style>
    <number:currency-style style:name="N2111P0" style:volatile="true">
      <number:currency-symbol number:language="bn" number:country="IN">৳</number:currency-symbol>
      <number:number number:decimal-places="2" number:min-decimal-places="2" number:min-integer-digits="1" number:grouping="true"/>
    </number:currency-style>
    <number:currency-style style:name="N2111">
      <style:text-properties fo:color="#ff0000"/>
      <number:text>-</number:text>
      <number:currency-symbol number:language="bn" number:country="IN">৳</number:currency-symbol>
      <number:number number:decimal-places="2" number:min-decimal-places="2" number:min-integer-digits="1" number:grouping="true"/>
      <style:map style:condition="value()&gt;=0" style:apply-style-name="N2111P0"/>
    </number:currency-style>
    <number:date-style style:name="N2110">
      <number:day number:style="long"/>
      <number:text> </number:text>
      <number:month number:textual="true"/>
      <number:text> </number:text>
      <number:year/>
      <number:text>Y</number:text>
    </number:date-style>
    <number:currency-style style:name="N2109P0" style:volatile="true">
      <number:number number:decimal-places="2" number:min-decimal-places="2" number:min-integer-digits="1" number:grouping="true"/>
      <number:text> </number:text>
      <number:currency-symbol number:language="fr" number:country="MC">€</number:currency-symbol>
    </number:currency-style>
    <number:currency-style style:name="N2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2109P0"/>
    </number:currency-style>
    <number:number-style style:name="N2108P0" style:volatile="true">
      <number:number number:decimal-places="0" number:min-decimal-places="0" number:min-integer-digits="0"/>
    </number:number-style>
    <number:number-style style:name="N2108">
      <style:text-properties fo:color="#ff0000"/>
      <number:text>-</number:text>
      <number:number number:decimal-places="0" number:min-decimal-places="0" number:min-integer-digits="0"/>
      <style:map style:condition="value()&gt;=0" style:apply-style-name="N2108P0"/>
    </number:number-style>
    <number:currency-style style:name="N2107P0" style:volatile="true">
      <number:currency-symbol number:language="bn" number:country="BD">৳</number:currency-symbol>
      <number:number number:decimal-places="0" number:min-decimal-places="0" number:min-integer-digits="1" number:grouping="true"/>
    </number:currency-style>
    <number:currency-style style:name="N2107">
      <style:text-properties fo:color="#ff0000"/>
      <number:text>-</number:text>
      <number:currency-symbol number:language="bn" number:country="BD">৳</number:currency-symbol>
      <number:number number:decimal-places="0" number:min-decimal-places="0" number:min-integer-digits="1" number:grouping="true"/>
      <style:map style:condition="value()&gt;=0" style:apply-style-name="N2107P0"/>
    </number:currency-style>
    <number:number-style style:name="N2106P0" style:volatile="true">
      <number:number number:decimal-places="1" number:min-decimal-places="1" number:min-integer-digits="1"/>
    </number:number-style>
    <number:number-style style:name="N2106">
      <style:text-properties fo:color="#ff0000"/>
      <number:text>-</number:text>
      <number:number number:decimal-places="1" number:min-decimal-places="1" number:min-integer-digits="1"/>
      <style:map style:condition="value()&gt;=0" style:apply-style-name="N2106P0"/>
    </number:number-style>
    <number:date-style style:name="N2105">
      <number:day-of-week number:style="long"/>
    </number:date-style>
    <number:number-style style:name="N2104">
      <number:number number:decimal-places="0" number:min-decimal-places="0" number:min-integer-digits="1"/>
      <number:text> "Kg</number:text>
    </number:number-style>
    <number:date-style style:name="N2103">
      <style:text-properties fo:color="#ff0000"/>
      <number:day-of-week/>
    </number:date-style>
    <number:number-style style:name="N2102P0" style:volatile="true">
      <number:number number:decimal-places="3" number:min-decimal-places="3" number:min-integer-digits="1" number:grouping="true"/>
      <number:text> </number:text>
    </number:number-style>
    <number:number-style style:name="N2102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102P2" style:volatile="true">
      <number:text>-</number:text>
      <number:number number:decimal-places="0" number:min-decimal-places="0" number:min-integer-digits="2"/>
      <number:text> </number:text>
    </number:number-style>
    <number:text-style style:name="N2102">
      <number:text-content/>
      <number:text> </number:text>
      <style:map style:condition="value()&gt;0" style:apply-style-name="N2102P0"/>
      <style:map style:condition="value()&lt;0" style:apply-style-name="N2102P1"/>
      <style:map style:condition="value()=0" style:apply-style-name="N2102P2"/>
    </number:text-style>
    <number:currency-style style:name="N2101P0" style:volatile="true">
      <number:currency-symbol number:language="bn" number:country="BD">৳</number:currency-symbol>
      <number:number number:decimal-places="2" number:min-decimal-places="2" number:min-integer-digits="1" number:grouping="true"/>
    </number:currency-style>
    <number:currency-style style:name="N2101">
      <style:text-properties fo:color="#ff0000"/>
      <number:text>-</number:text>
      <number:currency-symbol number:language="bn" number:country="BD">৳</number:currency-symbol>
      <number:number number:decimal-places="2" number:min-decimal-places="2" number:min-integer-digits="1" number:grouping="true"/>
      <style:map style:condition="value()&gt;=0" style:apply-style-name="N2101P0"/>
    </number:currency-style>
    <number:date-style style:name="N2100">
      <number:day-of-week/>
    </number:date-style>
    <number:date-style style:name="N2099">
      <number:text>Jan-</number:text>
      <number:year/>
    </number:date-style>
    <number:date-style style:name="N2098">
      <number:day number:style="long"/>
    </number:date-style>
    <number:number-style style:name="N209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9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9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2097">
      <number:text> </number:text>
      <number:text-content/>
      <number:text> </number:text>
      <style:map style:condition="value()&gt;0" style:apply-style-name="N2097P0"/>
      <style:map style:condition="value()&lt;0" style:apply-style-name="N2097P1"/>
      <style:map style:condition="value()=0" style:apply-style-name="N2097P2"/>
    </number:text-style>
    <number:date-style style:name="N2096">
      <number:month number:textual="true"/>
      <number:text>"  </number:text>
    </number:date-style>
    <number:number-style style:name="N2095">
      <number:text>cbfsyl</number:text>
      <number:number number:decimal-places="0" number:min-decimal-places="0" number:min-integer-digits="3"/>
    </number:number-style>
    <number:number-style style:name="N2094">
      <number:number number:decimal-places="0" number:min-decimal-places="0" number:min-integer-digits="1"/>
      <number:text>9</number:text>
    </number:number-style>
    <number:number-style style:name="N2093P0" style:volatile="true">
      <number:number number:decimal-places="2" number:min-decimal-places="2" number:min-integer-digits="1"/>
    </number:number-style>
    <number:number-style style:name="N2093">
      <style:text-properties fo:color="#ff0000"/>
      <number:number number:decimal-places="2" number:min-decimal-places="2" number:min-integer-digits="1"/>
      <style:map style:condition="value()&gt;=0" style:apply-style-name="N2093P0"/>
    </number:number-style>
    <number:currency-style style:name="N209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209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2092P0"/>
    </number:currency-style>
    <number:number-style style:name="N2091P0" style:volatile="true">
      <number:number number:decimal-places="18" number:min-decimal-places="18" number:min-integer-digits="1" number:grouping="true"/>
    </number:number-style>
    <number:number-style style:name="N2091">
      <style:text-properties fo:color="#ff0000"/>
      <number:number number:decimal-places="18" number:min-decimal-places="18" number:min-integer-digits="1" number:grouping="true"/>
      <style:map style:condition="value()&gt;=0" style:apply-style-name="N2091P0"/>
    </number:number-style>
    <number:number-style style:name="N2090">
      <number:number number:decimal-places="18" number:min-decimal-places="18" number:min-integer-digits="1" number:grouping="true"/>
    </number:number-style>
    <number:number-style style:name="N2089">
      <number:number number:decimal-places="0" number:min-decimal-places="0" number:min-integer-digits="1" number:grouping="true"/>
      <number:text> SKUs</number:text>
    </number:number-style>
    <number:number-style style:name="N2088P0" style:volatile="true">
      <number:number number:decimal-places="3" number:min-decimal-places="3" number:min-integer-digits="1" number:grouping="true"/>
      <number:text> </number:text>
    </number:number-style>
    <number:number-style style:name="N2088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2088P2" style:volatile="true">
      <number:text>-</number:text>
      <number:number number:decimal-places="0" number:min-decimal-places="0" number:min-integer-digits="0"/>
      <number:text> </number:text>
    </number:number-style>
    <number:text-style style:name="N2088">
      <number:text-content/>
      <number:text> </number:text>
      <style:map style:condition="value()&gt;0" style:apply-style-name="N2088P0"/>
      <style:map style:condition="value()&lt;0" style:apply-style-name="N2088P1"/>
      <style:map style:condition="value()=0" style:apply-style-name="N2088P2"/>
    </number:text-style>
    <number:number-style style:name="N2087">
      <number:text>%</number:text>
      <number:number number:decimal-places="2" number:min-decimal-places="2" number:min-integer-digits="1"/>
    </number:number-style>
    <number:date-style style:name="N2086">
      <number:day number:style="long"/>
      <number:text>-</number:text>
      <number:month number:style="long" number:textual="true"/>
      <number:text>- </number:text>
      <number:year number:style="long"/>
    </number:date-style>
    <number:currency-style style:name="N2085P0" style:volatile="true">
      <number:currency-symbol number:language="bn" number:country="BD">৳</number:currency-symbol>
      <number:number number:decimal-places="0" number:min-decimal-places="0" number:min-integer-digits="1" number:grouping="true"/>
    </number:currency-style>
    <number:currency-style style:name="N2085">
      <number:text>-</number:text>
      <number:currency-symbol number:language="bn" number:country="BD">৳</number:currency-symbol>
      <number:number number:decimal-places="0" number:min-decimal-places="0" number:min-integer-digits="1" number:grouping="true"/>
      <style:map style:condition="value()&gt;=0" style:apply-style-name="N2085P0"/>
    </number:currency-style>
    <number:number-style style:name="N2084">
      <number:text>%</number:text>
      <number:number number:decimal-places="0" number:min-decimal-places="0" number:min-integer-digits="1"/>
    </number:number-style>
    <number:number-style style:name="N2083">
      <number:text>%</number:text>
      <number:number number:decimal-places="1" number:min-decimal-places="1" number:min-integer-digits="1"/>
    </number:number-style>
    <number:number-style style:name="N2082P0" style:volatile="true">
      <number:number number:decimal-places="0" number:min-decimal-places="0" number:min-integer-digits="1" number:grouping="true"/>
      <number:text> </number:text>
    </number:number-style>
    <number:number-style style:name="N208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082P2" style:volatile="true">
      <number:text>-</number:text>
      <number:number number:decimal-places="0" number:min-decimal-places="0" number:min-integer-digits="2"/>
      <number:text> </number:text>
    </number:number-style>
    <number:text-style style:name="N2082">
      <number:text-content/>
      <number:text> </number:text>
      <style:map style:condition="value()&gt;0" style:apply-style-name="N2082P0"/>
      <style:map style:condition="value()&lt;0" style:apply-style-name="N2082P1"/>
      <style:map style:condition="value()=0" style:apply-style-name="N2082P2"/>
    </number:text-style>
    <number:number-style style:name="N2081">
      <number:number number:decimal-places="0" number:min-decimal-places="0" number:min-integer-digits="1"/>
      <number:text> Days</number:text>
    </number:number-style>
    <number:number-style style:name="N208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80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8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80">
      <number:text-content/>
      <number:text> </number:text>
      <style:map style:condition="value()&gt;0" style:apply-style-name="N2080P0"/>
      <style:map style:condition="value()&lt;0" style:apply-style-name="N2080P1"/>
      <style:map style:condition="value()=0" style:apply-style-name="N2080P2"/>
    </number:text-style>
    <number:number-style style:name="N2079P0" style:volatile="true">
      <number:fill-character> </number:fill-character>
      <number:number number:decimal-places="9" number:min-decimal-places="9" number:min-integer-digits="1" number:grouping="true"/>
      <number:text> </number:text>
    </number:number-style>
    <number:number-style style:name="N2079P1" style:volatile="true">
      <number:fill-character> </number:fill-character>
      <number:text>(</number:text>
      <number:number number:decimal-places="9" number:min-decimal-places="9" number:min-integer-digits="1" number:grouping="true"/>
      <number:text>)</number:text>
    </number:number-style>
    <number:number-style style:name="N20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9">
      <number:text-content/>
      <number:text> </number:text>
      <style:map style:condition="value()&gt;0" style:apply-style-name="N2079P0"/>
      <style:map style:condition="value()&lt;0" style:apply-style-name="N2079P1"/>
      <style:map style:condition="value()=0" style:apply-style-name="N2079P2"/>
    </number:text-style>
    <number:number-style style:name="N2078">
      <number:fraction number:min-integer-digits="0" number:grouping="true" number:min-numerator-digits="1" loext:max-numerator-digits="1" number:denominator-value="1000000"/>
    </number:number-style>
    <number:number-style style:name="N2077P0" style:volatile="true">
      <number:number number:decimal-places="2" number:min-decimal-places="2" number:min-integer-digits="1" number:grouping="true"/>
      <number:text> TL </number:text>
    </number:number-style>
    <number:number-style style:name="N2077P1" style:volatile="true">
      <number:text>-</number:text>
      <number:number number:decimal-places="2" number:min-decimal-places="2" number:min-integer-digits="1" number:grouping="true"/>
      <number:text> TL </number:text>
    </number:number-style>
    <number:number-style style:name="N2077P2" style:volatile="true">
      <number:text>-</number:text>
      <number:number number:decimal-places="0" number:min-decimal-places="0" number:min-integer-digits="0"/>
      <number:text> TL </number:text>
    </number:number-style>
    <number:text-style style:name="N2077">
      <number:text-content/>
      <number:text> </number:text>
      <style:map style:condition="value()&gt;0" style:apply-style-name="N2077P0"/>
      <style:map style:condition="value()&lt;0" style:apply-style-name="N2077P1"/>
      <style:map style:condition="value()=0" style:apply-style-name="N2077P2"/>
    </number:text-style>
    <number:date-style style:name="N2076">
      <number:month number:textual="true"/>
      <number:text>  prediction</number:text>
    </number:date-style>
    <number:date-style style:name="N2075">
      <number:day number:style="long"/>
      <number:text>/</number:text>
      <number:month number:style="long"/>
      <number:text>/ </number:text>
      <number:year number:style="long"/>
    </number:date-style>
    <number:percentage-style style:name="N2074">
      <number:text>Hatching % @ </number:text>
      <number:number number:decimal-places="2" number:min-decimal-places="2" number:min-integer-digits="1"/>
      <number:text>%</number:text>
    </number:percentage-style>
    <number:date-style style:name="N2073">
      <number:text>Packin</number:text>
      <number:era/>
      <number:text> @ 0.0 %</number:text>
    </number:date-style>
    <number:date-style style:name="N2072">
      <number:day-of-week number:style="long"/>
      <number:text>, </number:text>
      <number:month number:textual="true"/>
      <number:text> </number:text>
      <number:day number:style="long"/>
      <number:text>, </number:text>
      <number:year/>
    </number:date-style>
    <number:currency-style style:name="N207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71P0"/>
    </number:currency-style>
    <number:text-style style:name="N2070" number:title="User-defined">
      <number:text>Packing </number:text>
      <number:text-content/>
      <number:text>0.0%</number:text>
    </number:text-style>
    <number:number-style style:name="N2069">
      <number:text>8814</number:text>
    </number:number-style>
    <number:date-style style:name="N2068">
      <number:day-of-week/>
      <number:text>, </number:text>
      <number:day/>
      <number:text> </number:text>
      <number:month number:style="long" number:textual="true"/>
      <number:text> , </number:text>
      <number:year number:style="long"/>
    </number:date-style>
    <number:currency-style style:name="N2067P0" style:volatile="true">
      <number:number number:decimal-places="0" number:min-decimal-places="0" number:min-integer-digits="1" number:grouping="true"/>
      <number:text> </number:text>
      <number:currency-symbol number:language="fr" number:country="LU">€</number:currency-symbol>
    </number:currency-style>
    <number:currency-style style:name="N20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LU">€</number:currency-symbol>
      <style:map style:condition="value()&gt;=0" style:apply-style-name="N2067P0"/>
    </number:currency-style>
    <number:number-style style:name="N2066P0" style:volatile="true">
      <number:number number:decimal-places="0" number:min-decimal-places="0" number:min-integer-digits="1" number:grouping="true"/>
      <number:text> TL </number:text>
    </number:number-style>
    <number:number-style style:name="N2066P1" style:volatile="true">
      <number:text>-</number:text>
      <number:number number:decimal-places="0" number:min-decimal-places="0" number:min-integer-digits="1" number:grouping="true"/>
      <number:text> TL </number:text>
    </number:number-style>
    <number:number-style style:name="N2066P2" style:volatile="true">
      <number:text> - TL </number:text>
    </number:number-style>
    <number:text-style style:name="N2066">
      <number:text-content/>
      <number:text> </number:text>
      <style:map style:condition="value()&gt;0" style:apply-style-name="N2066P0"/>
      <style:map style:condition="value()&lt;0" style:apply-style-name="N2066P1"/>
      <style:map style:condition="value()=0" style:apply-style-name="N2066P2"/>
    </number:text-style>
    <number:date-style style:name="N2065">
      <number:month number:textual="true"/>
      <number:text>/</number:text>
      <number:day number:style="long"/>
      <number:text>/</number:text>
      <number:year/>
    </number:date-style>
    <number:number-style style:name="N2064">
      <number:number number:decimal-places="0" number:min-decimal-places="0" number:min-integer-digits="8" number:grouping="true"/>
    </number:number-style>
    <number:currency-style style:name="N2063P0" style:volatile="true">
      <number:number number:decimal-places="2" number:min-decimal-places="2" number:min-integer-digits="1" number:grouping="true"/>
      <number:currency-symbol number:language="ast" number:country="ES">€</number:currency-symbol>
    </number:currency-style>
    <number:currency-style style:name="N2063">
      <style:text-properties fo:color="#ff0000"/>
      <number:text>-</number:text>
      <number:number number:decimal-places="2" number:min-decimal-places="2" number:min-integer-digits="1" number:grouping="true"/>
      <number:currency-symbol number:language="ast" number:country="ES">€</number:currency-symbol>
      <style:map style:condition="value()&gt;=0" style:apply-style-name="N2063P0"/>
    </number:currency-style>
    <number:number-style style:name="N20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62P0"/>
    </number:number-style>
    <number:number-style style:name="N2061P0" style:volatile="true">
      <number:number number:decimal-places="2" number:min-decimal-places="2" number:min-integer-digits="1" number:grouping="true"/>
      <number:text> TL</number:text>
    </number:number-style>
    <number:number-style style:name="N206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61P0"/>
    </number:number-style>
    <number:number-style style:name="N2060P0" style:volatile="true">
      <number:number number:decimal-places="2" number:min-decimal-places="2" number:min-integer-digits="1" number:grouping="true"/>
      <number:text> TL</number:text>
    </number:number-style>
    <number:number-style style:name="N206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060P0"/>
    </number:number-style>
    <number:number-style style:name="N2059P0" style:volatile="true">
      <number:number number:decimal-places="15" number:min-decimal-places="15" number:min-integer-digits="1"/>
    </number:number-style>
    <number:number-style style:name="N2059">
      <style:text-properties fo:color="#ff0000"/>
      <number:text>-</number:text>
      <number:number number:decimal-places="15" number:min-decimal-places="15" number:min-integer-digits="1"/>
      <style:map style:condition="value()&gt;=0" style:apply-style-name="N2059P0"/>
    </number:number-style>
    <number:number-style style:name="N2058">
      <number:number number:decimal-places="15" number:min-decimal-places="15" number:min-integer-digits="1"/>
    </number:number-style>
    <number:number-style style:name="N2057">
      <number:number number:decimal-places="0" number:min-decimal-places="0" number:min-integer-digits="0"/>
      <number:text> Kg</number:text>
    </number:number-style>
    <number:number-style style:name="N2056P0" style:volatile="true">
      <number:number number:decimal-places="3" number:min-decimal-places="3" number:min-integer-digits="0" number:grouping="true"/>
      <number:text> </number:text>
    </number:number-style>
    <number:number-style style:name="N2056">
      <style:text-properties fo:color="#ff0000"/>
      <number:text>(</number:text>
      <number:number number:decimal-places="3" number:min-decimal-places="3" number:min-integer-digits="0" number:grouping="true"/>
      <number:text>)</number:text>
      <style:map style:condition="value()&gt;=0" style:apply-style-name="N2056P0"/>
    </number:number-style>
    <number:number-style style:name="N2055P0" style:volatile="true">
      <number:number number:decimal-places="0" number:min-decimal-places="0" number:min-integer-digits="1" number:grouping="true"/>
      <number:text> TL</number:text>
    </number:number-style>
    <number:number-style style:name="N205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55P0"/>
    </number:number-style>
    <number:number-style style:name="N20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54P0"/>
    </number:number-style>
    <number:number-style style:name="N2053P0" style:volatile="true">
      <number:number number:decimal-places="0" number:min-decimal-places="0" number:min-integer-digits="1" number:grouping="true"/>
      <number:text> TL</number:text>
    </number:number-style>
    <number:number-style style:name="N2053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053P0"/>
    </number:number-style>
    <number:number-style style:name="N2052P0" style:volatile="true">
      <number:number number:decimal-places="2" number:min-decimal-places="2" number:min-integer-digits="1" number:grouping="true"/>
      <number:text> </number:text>
    </number:number-style>
    <number:number-style style:name="N20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052P2" style:volatile="true">
      <number:text>-</number:text>
      <number:number number:decimal-places="0" number:min-decimal-places="0" number:min-integer-digits="0"/>
      <number:text> </number:text>
    </number:number-style>
    <number:text-style style:name="N2052">
      <number:text-content/>
      <number:text> </number:text>
      <style:map style:condition="value()&gt;0" style:apply-style-name="N2052P0"/>
      <style:map style:condition="value()&lt;0" style:apply-style-name="N2052P1"/>
      <style:map style:condition="value()=0" style:apply-style-name="N2052P2"/>
    </number:text-style>
    <number:number-style style:name="N2051">
      <number:text>-</number:text>
      <number:number number:decimal-places="2" number:min-decimal-places="2" number:min-integer-digits="1" number:grouping="true"/>
      <number:text> </number:text>
    </number:number-style>
    <number:number-style style:name="N2050P0" style:volatile="true">
      <number:number number:decimal-places="0" number:min-decimal-places="0" number:min-integer-digits="1"/>
      <number:text> </number:text>
    </number:number-style>
    <number:number-style style:name="N2050P1" style:volatile="true">
      <number:text>(</number:text>
      <number:number number:decimal-places="0" number:min-decimal-places="0" number:min-integer-digits="1"/>
      <number:text>)</number:text>
    </number:number-style>
    <number:number-style style:name="N2050P2" style:volatile="true">
      <number:text>-</number:text>
      <number:number number:decimal-places="0" number:min-decimal-places="0" number:min-integer-digits="0"/>
      <number:text> </number:text>
    </number:number-style>
    <number:text-style style:name="N2050">
      <number:text-content/>
      <number:text> </number:text>
      <style:map style:condition="value()&gt;0" style:apply-style-name="N2050P0"/>
      <style:map style:condition="value()&lt;0" style:apply-style-name="N2050P1"/>
      <style:map style:condition="value()=0" style:apply-style-name="N2050P2"/>
    </number:text-style>
    <number:number-style style:name="N2049">
      <number:text>Tk.</number:text>
      <number:number number:decimal-places="0" number:min-decimal-places="0" number:min-integer-digits="1" number:grouping="true"/>
    </number:number-style>
    <number:date-style style:name="N2048">
      <number:day/>
      <number:text> </number:text>
      <number:month number:textual="true"/>
      <number:text>, </number:text>
      <number:year number:style="long"/>
    </number:date-style>
    <number:date-style style:name="N2047">
      <number:month number:textual="true"/>
      <number:text>. </number:text>
      <number:year number:style="long"/>
      <number:text>  A F</number:text>
    </number:date-style>
    <number:percentage-style style:name="N2046">
      <number:text>WPPF @ </number:text>
      <number:number number:decimal-places="2" number:min-decimal-places="2" number:min-integer-digits="1"/>
      <number:text>%</number:text>
    </number:percentage-style>
    <number:number-style style:name="N204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4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45P0"/>
    </number:number-style>
    <number:date-style style:name="N2044">
      <number:text>Date: </number:text>
      <number:day number:style="long"/>
      <number:text>-</number:text>
      <number:month number:textual="true"/>
      <number:text>-</number:text>
      <number:year number:style="long"/>
      <number:text> Shift: B</number:text>
    </number:date-style>
    <number:date-style style:name="N2043">
      <number:month number:style="long" number:textual="true"/>
      <number:text>,Prediction</number:text>
    </number:date-style>
    <number:number-style style:name="N204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204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2042P2" style:volatile="true">
      <number:text> SFr. -</number:text>
      <number:number number:decimal-places="0" number:min-decimal-places="0" number:min-integer-digits="0"/>
      <number:text> </number:text>
    </number:number-style>
    <number:text-style style:name="N2042">
      <number:text-content/>
      <number:text> </number:text>
      <style:map style:condition="value()&gt;0" style:apply-style-name="N2042P0"/>
      <style:map style:condition="value()&lt;0" style:apply-style-name="N2042P1"/>
      <style:map style:condition="value()=0" style:apply-style-name="N2042P2"/>
    </number:text-style>
    <number:number-style style:name="N2041">
      <number:number number:decimal-places="2" number:min-decimal-places="2" number:min-integer-digits="0"/>
      <number:text>%</number:text>
    </number:number-style>
    <number:number-style style:name="N2040">
      <number:number number:min-integer-digits="1"/>
      <number:text> kg</number:text>
    </number:number-style>
    <number:number-style style:name="N2039P0" style:volatile="true">
      <number:number number:decimal-places="0" number:min-decimal-places="0" number:min-integer-digits="1" number:grouping="true"/>
      <number:text> </number:text>
    </number:number-style>
    <number:number-style style:name="N203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39P2" style:volatile="true">
      <number:text> - </number:text>
    </number:number-style>
    <number:text-style style:name="N2039">
      <number:text-content/>
      <number:text> </number:text>
      <style:map style:condition="value()&gt;0" style:apply-style-name="N2039P0"/>
      <style:map style:condition="value()&lt;0" style:apply-style-name="N2039P1"/>
      <style:map style:condition="value()=0" style:apply-style-name="N2039P2"/>
    </number:text-style>
    <number:number-style style:name="N2038P0" style:volatile="true">
      <number:number number:decimal-places="0" number:min-decimal-places="0" number:min-integer-digits="1" number:grouping="true"/>
      <number:text> </number:text>
    </number:number-style>
    <number:number-style style:name="N20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38P2" style:volatile="true">
      <number:text>-</number:text>
      <number:number number:decimal-places="0" number:min-decimal-places="0" number:min-integer-digits="0"/>
      <number:text> </number:text>
    </number:number-style>
    <number:text-style style:name="N2038">
      <number:text-content/>
      <number:text> </number:text>
      <style:map style:condition="value()&gt;0" style:apply-style-name="N2038P0"/>
      <style:map style:condition="value()&lt;0" style:apply-style-name="N2038P1"/>
      <style:map style:condition="value()=0" style:apply-style-name="N2038P2"/>
    </number:text-style>
    <number:number-style style:name="N2037">
      <number:number number:min-integer-digits="1"/>
      <number:text> PKT</number:text>
    </number:number-style>
    <number:number-style style:name="N2036P0" style:volatile="true">
      <number:number number:decimal-places="0" number:min-decimal-places="0" number:min-integer-digits="17" number:grouping="true"/>
    </number:number-style>
    <number:number-style style:name="N2036">
      <style:text-properties fo:color="#ff0000"/>
      <number:text>-</number:text>
      <number:number number:decimal-places="0" number:min-decimal-places="0" number:min-integer-digits="17" number:grouping="true"/>
      <style:map style:condition="value()&gt;=0" style:apply-style-name="N2036P0"/>
    </number:number-style>
    <number:number-style style:name="N2035">
      <number:number number:decimal-places="0" number:min-decimal-places="0" number:min-integer-digits="1" number:grouping="true"/>
      <number:text>. Pcs</number:text>
    </number:number-style>
    <number:date-style style:name="N2034">
      <number:month number:textual="true"/>
      <number:text>  </number:text>
      <number:year number:style="long"/>
    </number:date-style>
    <number:number-style style:name="N2033">
      <number:number number:decimal-places="0" number:min-decimal-places="0" number:min-integer-digits="1"/>
      <number:text>"Pcs</number:text>
    </number:number-style>
    <number:date-style style:name="N2032P0" style:volatile="true">
      <number:day/>
      <number:text>-</number:text>
      <number:month number:textual="true"/>
      <number:text>-</number:text>
      <number:year/>
    </number:date-style>
    <number:text-style style:name="N2032">
      <number:text-content/>
      <style:map style:condition="value()&lt;=1.7976931348623157E+308" style:apply-style-name="N2032P0"/>
    </number:text-style>
    <number:number-style style:name="N2031P0" style:volatile="true">
      <number:number number:decimal-places="0" number:min-decimal-places="0" number:min-integer-digits="1" number:grouping="true"/>
      <number:text> </number:text>
    </number:number-style>
    <number:number-style style:name="N20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31P0"/>
    </number:number-style>
    <number:date-style style:name="N2030">
      <number:month number:textual="true"/>
      <number:text>. </number:text>
      <number:day/>
      <number:text>. </number:text>
      <number:year number:style="long"/>
    </number:date-style>
    <number:number-style style:name="N2029">
      <number:fraction number:min-integer-digits="0" number:min-numerator-digits="4" loext:max-numerator-digits="4" number:min-denominator-digits="4" number:max-denominator-value="9999"/>
    </number:number-style>
    <number:number-style style:name="N2028P0" style:volatile="true">
      <number:number number:decimal-places="0" number:min-decimal-places="0" number:min-integer-digits="1" number:grouping="true"/>
      <number:text> </number:text>
    </number:number-style>
    <number:number-style style:name="N202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028P2" style:volatile="true">
      <number:text>-</number:text>
      <number:number number:decimal-places="0" number:min-decimal-places="0" number:min-integer-digits="0"/>
      <number:text> </number:text>
    </number:number-style>
    <number:text-style style:name="N2028">
      <number:text-content/>
      <number:text> </number:text>
      <style:map style:condition="value()&gt;0" style:apply-style-name="N2028P0"/>
      <style:map style:condition="value()&lt;0" style:apply-style-name="N2028P1"/>
      <style:map style:condition="value()=0" style:apply-style-name="N2028P2"/>
    </number:text-style>
    <number:number-style style:name="N2027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027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027P2" style:volatile="true">
      <number:text> SFr. - </number:text>
    </number:number-style>
    <number:text-style style:name="N2027">
      <number:text-content/>
      <number:text> </number:text>
      <style:map style:condition="value()&gt;0" style:apply-style-name="N2027P0"/>
      <style:map style:condition="value()&lt;0" style:apply-style-name="N2027P1"/>
      <style:map style:condition="value()=0" style:apply-style-name="N2027P2"/>
    </number:text-style>
    <number:number-style style:name="N2026">
      <number:number number:decimal-places="16" number:min-decimal-places="16" number:min-integer-digits="0"/>
    </number:number-style>
    <number:number-style style:name="N2025P0" style:volatile="true">
      <number:number number:decimal-places="5" number:min-decimal-places="5" number:min-integer-digits="1"/>
    </number:number-style>
    <number:number-style style:name="N2025">
      <style:text-properties fo:color="#000000"/>
      <number:text>-</number:text>
      <number:number number:decimal-places="2" number:min-decimal-places="2" number:min-integer-digits="1"/>
      <style:map style:condition="value()&gt;=0" style:apply-style-name="N2025P0"/>
    </number:number-style>
    <number:number-style style:name="N2024P0" style:volatile="true">
      <number:text>SFr. </number:text>
      <number:number number:decimal-places="2" number:min-decimal-places="2" number:min-integer-digits="1" number:grouping="true"/>
    </number:number-style>
    <number:number-style style:name="N202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24P0"/>
    </number:number-style>
    <number:number-style style:name="N2023P0" style:volatile="true">
      <number:number number:decimal-places="6" number:min-decimal-places="6" number:min-integer-digits="1" number:grouping="true"/>
    </number:number-style>
    <number:number-style style:name="N2023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2023P0"/>
    </number:number-style>
    <number:number-style style:name="N2022P0" style:volatile="true">
      <number:number number:decimal-places="4" number:min-decimal-places="4" number:min-integer-digits="1" number:grouping="true"/>
    </number:number-style>
    <number:number-style style:name="N2022">
      <style:text-properties fo:color="#ff0000"/>
      <number:number number:decimal-places="4" number:min-decimal-places="4" number:min-integer-digits="1" number:grouping="true"/>
      <style:map style:condition="value()&gt;=0" style:apply-style-name="N2022P0"/>
    </number:number-style>
    <number:number-style style:name="N2021">
      <number:number number:decimal-places="5" number:min-decimal-places="5" number:min-integer-digits="1" number:grouping="true"/>
      <number:text>/pcs</number:text>
    </number:number-style>
    <number:number-style style:name="N2020P0" style:volatile="true">
      <number:text>SFr. </number:text>
      <number:number number:decimal-places="2" number:min-decimal-places="2" number:min-integer-digits="1" number:grouping="true"/>
    </number:number-style>
    <number:number-style style:name="N2020">
      <number:text>SFr. -</number:text>
      <number:number number:decimal-places="2" number:min-decimal-places="2" number:min-integer-digits="1" number:grouping="true"/>
      <style:map style:condition="value()&gt;=0" style:apply-style-name="N2020P0"/>
    </number:number-style>
    <number:number-style style:name="N2019P0" style:volatile="true">
      <number:number number:decimal-places="1" number:min-decimal-places="1" number:min-integer-digits="1"/>
      <number:text> </number:text>
    </number:number-style>
    <number:number-style style:name="N2019">
      <number:text>(</number:text>
      <number:number number:decimal-places="0" number:min-decimal-places="0" number:min-integer-digits="1"/>
      <number:text>.)</number:text>
      <style:map style:condition="value()&gt;=0" style:apply-style-name="N2019P0"/>
    </number:number-style>
    <number:number-style style:name="N2018P0" style:volatile="true">
      <number:text>SFr. </number:text>
      <number:number number:decimal-places="0" number:min-decimal-places="0" number:min-integer-digits="1" number:grouping="true"/>
    </number:number-style>
    <number:number-style style:name="N20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8P0"/>
    </number:number-style>
    <number:number-style style:name="N2017P0" style:volatile="true">
      <number:number number:decimal-places="2" number:min-decimal-places="2" number:min-integer-digits="1" number:grouping="true"/>
      <number:text> </number:text>
    </number:number-style>
    <number:number-style style:name="N201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17P2" style:volatile="true">
      <number:text>-</number:text>
      <number:number number:decimal-places="0" number:min-decimal-places="0" number:min-integer-digits="0"/>
      <number:text> </number:text>
    </number:number-style>
    <number:text-style style:name="N2017">
      <number:text-content/>
      <number:text> </number:text>
      <style:map style:condition="value()&gt;0" style:apply-style-name="N2017P0"/>
      <style:map style:condition="value()&lt;0" style:apply-style-name="N2017P1"/>
      <style:map style:condition="value()=0" style:apply-style-name="N2017P2"/>
    </number:text-style>
    <number:number-style style:name="N201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6P2" style:volatile="true">
      <number:text> $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2016">
      <number:text> </number:text>
      <number:text-content/>
      <number:text> </number:text>
      <style:map style:condition="value()&gt;0" style:apply-style-name="N2016P0"/>
      <style:map style:condition="value()&lt;0" style:apply-style-name="N2016P1"/>
      <style:map style:condition="value()=0" style:apply-style-name="N2016P2"/>
    </number:text-style>
    <number:number-style style:name="N2015P0" style:volatile="true">
      <number:number number:decimal-places="0" number:min-decimal-places="0" number:min-integer-digits="1" number:grouping="true"/>
      <number:text> </number:text>
    </number:number-style>
    <number:number-style style:name="N2015P1" style:volatile="true">
      <number:text> (</number:text>
      <number:number number:decimal-places="0" number:min-decimal-places="0" number:min-integer-digits="1" number:grouping="true"/>
      <number:text>.)</number:text>
    </number:number-style>
    <number:number-style style:name="N2015P2" style:volatile="true">
      <number:text>-</number:text>
      <number:number number:decimal-places="0" number:min-decimal-places="0" number:min-integer-digits="0"/>
      <number:text> </number:text>
    </number:number-style>
    <number:text-style style:name="N2015">
      <number:text-content/>
      <number:text> </number:text>
      <style:map style:condition="value()&gt;0" style:apply-style-name="N2015P0"/>
      <style:map style:condition="value()&lt;0" style:apply-style-name="N2015P1"/>
      <style:map style:condition="value()=0" style:apply-style-name="N2015P2"/>
    </number:text-style>
    <number:number-style style:name="N2014">
      <number:number number:min-integer-digits="1"/>
      <number:text> "Picece</number:text>
    </number:number-style>
    <number:date-style style:name="N2013">
      <number:day number:style="long"/>
      <number:text>. </number:text>
      <number:month number:textual="true"/>
      <number:text>]</number:text>
    </number:date-style>
    <number:currency-style style:name="N2012P0" style:volatile="true">
      <number:text>US </number:text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12P0"/>
    </number:currency-style>
    <number:number-style style:name="N2011">
      <number:number number:decimal-places="0" number:min-decimal-places="0" number:min-integer-digits="1"/>
      <number:text> g</number:text>
    </number:number-style>
    <number:number-style style:name="N2010P0" style:volatile="true">
      <number:text>On</number:text>
    </number:number-style>
    <number:number-style style:name="N2010P1" style:volatile="true">
      <number:text>On</number:text>
    </number:number-style>
    <number:number-style style:name="N2010">
      <number:text>Off</number:text>
      <style:map style:condition="value()&gt;0" style:apply-style-name="N2010P0"/>
      <style:map style:condition="value()&lt;0" style:apply-style-name="N2010P1"/>
    </number:number-style>
    <number:number-style style:name="N2009">
      <number:text>,</number:text>
      <number:number number:decimal-places="2" number:min-decimal-places="2" number:min-integer-digits="0"/>
    </number:number-style>
    <number:number-style style:name="N2008P0" style:volatile="true">
      <number:number number:decimal-places="0" number:min-decimal-places="0" number:min-integer-digits="1"/>
      <number:text> </number:text>
    </number:number-style>
    <number:number-style style:name="N2008">
      <number:text>(</number:text>
      <number:number number:decimal-places="0" number:min-decimal-places="0" number:min-integer-digits="1"/>
      <number:text>)</number:text>
      <style:map style:condition="value()&gt;=0" style:apply-style-name="N2008P0"/>
    </number:number-style>
    <number:number-style style:name="N2007P0" style:volatile="true">
      <number:number number:decimal-places="4" number:min-decimal-places="4" number:min-integer-digits="1" number:grouping="true"/>
      <number:text> </number:text>
    </number:number-style>
    <number:number-style style:name="N2007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2007P2" style:volatile="true">
      <number:text>-</number:text>
      <number:number number:decimal-places="0" number:min-decimal-places="0" number:min-integer-digits="0"/>
      <number:text> </number:text>
    </number:number-style>
    <number:text-style style:name="N2007">
      <number:text-content/>
      <number:text> </number:text>
      <style:map style:condition="value()&gt;0" style:apply-style-name="N2007P0"/>
      <style:map style:condition="value()&lt;0" style:apply-style-name="N2007P1"/>
      <style:map style:condition="value()=0" style:apply-style-name="N2007P2"/>
    </number:text-style>
    <number:date-style style:name="N2006">
      <number:month/>
      <number:text>-</number:text>
      <number:day/>
      <number:text>-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2005">
      <number:day number:style="long"/>
      <number:text>, </number:text>
      <number:month number:style="long"/>
      <number:text>. </number:text>
      <number:year/>
    </number:date-style>
    <number:number-style style:name="N2004">
      <number:number number:decimal-places="0" number:min-decimal-places="0" number:min-integer-digits="1"/>
      <number:text>Kg</number:text>
    </number:number-style>
    <number:number-style style:name="N2003">
      <number:number number:decimal-places="0" number:min-decimal-places="0" number:min-integer-digits="1"/>
      <number:text>"Kg</number:text>
    </number:number-style>
    <number:date-style style:name="N2002">
      <number:month number:style="long" number:textual="true"/>
      <number:text> '</number:text>
      <number:year/>
    </number:date-style>
    <number:number-style style:name="N2001">
      <number:number number:decimal-places="1" number:min-decimal-places="1" number:min-integer-digits="1"/>
      <number:text>"%</number:text>
    </number:number-style>
    <number:currency-style style:name="N200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00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000P0"/>
    </number:currency-style>
    <number:percentage-style style:name="N1999P0" style:volatile="true">
      <number:number number:decimal-places="2" number:min-decimal-places="2" number:min-integer-digits="1"/>
      <number:text>%</number:text>
    </number:percentage-style>
    <number:percentage-style style:name="N1999P1" style:volatile="true">
      <number:text>-</number:text>
      <number:number number:decimal-places="2" number:min-decimal-places="2" number:min-integer-digits="1"/>
      <number:text>%</number:text>
    </number:percentage-style>
    <number:number-style style:name="N199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999P0"/>
      <style:map style:condition="value()&lt;0" style:apply-style-name="N1999P1"/>
    </number:number-style>
    <number:currency-style style:name="N199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98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98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98">
      <number:text-content/>
      <number:text> </number:text>
      <style:map style:condition="value()&gt;0" style:apply-style-name="N1998P0"/>
      <style:map style:condition="value()&lt;0" style:apply-style-name="N1998P1"/>
      <style:map style:condition="value()=0" style:apply-style-name="N1998P2"/>
    </number:text-style>
    <number:number-style style:name="N1997P0" style:volatile="true">
      <number:number number:decimal-places="2" number:min-decimal-places="2" number:min-integer-digits="1" number:grouping="true"/>
    </number:number-style>
    <number:number-style style:name="N1997">
      <style:text-properties fo:color="#ff0000"/>
      <number:number number:decimal-places="2" number:min-decimal-places="2" number:min-integer-digits="1" number:grouping="true"/>
      <style:map style:condition="value()&gt;=0" style:apply-style-name="N1997P0"/>
    </number:number-style>
    <number:number-style style:name="N1996">
      <number:number number:decimal-places="2" number:min-decimal-places="2" number:min-integer-digits="1" number:grouping="true"/>
      <number:text>/kg</number:text>
    </number:number-style>
    <number:number-style style:name="N1995">
      <number:number number:decimal-places="1" number:min-decimal-places="1" number:min-integer-digits="6"/>
    </number:number-style>
    <number:number-style style:name="N1994P0" style:volatile="true">
      <number:number number:decimal-places="0" number:min-decimal-places="0" number:min-integer-digits="1"/>
    </number:number-style>
    <number:number-style style:name="N1994">
      <style:text-properties fo:color="#ff0000"/>
      <number:number number:decimal-places="0" number:min-decimal-places="0" number:min-integer-digits="1"/>
      <style:map style:condition="value()&gt;=0" style:apply-style-name="N1994P0"/>
    </number:number-style>
    <number:number-style style:name="N1993P0" style:volatile="true">
      <number:number number:decimal-places="1" number:min-decimal-places="1" number:min-integer-digits="1" number:grouping="true"/>
      <number:text> </number:text>
    </number:number-style>
    <number:number-style style:name="N19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93P2" style:volatile="true">
      <number:text>-</number:text>
      <number:number number:decimal-places="0" number:min-decimal-places="0" number:min-integer-digits="0"/>
      <number:text> </number:text>
    </number:number-style>
    <number:text-style style:name="N1993">
      <number:text-content/>
      <number:text> </number:text>
      <style:map style:condition="value()&gt;0" style:apply-style-name="N1993P0"/>
      <style:map style:condition="value()&lt;0" style:apply-style-name="N1993P1"/>
      <style:map style:condition="value()=0" style:apply-style-name="N1993P2"/>
    </number:text-style>
    <number:number-style style:name="N1992P0" style:volatile="true">
      <number:number number:decimal-places="1" number:min-decimal-places="1" number:min-integer-digits="1"/>
      <number:text> </number:text>
    </number:number-style>
    <number:number-style style:name="N1992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992P0"/>
    </number:number-style>
    <number:number-style style:name="N1991">
      <number:number number:min-integer-digits="1"/>
      <number:text> Hour</number:text>
    </number:number-style>
    <number:date-style style:name="N1990">
      <number:month number:textual="true"/>
      <number:text>"</number:text>
    </number:date-style>
    <number:date-style style:name="N1989">
      <number:text>Date: </number:text>
      <number:day number:style="long"/>
      <number:text>-</number:text>
      <number:month number:textual="true"/>
      <number:text>-</number:text>
      <number:year number:style="long"/>
      <number:text> All Shift Summary</number:text>
    </number:date-style>
    <number:date-style style:name="N1988">
      <number:month number:style="long" number:textual="true"/>
      <number:text> ' </number:text>
      <number:year number:style="long"/>
    </number:date-style>
    <number:number-style style:name="N198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986P0" style:volatile="true">
      <number:day number:style="long"/>
      <number:text>-</number:text>
      <number:month number:textual="true"/>
      <number:text>-</number:text>
      <number:year/>
    </number:date-style>
    <number:text-style style:name="N1986">
      <number:text-content/>
      <style:map style:condition="value()&lt;=1.7976931348623157E+308" style:apply-style-name="N1986P0"/>
    </number:text-style>
    <number:date-style style:name="N1985">
      <number:day number:style="long"/>
      <number:text>-</number:text>
      <number:month number:textual="true"/>
      <number:text>-</number:text>
      <number:year/>
    </number:date-style>
    <number:number-style style:name="N198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8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84">
      <number:text-content/>
      <number:text> </number:text>
      <style:map style:condition="value()&gt;0" style:apply-style-name="N1984P0"/>
      <style:map style:condition="value()&lt;0" style:apply-style-name="N1984P1"/>
      <style:map style:condition="value()=0" style:apply-style-name="N1984P2"/>
    </number:text-style>
    <number:number-style style:name="N1983">
      <number:number number:decimal-places="0" number:min-decimal-places="0" number:min-integer-digits="1"/>
      <number:text>"Piece</number:text>
    </number:number-style>
    <number:number-style style:name="N1982">
      <number:number number:decimal-places="20" number:min-decimal-places="20" number:min-integer-digits="1"/>
    </number:number-style>
    <number:number-style style:name="N1981">
      <number:number number:decimal-places="0" number:min-decimal-places="0" number:min-integer-digits="0" number:display-factor="1000"/>
    </number:number-style>
    <number:currency-style style:name="N198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80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80P0"/>
    </number:currency-style>
    <number:number-style style:name="N197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9">
      <number:text> </number:text>
      <number:text-content/>
      <number:text> MT</number:text>
      <style:map style:condition="value()&gt;0" style:apply-style-name="N1979P0"/>
      <style:map style:condition="value()&lt;0" style:apply-style-name="N1979P1"/>
      <style:map style:condition="value()=0" style:apply-style-name="N1979P2"/>
    </number:text-style>
    <number:percentage-style style:name="N1978P0" style:volatile="true">
      <style:text-properties fo:color="#ffff00"/>
      <number:text>+</number:text>
      <number:number number:decimal-places="0" number:min-decimal-places="0" number:min-integer-digits="1"/>
      <number:text>%</number:text>
    </number:percentage-style>
    <number:percentage-style style:name="N1978P1" style:volatile="true">
      <style:text-properties fo:color="#ff0000"/>
      <number:text>-</number:text>
      <number:number number:decimal-places="0" number:min-decimal-places="0" number:min-integer-digits="1"/>
      <number:text>%</number:text>
    </number:percentage-style>
    <number:percentage-style style:name="N1978">
      <number:number number:decimal-places="0" number:min-decimal-places="0" number:min-integer-digits="1"/>
      <number:text>%</number:text>
      <style:map style:condition="value()&gt;0" style:apply-style-name="N1978P0"/>
      <style:map style:condition="value()&lt;0" style:apply-style-name="N1978P1"/>
    </number:percentage-style>
    <number:percentage-style style:name="N1977">
      <number:text>Add: Increment @ </number:text>
      <number:number number:decimal-places="2" number:min-decimal-places="2" number:min-integer-digits="1"/>
      <number:text>%</number:text>
    </number:percentage-style>
    <number:number-style style:name="N1976">
      <number:number number:decimal-places="19" number:min-decimal-places="19" number:min-integer-digits="1"/>
    </number:number-style>
    <number:number-style style:name="N1975P0" style:volatile="true">
      <number:text>Yes</number:text>
    </number:number-style>
    <number:number-style style:name="N1975P1" style:volatile="true">
      <number:text>Yes</number:text>
    </number:number-style>
    <number:number-style style:name="N1975">
      <number:text>No</number:text>
      <style:map style:condition="value()&gt;0" style:apply-style-name="N1975P0"/>
      <style:map style:condition="value()&lt;0" style:apply-style-name="N1975P1"/>
    </number:number-style>
    <number:number-style style:name="N1974">
      <number:number number:decimal-places="0" number:min-decimal-places="0" number:min-integer-digits="1"/>
      <number:text>9145369</number:text>
    </number:number-style>
    <number:number-style style:name="N197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73P2" style:volatile="true">
      <number:text> $- </number:text>
    </number:number-style>
    <number:text-style style:name="N1973">
      <number:text-content/>
      <number:text> </number:text>
      <style:map style:condition="value()&gt;0" style:apply-style-name="N1973P0"/>
      <style:map style:condition="value()&lt;0" style:apply-style-name="N1973P1"/>
      <style:map style:condition="value()=0" style:apply-style-name="N1973P2"/>
    </number:text-style>
    <number:number-style style:name="N1972">
      <number:text>557739936481398716</number:text>
    </number:number-style>
    <number:number-style style:name="N197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7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71P2" style:volatile="true">
      <number:text> $-</number:text>
      <number:number number:decimal-places="0" number:min-decimal-places="0" number:min-integer-digits="0"/>
      <number:text> </number:text>
    </number:number-style>
    <number:text-style style:name="N1971">
      <number:text-content/>
      <number:text> </number:text>
      <style:map style:condition="value()&gt;0" style:apply-style-name="N1971P0"/>
      <style:map style:condition="value()&lt;0" style:apply-style-name="N1971P1"/>
      <style:map style:condition="value()=0" style:apply-style-name="N1971P2"/>
    </number:text-style>
    <number:date-style style:name="N1970">
      <number:day/>
      <number:text>./</number:text>
      <number:month number:style="long"/>
      <number:text>/ </number:text>
      <number:year number:style="long"/>
    </number:date-style>
    <number:number-style style:name="N1969">
      <number:number number:decimal-places="15" number:min-decimal-places="15" number:min-integer-digits="0"/>
    </number:number-style>
    <number:number-style style:name="N1968">
      <number:number number:decimal-places="18" number:min-decimal-places="18" number:min-integer-digits="1"/>
    </number:number-style>
    <number:number-style style:name="N1967P0" style:volatile="true">
      <number:number number:decimal-places="15" number:min-decimal-places="15" number:min-integer-digits="1" number:grouping="true"/>
    </number:number-style>
    <number:number-style style:name="N1967">
      <style:text-properties fo:color="#ff0000"/>
      <number:number number:decimal-places="15" number:min-decimal-places="15" number:min-integer-digits="1" number:grouping="true"/>
      <style:map style:condition="value()&gt;=0" style:apply-style-name="N1967P0"/>
    </number:number-style>
    <number:number-style style:name="N1966">
      <number:number number:decimal-places="0" number:min-decimal-places="0" number:min-integer-digits="1" number:grouping="true"/>
      <number:text> KW</number:text>
    </number:number-style>
    <number:number-style style:name="N1965">
      <number:number number:min-integer-digits="1"/>
      <number:text> g</number:text>
    </number:number-style>
    <number:date-style style:name="N1964" number:title="User-defined">
      <number:month number:style="long" number:textual="true"/>
      <number:text>-14</number:text>
    </number:date-style>
    <number:number-style style:name="N1963P0" style:volatile="true">
      <number:number number:decimal-places="0" number:min-decimal-places="0" number:min-integer-digits="1" number:grouping="true"/>
      <number:text> </number:text>
    </number:number-style>
    <number:number-style style:name="N196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63P2" style:volatile="true">
      <number:text> - </number:text>
    </number:number-style>
    <number:text-style style:name="N1963">
      <number:text-content/>
      <number:text> </number:text>
      <style:map style:condition="value()&gt;0" style:apply-style-name="N1963P0"/>
      <style:map style:condition="value()&lt;0" style:apply-style-name="N1963P1"/>
      <style:map style:condition="value()=0" style:apply-style-name="N1963P2"/>
    </number:text-style>
    <number:date-style style:name="N1962">
      <number:day/>
      <number:text>. </number:text>
      <number:month number:textual="true"/>
      <number:text> </number:text>
      <number:year/>
    </number:date-style>
    <number:currency-style style:name="N1961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961"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961P0"/>
    </number:currency-style>
    <number:number-style style:name="N1960">
      <number:text>"Piece</number:text>
    </number:number-style>
    <number:number-style style:name="N1959">
      <number:number number:decimal-places="1" number:min-decimal-places="1" number:min-integer-digits="1"/>
      <number:text>"kg</number:text>
    </number:number-style>
    <number:number-style style:name="N1958P0" style:volatile="true">
      <number:number number:decimal-places="6" number:min-decimal-places="6" number:min-integer-digits="0" number:grouping="true"/>
    </number:number-style>
    <number:number-style style:name="N1958">
      <style:text-properties fo:color="#ff0000"/>
      <number:text>-</number:text>
      <number:number number:decimal-places="6" number:min-decimal-places="6" number:min-integer-digits="0" number:grouping="true"/>
      <style:map style:condition="value()&gt;=0" style:apply-style-name="N1958P0"/>
    </number:number-style>
    <number:number-style style:name="N1957">
      <number:number number:decimal-places="6" number:min-decimal-places="6" number:min-integer-digits="0" number:grouping="true"/>
    </number:number-style>
    <number:number-style style:name="N1956">
      <number:number number:min-integer-digits="1"/>
      <number:text> Year</number:text>
    </number:number-style>
    <number:text-style style:name="N1955">
      <number:text-content/>
      <number:text>MT</number:text>
    </number:text-style>
    <number:number-style style:name="N1954">
      <number:text>Tk.</number:text>
      <number:number number:decimal-places="2" number:min-decimal-places="2" number:min-integer-digits="1" number:grouping="true"/>
    </number:number-style>
    <number:number-style style:name="N1953">
      <number:text>Tk. </number:text>
      <number:number number:decimal-places="0" number:min-decimal-places="0" number:min-integer-digits="1" number:grouping="true"/>
    </number:number-style>
    <number:number-style style:name="N1952">
      <number:number number:decimal-places="0" number:min-decimal-places="0" number:min-integer-digits="28"/>
    </number:number-style>
    <number:number-style style:name="N1951">
      <number:number number:decimal-places="0" number:min-decimal-places="0" number:min-integer-digits="1" number:grouping="true"/>
      <number:text> USD</number:text>
    </number:number-style>
    <number:number-style style:name="N1950P0" style:volatile="true">
      <number:number number:decimal-places="12" number:min-decimal-places="12" number:min-integer-digits="1" number:grouping="true"/>
      <number:text> </number:text>
    </number:number-style>
    <number:number-style style:name="N1950">
      <number:text>(</number:text>
      <number:number number:decimal-places="12" number:min-decimal-places="12" number:min-integer-digits="1" number:grouping="true"/>
      <number:text>)</number:text>
      <style:map style:condition="value()&gt;=0" style:apply-style-name="N1950P0"/>
    </number:number-style>
    <number:currency-style style:name="N1949P0" style:volatile="true">
      <number:currency-symbol number:language="zh" number:country="SG">S$</number:currency-symbol>
      <number:number number:decimal-places="2" number:min-decimal-places="2" number:min-integer-digits="1" number:grouping="true"/>
    </number:currency-style>
    <number:currency-style style:name="N1949">
      <style:text-properties fo:color="#ff0000"/>
      <number:text>-</number:text>
      <number:currency-symbol number:language="zh" number:country="SG">S$</number:currency-symbol>
      <number:number number:decimal-places="2" number:min-decimal-places="2" number:min-integer-digits="1" number:grouping="true"/>
      <style:map style:condition="value()&gt;=0" style:apply-style-name="N1949P0"/>
    </number:currency-style>
    <number:date-style style:name="N1948">
      <number:month number:style="long" number:textual="true"/>
      <number:text> Forecast</number:text>
    </number:date-style>
    <number:number-style style:name="N1947" number:title="User-defined">
      <number:text>Packing @%</number:text>
    </number:number-style>
    <number:number-style style:name="N1946">
      <number:text>557739936</number:text>
    </number:number-style>
    <number:number-style style:name="N1945P0" style:volatile="true">
      <number:text> US$ </number:text>
      <number:number number:decimal-places="2" number:min-decimal-places="2" number:min-integer-digits="1" number:grouping="true"/>
      <number:text> </number:text>
    </number:number-style>
    <number:number-style style:name="N1945P1" style:volatile="true">
      <number:number number:decimal-places="2" number:min-decimal-places="2" number:min-integer-digits="1" number:grouping="true"/>
      <number:text> </number:text>
    </number:number-style>
    <number:number-style style:name="N1945P2" style:volatile="true">
      <number:text>- </number:text>
    </number:number-style>
    <number:text-style style:name="N1945">
      <number:text-content/>
      <number:text> </number:text>
      <style:map style:condition="value()&gt;0" style:apply-style-name="N1945P0"/>
      <style:map style:condition="value()&lt;0" style:apply-style-name="N1945P1"/>
      <style:map style:condition="value()=0" style:apply-style-name="N1945P2"/>
    </number:text-style>
    <number:number-style style:name="N1944">
      <number:text>"cbfsyl000</number:text>
    </number:number-style>
    <number:number-style style:name="N1943">
      <number:number number:decimal-places="0" number:min-decimal-places="0" number:min-integer-digits="1" number:grouping="true"/>
      <number:text> Ltr.</number:text>
    </number:number-style>
    <number:number-style style:name="N19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42P0"/>
    </number:number-style>
    <number:number-style style:name="N1941">
      <number:number number:decimal-places="2" number:min-decimal-places="2" number:min-integer-digits="1" number:grouping="true"/>
      <number:text>  Tk</number:text>
    </number:number-style>
    <number:number-style style:name="N194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40">
      <number:text-content/>
      <number:text> </number:text>
      <style:map style:condition="value()&gt;0" style:apply-style-name="N1940P0"/>
      <style:map style:condition="value()&lt;0" style:apply-style-name="N1940P1"/>
      <style:map style:condition="value()=0" style:apply-style-name="N1940P2"/>
    </number:text-style>
    <number:number-style style:name="N1939">
      <number:number number:decimal-places="0" number:min-decimal-places="0" number:min-integer-digits="4">
        <number:embedded-text number:position="2">:</number:embedded-text>
      </number:number>
    </number:number-style>
    <number:number-style style:name="N1938" number:title="User-defined">
      <number:text>Egg per Bird @ </number:text>
      <number:number number:decimal-places="0" number:min-decimal-places="0" number:min-integer-digits="1"/>
    </number:number-style>
    <number:number-style style:name="N1937">
      <number:number number:decimal-places="0" number:min-decimal-places="0" number:min-integer-digits="0"/>
      <number:text> Days</number:text>
    </number:number-style>
    <number:number-style style:name="N1936">
      <number:number number:decimal-places="0" number:min-decimal-places="0" number:min-integer-digits="1"/>
      <number:text> %</number:text>
    </number:number-style>
    <number:date-style style:name="N1935">
      <number:month number:textual="true"/>
      <number:text> ' </number:text>
      <number:year/>
    </number:date-style>
    <number:number-style style:name="N193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4P2" style:volatile="true">
      <number:fill-character> </number:fill-character>
      <number:text>-    </number:text>
    </number:number-style>
    <number:text-style style:name="N1934">
      <number:text-content/>
      <number:text> </number:text>
      <style:map style:condition="value()&gt;0" style:apply-style-name="N1934P0"/>
      <style:map style:condition="value()&lt;0" style:apply-style-name="N1934P1"/>
      <style:map style:condition="value()=0" style:apply-style-name="N1934P2"/>
    </number:text-style>
    <number:number-style style:name="N1933P0" style:volatile="true">
      <number:number number:decimal-places="4" number:min-decimal-places="4" number:min-integer-digits="1" number:grouping="true"/>
    </number:number-style>
    <number:number-style style:name="N1933">
      <number:number number:decimal-places="4" number:min-decimal-places="4" number:min-integer-digits="1" number:grouping="true"/>
      <style:map style:condition="value()&gt;=0" style:apply-style-name="N1933P0"/>
    </number:number-style>
    <number:date-style style:name="N1932P0" style:volatile="true">
      <number:month number:textual="true"/>
      <number:text> </number:text>
      <number:day number:style="long"/>
      <number:text>, </number:text>
      <number:year/>
      <number:text> : </number:text>
      <number:hours number:style="long"/>
      <number:text> </number:text>
      <number:am-pm/>
    </number:date-style>
    <number:text-style style:name="N1932">
      <number:text-content/>
      <style:map style:condition="value()&lt;=1.7976931348623157E+308" style:apply-style-name="N1932P0"/>
    </number:text-style>
    <number:number-style style:name="N1931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31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931P2" style:volatile="true">
      <number:fill-character> </number:fill-character>
      <number:text>- € </number:text>
    </number:number-style>
    <number:text-style style:name="N1931">
      <number:text-content/>
      <number:text> </number:text>
      <style:map style:condition="value()&gt;0" style:apply-style-name="N1931P0"/>
      <style:map style:condition="value()&lt;0" style:apply-style-name="N1931P1"/>
      <style:map style:condition="value()=0" style:apply-style-name="N1931P2"/>
    </number:text-style>
    <number:percentage-style style:name="N1930">
      <number:text>Tax @ </number:text>
      <number:number number:decimal-places="2" number:min-decimal-places="2" number:min-integer-digits="1"/>
      <number:text>%</number:text>
    </number:percentage-style>
    <number:number-style style:name="N1929P0" style:volatile="true">
      <number:number number:decimal-places="9" number:min-decimal-places="9" number:min-integer-digits="1"/>
    </number:number-style>
    <number:number-style style:name="N1929">
      <style:text-properties fo:color="#ff0000"/>
      <number:text>-</number:text>
      <number:number number:decimal-places="9" number:min-decimal-places="9" number:min-integer-digits="1"/>
      <style:map style:condition="value()&gt;=0" style:apply-style-name="N1929P0"/>
    </number:number-style>
    <number:number-style style:name="N1928">
      <number:number number:decimal-places="9" number:min-decimal-places="9" number:min-integer-digits="1"/>
    </number:number-style>
    <number:number-style style:name="N1927P0" style:volatile="true">
      <number:number number:decimal-places="10" number:min-decimal-places="10" number:min-integer-digits="0" number:grouping="true"/>
    </number:number-style>
    <number:number-style style:name="N1927">
      <style:text-properties fo:color="#ff0000"/>
      <number:text>-</number:text>
      <number:number number:decimal-places="10" number:min-decimal-places="10" number:min-integer-digits="0" number:grouping="true"/>
      <style:map style:condition="value()&gt;=0" style:apply-style-name="N1927P0"/>
    </number:number-style>
    <number:number-style style:name="N1926">
      <number:number number:decimal-places="10" number:min-decimal-places="10" number:min-integer-digits="0" number:grouping="true"/>
    </number:number-style>
    <number:number-style style:name="N1925">
      <number:number number:decimal-places="0" number:min-decimal-places="0" number:min-integer-digits="1" number:grouping="true"/>
      <number:text> Truck</number:text>
    </number:number-style>
    <number:percentage-style style:name="N1924P0" style:volatile="true">
      <style:text-properties fo:color="#0000ff"/>
      <number:text>+</number:text>
      <number:number number:decimal-places="0" number:min-decimal-places="0" number:min-integer-digits="1"/>
      <number:text>%</number:text>
    </number:percentage-style>
    <number:percentage-style style:name="N1924P1" style:volatile="true">
      <style:text-properties fo:color="#ff0000"/>
      <number:text>-</number:text>
      <number:number number:decimal-places="0" number:min-decimal-places="0" number:min-integer-digits="1"/>
      <number:text>%</number:text>
    </number:percentage-style>
    <number:percentage-style style:name="N1924">
      <number:number number:decimal-places="0" number:min-decimal-places="0" number:min-integer-digits="1"/>
      <number:text>%</number:text>
      <style:map style:condition="value()&gt;0" style:apply-style-name="N1924P0"/>
      <style:map style:condition="value()&lt;0" style:apply-style-name="N1924P1"/>
    </number:percentage-style>
    <number:number-style style:name="N1923">
      <number:number number:decimal-places="2" number:min-decimal-places="2" number:min-integer-digits="10"/>
    </number:number-style>
    <number:date-style style:name="N1922">
      <number:month number:calendar="jewish" number:style="long"/>
      <number:text>/</number:text>
      <number:day number:calendar="jewish" number:style="long"/>
      <number:text>/Y</number:text>
      <number:year number:calendar="jewish"/>
    </number:date-style>
    <number:date-style style:name="N1921">
      <number:day/>
      <number:text> </number:text>
      <number:month number:textual="true"/>
    </number:date-style>
    <number:number-style style:name="N1920P0" style:volatile="true">
      <number:text> Tk </number:text>
      <number:number number:decimal-places="2" number:min-decimal-places="2" number:min-integer-digits="1" number:grouping="true"/>
      <number:text> </number:text>
    </number:number-style>
    <number:number-style style:name="N1920P1" style:volatile="true">
      <number:number number:decimal-places="2" number:min-decimal-places="2" number:min-integer-digits="1" number:grouping="true"/>
      <number:text> </number:text>
    </number:number-style>
    <number:number-style style:name="N1920P2" style:volatile="true">
      <number:text>- </number:text>
    </number:number-style>
    <number:text-style style:name="N1920">
      <number:text-content/>
      <number:text> </number:text>
      <style:map style:condition="value()&gt;0" style:apply-style-name="N1920P0"/>
      <style:map style:condition="value()&lt;0" style:apply-style-name="N1920P1"/>
      <style:map style:condition="value()=0" style:apply-style-name="N1920P2"/>
    </number:text-style>
    <number:date-style style:name="N1919">
      <number:day/>
      <number:text>  </number:text>
      <number:month number:style="long" number:textual="true"/>
      <number:text> </number:text>
      <number:year number:style="long"/>
    </number:date-style>
    <number:number-style style:name="N191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18P2" style:volatile="true">
      <number:fill-character> </number:fill-character>
      <number:text>-</number:text>
      <number:number number:decimal-places="2" number:min-decimal-places="2" number:min-integer-digits="0"/>
      <number:text> </number:text>
    </number:number-style>
    <number:text-style style:name="N1918">
      <number:text-content/>
      <number:text> </number:text>
      <style:map style:condition="value()&gt;0" style:apply-style-name="N1918P0"/>
      <style:map style:condition="value()&lt;0" style:apply-style-name="N1918P1"/>
      <style:map style:condition="value()=0" style:apply-style-name="N1918P2"/>
    </number:text-style>
    <number:number-style style:name="N1917P0" style:volatile="true">
      <number:number number:decimal-places="0" number:min-decimal-places="0" number:min-integer-digits="1"/>
      <number:text>.</number:text>
    </number:number-style>
    <number:number-style style:name="N1917">
      <number:number number:decimal-places="0" number:min-decimal-places="0" number:min-integer-digits="1"/>
      <number:text>.</number:text>
      <style:map style:condition="value()&gt;=0" style:apply-style-name="N1917P0"/>
    </number:number-style>
    <number:number-style style:name="N1916">
      <number:number number:decimal-places="0" number:min-decimal-places="0" number:min-integer-digits="1"/>
      <number:text>.</number:text>
    </number:number-style>
    <number:date-style style:name="N1915">
      <number:month number:style="long"/>
      <number:text> </number:text>
      <number:day/>
      <number:text>, </number:text>
      <number:year number:style="long"/>
    </number:date-style>
    <number:number-style style:name="N1914P0" style:volatile="true">
      <number:number number:decimal-places="2" number:min-decimal-places="2" number:min-integer-digits="1"/>
    </number:number-style>
    <number:number-style style:name="N1914">
      <style:text-properties fo:color="#000000"/>
      <number:text>-</number:text>
      <number:number number:decimal-places="2" number:min-decimal-places="2" number:min-integer-digits="1"/>
      <style:map style:condition="value()&gt;=0" style:apply-style-name="N1914P0"/>
    </number:number-style>
    <number:date-style style:name="N1913">
      <number:text>Auto</number:text>
      <number:month number:calendar="jewish"/>
      <number:text>atic ti</number:text>
      <number:month number:calendar="jewish"/>
      <number:year number:calendar="jewish"/>
      <number:text> </number:text>
      <number:seconds/>
      <number:text>u</number:text>
      <number:minutes/>
    </number:date-style>
    <number:date-style style:name="N1912">
      <number:day number:calendar="jewish" number:style="long"/>
      <number:text>/</number:text>
      <number:month number:calendar="jewish" number:style="long"/>
      <number:text>/Y</number:text>
      <number:year number:calendar="jewish"/>
      <number:text>A</number:text>
      <number:year number:calendar="jewish" number:style="long"/>
    </number:date-style>
    <number:number-style style:name="N191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1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11P2" style:volatile="true">
      <number:text> $-</number:text>
      <number:number number:decimal-places="0" number:min-decimal-places="0" number:min-integer-digits="0"/>
      <number:text> </number:text>
    </number:number-style>
    <number:text-style style:name="N1911">
      <number:text> </number:text>
      <number:text-content/>
      <number:text> </number:text>
      <style:map style:condition="value()&gt;0" style:apply-style-name="N1911P0"/>
      <style:map style:condition="value()&lt;0" style:apply-style-name="N1911P1"/>
      <style:map style:condition="value()=0" style:apply-style-name="N1911P2"/>
    </number:text-style>
    <number:number-style style:name="N1910">
      <number:text> $(</number:text>
      <number:number number:decimal-places="2" number:min-decimal-places="2" number:min-integer-digits="1" number:grouping="true"/>
      <number:text>)</number:text>
    </number:number-style>
    <number:number-style style:name="N1909">
      <number:text> $</number:text>
      <number:number number:decimal-places="2" number:min-decimal-places="2" number:min-integer-digits="1" number:grouping="true"/>
      <number:text> </number:text>
    </number:number-style>
    <number:number-style style:name="N1908">
      <number:number number:decimal-places="0" number:min-decimal-places="0" number:min-integer-digits="1"/>
      <number:text> Weeks</number:text>
    </number:number-style>
    <number:date-style style:name="N1907">
      <number:month number:style="long" number:textual="true"/>
      <number:text>Forecast</number:text>
    </number:date-style>
    <number:currency-style style:name="N190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190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1906P0"/>
    </number:currency-style>
    <number:currency-style style:name="N1905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190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0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04P2" style:volatile="true">
      <number:text> $- </number:text>
    </number:number-style>
    <number:text-style style:name="N1904">
      <number:text> </number:text>
      <number:text-content/>
      <number:text> </number:text>
      <style:map style:condition="value()&gt;0" style:apply-style-name="N1904P0"/>
      <style:map style:condition="value()&lt;0" style:apply-style-name="N1904P1"/>
      <style:map style:condition="value()=0" style:apply-style-name="N1904P2"/>
    </number:text-style>
    <number:number-style style:name="N1903">
      <number:number number:decimal-places="2" number:min-decimal-places="2" number:min-integer-digits="1"/>
      <number:text> /-</number:text>
    </number:number-style>
    <number:date-style style:name="N1902">
      <number:day number:style="long"/>
      <number:text>. </number:text>
      <number:month number:textual="true"/>
      <number:text> -</number:text>
      <number:year/>
    </number:date-style>
    <number:number-style style:name="N1901">
      <number:number number:decimal-places="1" number:min-decimal-places="1" number:min-integer-digits="1"/>
      <number:text> Months</number:text>
    </number:number-style>
    <number:currency-style style:name="N190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900"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900P0"/>
    </number:currency-style>
    <number:currency-style style:name="N1899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899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899P0"/>
    </number:currency-style>
    <number:number-style style:name="N1898">
      <number:number number:decimal-places="2" number:min-decimal-places="2" number:min-integer-digits="1"/>
      <number:text> years</number:text>
    </number:number-style>
    <number:date-style style:name="N1897">
      <number:day number:style="long"/>
      <number:text>,</number:text>
      <number:month number:textual="true"/>
      <number:text>. </number:text>
      <number:year/>
    </number:date-style>
    <number:number-style style:name="N1896">
      <number:number number:decimal-places="0" number:min-decimal-places="0" number:min-integer-digits="1" number:grouping="true"/>
      <number:text>MT</number:text>
    </number:number-style>
    <number:date-style style:name="N1895">
      <number:text>P</number:text>
      <number:hours/>
      <number:text>on</number:text>
      <number:year number:calendar="jewish"/>
    </number:date-style>
    <number:number-style style:name="N1894P0" style:volatile="true">
      <number:text> Tk  </number:text>
      <number:number number:decimal-places="2" number:min-decimal-places="2" number:min-integer-digits="1" number:grouping="true"/>
      <number:text> </number:text>
    </number:number-style>
    <number:number-style style:name="N1894P1" style:volatile="true">
      <number:number number:decimal-places="2" number:min-decimal-places="2" number:min-integer-digits="1" number:grouping="true"/>
      <number:text> </number:text>
    </number:number-style>
    <number:number-style style:name="N1894P2" style:volatile="true">
      <number:text>- </number:text>
    </number:number-style>
    <number:text-style style:name="N1894">
      <number:text-content/>
      <number:text> </number:text>
      <style:map style:condition="value()&gt;0" style:apply-style-name="N1894P0"/>
      <style:map style:condition="value()&lt;0" style:apply-style-name="N1894P1"/>
      <style:map style:condition="value()=0" style:apply-style-name="N1894P2"/>
    </number:text-style>
    <number:number-style style:name="N1893">
      <number:number number:decimal-places="12" number:min-decimal-places="12" number:min-integer-digits="0"/>
    </number:number-style>
    <number:percentage-style style:name="N1892P0" style:volatile="true">
      <style:text-properties fo:color="#00ff00"/>
      <number:text>+</number:text>
      <number:number number:decimal-places="0" number:min-decimal-places="0" number:min-integer-digits="1"/>
      <number:text>%</number:text>
    </number:percentage-style>
    <number:percentage-style style:name="N1892P1" style:volatile="true">
      <style:text-properties fo:color="#ff0000"/>
      <number:text>-</number:text>
      <number:number number:decimal-places="0" number:min-decimal-places="0" number:min-integer-digits="1"/>
      <number:text>%</number:text>
    </number:percentage-style>
    <number:percentage-style style:name="N1892">
      <number:number number:decimal-places="0" number:min-decimal-places="0" number:min-integer-digits="1"/>
      <number:text>%</number:text>
      <style:map style:condition="value()&gt;0" style:apply-style-name="N1892P0"/>
      <style:map style:condition="value()&lt;0" style:apply-style-name="N1892P1"/>
    </number:percentage-style>
    <number:number-style style:name="N1891P0" style:volatile="true">
      <number:number number:decimal-places="11" number:min-decimal-places="11" number:min-integer-digits="1" number:grouping="true"/>
    </number:number-style>
    <number:number-style style:name="N1891">
      <style:text-properties fo:color="#ff0000"/>
      <number:number number:decimal-places="11" number:min-decimal-places="11" number:min-integer-digits="1" number:grouping="true"/>
      <style:map style:condition="value()&gt;=0" style:apply-style-name="N1891P0"/>
    </number:number-style>
    <number:number-style style:name="N189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90">
      <number:text-content/>
      <number:text> </number:text>
      <style:map style:condition="value()&gt;0" style:apply-style-name="N1890P0"/>
      <style:map style:condition="value()&lt;0" style:apply-style-name="N1890P1"/>
      <style:map style:condition="value()=0" style:apply-style-name="N1890P2"/>
    </number:text-style>
    <number:number-style style:name="N1889P0" style:volatile="true">
      <number:number number:decimal-places="12" number:min-decimal-places="1" number:min-integer-digits="1" number:decimal-replacement="" number:grouping="true"/>
    </number:number-style>
    <number:number-style style:name="N1889">
      <style:text-properties fo:color="#ff0000"/>
      <number:text>-</number:text>
      <number:number number:decimal-places="12" number:min-decimal-places="1" number:min-integer-digits="1" number:decimal-replacement="" number:grouping="true"/>
      <style:map style:condition="value()&gt;=0" style:apply-style-name="N1889P0"/>
    </number:number-style>
    <number:percentage-style style:name="N1888">
      <number:text>Atta </number:text>
      <number:number number:decimal-places="2" number:min-decimal-places="2" number:min-integer-digits="1"/>
      <number:text>%</number:text>
    </number:percentage-style>
    <number:number-style style:name="N1887">
      <number:fraction number:min-integer-digits="0" number:grouping="true" number:min-numerator-digits="1" loext:max-numerator-digits="5" number:denominator-value="1000000"/>
    </number:number-style>
    <number:number-style style:name="N1886">
      <number:number number:decimal-places="0" number:min-decimal-places="0" number:min-integer-digits="1" number:grouping="true"/>
      <number:text> TPD</number:text>
    </number:number-style>
    <number:date-style style:name="N1885">
      <number:month number:textual="true"/>
      <number:text>.</number:text>
      <number:day/>
      <number:text>. </number:text>
      <number:year number:style="long"/>
    </number:date-style>
    <number:date-style style:name="N1884">
      <number:day/>
      <number:text>-</number:text>
      <number:month number:style="long"/>
      <number:text>- </number:text>
      <number:year/>
      <number:text>, </number:text>
      <number:day-of-week/>
    </number:date-style>
    <number:currency-style style:name="N1883P0" style:volatile="true">
      <number:currency-symbol>BDT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883">
      <number:text>(</number:text>
      <number:currency-symbol>BDT</number:currency-symbol>
      <number:text> </number:text>
      <number:number number:decimal-places="0" number:min-decimal-places="0" number:min-integer-digits="1" number:grouping="true"/>
      <number:text>)</number:text>
      <style:map style:condition="value()&gt;=0" style:apply-style-name="N1883P0"/>
    </number:currency-style>
    <number:percentage-style style:name="N1882" number:title="User-defined">
      <number:text>Packing @ %</number:text>
    </number:percentage-style>
    <number:number-style style:name="N1881">
      <number:text>Proposal-</number:text>
      <number:number number:decimal-places="0" number:min-decimal-places="0" number:min-integer-digits="1"/>
    </number:number-style>
    <number:number-style style:name="N1880">
      <number:number number:decimal-places="19" number:min-decimal-places="19" number:min-integer-digits="0"/>
    </number:number-style>
    <number:number-style style:name="N1879">
      <number:number number:min-integer-digits="1"/>
      <number:text> min</number:text>
    </number:number-style>
    <number:number-style style:name="N1878">
      <number:text>"0.0%</number:text>
    </number:number-style>
    <number:number-style style:name="N1877P0" style:volatile="true">
      <number:number number:decimal-places="0" number:min-decimal-places="0" number:min-integer-digits="1"/>
      <number:text> </number:text>
    </number:number-style>
    <number:number-style style:name="N1877">
      <style:text-properties fo:color="#ff0000"/>
      <number:text>( </number:text>
      <number:number number:decimal-places="0" number:min-decimal-places="0" number:min-integer-digits="1"/>
      <number:text>)</number:text>
      <style:map style:condition="value()&gt;=0" style:apply-style-name="N1877P0"/>
    </number:number-style>
    <number:date-style style:name="N1876">
      <number:day number:style="long"/>
      <number:text>.</number:text>
      <number:month number:textual="true"/>
      <number:text>-</number:text>
      <number:year/>
    </number:date-style>
    <number:number-style style:name="N187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7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75P2" style:volatile="true">
      <number:text>-</number:text>
      <number:number number:decimal-places="0" number:min-decimal-places="0" number:min-integer-digits="0"/>
      <number:text> </number:text>
    </number:number-style>
    <number:text-style style:name="N1875">
      <number:text> </number:text>
      <number:text-content/>
      <number:text> </number:text>
      <style:map style:condition="value()&gt;0" style:apply-style-name="N1875P0"/>
      <style:map style:condition="value()&lt;0" style:apply-style-name="N1875P1"/>
      <style:map style:condition="value()=0" style:apply-style-name="N1875P2"/>
    </number:text-style>
    <number:number-style style:name="N1874P0" style:volatile="true">
      <number:number number:decimal-places="7" number:min-decimal-places="7" number:min-integer-digits="1" number:grouping="true"/>
    </number:number-style>
    <number:number-style style:name="N1874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1874P0"/>
    </number:number-style>
    <number:number-style style:name="N1873">
      <number:text>BDT.</number:text>
      <number:number number:decimal-places="0" number:min-decimal-places="0" number:min-integer-digits="0" number:grouping="true"/>
      <number:text>.</number:text>
    </number:number-style>
    <number:number-style style:name="N1872">
      <number:number number:decimal-places="2" number:min-decimal-places="2" number:min-integer-digits="1"/>
      <number:text>"kg</number:text>
    </number:number-style>
    <number:date-style style:name="N1871">
      <number:day number:style="long"/>
      <number:text>,</number:text>
      <number:month number:textual="true"/>
      <number:text>-</number:text>
      <number:year/>
    </number:date-style>
    <number:number-style style:name="N1870">
      <number:number number:decimal-places="1" number:min-decimal-places="1" number:min-integer-digits="1"/>
      <number:text> g</number:text>
    </number:number-style>
    <number:number-style style:name="N1869">
      <number:text>"Kg</number:text>
    </number:number-style>
    <number:number-style style:name="N1868P0" style:volatile="true">
      <number:text> $</number:text>
      <number:number number:decimal-places="0" number:min-decimal-places="0" number:min-integer-digits="1"/>
      <number:text> </number:text>
    </number:number-style>
    <number:number-style style:name="N1868P1" style:volatile="true">
      <number:text> $(</number:text>
      <number:number number:decimal-places="0" number:min-decimal-places="0" number:min-integer-digits="1"/>
      <number:text>)</number:text>
    </number:number-style>
    <number:number-style style:name="N1868P2" style:volatile="true">
      <number:text> $- </number:text>
    </number:number-style>
    <number:text-style style:name="N1868">
      <number:text-content/>
      <number:text> </number:text>
      <style:map style:condition="value()&gt;0" style:apply-style-name="N1868P0"/>
      <style:map style:condition="value()&lt;0" style:apply-style-name="N1868P1"/>
      <style:map style:condition="value()=0" style:apply-style-name="N1868P2"/>
    </number:text-style>
    <number:number-style style:name="N1867">
      <number:text> $- </number:text>
    </number:number-style>
    <number:number-style style:name="N1866">
      <number:text> $(</number:text>
      <number:number number:decimal-places="0" number:min-decimal-places="0" number:min-integer-digits="1"/>
      <number:text>)</number:text>
    </number:number-style>
    <number:number-style style:name="N1865">
      <number:text> $</number:text>
      <number:number number:decimal-places="0" number:min-decimal-places="0" number:min-integer-digits="1"/>
      <number:text> </number:text>
    </number:number-style>
    <number:currency-style style:name="N1864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864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864P0"/>
    </number:currency-style>
    <number:currency-style style:name="N186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86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863P0"/>
    </number:currency-style>
    <number:time-style style:name="N1862">
      <number:hours number:style="long"/>
      <number:text>.</number:text>
      <number:minutes number:style="long"/>
    </number:time-style>
    <number:number-style style:name="N1861">
      <number:number number:min-integer-digits="1"/>
      <number:text> "Piece</number:text>
    </number:number-style>
    <number:text-style style:name="N1860" number:title="User-defined">
      <number:text>Packing </number:text>
      <number:text-content/>
      <number:text>.0%</number:text>
    </number:text-style>
    <number:number-style style:name="N1859">
      <number:scientific-number number:decimal-places="19" number:min-decimal-places="19" number:min-integer-digits="1" number:min-exponent-digits="3" number:exponent-interval="1" number:forced-exponent-sign="true"/>
    </number:number-style>
    <number:number-style style:name="N185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85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58P2" style:volatile="true">
      <number:text> - </number:text>
    </number:number-style>
    <number:text-style style:name="N1858">
      <number:text> </number:text>
      <number:text-content/>
      <number:text> </number:text>
      <style:map style:condition="value()&gt;0" style:apply-style-name="N1858P0"/>
      <style:map style:condition="value()&lt;0" style:apply-style-name="N1858P1"/>
      <style:map style:condition="value()=0" style:apply-style-name="N1858P2"/>
    </number:text-style>
    <number:date-style style:name="N1857">
      <number:day number:style="long"/>
      <number:text>/Jan/</number:text>
      <number:year/>
    </number:date-style>
    <number:number-style style:name="N1856P0" style:volatile="true">
      <number:number number:decimal-places="0" number:min-decimal-places="0" number:min-integer-digits="1"/>
    </number:number-style>
    <number:number-style style:name="N1856">
      <style:text-properties fo:color="#000000"/>
      <number:text>-</number:text>
      <number:number number:decimal-places="0" number:min-decimal-places="0" number:min-integer-digits="1"/>
      <style:map style:condition="value()&gt;=0" style:apply-style-name="N1856P0"/>
    </number:number-style>
    <number:number-style style:name="N1855">
      <number:number number:decimal-places="2" number:min-decimal-places="2" number:min-integer-digits="1"/>
      <number:text> Months</number:text>
    </number:number-style>
    <number:date-style style:name="N1854">
      <number:day number:style="long"/>
      <number:text>, </number:text>
      <number:month number:textual="true"/>
      <number:text>-</number:text>
      <number:year/>
    </number:date-style>
    <number:number-style style:name="N1853P0" style:volatile="true">
      <number:text> £ </number:text>
      <number:number number:decimal-places="2" number:min-decimal-places="2" number:min-integer-digits="1" number:grouping="true"/>
      <number:text> </number:text>
    </number:number-style>
    <number:currency-style style:name="N1853P1" style:volatile="true">
      <number:text>-</number:text>
      <number:currency-symbol/>
      <number:number number:decimal-places="2" number:min-decimal-places="2" number:min-integer-digits="1" number:grouping="true"/>
      <number:text> </number:text>
    </number:currency-style>
    <number:number-style style:name="N1853P2" style:volatile="true">
      <number:number number:decimal-places="0" number:min-decimal-places="0" number:min-integer-digits="0"/>
      <number:text> </number:text>
    </number:number-style>
    <number:text-style style:name="N1853">
      <number:text-content/>
      <number:text> </number:text>
      <style:map style:condition="value()&gt;0" style:apply-style-name="N1853P0"/>
      <style:map style:condition="value()&lt;0" style:apply-style-name="N1853P1"/>
      <style:map style:condition="value()=0" style:apply-style-name="N1853P2"/>
    </number:text-style>
    <number:date-style style:name="N1852">
      <number:month number:style="long" number:textual="true"/>
      <number:text>. </number:text>
      <number:year/>
    </number:date-style>
    <number:currency-style style:name="N1851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85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851P0"/>
    </number:currency-style>
    <number:date-style style:name="N1850">
      <number:month number:style="long"/>
      <number:text>,</number:text>
      <number:day/>
      <number:text> </number:text>
      <number:day/>
      <number:text>, </number:text>
      <number:year/>
    </number:date-style>
    <number:percentage-style style:name="N1849P0" style:volatile="true">
      <number:number number:decimal-places="2" number:min-decimal-places="2" number:min-integer-digits="1" number:grouping="true"/>
      <number:text>%</number:text>
    </number:percentage-style>
    <number:percentage-style style:name="N1849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849P0"/>
    </number:percentage-style>
    <number:number-style style:name="N1848P0" style:volatile="true">
      <number:number number:decimal-places="2" number:min-decimal-places="2" number:min-integer-digits="1" number:grouping="true"/>
    </number:number-style>
    <number:number-style style:name="N1848">
      <number:text>(</number:text>
      <number:number number:decimal-places="2" number:min-decimal-places="2" number:min-integer-digits="1" number:grouping="true"/>
      <style:map style:condition="value()&gt;=0" style:apply-style-name="N1848P0"/>
    </number:number-style>
    <number:date-style style:name="N1847">
      <number:day-of-week number:calendar="jewish" number:style="long"/>
    </number:date-style>
    <number:number-style style:name="N1846">
      <number:number number:decimal-places="1" number:min-decimal-places="1" number:min-integer-digits="1"/>
      <number:text>'</number:text>
    </number:number-style>
    <number:currency-style style:name="N1845P0" style:volatile="true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1845">
      <style:text-properties fo:color="#ff0000"/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1845P0"/>
    </number:currency-style>
    <number:percentage-style style:name="N1844P0" style:volatile="true">
      <number:number number:decimal-places="1" number:min-decimal-places="1" number:min-integer-digits="1" number:grouping="true"/>
      <number:text>%</number:text>
    </number:percentage-style>
    <number:percentage-style style:name="N1844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844P0"/>
    </number:percentage-style>
    <number:date-style style:name="N1843">
      <number:month number:style="long" number:textual="true"/>
      <number:text>.</number:text>
      <number:year number:style="long"/>
    </number:date-style>
    <number:number-style style:name="N1842P0" style:volatile="true">
      <number:text> $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842P1" style:volatile="true">
      <number:text> $</number:text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8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2">
      <number:text-content/>
      <number:text> </number:text>
      <style:map style:condition="value()&gt;0" style:apply-style-name="N1842P0"/>
      <style:map style:condition="value()&lt;0" style:apply-style-name="N1842P1"/>
      <style:map style:condition="value()=0" style:apply-style-name="N1842P2"/>
    </number:text-style>
    <number:text-style style:name="N1841" number:title="User-defined">
      <number:text>Packing </number:text>
      <number:text-content/>
      <number:text>%</number:text>
    </number:text-style>
    <number:date-style style:name="N1840">
      <number:year/>
    </number:date-style>
    <number:time-style style:name="N1839">
      <number:text>cbf</number:text>
      <number:seconds/>
      <number:text>yl</number:text>
    </number:time-style>
    <number:number-style style:name="N1838">
      <number:number number:decimal-places="2" number:min-decimal-places="2" number:min-integer-digits="1"/>
      <number:text> Kg</number:text>
    </number:number-style>
    <number:number-style style:name="N1837">
      <number:fraction number:min-integer-digits="0" number:min-numerator-digits="2" loext:max-numerator-digits="2" number:denominator-value="16"/>
    </number:number-style>
    <number:number-style style:name="N1836P0" style:volatile="true">
      <number:number number:decimal-places="7" number:min-decimal-places="7" number:min-integer-digits="1" number:grouping="true"/>
      <number:text> </number:text>
    </number:number-style>
    <number:number-style style:name="N1836">
      <style:text-properties fo:color="#ff0000"/>
      <number:text>(</number:text>
      <number:number number:decimal-places="7" number:min-decimal-places="7" number:min-integer-digits="1" number:grouping="true"/>
      <number:text>)</number:text>
      <style:map style:condition="value()&gt;=0" style:apply-style-name="N1836P0"/>
    </number:number-style>
    <number:number-style style:name="N1835">
      <number:text>'</number:text>
      <number:number number:decimal-places="0" number:min-decimal-places="0" number:min-integer-digits="1" number:grouping="true"/>
    </number:number-style>
    <number:number-style style:name="N1834">
      <number:number number:decimal-places="0" number:min-decimal-places="0" number:min-integer-digits="3" number:display-factor="1000"/>
    </number:number-style>
    <number:number-style style:name="N1833">
      <number:number number:decimal-places="0" number:min-decimal-places="0" number:min-integer-digits="0"/>
      <number:text>Days</number:text>
    </number:number-style>
    <number:currency-style style:name="N1832P0" style:volatile="true">
      <number:number number:decimal-places="2" number:min-decimal-places="2" number:min-integer-digits="1"/>
      <number:text> </number:text>
      <number:currency-symbol>USD</number:currency-symbol>
    </number:currency-style>
    <number:currency-style style:name="N1832">
      <number:text>-</number:text>
      <number:number number:decimal-places="2" number:min-decimal-places="2" number:min-integer-digits="1"/>
      <number:text> </number:text>
      <number:currency-symbol>USD</number:currency-symbol>
      <style:map style:condition="value()&gt;=0" style:apply-style-name="N1832P0"/>
    </number:currency-style>
    <number:number-style style:name="N1831">
      <number:number number:decimal-places="13" number:min-decimal-places="13" number:min-integer-digits="0"/>
    </number:number-style>
    <number:percentage-style style:name="N1830P0" style:volatile="true">
      <number:number number:decimal-places="2" number:min-decimal-places="2" number:min-integer-digits="1"/>
      <number:text>%</number:text>
    </number:percentage-style>
    <number:percentage-style style:name="N1830P1" style:volatile="true">
      <number:text>-</number:text>
      <number:number number:decimal-places="2" number:min-decimal-places="2" number:min-integer-digits="1"/>
      <number:text>%</number:text>
    </number:percentage-style>
    <number:number-style style:name="N1830"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830P0"/>
      <style:map style:condition="value()&lt;0" style:apply-style-name="N1830P1"/>
    </number:number-style>
    <number:date-style style:name="N1829">
      <number:month number:style="long" number:textual="true"/>
      <number:text>/</number:text>
      <number:year number:style="long"/>
    </number:date-style>
    <number:currency-style style:name="N1828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8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828P0"/>
    </number:currency-style>
    <number:number-style style:name="N1827">
      <number:number number:decimal-places="0" number:min-decimal-places="0" number:min-integer-digits="1"/>
      <number:text>"Tk</number:text>
    </number:number-style>
    <number:number-style style:name="N1826P0" style:volatile="true">
      <number:number number:decimal-places="0" number:min-decimal-places="0" number:min-integer-digits="1"/>
      <number:text> </number:text>
    </number:number-style>
    <number:number-style style:name="N1826P1" style:volatile="true">
      <number:text>(</number:text>
      <number:number number:decimal-places="0" number:min-decimal-places="0" number:min-integer-digits="1"/>
      <number:text>)</number:text>
    </number:number-style>
    <number:number-style style:name="N1826P2" style:volatile="true">
      <number:text>- </number:text>
    </number:number-style>
    <number:text-style style:name="N1826">
      <number:text-content/>
      <number:text> </number:text>
      <style:map style:condition="value()&gt;0" style:apply-style-name="N1826P0"/>
      <style:map style:condition="value()&lt;0" style:apply-style-name="N1826P1"/>
      <style:map style:condition="value()=0" style:apply-style-name="N1826P2"/>
    </number:text-style>
    <number:number-style style:name="N1825">
      <number:text>(</number:text>
      <number:number number:decimal-places="0" number:min-decimal-places="0" number:min-integer-digits="1"/>
      <number:text>)</number:text>
    </number:number-style>
    <number:number-style style:name="N1824">
      <number:number number:min-integer-digits="1"/>
      <number:text> %</number:text>
    </number:number-style>
    <number:number-style style:name="N1823P0" style:volatile="true">
      <number:number number:decimal-places="11" number:min-decimal-places="11" number:min-integer-digits="1" number:grouping="true"/>
      <number:text> </number:text>
    </number:number-style>
    <number:number-style style:name="N1823">
      <number:text>(</number:text>
      <number:number number:decimal-places="11" number:min-decimal-places="11" number:min-integer-digits="1" number:grouping="true"/>
      <number:text>)</number:text>
      <style:map style:condition="value()&gt;=0" style:apply-style-name="N1823P0"/>
    </number:number-style>
    <number:currency-style style:name="N1822P0" style:volatile="true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8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822P0"/>
    </number:currency-style>
    <number:number-style style:name="N1821P0" style:volatile="true">
      <number:number number:decimal-places="11" number:min-decimal-places="11" number:min-integer-digits="1"/>
    </number:number-style>
    <number:number-style style:name="N1821">
      <style:text-properties fo:color="#ff0000"/>
      <number:text>-</number:text>
      <number:number number:decimal-places="11" number:min-decimal-places="11" number:min-integer-digits="1"/>
      <style:map style:condition="value()&gt;=0" style:apply-style-name="N1821P0"/>
    </number:number-style>
    <number:number-style style:name="N1820">
      <number:number number:decimal-places="11" number:min-decimal-places="11" number:min-integer-digits="1"/>
    </number:number-style>
    <number:date-style style:name="N1819" number:title="User-defined">
      <number:month number:style="long" number:textual="true"/>
      <number:text>,</number:text>
      <number:day number:style="long"/>
      <number:text>,</number:text>
      <number:year/>
    </number:date-style>
    <number:number-style style:name="N1818P0" style:volatile="true">
      <number:number number:decimal-places="0" number:min-decimal-places="0" number:min-integer-digits="1" number:grouping="true"/>
      <number:text> </number:text>
    </number:number-style>
    <number:number-style style:name="N1818P1" style:volatile="true">
      <style:text-properties fo:color="#ff0000"/>
      <number:text> (</number:text>
      <number:number number:decimal-places="0" number:min-decimal-places="0" number:min-integer-digits="1" number:grouping="true"/>
      <number:text>)</number:text>
    </number:number-style>
    <number:number-style style:name="N1818P2" style:volatile="true">
      <number:text>-</number:text>
      <number:number number:decimal-places="0" number:min-decimal-places="0" number:min-integer-digits="0"/>
      <number:text> </number:text>
    </number:number-style>
    <number:text-style style:name="N1818">
      <number:text-content/>
      <style:map style:condition="value()&gt;0" style:apply-style-name="N1818P0"/>
      <style:map style:condition="value()&lt;0" style:apply-style-name="N1818P1"/>
      <style:map style:condition="value()=0" style:apply-style-name="N1818P2"/>
    </number:text-style>
    <number:number-style style:name="N1817">
      <number:text>5577399364</number:text>
    </number:number-style>
    <number:number-style style:name="N1816">
      <number:number number:decimal-places="0" number:min-decimal-places="0" number:min-integer-digits="1"/>
      <number:text> Box</number:text>
    </number:number-style>
    <number:number-style style:name="N1815">
      <number:number number:decimal-places="0" number:min-decimal-places="0" number:min-integer-digits="1"/>
      <number:text>'Ton</number:text>
    </number:number-style>
    <number:date-style style:name="N1814">
      <number:day/>
      <number:text>-</number:text>
      <number:month number:textual="true"/>
      <number:text>- </number:text>
      <number:year/>
    </number:date-style>
    <number:number-style style:name="N1813P0" style:volatile="true">
      <number:number number:decimal-places="2" number:min-decimal-places="2" number:min-integer-digits="0"/>
    </number:number-style>
    <number:number-style style:name="N1813">
      <style:text-properties fo:color="#ff0000"/>
      <number:text>-</number:text>
      <number:number number:decimal-places="2" number:min-decimal-places="2" number:min-integer-digits="1"/>
      <style:map style:condition="value()&gt;=0" style:apply-style-name="N1813P0"/>
    </number:number-style>
    <number:number-style style:name="N1812">
      <number:text>557739948</number:text>
    </number:number-style>
    <number:number-style style:name="N1811">
      <number:number number:decimal-places="0" number:min-decimal-places="0" number:min-integer-digits="1"/>
      <number:text> years</number:text>
    </number:number-style>
    <number:number-style style:name="N1810">
      <number:text>" Picee</number:text>
    </number:number-style>
    <number:date-style style:name="N1809">
      <number:day/>
      <number:text>. </number:text>
      <number:month number:style="long" number:textual="true"/>
      <number:text> </number:text>
      <number:year/>
      <number:text>Y</number:text>
    </number:date-style>
    <number:currency-style style:name="N1808P0" style:volatile="true">
      <number:currency-symbol/>
      <number:text> </number:text>
      <number:number number:decimal-places="3" number:min-decimal-places="3" number:min-integer-digits="1" number:grouping="true"/>
      <number:text> </number:text>
    </number:currency-style>
    <number:number-style style:name="N1808P1" style:volatile="true">
      <number:number number:decimal-places="3" number:min-decimal-places="3" number:min-integer-digits="1" number:grouping="true"/>
      <number:text> </number:text>
    </number:number-style>
    <number:number-style style:name="N1808P2" style:volatile="true">
      <number:text/>
    </number:number-style>
    <number:text-style style:name="N1808">
      <number:text-content/>
      <number:text> </number:text>
      <style:map style:condition="value()&gt;0" style:apply-style-name="N1808P0"/>
      <style:map style:condition="value()&lt;0" style:apply-style-name="N1808P1"/>
      <style:map style:condition="value()=0" style:apply-style-name="N1808P2"/>
    </number:text-style>
    <number:number-style style:name="N1807P0" style:volatile="true">
      <number:number number:decimal-places="9" number:min-decimal-places="9" number:min-integer-digits="1" number:grouping="true"/>
      <number:text> </number:text>
    </number:number-style>
    <number:number-style style:name="N1807">
      <style:text-properties fo:color="#ff0000"/>
      <number:text>(</number:text>
      <number:number number:decimal-places="9" number:min-decimal-places="9" number:min-integer-digits="1" number:grouping="true"/>
      <number:text>)</number:text>
      <style:map style:condition="value()&gt;=0" style:apply-style-name="N1807P0"/>
    </number:number-style>
    <number:number-style style:name="N1806">
      <number:text>'Ton</number:text>
    </number:number-style>
    <number:number-style style:name="N1805">
      <number:number number:decimal-places="2" number:min-decimal-places="2" number:min-integer-digits="1"/>
      <number:text>"Kg</number:text>
    </number:number-style>
    <number:number-style style:name="N1804">
      <number:text>pic</number:text>
    </number:number-style>
    <number:date-style style:name="N1803">
      <number:month number:style="long"/>
      <number:text> ' </number:text>
      <number:year/>
    </number:date-style>
    <number:date-style style:name="N1802">
      <number:day number:style="long"/>
      <number:text>,</number:text>
      <number:month number:textual="true"/>
      <number:text>.</number:text>
      <number:year/>
    </number:date-style>
    <number:number-style style:name="N1801P0" style:volatile="true">
      <number:number number:decimal-places="4" number:min-decimal-places="4" number:min-integer-digits="0"/>
    </number:number-style>
    <number:number-style style:name="N1801">
      <style:text-properties fo:color="#ff0000"/>
      <number:text>-</number:text>
      <number:number number:decimal-places="4" number:min-decimal-places="4" number:min-integer-digits="0"/>
      <style:map style:condition="value()&gt;=0" style:apply-style-name="N1801P0"/>
    </number:number-style>
    <number:number-style style:name="N1800">
      <number:number number:decimal-places="4" number:min-decimal-places="4" number:min-integer-digits="0"/>
    </number:number-style>
    <number:number-style style:name="N1799">
      <number:number number:min-integer-digits="1"/>
      <number:text> m</number:text>
    </number:number-style>
    <number:percentage-style style:name="N1798">
      <number:number number:decimal-places="2" number:min-decimal-places="2" number:min-integer-digits="3"/>
      <number:text>%</number:text>
    </number:percentage-style>
    <number:number-style style:name="N1797">
      <number:text>Lohagora</number:text>
    </number:number-style>
    <number:date-style style:name="N1796">
      <number:day number:style="long"/>
      <number:text>. </number:text>
      <number:month number:textual="true"/>
      <number:text>. </number:text>
      <number:year/>
    </number:date-style>
    <number:number-style style:name="N1795P0" style:volatile="true">
      <number:number number:decimal-places="0" number:min-decimal-places="0" number:min-integer-digits="0" number:grouping="true"/>
    </number:number-style>
    <number:number-style style:name="N1795">
      <style:text-properties fo:color="#ff0000"/>
      <number:text>(</number:text>
      <number:number number:decimal-places="0" number:min-decimal-places="0" number:min-integer-digits="0" number:grouping="true"/>
      <number:text>)</number:text>
      <style:map style:condition="value()&gt;=0" style:apply-style-name="N1795P0"/>
    </number:number-style>
    <number:number-style style:name="N1794">
      <number:fraction number:min-integer-digits="0" number:min-numerator-digits="1" loext:max-numerator-digits="1" number:min-denominator-digits="2" number:max-denominator-value="99"/>
    </number:number-style>
    <number:number-style style:name="N1793">
      <number:number number:decimal-places="2" number:min-decimal-places="2" number:min-integer-digits="1"/>
      <number:text>TK</number:text>
    </number:number-style>
    <number:number-style style:name="N1792P0" style:volatile="true">
      <number:number number:decimal-places="6" number:min-decimal-places="6" number:min-integer-digits="1"/>
    </number:number-style>
    <number:number-style style:name="N1792">
      <number:text>(</number:text>
      <number:number number:decimal-places="6" number:min-decimal-places="6" number:min-integer-digits="1"/>
      <number:text>)</number:text>
      <style:map style:condition="value()&gt;=0" style:apply-style-name="N1792P0"/>
    </number:number-style>
    <number:number-style style:name="N1791P0" style:volatile="true">
      <number:number number:decimal-places="2" number:min-decimal-places="2" number:min-integer-digits="1" number:grouping="true"/>
      <number:text>  Lb </number:text>
    </number:number-style>
    <number:number-style style:name="N1791P1" style:volatile="true">
      <number:number number:decimal-places="2" number:min-decimal-places="2" number:min-integer-digits="1" number:grouping="true"/>
      <number:text> </number:text>
    </number:number-style>
    <number:number-style style:name="N1791P2" style:volatile="true">
      <number:text>-</number:text>
      <number:number number:decimal-places="0" number:min-decimal-places="0" number:min-integer-digits="0"/>
      <number:text> </number:text>
    </number:number-style>
    <number:text-style style:name="N1791">
      <number:text-content/>
      <number:text> </number:text>
      <style:map style:condition="value()&gt;0" style:apply-style-name="N1791P0"/>
      <style:map style:condition="value()&lt;0" style:apply-style-name="N1791P1"/>
      <style:map style:condition="value()=0" style:apply-style-name="N1791P2"/>
    </number:text-style>
    <number:number-style style:name="N1790P0" style:volatile="true">
      <number:number number:decimal-places="9" number:min-decimal-places="9" number:min-integer-digits="1" number:grouping="true"/>
    </number:number-style>
    <number:number-style style:name="N1790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1790P0"/>
    </number:number-style>
    <number:number-style style:name="N1789P0" style:volatile="true">
      <number:number number:decimal-places="0" number:min-decimal-places="0" number:min-integer-digits="1"/>
    </number:number-style>
    <number:number-style style:name="N1789P1" style:volatile="true">
      <number:text>-</number:text>
      <number:number number:decimal-places="0" number:min-decimal-places="0" number:min-integer-digits="1"/>
    </number:number-style>
    <number:number-style style:name="N1789P2" style:volatile="true">
      <number:fill-character> </number:fill-character>
      <number:text>-</number:text>
      <number:number number:decimal-places="0" number:min-decimal-places="0" number:min-integer-digits="0"/>
    </number:number-style>
    <number:text-style style:name="N1789">
      <number:text-content/>
      <style:map style:condition="value()&gt;0" style:apply-style-name="N1789P0"/>
      <style:map style:condition="value()&lt;0" style:apply-style-name="N1789P1"/>
      <style:map style:condition="value()=0" style:apply-style-name="N1789P2"/>
    </number:text-style>
    <number:number-style style:name="N1788P0" style:volatile="true">
      <number:number number:decimal-places="17" number:min-decimal-places="17" number:min-integer-digits="1"/>
    </number:number-style>
    <number:number-style style:name="N1788">
      <style:text-properties fo:color="#ff0000"/>
      <number:text>-</number:text>
      <number:number number:decimal-places="17" number:min-decimal-places="17" number:min-integer-digits="1"/>
      <style:map style:condition="value()&gt;=0" style:apply-style-name="N1788P0"/>
    </number:number-style>
    <number:number-style style:name="N1787">
      <number:number number:decimal-places="17" number:min-decimal-places="17" number:min-integer-digits="1"/>
    </number:number-style>
    <number:number-style style:name="N1786P0" style:volatile="true">
      <number:number number:decimal-places="0" number:min-decimal-places="0" number:min-integer-digits="1"/>
    </number:number-style>
    <number:number-style style:name="N1786">
      <style:text-properties fo:color="#00ff00"/>
      <number:text>-</number:text>
      <number:number number:decimal-places="0" number:min-decimal-places="0" number:min-integer-digits="1"/>
      <style:map style:condition="value()&gt;=0" style:apply-style-name="N1786P0"/>
    </number:number-style>
    <number:number-style style:name="N1785P0" style:volatile="true">
      <number:number number:decimal-places="4" number:min-decimal-places="4" number:min-integer-digits="1"/>
    </number:number-style>
    <number:number-style style:name="N1785">
      <style:text-properties fo:color="#000000"/>
      <number:text>-</number:text>
      <number:number number:decimal-places="2" number:min-decimal-places="2" number:min-integer-digits="1"/>
      <style:map style:condition="value()&gt;=0" style:apply-style-name="N1785P0"/>
    </number:number-style>
    <number:number-style style:name="N1784">
      <number:number number:decimal-places="2" number:min-decimal-places="2" number:min-integer-digits="1"/>
      <number:text> %</number:text>
    </number:number-style>
    <number:number-style style:name="N1783">
      <number:number number:decimal-places="0" number:min-decimal-places="0" number:min-integer-digits="1" number:grouping="true"/>
      <number:text> BDT</number:text>
    </number:number-style>
    <number:number-style style:name="N1782P0" style:volatile="true">
      <number:number number:decimal-places="8" number:min-decimal-places="8" number:min-integer-digits="1" number:grouping="true"/>
      <number:text> </number:text>
    </number:number-style>
    <number:number-style style:name="N1782">
      <style:text-properties fo:color="#ff0000"/>
      <number:text>(</number:text>
      <number:number number:decimal-places="8" number:min-decimal-places="8" number:min-integer-digits="1" number:grouping="true"/>
      <number:text>)</number:text>
      <style:map style:condition="value()&gt;=0" style:apply-style-name="N1782P0"/>
    </number:number-style>
    <number:number-style style:name="N1781">
      <number:number number:decimal-places="0" number:min-decimal-places="0" number:min-integer-digits="1"/>
      <number:text>"piece</number:text>
    </number:number-style>
    <number:number-style style:name="N1780P0" style:volatile="true">
      <number:number number:decimal-places="3" number:min-decimal-places="3" number:min-integer-digits="1"/>
    </number:number-style>
    <number:number-style style:name="N1780">
      <style:text-properties fo:color="#ff0000"/>
      <number:number number:decimal-places="3" number:min-decimal-places="3" number:min-integer-digits="1"/>
      <style:map style:condition="value()&gt;=0" style:apply-style-name="N1780P0"/>
    </number:number-style>
    <number:number-style style:name="N1779">
      <number:number number:decimal-places="1" number:min-decimal-places="1" number:min-integer-digits="1"/>
      <number:text>15.</number:text>
    </number:number-style>
    <number:number-style style:name="N1778">
      <number:number number:decimal-places="14" number:min-decimal-places="14" number:min-integer-digits="0"/>
    </number:number-style>
    <number:number-style style:name="N1777">
      <number:number number:decimal-places="0" number:min-decimal-places="0" number:min-integer-digits="1"/>
      <number:text> "pcs</number:text>
    </number:number-style>
    <number:number-style style:name="N1776">
      <number:fill-character>-</number:fill-character>
      <number:text/>
    </number:number-style>
    <number:date-style style:name="N1775">
      <number:day/>
      <number:text>7</number:text>
    </number:date-style>
    <number:date-style style:name="N1774">
      <number:day number:style="long"/>
      <number:text>. </number:text>
      <number:month number:style="long"/>
      <number:text>. </number:text>
      <number:year number:style="long"/>
      <number:text> : </number:text>
      <number:hours/>
      <number:text> </number:text>
      <number:am-pm/>
    </number:date-style>
    <number:number-style style:name="N1773">
      <number:number number:decimal-places="2" number:min-decimal-places="2" number:min-integer-digits="1" number:grouping="true"/>
      <number:text> Years</number:text>
    </number:number-style>
    <number:date-style style:name="N1772">
      <number:month/>
      <number:text>月</number:text>
      <number:day/>
      <number:text>日</number:text>
    </number:date-style>
    <number:currency-style style:name="N177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77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771P0"/>
    </number:currency-style>
    <number:currency-style style:name="N1770P0" style:volatile="true">
      <number:currency-symbol number:language="pap" number:country="BQ">$</number:currency-symbol>
      <number:number number:decimal-places="2" number:min-decimal-places="2" number:min-integer-digits="1" number:grouping="true"/>
    </number:currency-style>
    <number:currency-style style:name="N1770">
      <style:text-properties fo:color="#ff0000"/>
      <number:text>-</number:text>
      <number:currency-symbol number:language="pap" number:country="BQ">$</number:currency-symbol>
      <number:number number:decimal-places="2" number:min-decimal-places="2" number:min-integer-digits="1" number:grouping="true"/>
      <style:map style:condition="value()&gt;=0" style:apply-style-name="N1770P0"/>
    </number:currency-style>
    <number:number-style style:name="N1769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6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69P2" style:volatile="true">
      <number:text>-</number:text>
      <number:number number:decimal-places="0" number:min-decimal-places="0" number:min-integer-digits="2"/>
      <number:text> </number:text>
    </number:number-style>
    <number:text-style style:name="N1769">
      <number:text> </number:text>
      <number:text-content/>
      <number:text> </number:text>
      <style:map style:condition="value()&gt;0" style:apply-style-name="N1769P0"/>
      <style:map style:condition="value()&lt;0" style:apply-style-name="N1769P1"/>
      <style:map style:condition="value()=0" style:apply-style-name="N1769P2"/>
    </number:text-style>
    <number:number-style style:name="N1768">
      <number:text> </number:text>
      <number:number number:decimal-places="0" number:min-decimal-places="0" number:min-integer-digits="1" number:grouping="true"/>
      <number:text> </number:text>
    </number:number-style>
    <number:date-style style:name="N1767">
      <number:month number:textual="true"/>
      <number:text>-</number:text>
      <number:day/>
      <number:text>-</number:text>
      <number:year/>
    </number:date-style>
    <number:currency-style style:name="N1766P0" style:volatile="true">
      <number:currency-symbol>INR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66P1" style:volatile="true">
      <number:currency-symbol>INR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766P2" style:volatile="true">
      <number:currency-symbol>INR</number:currency-symbol>
      <number:text> -</number:text>
      <number:number number:decimal-places="0" number:min-decimal-places="0" number:min-integer-digits="0"/>
      <number:text> </number:text>
    </number:currency-style>
    <number:text-style style:name="N1766">
      <number:text-content/>
      <number:text> </number:text>
      <style:map style:condition="value()&gt;0" style:apply-style-name="N1766P0"/>
      <style:map style:condition="value()&lt;0" style:apply-style-name="N1766P1"/>
      <style:map style:condition="value()=0" style:apply-style-name="N1766P2"/>
    </number:text-style>
    <number:date-style style:name="N1765">
      <number:day number:style="long"/>
      <number:text>. </number:text>
      <number:month number:style="long"/>
      <number:text>. </number:text>
      <number:year/>
      <number:text> : </number:text>
      <number:hours number:style="long"/>
      <number:text> </number:text>
      <number:am-pm/>
    </number:date-style>
    <number:date-style style:name="N1764">
      <number:day number:style="long"/>
      <number:text>. </number:text>
      <number:month number:textual="true"/>
      <number:text>-</number:text>
      <number:year/>
    </number:date-style>
    <number:date-style style:name="N1763">
      <number:day number:style="long"/>
      <number:text> </number:text>
      <number:month number:textual="true"/>
      <number:text>'</number:text>
      <number:year/>
    </number:date-style>
    <number:number-style style:name="N1762P0" style:volatile="true"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1762P1" style:volatile="true">
      <number:fill-character> </number:fill-character>
      <number:text>(</number:text>
      <number:number number:decimal-places="6" number:min-decimal-places="6" number:min-integer-digits="1" number:grouping="true"/>
      <number:text>)</number:text>
    </number:number-style>
    <number:number-style style:name="N176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2">
      <number:text-content/>
      <number:text> </number:text>
      <style:map style:condition="value()&gt;0" style:apply-style-name="N1762P0"/>
      <style:map style:condition="value()&lt;0" style:apply-style-name="N1762P1"/>
      <style:map style:condition="value()=0" style:apply-style-name="N1762P2"/>
    </number:text-style>
    <number:date-style style:name="N1761">
      <number:text>Date: </number:text>
      <number:day number:style="long"/>
      <number:text>-</number:text>
      <number:month number:textual="true"/>
      <number:text>-</number:text>
      <number:year number:style="long"/>
      <number:text> Shift: A</number:text>
    </number:date-style>
    <number:number-style style:name="N1760">
      <number:number number:decimal-places="2" number:min-decimal-places="0" number:min-integer-digits="0" number:decimal-replacement=""/>
    </number:number-style>
    <number:number-style style:name="N1759">
      <number:number number:decimal-places="5" number:min-decimal-places="5" number:min-integer-digits="1" number:grouping="true"/>
      <number:text>/Kg</number:text>
    </number:number-style>
    <number:number-style style:name="N1758">
      <number:number number:decimal-places="0" number:min-decimal-places="0" number:min-integer-digits="1"/>
      <number:text> Day</number:text>
    </number:number-style>
    <number:number-style style:name="N1757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5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57P2" style:volatile="true">
      <number:fill-character> </number:fill-character>
      <number:text>- € </number:text>
    </number:number-style>
    <number:text-style style:name="N1757">
      <number:text-content/>
      <number:text> </number:text>
      <style:map style:condition="value()&gt;0" style:apply-style-name="N1757P0"/>
      <style:map style:condition="value()&lt;0" style:apply-style-name="N1757P1"/>
      <style:map style:condition="value()=0" style:apply-style-name="N1757P2"/>
    </number:text-style>
    <number:number-style style:name="N1756P0" style:volatile="true">
      <number:number number:decimal-places="16" number:min-decimal-places="16" number:min-integer-digits="1"/>
    </number:number-style>
    <number:number-style style:name="N1756">
      <style:text-properties fo:color="#ff0000"/>
      <number:text>-</number:text>
      <number:number number:decimal-places="16" number:min-decimal-places="16" number:min-integer-digits="1"/>
      <style:map style:condition="value()&gt;=0" style:apply-style-name="N1756P0"/>
    </number:number-style>
    <number:number-style style:name="N1755">
      <number:number number:decimal-places="16" number:min-decimal-places="16" number:min-integer-digits="1"/>
    </number:number-style>
    <number:percentage-style style:name="N1754">
      <number:text>Opportunity Cost @ </number:text>
      <number:number number:decimal-places="2" number:min-decimal-places="2" number:min-integer-digits="1"/>
      <number:text>%</number:text>
    </number:percentage-style>
    <number:number-style style:name="N1753P0" style:volatile="true">
      <number:number number:decimal-places="0" number:min-decimal-places="0" number:min-integer-digits="1"/>
      <number:text> </number:text>
    </number:number-style>
    <number:number-style style:name="N1753P1" style:volatile="true">
      <number:text> (</number:text>
      <number:number number:decimal-places="0" number:min-decimal-places="0" number:min-integer-digits="1"/>
      <number:text>)</number:text>
    </number:number-style>
    <number:number-style style:name="N1753P2" style:volatile="true">
      <number:text> - </number:text>
    </number:number-style>
    <number:text-style style:name="N1753">
      <number:text-content/>
      <number:text> </number:text>
      <style:map style:condition="value()&gt;0" style:apply-style-name="N1753P0"/>
      <style:map style:condition="value()&lt;0" style:apply-style-name="N1753P1"/>
      <style:map style:condition="value()=0" style:apply-style-name="N1753P2"/>
    </number:text-style>
    <number:currency-style style:name="N175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number-style style:name="N1752P1" style:volatile="true">
      <number:number number:decimal-places="2" number:min-decimal-places="2" number:min-integer-digits="1" number:grouping="true"/>
      <number:text> </number:text>
    </number:number-style>
    <number:number-style style:name="N1752P2" style:volatile="true">
      <number:text/>
    </number:number-style>
    <number:text-style style:name="N1752">
      <number:text-content/>
      <number:text> </number:text>
      <style:map style:condition="value()&gt;0" style:apply-style-name="N1752P0"/>
      <style:map style:condition="value()&lt;0" style:apply-style-name="N1752P1"/>
      <style:map style:condition="value()=0" style:apply-style-name="N1752P2"/>
    </number:text-style>
    <number:number-style style:name="N1751P0" style:volatile="true">
      <number:number number:decimal-places="1" number:min-decimal-places="1" number:min-integer-digits="1" number:grouping="true"/>
    </number:number-style>
    <number:number-style style:name="N1751">
      <style:text-properties fo:color="#ff0000"/>
      <number:number number:decimal-places="1" number:min-decimal-places="1" number:min-integer-digits="1" number:grouping="true"/>
      <style:map style:condition="value()&gt;=0" style:apply-style-name="N1751P0"/>
    </number:number-style>
    <number:number-style style:name="N1750P0" style:volatile="true">
      <number:number number:decimal-places="4" number:min-decimal-places="4" number:min-integer-digits="4" number:grouping="true"/>
    </number:number-style>
    <number:number-style style:name="N1750">
      <style:text-properties fo:color="#ff0000"/>
      <number:text>-</number:text>
      <number:number number:decimal-places="4" number:min-decimal-places="4" number:min-integer-digits="4" number:grouping="true"/>
      <style:map style:condition="value()&gt;=0" style:apply-style-name="N1750P0"/>
    </number:number-style>
    <number:date-style style:name="N1749">
      <number:month number:textual="true"/>
      <number:text> - </number:text>
      <number:year/>
      <number:text>Y</number:text>
    </number:date-style>
    <number:currency-style style:name="N17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48P2" style:volatile="true">
      <number:currency-symbol/>
      <number:fill-character> </number:fill-character>
      <number:text>-</number:text>
      <number:number number:decimal-places="0" number:min-decimal-places="0" number:min-integer-digits="2"/>
      <number:text> </number:text>
    </number:currency-style>
    <number:text-style style:name="N1748">
      <number:text-content/>
      <number:text> </number:text>
      <style:map style:condition="value()&gt;0" style:apply-style-name="N1748P0"/>
      <style:map style:condition="value()&lt;0" style:apply-style-name="N1748P1"/>
      <style:map style:condition="value()=0" style:apply-style-name="N1748P2"/>
    </number:text-style>
    <number:number-style style:name="N1747">
      <number:number number:decimal-places="0" number:min-decimal-places="0" number:min-integer-digits="1"/>
      <number:text> MT</number:text>
    </number:number-style>
    <number:date-style style:name="N1746">
      <number:day number:style="long"/>
      <number:text> -  </number:text>
      <number:month number:textual="true"/>
      <number:text> - </number:text>
      <number:year/>
    </number:date-style>
    <number:number-style style:name="N1745P0" style:volatile="true">
      <number:number number:decimal-places="1" number:min-decimal-places="1" number:min-integer-digits="2"/>
    </number:number-style>
    <number:number-style style:name="N1745">
      <style:text-properties fo:color="#ff0000"/>
      <number:text>-</number:text>
      <number:number number:decimal-places="1" number:min-decimal-places="1" number:min-integer-digits="2"/>
      <style:map style:condition="value()&gt;=0" style:apply-style-name="N1745P0"/>
    </number:number-style>
    <number:number-style style:name="N1744">
      <number:number number:decimal-places="1" number:min-decimal-places="1" number:min-integer-digits="2"/>
    </number:number-style>
    <number:number-style style:name="N1743">
      <number:text>A</number:text>
    </number:number-style>
    <number:number-style style:name="N1742">
      <number:text>,,</number:text>
    </number:number-style>
    <number:date-style style:name="N1741">
      <number:month number:style="long" number:textual="true"/>
      <number:text>,</number:text>
      <number:year/>
    </number:date-style>
    <number:number-style style:name="N1740">
      <number:number number:min-integer-digits="1"/>
      <number:text> =</number:text>
    </number:number-style>
    <number:number-style style:name="N1739P0" style:volatile="true">
      <number:number number:decimal-places="0" number:min-decimal-places="0" number:min-integer-digits="1" number:grouping="true"/>
    </number:number-style>
    <number:number-style style:name="N1739">
      <number:text>black]-</number:text>
      <number:number number:decimal-places="0" number:min-decimal-places="0" number:min-integer-digits="1" number:grouping="true"/>
      <style:map style:condition="value()&gt;=0" style:apply-style-name="N1739P0"/>
    </number:number-style>
    <number:number-style style:name="N1738" number:title="User-defined">
      <number:text>Packing @ %</number:text>
    </number:number-style>
    <number:number-style style:name="N1737">
      <number:number number:min-integer-digits="1"/>
      <number:text> gm</number:text>
    </number:number-style>
    <number:number-style style:name="N173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36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3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36">
      <number:text-content/>
      <number:text> </number:text>
      <style:map style:condition="value()&gt;0" style:apply-style-name="N1736P0"/>
      <style:map style:condition="value()&lt;0" style:apply-style-name="N1736P1"/>
      <style:map style:condition="value()=0" style:apply-style-name="N1736P2"/>
    </number:text-style>
    <number:currency-style style:name="N1735P0" style:volatile="true">
      <number:currency-symbol number:language="nl" number:country="NL">€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735">
      <style:text-properties fo:color="#ff0000"/>
      <number:currency-symbol number:language="nl" number:country="NL">€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735P0"/>
    </number:currency-style>
    <number:number-style style:name="N1734P0" style:volatile="true">
      <number:number number:decimal-places="14" number:min-decimal-places="14" number:min-integer-digits="1"/>
    </number:number-style>
    <number:number-style style:name="N1734">
      <style:text-properties fo:color="#ff0000"/>
      <number:text>-</number:text>
      <number:number number:decimal-places="14" number:min-decimal-places="14" number:min-integer-digits="1"/>
      <style:map style:condition="value()&gt;=0" style:apply-style-name="N1734P0"/>
    </number:number-style>
    <number:number-style style:name="N1733">
      <number:number number:decimal-places="14" number:min-decimal-places="14" number:min-integer-digits="1"/>
    </number:number-style>
    <number:date-style style:name="N1732">
      <number:day number:style="long"/>
      <number:text>- </number:text>
      <number:month number:style="long"/>
      <number:text>- </number:text>
      <number:year number:style="long"/>
    </number:date-style>
    <number:date-style style:name="N1731">
      <number:day number:style="long"/>
      <number:text>,</number:text>
      <number:month number:textual="true"/>
      <number:text>,</number:text>
      <number:year number:style="long"/>
    </number:date-style>
    <number:date-style style:name="N1730" number:title="User-defined">
      <number:text>Pi</number:text>
      <number:year number:calendar="jewish"/>
      <number:text>c</number:text>
      <number:year number:calendar="jewish"/>
    </number:date-style>
    <number:number-style style:name="N1729P0" style:volatile="true">
      <number:number number:decimal-places="13" number:min-decimal-places="13" number:min-integer-digits="1" number:grouping="true"/>
      <number:text> </number:text>
    </number:number-style>
    <number:number-style style:name="N1729">
      <number:text>(</number:text>
      <number:number number:decimal-places="13" number:min-decimal-places="13" number:min-integer-digits="1" number:grouping="true"/>
      <number:text>)</number:text>
      <style:map style:condition="value()&gt;=0" style:apply-style-name="N1729P0"/>
    </number:number-style>
    <number:number-style style:name="N1728">
      <number:text>Oct-19</number:text>
    </number:number-style>
    <number:number-style style:name="N1727">
      <number:number number:min-integer-digits="1"/>
      <number:text> Min</number:text>
    </number:number-style>
    <number:percentage-style style:name="N1726P0" style:volatile="true">
      <number:number number:decimal-places="3" number:min-decimal-places="3" number:min-integer-digits="1" number:grouping="true"/>
      <number:text>%</number:text>
    </number:percentage-style>
    <number:percentage-style style:name="N1726">
      <style:text-properties fo:color="#ff0000"/>
      <number:text>-</number:text>
      <number:number number:decimal-places="3" number:min-decimal-places="3" number:min-integer-digits="1" number:grouping="true"/>
      <number:text>%</number:text>
      <style:map style:condition="value()&gt;=0" style:apply-style-name="N1726P0"/>
    </number:percentage-style>
    <number:number-style style:name="N1725P0" style:volatile="true">
      <number:number number:decimal-places="12" number:min-decimal-places="12" number:min-integer-digits="1"/>
    </number:number-style>
    <number:number-style style:name="N1725">
      <style:text-properties fo:color="#ff0000"/>
      <number:text>-</number:text>
      <number:number number:decimal-places="12" number:min-decimal-places="12" number:min-integer-digits="1"/>
      <style:map style:condition="value()&gt;=0" style:apply-style-name="N1725P0"/>
    </number:number-style>
    <number:date-style style:name="N1724P0" style:volatile="true">
      <number:month number:textual="true"/>
      <number:text>-</number:text>
      <number:year/>
    </number:date-style>
    <number:number-style style:name="N1724">
      <number:text/>
      <style:map style:condition="value()&gt;=0" style:apply-style-name="N1724P0"/>
    </number:number-style>
    <number:number-style style:name="N1723">
      <number:number number:decimal-places="0" number:min-decimal-places="0" number:min-integer-digits="0"/>
      <number:text> Kg </number:text>
    </number:number-style>
    <number:date-style style:name="N1722">
      <number:month number:textual="true"/>
      <number:text>. </number:text>
      <number:year number:style="long"/>
      <number:text>  AF</number:text>
    </number:date-style>
    <number:number-style style:name="N1721">
      <number:number number:decimal-places="2" number:min-decimal-places="2" number:min-integer-digits="1" number:grouping="true"/>
      <number:text>/pcs</number:text>
    </number:number-style>
    <number:date-style style:name="N1720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719">
      <number:text>Lauphula</number:text>
    </number:number-style>
    <number:number-style style:name="N1718P0" style:volatile="true">
      <number:number number:decimal-places="2" number:min-decimal-places="2" number:min-integer-digits="1" number:grouping="true"/>
    </number:number-style>
    <number:number-style style:name="N17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8P0"/>
    </number:number-style>
    <number:number-style style:name="N1717P0" style:volatile="true">
      <number:number number:decimal-places="7" number:min-decimal-places="7" number:min-integer-digits="1"/>
    </number:number-style>
    <number:number-style style:name="N1717">
      <number:text>(</number:text>
      <number:number number:decimal-places="7" number:min-decimal-places="7" number:min-integer-digits="1"/>
      <number:text>)</number:text>
      <style:map style:condition="value()&gt;=0" style:apply-style-name="N1717P0"/>
    </number:number-style>
    <number:number-style style:name="N17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6P2" style:volatile="true"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16">
      <number:text-content/>
      <number:text> </number:text>
      <style:map style:condition="value()&gt;0" style:apply-style-name="N1716P0"/>
      <style:map style:condition="value()&lt;0" style:apply-style-name="N1716P1"/>
      <style:map style:condition="value()=0" style:apply-style-name="N1716P2"/>
    </number:text-style>
    <number:number-style style:name="N1715P0" style:volatile="true">
      <number:number number:decimal-places="1" number:min-decimal-places="1" number:min-integer-digits="0"/>
    </number:number-style>
    <number:number-style style:name="N1715">
      <style:text-properties fo:color="#ff0000"/>
      <number:text>-</number:text>
      <number:number number:decimal-places="1" number:min-decimal-places="1" number:min-integer-digits="0"/>
      <style:map style:condition="value()&gt;=0" style:apply-style-name="N1715P0"/>
    </number:number-style>
    <number:number-style style:name="N1714P0" style:volatile="true">
      <number:text> </number:text>
      <number:number number:decimal-places="3" number:min-decimal-places="3" number:min-integer-digits="1" number:grouping="true"/>
      <number:text> </number:text>
    </number:number-style>
    <number:number-style style:name="N1714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714P2" style:volatile="true">
      <number:text>-</number:text>
      <number:number number:decimal-places="0" number:min-decimal-places="0" number:min-integer-digits="2"/>
      <number:text> </number:text>
    </number:number-style>
    <number:text-style style:name="N1714">
      <number:text> </number:text>
      <number:text-content/>
      <number:text> </number:text>
      <style:map style:condition="value()&gt;0" style:apply-style-name="N1714P0"/>
      <style:map style:condition="value()&lt;0" style:apply-style-name="N1714P1"/>
      <style:map style:condition="value()=0" style:apply-style-name="N1714P2"/>
    </number:text-style>
    <number:number-style style:name="N1713">
      <number:text> (</number:text>
      <number:number number:decimal-places="3" number:min-decimal-places="3" number:min-integer-digits="1" number:grouping="true"/>
      <number:text>)</number:text>
    </number:number-style>
    <number:number-style style:name="N1712">
      <number:text> </number:text>
      <number:number number:decimal-places="3" number:min-decimal-places="3" number:min-integer-digits="1" number:grouping="true"/>
      <number:text> </number:text>
    </number:number-style>
    <number:number-style style:name="N1711">
      <number:number number:decimal-places="2" number:min-decimal-places="2" number:min-integer-digits="1" number:grouping="true"/>
      <number:text> Truck</number:text>
    </number:number-style>
    <number:percentage-style style:name="N1710">
      <number:number number:decimal-places="2" number:min-decimal-places="2" number:min-integer-digits="1"/>
      <number:text> %</number:text>
    </number:percentage-style>
    <number:number-style style:name="N170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9P2" style:volatile="true">
      <number:fill-character> </number:fill-character>
      <number:text>-    </number:text>
    </number:number-style>
    <number:text-style style:name="N1709">
      <number:text-content/>
      <number:text> </number:text>
      <style:map style:condition="value()&gt;0" style:apply-style-name="N1709P0"/>
      <style:map style:condition="value()&lt;0" style:apply-style-name="N1709P1"/>
      <style:map style:condition="value()=0" style:apply-style-name="N1709P2"/>
    </number:text-style>
    <number:date-style style:name="N1708" number:title="User-defined">
      <number:text>Packin</number:text>
      <number:era/>
      <number:text> @ %</number:text>
    </number:date-style>
    <number:currency-style style:name="N1707P0" style:volatile="true">
      <number:currency-symbol number:language="en" number:country="GB">£</number:currency-symbol>
      <number:number number:decimal-places="6" number:min-decimal-places="6" number:min-integer-digits="1" number:grouping="true"/>
    </number:currency-style>
    <number:currency-style style:name="N1707">
      <style:text-properties fo:color="#ff0000"/>
      <number:text>-</number:text>
      <number:currency-symbol number:language="en" number:country="GB">£</number:currency-symbol>
      <number:number number:decimal-places="6" number:min-decimal-places="6" number:min-integer-digits="1" number:grouping="true"/>
      <style:map style:condition="value()&gt;=0" style:apply-style-name="N1707P0"/>
    </number:currency-style>
    <number:number-style style:name="N1706P0" style:volatile="true">
      <number:number number:decimal-places="13" number:min-decimal-places="13" number:min-integer-digits="1"/>
    </number:number-style>
    <number:number-style style:name="N1706">
      <style:text-properties fo:color="#ff0000"/>
      <number:text>-</number:text>
      <number:number number:decimal-places="13" number:min-decimal-places="13" number:min-integer-digits="1"/>
      <style:map style:condition="value()&gt;=0" style:apply-style-name="N1706P0"/>
    </number:number-style>
    <number:number-style style:name="N1705">
      <number:number number:decimal-places="13" number:min-decimal-places="13" number:min-integer-digits="1"/>
    </number:number-style>
    <number:date-style style:name="N170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703">
      <number:number number:decimal-places="11" number:min-decimal-places="11" number:min-integer-digits="0"/>
    </number:number-style>
    <number:date-style style:name="N1702">
      <number:month number:style="long"/>
      <number:text>-</number:text>
      <number:year/>
    </number:date-style>
    <number:currency-style style:name="N1701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01P0"/>
    </number:currency-style>
    <number:number-style style:name="N1700P0" style:volatile="true">
      <number:number number:decimal-places="2" number:min-decimal-places="2" number:min-integer-digits="1"/>
    </number:number-style>
    <number:number-style style:name="N1700P1" style:volatile="true">
      <number:text>-</number:text>
      <number:number number:decimal-places="2" number:min-decimal-places="2" number:min-integer-digits="1"/>
    </number:number-style>
    <number:number-style style:name="N1700P2" style:volatile="true">
      <number:fill-character> </number:fill-character>
      <number:text>-</number:text>
      <number:number number:decimal-places="0" number:min-decimal-places="0" number:min-integer-digits="0"/>
    </number:number-style>
    <number:text-style style:name="N1700">
      <number:text-content/>
      <style:map style:condition="value()&gt;0" style:apply-style-name="N1700P0"/>
      <style:map style:condition="value()&lt;0" style:apply-style-name="N1700P1"/>
      <style:map style:condition="value()=0" style:apply-style-name="N1700P2"/>
    </number:text-style>
    <number:number-style style:name="N1699">
      <number:text>-</number:text>
      <number:number number:decimal-places="2" number:min-decimal-places="2" number:min-integer-digits="1"/>
    </number:number-style>
    <number:currency-style style:name="N1698P0" style:volatile="true">
      <number:currency-symbol>BDT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98">
      <number:text>(</number:text>
      <number:currency-symbol>BDT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98P0"/>
    </number:currency-style>
    <number:currency-style style:name="N1697P0" style:volatile="true">
      <number:number number:decimal-places="2" number:min-decimal-places="2" number:min-integer-digits="1" number:grouping="true"/>
      <number:text> </number:text>
      <number:currency-symbol>GBP</number:currency-symbol>
    </number:currency-style>
    <number:currency-style style:name="N169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GBP</number:currency-symbol>
      <style:map style:condition="value()&gt;=0" style:apply-style-name="N1697P0"/>
    </number:currency-style>
    <number:number-style style:name="N1696">
      <number:number number:decimal-places="0" number:min-decimal-places="0" number:min-integer-digits="1"/>
      <number:text> Decimal</number:text>
    </number:number-style>
    <number:number-style style:name="N1695P0" style:volatile="true">
      <number:number number:decimal-places="14" number:min-decimal-places="14" number:min-integer-digits="1" number:grouping="true"/>
    </number:number-style>
    <number:number-style style:name="N1695">
      <number:text>(</number:text>
      <number:number number:decimal-places="14" number:min-decimal-places="14" number:min-integer-digits="1" number:grouping="true"/>
      <number:text>)</number:text>
      <style:map style:condition="value()&gt;=0" style:apply-style-name="N1695P0"/>
    </number:number-style>
    <number:number-style style:name="N1694">
      <number:number number:decimal-places="2" number:min-decimal-places="2" number:min-integer-digits="1"/>
      <number:text>"Tk</number:text>
    </number:number-style>
    <number:number-style style:name="N1693P0" style:volatile="true">
      <number:text>$</number:text>
      <number:number number:decimal-places="0" number:min-decimal-places="0" number:min-integer-digits="1"/>
    </number:number-style>
    <number:number-style style:name="N1693">
      <number:text>$</number:text>
      <number:number number:decimal-places="0" number:min-decimal-places="0" number:min-integer-digits="1"/>
      <style:map style:condition="value()&gt;=0" style:apply-style-name="N1693P0"/>
    </number:number-style>
    <number:number-style style:name="N1692">
      <number:text>$</number:text>
      <number:number number:decimal-places="0" number:min-decimal-places="0" number:min-integer-digits="1"/>
    </number:number-style>
    <number:date-style style:name="N1691">
      <number:month number:style="long" number:textual="true"/>
      <number:text>.</number:text>
      <number:year/>
    </number:date-style>
    <number:percentage-style style:name="N1690">
      <number:text>Flour </number:text>
      <number:number number:decimal-places="2" number:min-decimal-places="2" number:min-integer-digits="1"/>
      <number:text>%</number:text>
    </number:percentage-style>
    <number:number-style style:name="N1689">
      <number:text>"cbfSyl</number:text>
    </number:number-style>
    <number:number-style style:name="N1688P0" style:volatile="true">
      <number:number number:decimal-places="2" number:min-decimal-places="2" number:min-integer-digits="1" number:grouping="true"/>
      <number:text> </number:text>
    </number:number-style>
    <number:number-style style:name="N168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8P2" style:volatile="true">
      <number:text>-</number:text>
      <number:number number:decimal-places="0" number:min-decimal-places="0" number:min-integer-digits="0"/>
      <number:text> </number:text>
    </number:number-style>
    <number:text-style style:name="N1688">
      <number:text> </number:text>
      <number:text-content/>
      <number:text> </number:text>
      <style:map style:condition="value()&gt;0" style:apply-style-name="N1688P0"/>
      <style:map style:condition="value()&lt;0" style:apply-style-name="N1688P1"/>
      <style:map style:condition="value()=0" style:apply-style-name="N1688P2"/>
    </number:text-style>
    <number:percentage-style style:name="N1687">
      <number:text>7</number:text>
      <number:number number:decimal-places="0" number:min-decimal-places="0" number:min-integer-digits="1"/>
      <number:text>%</number:text>
    </number:percentage-style>
    <number:number-style style:name="N1686P0" style:volatile="true">
      <number:number number:decimal-places="10" number:min-decimal-places="10" number:min-integer-digits="1"/>
    </number:number-style>
    <number:number-style style:name="N1686">
      <style:text-properties fo:color="#ff0000"/>
      <number:text>-</number:text>
      <number:number number:decimal-places="10" number:min-decimal-places="10" number:min-integer-digits="1"/>
      <style:map style:condition="value()&gt;=0" style:apply-style-name="N1686P0"/>
    </number:number-style>
    <number:number-style style:name="N1685">
      <number:number number:decimal-places="10" number:min-decimal-places="10" number:min-integer-digits="1"/>
    </number:number-style>
    <number:number-style style:name="N1684P0" style:volatile="true">
      <number:number number:decimal-places="2" number:min-decimal-places="2" number:min-integer-digits="0"/>
    </number:number-style>
    <number:number-style style:name="N1684">
      <style:text-properties fo:color="#ff0000"/>
      <number:text>(</number:text>
      <number:number number:decimal-places="0" number:min-decimal-places="0" number:min-integer-digits="0"/>
      <number:text>.)</number:text>
      <style:map style:condition="value()&gt;=0" style:apply-style-name="N1684P0"/>
    </number:number-style>
    <number:number-style style:name="N1683">
      <number:number number:decimal-places="2" number:min-decimal-places="2" number:min-integer-digits="1"/>
      <number:text>+</number:text>
    </number:number-style>
    <number:text-style style:name="N1682">
      <number:text-content/>
      <number:text> 'Birds'</number:text>
    </number:text-style>
    <number:date-style style:name="N1681">
      <number:text>Fun</number:text>
      <number:era/>
      <number:text>u</number:text>
      <number:seconds/>
    </number:date-style>
    <number:date-style style:name="N1680">
      <number:month/>
      <number:text>.</number:text>
      <number:day/>
      <number:text>.y</number:text>
    </number:date-style>
    <number:date-style style:name="N1679">
      <number:day number:style="long"/>
      <number:text> </number:text>
      <number:month number:style="long"/>
      <number:text>, </number:text>
      <number:year number:style="long"/>
    </number:date-style>
    <number:number-style style:name="N1678">
      <number:number number:decimal-places="0" number:min-decimal-places="0" number:min-integer-digits="1" number:grouping="true"/>
      <number:text> PKT</number:text>
    </number:number-style>
    <number:number-style style:name="N1677">
      <number:number number:min-integer-digits="1"/>
      <number:text> Month</number:text>
    </number:number-style>
    <number:currency-style style:name="N1676P0" style:volatile="true">
      <number:number number:decimal-places="2" number:min-decimal-places="2" number:min-integer-digits="1" number:grouping="true"/>
      <number:text> </number:text>
      <number:currency-symbol number:language="lb" number:country="LU">€</number:currency-symbol>
    </number:currency-style>
    <number:currency-style style:name="N16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b" number:country="LU">€</number:currency-symbol>
      <style:map style:condition="value()&gt;=0" style:apply-style-name="N1676P0"/>
    </number:currency-style>
    <number:date-style style:name="N1675">
      <number:day/>
      <number:text> </number:text>
      <number:month number:textual="true"/>
      <number:text>,</number:text>
      <number:year/>
    </number:date-style>
    <number:date-style style:name="N1674">
      <number:day/>
      <number:text>.  </number:text>
      <number:month number:textual="true"/>
      <number:text>. </number:text>
      <number:year/>
    </number:date-style>
    <number:number-style style:name="N1673">
      <number:number number:decimal-places="1" number:min-decimal-places="1" number:min-integer-digits="1"/>
      <number:text>"Kg</number:text>
    </number:number-style>
    <number:number-style style:name="N1672">
      <number:number number:decimal-places="1" number:min-decimal-places="1" number:min-integer-digits="10"/>
    </number:number-style>
    <number:number-style style:name="N1671">
      <number:number number:decimal-places="18" number:min-decimal-places="18" number:min-integer-digits="0"/>
    </number:number-style>
    <number:number-style style:name="N1670">
      <number:number number:decimal-places="0" number:min-decimal-places="0" number:min-integer-digits="1"/>
      <number:text> Months</number:text>
    </number:number-style>
    <number:number-style style:name="N1669">
      <number:text>TK.</number:text>
    </number:number-style>
    <number:number-style style:name="N1668P0" style:volatile="true">
      <number:number number:decimal-places="5" number:min-decimal-places="5" number:min-integer-digits="1"/>
    </number:number-style>
    <number:number-style style:name="N1668">
      <style:text-properties fo:color="#000000"/>
      <number:text>-</number:text>
      <number:number number:decimal-places="5" number:min-decimal-places="5" number:min-integer-digits="1"/>
      <style:map style:condition="value()&gt;=0" style:apply-style-name="N1668P0"/>
    </number:number-style>
    <number:number-style style:name="N1667P0" style:volatile="true">
      <number:number number:decimal-places="0" number:min-decimal-places="0" number:min-integer-digits="1" number:grouping="true"/>
      <number:text> </number:text>
    </number:number-style>
    <number:number-style style:name="N1667P1" style:volatile="true">
      <number:number number:decimal-places="0" number:min-decimal-places="0" number:min-integer-digits="1" number:grouping="true"/>
      <number:text> </number:text>
    </number:number-style>
    <number:number-style style:name="N1667P2" style:volatile="true">
      <number:text>-</number:text>
      <number:number number:decimal-places="0" number:min-decimal-places="0" number:min-integer-digits="0"/>
      <number:text> </number:text>
    </number:number-style>
    <number:text-style style:name="N1667">
      <number:text-content/>
      <number:text> </number:text>
      <style:map style:condition="value()&gt;0" style:apply-style-name="N1667P0"/>
      <style:map style:condition="value()&lt;0" style:apply-style-name="N1667P1"/>
      <style:map style:condition="value()=0" style:apply-style-name="N1667P2"/>
    </number:text-style>
    <number:date-style style:name="N1666">
      <number:day number:style="long"/>
      <number:text>.  </number:text>
      <number:month number:textual="true"/>
      <number:text>.</number:text>
      <number:year/>
    </number:date-style>
    <number:currency-style style:name="N1665P0" style:volatile="true">
      <number:currency-symbol number:language="en" number:country="GB">£</number:currency-symbol>
      <number:number number:decimal-places="5" number:min-decimal-places="5" number:min-integer-digits="1" number:grouping="true"/>
    </number:currency-style>
    <number:currency-style style:name="N1665">
      <style:text-properties fo:color="#ff0000"/>
      <number:text>-</number:text>
      <number:currency-symbol number:language="en" number:country="GB">£</number:currency-symbol>
      <number:number number:decimal-places="5" number:min-decimal-places="5" number:min-integer-digits="1" number:grouping="true"/>
      <style:map style:condition="value()&gt;=0" style:apply-style-name="N1665P0"/>
    </number:currency-style>
    <number:currency-style style:name="N16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4P2" style:volatile="true">
      <number:currency-symbol/>
      <number:fill-character> </number:fill-character>
      <number:text>-</number:text>
      <number:number number:decimal-places="0" number:min-decimal-places="0" number:min-integer-digits="2"/>
      <number:text> </number:text>
    </number:currency-style>
    <number:text-style style:name="N1664">
      <number:text> </number:text>
      <number:text-content/>
      <number:text> </number:text>
      <style:map style:condition="value()&gt;0" style:apply-style-name="N1664P0"/>
      <style:map style:condition="value()&lt;0" style:apply-style-name="N1664P1"/>
      <style:map style:condition="value()=0" style:apply-style-name="N1664P2"/>
    </number:text-style>
    <number:number-style style:name="N1663">
      <number:number number:min-integer-digits="1"/>
      <number:text> Kg</number:text>
    </number:number-style>
    <number:currency-style style:name="N166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662P1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662">
      <number:text-content/>
      <number:text> </number:text>
      <style:map style:condition="value()&gt;0" style:apply-style-name="N1662P0"/>
      <style:map style:condition="value()&lt;0" style:apply-style-name="N1662P1"/>
      <style:map style:condition="value()=0" style:apply-style-name="N1662P2"/>
    </number:text-style>
    <number:date-style style:name="N1661">
      <number:day/>
      <number:text> </number:text>
      <number:month number:textual="true"/>
      <number:text>. </number:text>
      <number:year number:style="long"/>
    </number:date-style>
    <number:number-style style:name="N1660P0" style:volatile="true">
      <number:text> $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660P1" style:volatile="true">
      <number:text> $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66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0">
      <number:text-content/>
      <number:text> </number:text>
      <style:map style:condition="value()&gt;0" style:apply-style-name="N1660P0"/>
      <style:map style:condition="value()&lt;0" style:apply-style-name="N1660P1"/>
      <style:map style:condition="value()=0" style:apply-style-name="N1660P2"/>
    </number:text-style>
    <number:date-style style:name="N1659">
      <number:text>Date: </number:text>
      <number:day number:style="long"/>
      <number:text>-</number:text>
      <number:month number:textual="true"/>
      <number:text>-</number:text>
      <number:year number:style="long"/>
      <number:text> Shift: C</number:text>
    </number:date-style>
    <number:number-style style:name="N1658">
      <number:number number:decimal-places="2" number:min-decimal-places="2" number:min-integer-digits="1"/>
      <number:text> g</number:text>
    </number:number-style>
    <number:number-style style:name="N1657">
      <number:number number:decimal-places="0" number:min-decimal-places="0" number:min-integer-digits="1"/>
      <number:text>"kg</number:text>
    </number:number-style>
    <number:currency-style style:name="N1656P0" style:volatile="true">
      <number:currency-symbol number:language="en" number:country="GB">£</number:currency-symbol>
      <number:number number:decimal-places="4" number:min-decimal-places="4" number:min-integer-digits="1" number:grouping="true"/>
    </number:currency-style>
    <number:currency-style style:name="N1656">
      <style:text-properties fo:color="#ff0000"/>
      <number:text>-</number:text>
      <number:currency-symbol number:language="en" number:country="GB">£</number:currency-symbol>
      <number:number number:decimal-places="4" number:min-decimal-places="4" number:min-integer-digits="1" number:grouping="true"/>
      <style:map style:condition="value()&gt;=0" style:apply-style-name="N1656P0"/>
    </number:currency-style>
    <number:date-style style:name="N1655">
      <number:month number:textual="true"/>
      <number:text> </number:text>
      <number:day number:style="long"/>
      <number:text>' </number:text>
      <number:year number:style="long"/>
    </number:date-style>
    <number:percentage-style style:name="N1654">
      <number:text>PV Factor </number:text>
      <number:number number:decimal-places="2" number:min-decimal-places="2" number:min-integer-digits="1"/>
      <number:text>%</number:text>
    </number:percentage-style>
    <number:date-style style:name="N1653">
      <number:month/>
      <number:text>/</number:text>
      <number:day/>
      <number:text>/</number:text>
      <number:year/>
      <number:text>, </number:text>
      <number:hours/>
      <number:text>:</number:text>
      <number:minutes number:style="long"/>
      <number:text> a</number:text>
    </number:date-style>
    <number:number-style style:name="N1652P0" style:volatile="true">
      <number:fraction number:min-integer-digits="0" number:min-numerator-digits="1" loext:max-numerator-digits="1" number:min-denominator-digits="1" number:max-denominator-value="9"/>
    </number:number-style>
    <number:number-style style:name="N1652">
      <style:text-properties fo:color="#ff0000"/>
      <number:text>-</number:text>
      <number:fraction number:min-integer-digits="0" number:min-numerator-digits="1" loext:max-numerator-digits="1" number:min-denominator-digits="1" number:max-denominator-value="9"/>
      <style:map style:condition="value()&gt;=0" style:apply-style-name="N1652P0"/>
    </number:number-style>
    <number:number-style style:name="N1651">
      <number:fraction number:min-integer-digits="0" number:min-numerator-digits="1" loext:max-numerator-digits="1" number:min-denominator-digits="1" number:max-denominator-value="9"/>
    </number:number-style>
    <number:number-style style:name="N1650P0" style:volatile="true">
      <number:number number:decimal-places="3" number:min-decimal-places="3" number:min-integer-digits="1"/>
      <number:text> </number:text>
    </number:number-style>
    <number:number-style style:name="N1650">
      <number:text>(</number:text>
      <number:number number:decimal-places="3" number:min-decimal-places="3" number:min-integer-digits="1"/>
      <number:text>)</number:text>
      <style:map style:condition="value()&gt;=0" style:apply-style-name="N1650P0"/>
    </number:number-style>
    <number:number-style style:name="N1649">
      <number:number number:decimal-places="3" number:min-decimal-places="3" number:min-integer-digits="1"/>
      <number:text> </number:text>
    </number:number-style>
    <number:date-style style:name="N1648">
      <number:month number:textual="true"/>
      <number:text>/</number:text>
      <number:year number:style="long"/>
    </number:date-style>
    <number:number-style style:name="N1647P0" style:volatile="true">
      <number:number number:decimal-places="4" number:min-decimal-places="4" number:min-integer-digits="1"/>
      <number:text> </number:text>
    </number:number-style>
    <number:number-style style:name="N1647">
      <number:text>(</number:text>
      <number:number number:decimal-places="4" number:min-decimal-places="4" number:min-integer-digits="1"/>
      <number:text>)</number:text>
      <style:map style:condition="value()&gt;=0" style:apply-style-name="N1647P0"/>
    </number:number-style>
    <number:number-style style:name="N1646">
      <number:number number:decimal-places="4" number:min-decimal-places="4" number:min-integer-digits="1"/>
      <number:text> </number:text>
    </number:number-style>
    <number:number-style style:name="N1645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645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6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5">
      <number:text> </number:text>
      <number:text-content/>
      <number:text> </number:text>
      <style:map style:condition="value()&gt;0" style:apply-style-name="N1645P0"/>
      <style:map style:condition="value()&lt;0" style:apply-style-name="N1645P1"/>
      <style:map style:condition="value()=0" style:apply-style-name="N1645P2"/>
    </number:text-style>
    <number:number-style style:name="N1644P0" style:volatile="true">
      <number:text>Tk.</number:text>
      <number:number number:decimal-places="0" number:min-decimal-places="0" number:min-integer-digits="0" number:grouping="true"/>
      <number:text>- </number:text>
    </number:number-style>
    <number:number-style style:name="N1644">
      <style:text-properties fo:color="#ff0000"/>
      <number:text>(Tk.</number:text>
      <number:number number:decimal-places="0" number:min-decimal-places="0" number:min-integer-digits="1" number:grouping="true"/>
      <number:text>)</number:text>
      <style:map style:condition="value()&gt;=0" style:apply-style-name="N1644P0"/>
    </number:number-style>
    <number:number-style style:name="N1643P0" style:volatile="true">
      <number:number number:decimal-places="0" number:min-decimal-places="0" number:min-integer-digits="0" number:grouping="true"/>
      <number:text>- </number:text>
    </number:number-style>
    <number:number-style style:name="N16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3P0"/>
    </number:number-style>
    <number:number-style style:name="N1642P0" style:volatile="true">
      <number:number number:decimal-places="0" number:min-decimal-places="0" number:min-integer-digits="0"/>
      <number:text> </number:text>
    </number:number-style>
    <number:number-style style:name="N16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2P0"/>
    </number:number-style>
    <number:number-style style:name="N1641" number:title="User-defined">
      <number:text>.</number:text>
    </number:number-style>
    <number:number-style style:name="N1640">
      <number:number number:decimal-places="2" number:min-decimal-places="0" number:min-integer-digits="1" number:decimal-replacement=""/>
    </number:number-style>
    <number:number-style style:name="N1639">
      <number:text>-</number:text>
      <number:number number:decimal-places="3" number:min-decimal-places="3" number:min-integer-digits="0"/>
    </number:number-style>
    <number:number-style style:name="N1638P0" style:volatile="true">
      <number:number number:decimal-places="3" number:min-decimal-places="3" number:min-integer-digits="0" number:grouping="true"/>
      <number:text> </number:text>
    </number:number-style>
    <number:number-style style:name="N1638">
      <number:text>(</number:text>
      <number:number number:decimal-places="3" number:min-decimal-places="3" number:min-integer-digits="0" number:grouping="true"/>
      <number:text>)</number:text>
      <style:map style:condition="value()&gt;=0" style:apply-style-name="N1638P0"/>
    </number:number-style>
    <number:date-style style:name="N1637">
      <number:hours number:style="long"/>
      <number:text>:</number:text>
      <number:minutes number:style="long"/>
      <number:text> A</number:text>
      <number:month/>
    </number:date-style>
    <number:number-style style:name="N16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6P2" style:volatile="true">
      <number:text> </number:text>
      <number:fill-character> </number:fill-character>
      <number:text>- </number:text>
    </number:number-style>
    <number:text-style style:name="N1636">
      <number:text> </number:text>
      <number:text-content/>
      <number:text> </number:text>
      <style:map style:condition="value()&gt;0" style:apply-style-name="N1636P0"/>
      <style:map style:condition="value()&lt;0" style:apply-style-name="N1636P1"/>
      <style:map style:condition="value()=0" style:apply-style-name="N1636P2"/>
    </number:text-style>
    <number:number-style style:name="N16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5P2" style:volatile="true">
      <number:text> £</number:text>
      <number:fill-character> </number:fill-character>
      <number:text>- </number:text>
    </number:number-style>
    <number:text-style style:name="N1635">
      <number:text> </number:text>
      <number:text-content/>
      <number:text> </number:text>
      <style:map style:condition="value()&gt;0" style:apply-style-name="N1635P0"/>
      <style:map style:condition="value()&lt;0" style:apply-style-name="N1635P1"/>
      <style:map style:condition="value()=0" style:apply-style-name="N1635P2"/>
    </number:text-style>
    <number:date-style style:name="N1634">
      <number:month number:textual="true"/>
      <number:text> </number:text>
      <number:day number:style="long"/>
      <number:text>, </number:text>
      <number:year/>
    </number:date-style>
    <number:number-style style:name="N1633">
      <number:number number:decimal-places="1" number:min-decimal-places="1" number:min-integer-digits="1" number:grouping="true"/>
      <number:text>°F</number:text>
    </number:number-style>
    <number:number-style style:name="N1632P0" style:volatile="true">
      <number:text>+</number:text>
      <number:number number:decimal-places="0" number:min-decimal-places="0" number:min-integer-digits="1" number:grouping="true"/>
    </number:number-style>
    <number:number-style style:name="N1632">
      <number:text>-</number:text>
      <number:number number:decimal-places="0" number:min-decimal-places="0" number:min-integer-digits="1" number:grouping="true"/>
      <style:map style:condition="value()&gt;=0" style:apply-style-name="N1632P0"/>
    </number:number-style>
    <number:number-style style:name="N1631P0" style:volatile="true">
      <number:text>£</number:text>
      <number:number number:decimal-places="2" number:min-decimal-places="2" number:min-integer-digits="1" number:grouping="true"/>
    </number:number-style>
    <number:number-style style:name="N1631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31P0"/>
    </number:number-style>
    <number:number-style style:name="N1630P0" style:volatile="true">
      <number:number number:decimal-places="1" number:min-decimal-places="1" number:min-integer-digits="1" number:grouping="true"/>
      <number:text> </number:text>
    </number:number-style>
    <number:number-style style:name="N1630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630P2" style:volatile="true">
      <number:text>-</number:text>
      <number:number number:decimal-places="0" number:min-decimal-places="0" number:min-integer-digits="2"/>
      <number:text> </number:text>
    </number:number-style>
    <number:text-style style:name="N1630">
      <number:text-content/>
      <number:text> </number:text>
      <style:map style:condition="value()&gt;0" style:apply-style-name="N1630P0"/>
      <style:map style:condition="value()&lt;0" style:apply-style-name="N1630P1"/>
      <style:map style:condition="value()=0" style:apply-style-name="N1630P2"/>
    </number:text-style>
    <number:number-style style:name="N1629">
      <number:text>8119</number:text>
    </number:number-style>
    <number:number-style style:name="N1628">
      <number:text>,</number:text>
      <number:number number:decimal-places="0" number:min-decimal-places="0" number:min-integer-digits="0" number:grouping="true"/>
      <number:text> </number:text>
    </number:number-style>
    <number:time-style style:name="N1627">
      <number:minutes number:style="long"/>
      <number:text>分</number:text>
      <number:seconds number:style="long" number:decimal-places="2"/>
      <number:text>秒</number:text>
    </number:time-style>
    <number:time-style style:name="N1626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625">
      <number:month number:textual="true"/>
      <number:text>- </number:text>
      <number:year number:style="long"/>
    </number:date-style>
    <number:text-style style:name="N1624">
      <number:text-content/>
      <number:text> gm</number:text>
    </number:text-style>
    <number:date-style style:name="N1623">
      <number:era/>
      <number:month/>
    </number:date-style>
    <number:number-style style:name="N1622">
      <number:text>(1)</number:text>
    </number:number-style>
    <number:date-style style:name="N1621">
      <number:day/>
      <number:text>. </number:text>
      <number:month number:textual="true"/>
    </number:date-style>
    <number:date-style style:name="N1620">
      <number:month number:textual="true"/>
      <number:text>/</number:text>
      <number:year/>
      <number:text>Y</number:text>
    </number:date-style>
    <number:number-style style:name="N1619">
      <number:text>'</number:text>
      <number:number number:decimal-places="0" number:min-decimal-places="0" number:min-integer-digits="1"/>
    </number:number-style>
    <number:number-style style:name="N1618">
      <number:scientific-number number:decimal-places="0" number:min-decimal-places="0" number:min-integer-digits="1" number:min-exponent-digits="3" number:exponent-interval="1" number:forced-exponent-sign="true"/>
    </number:number-style>
    <number:number-style style:name="N1617">
      <number:scientific-number number:decimal-places="1" number:min-decimal-places="1" number:min-integer-digits="1" number:min-exponent-digits="3" number:exponent-interval="1" number:forced-exponent-sign="true"/>
    </number:number-style>
    <number:time-style style:name="N1616">
      <number:hours number:style="long"/>
      <number:text>:</number:text>
      <number:minutes number:style="long"/>
      <number:text>: </number:text>
      <number:am-pm/>
    </number:time-style>
    <number:number-style style:name="N1615">
      <number:text>47 Days</number:text>
    </number:number-style>
    <number:number-style style:name="N1614">
      <number:text>31 - </number:text>
      <number:number number:decimal-places="0" number:min-decimal-places="0" number:min-integer-digits="1"/>
      <number:text> Days</number:text>
    </number:number-style>
    <number:number-style style:name="N1613">
      <number:text>121+ Days</number:text>
    </number:number-style>
    <number:date-style style:name="N1612">
      <number:text>0 - 90 </number:text>
      <number:day/>
      <number:text>ay</number:text>
      <number:seconds/>
      <number:text>"</number:text>
    </number:date-style>
    <number:number-style style:name="N1611">
      <number:text>00 - 45 Days</number:text>
    </number:number-style>
    <number:number-style style:name="N1610">
      <number:text>0 - 45 Days</number:text>
    </number:number-style>
    <number:date-style style:name="N1609P0" style:volatile="true">
      <number:day number:style="long"/>
      <number:text>/</number:text>
      <number:month number:style="long" number:textual="true"/>
      <number:text>/</number:text>
      <number:year number:style="long"/>
    </number:date-style>
    <number:text-style style:name="N1609">
      <number:text-content/>
      <style:map style:condition="value()&lt;=1.7976931348623157E+308" style:apply-style-name="N1609P0"/>
    </number:text-style>
    <number:date-style style:name="N1608">
      <number:day number:style="long"/>
      <number:text>/</number:text>
      <number:month number:style="long" number:textual="true"/>
      <number:text>/</number:text>
      <number:year number:style="long"/>
    </number:date-style>
    <number:number-style style:name="N1607">
      <number:text>31-</number:text>
      <number:number number:decimal-places="0" number:min-decimal-places="0" number:min-integer-digits="1"/>
      <number:text> days</number:text>
    </number:number-style>
    <number:number-style style:name="N1606">
      <number:text>0-</number:text>
      <number:number number:decimal-places="0" number:min-decimal-places="0" number:min-integer-digits="1"/>
      <number:text> days</number:text>
    </number:number-style>
    <number:number-style style:name="N1605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05P1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5">
      <number:text-content/>
      <number:text> </number:text>
      <style:map style:condition="value()&gt;0" style:apply-style-name="N1605P0"/>
      <style:map style:condition="value()&lt;0" style:apply-style-name="N1605P1"/>
      <style:map style:condition="value()=0" style:apply-style-name="N1605P2"/>
    </number:text-style>
    <number:number-style style:name="N160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0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0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01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600P0" style:volatile="true">
      <number:number number:decimal-places="3" number:min-decimal-places="3" number:min-integer-digits="0" number:grouping="true"/>
    </number:number-style>
    <number:number-style style:name="N1600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1600P0"/>
    </number:number-style>
    <number:number-style style:name="N1599P0" style:volatile="true">
      <number:number number:decimal-places="0" number:min-decimal-places="0" number:min-integer-digits="1" number:grouping="true"/>
      <number:text> </number:text>
    </number:number-style>
    <number:number-style style:name="N1599P1" style:volatile="true">
      <number:number number:decimal-places="0" number:min-decimal-places="0" number:min-integer-digits="1" number:grouping="true"/>
      <number:text> </number:text>
    </number:number-style>
    <number:number-style style:name="N1599P2" style:volatile="true">
      <number:text>- </number:text>
    </number:number-style>
    <number:text-style style:name="N1599">
      <number:text-content/>
      <number:text> </number:text>
      <style:map style:condition="value()&gt;0" style:apply-style-name="N1599P0"/>
      <style:map style:condition="value()&lt;0" style:apply-style-name="N1599P1"/>
      <style:map style:condition="value()=0" style:apply-style-name="N1599P2"/>
    </number:text-style>
    <number:number-style style:name="N159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59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598P2" style:volatile="true">
      <number:text> $ - </number:text>
    </number:number-style>
    <number:text-style style:name="N1598">
      <number:text-content/>
      <number:text> </number:text>
      <style:map style:condition="value()&gt;0" style:apply-style-name="N1598P0"/>
      <style:map style:condition="value()&lt;0" style:apply-style-name="N1598P1"/>
      <style:map style:condition="value()=0" style:apply-style-name="N1598P2"/>
    </number:text-style>
    <number:number-style style:name="N1597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597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597P2" style:volatile="true">
      <number:text> $ - </number:text>
    </number:number-style>
    <number:text-style style:name="N1597">
      <number:text-content/>
      <number:text> </number:text>
      <style:map style:condition="value()&gt;0" style:apply-style-name="N1597P0"/>
      <style:map style:condition="value()&lt;0" style:apply-style-name="N1597P1"/>
      <style:map style:condition="value()=0" style:apply-style-name="N1597P2"/>
    </number:text-style>
    <number:date-style style:name="N1596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596">
      <number:text-content/>
      <style:map style:condition="value()&lt;=1.7976931348623157E+308" style:apply-style-name="N1596P0"/>
    </number:text-style>
    <number:number-style style:name="N1595">
      <number:text>366+ Days</number:text>
    </number:number-style>
    <number:number-style style:name="N1594">
      <number:text>181+ Days</number:text>
    </number:number-style>
    <number:number-style style:name="N1593P0" style:volatile="true">
      <number:text> </number:text>
      <number:number number:decimal-places="0" number:min-decimal-places="0" number:min-integer-digits="1" number:grouping="true"/>
      <number:text>  </number:text>
    </number:number-style>
    <number:number-style style:name="N1593P1" style:volatile="true">
      <number:text> (</number:text>
      <number:number number:decimal-places="0" number:min-decimal-places="0" number:min-integer-digits="1" number:grouping="true"/>
      <number:text>) </number:text>
    </number:number-style>
    <number:number-style style:name="N1593P2" style:volatile="true">
      <number:text>-</number:text>
      <number:number number:decimal-places="0" number:min-decimal-places="0" number:min-integer-digits="2"/>
      <number:text>  </number:text>
    </number:number-style>
    <number:text-style style:name="N1593">
      <number:text> </number:text>
      <number:text-content/>
      <number:text> </number:text>
      <style:map style:condition="value()&gt;0" style:apply-style-name="N1593P0"/>
      <style:map style:condition="value()&lt;0" style:apply-style-name="N1593P1"/>
      <style:map style:condition="value()=0" style:apply-style-name="N1593P2"/>
    </number:text-style>
    <number:number-style style:name="N1592P0" style:volatile="true">
      <number:number number:decimal-places="2" number:min-decimal-places="2" number:min-integer-digits="1" number:grouping="true"/>
      <number:text>  </number:text>
    </number:number-style>
    <number:number-style style:name="N1592P1" style:volatile="true">
      <number:text> (</number:text>
      <number:number number:decimal-places="2" number:min-decimal-places="2" number:min-integer-digits="1" number:grouping="true"/>
      <number:text>) </number:text>
    </number:number-style>
    <number:number-style style:name="N1592P2" style:volatile="true">
      <number:text>-</number:text>
      <number:number number:decimal-places="0" number:min-decimal-places="0" number:min-integer-digits="2"/>
      <number:text>  </number:text>
    </number:number-style>
    <number:text-style style:name="N1592">
      <number:text-content/>
      <number:text> </number:text>
      <style:map style:condition="value()&gt;0" style:apply-style-name="N1592P0"/>
      <style:map style:condition="value()&lt;0" style:apply-style-name="N1592P1"/>
      <style:map style:condition="value()=0" style:apply-style-name="N1592P2"/>
    </number:text-style>
    <number:number-style style:name="N1591">
      <number:number number:decimal-places="2" number:min-decimal-places="2" number:min-integer-digits="1" number:grouping="true"/>
      <number:text>  </number:text>
    </number:number-style>
    <number:number-style style:name="N1590">
      <number:number number:decimal-places="1" number:min-decimal-places="1" number:min-integer-digits="20"/>
    </number:number-style>
    <number:number-style style:name="N1589P0" style:volatile="true">
      <number:number number:decimal-places="2" number:min-decimal-places="2" number:min-integer-digits="0"/>
    </number:number-style>
    <number:number-style style:name="N1589">
      <style:text-properties fo:color="#ff0000"/>
      <number:text>(</number:text>
      <number:number number:decimal-places="2" number:min-decimal-places="2" number:min-integer-digits="0"/>
      <number:text>)</number:text>
      <style:map style:condition="value()&gt;=0" style:apply-style-name="N1589P0"/>
    </number:number-style>
    <number:date-style style:name="N1588">
      <number:day number:style="long"/>
      <number:text>/</number:text>
      <number:month number:textual="true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587P0" style:volatile="true">
      <number:number number:decimal-places="0" number:min-decimal-places="0" number:min-integer-digits="0"/>
      <number:text> </number:text>
    </number:number-style>
    <number:number-style style:name="N1587">
      <style:text-properties fo:color="#ff0000"/>
      <number:text>(</number:text>
      <number:number number:decimal-places="0" number:min-decimal-places="0" number:min-integer-digits="0"/>
      <number:text>)</number:text>
      <style:map style:condition="value()&gt;=0" style:apply-style-name="N1587P0"/>
    </number:number-style>
    <number:number-style style:name="N1586P0" style:volatile="true">
      <number:number number:decimal-places="1" number:min-decimal-places="1" number:min-integer-digits="4" number:grouping="true"/>
    </number:number-style>
    <number:number-style style:name="N1586">
      <style:text-properties fo:color="#ff0000"/>
      <number:text>-</number:text>
      <number:number number:decimal-places="1" number:min-decimal-places="1" number:min-integer-digits="4" number:grouping="true"/>
      <style:map style:condition="value()&gt;=0" style:apply-style-name="N1586P0"/>
    </number:number-style>
    <number:number-style style:name="N1585">
      <number:number number:decimal-places="1" number:min-decimal-places="1" number:min-integer-digits="4" number:grouping="true"/>
    </number:number-style>
    <number:number-style style:name="N1584">
      <number:number number:decimal-places="9" number:min-decimal-places="9" number:min-integer-digits="2"/>
    </number:number-style>
    <number:percentage-style style:name="N1583P0" style:volatile="true">
      <number:number number:decimal-places="2" number:min-decimal-places="2" number:min-integer-digits="1" number:grouping="true"/>
      <number:text>%</number:text>
    </number:percentage-style>
    <number:percentage-style style:name="N1583"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583P0"/>
    </number:percentage-style>
    <number:number-style style:name="N1582">
      <number:number number:decimal-places="7" number:min-decimal-places="7" number:min-integer-digits="2"/>
    </number:number-style>
    <number:number-style style:name="N1581">
      <number:text>30-,</number:text>
      <number:number number:decimal-places="0" number:min-decimal-places="0" number:min-integer-digits="1" number:display-factor="1000"/>
      <number:text> Days</number:text>
    </number:number-style>
    <number:date-style style:name="N1580">
      <number:day number:style="long"/>
      <number:text>--</number:text>
      <number:month number:style="long"/>
      <number:text>-</number:text>
      <number:year number:style="long"/>
    </number:date-style>
    <number:number-style style:name="N1579P0" style:volatile="true">
      <number:number number:decimal-places="1" number:min-decimal-places="1" number:min-integer-digits="1" number:grouping="true"/>
      <number:text> </number:text>
    </number:number-style>
    <number:number-style style:name="N1579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1579P2" style:volatile="true">
      <number:text>-</number:text>
      <number:number number:decimal-places="0" number:min-decimal-places="0" number:min-integer-digits="0"/>
      <number:text> </number:text>
    </number:number-style>
    <number:text-style style:name="N1579">
      <number:text-content/>
      <number:text> </number:text>
      <style:map style:condition="value()&gt;0" style:apply-style-name="N1579P0"/>
      <style:map style:condition="value()&lt;0" style:apply-style-name="N1579P1"/>
      <style:map style:condition="value()=0" style:apply-style-name="N1579P2"/>
    </number:text-style>
    <number:date-style style:name="N1578">
      <number:day number:style="long"/>
      <number:month number:style="long"/>
      <number:year/>
    </number:date-style>
    <number:percentage-style style:name="N1577P0" style:volatile="true">
      <number:number number:decimal-places="1" number:min-decimal-places="1" number:min-integer-digits="1"/>
      <number:text>%</number:text>
    </number:percentage-style>
    <number:percentage-style style:name="N1577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577P0"/>
    </number:percentage-style>
    <number:number-style style:name="N1576">
      <number:scientific-number number:decimal-places="18" number:min-decimal-places="18" number:min-integer-digits="1" number:min-exponent-digits="2" number:exponent-interval="1" number:forced-exponent-sign="true"/>
    </number:number-style>
    <number:date-style style:name="N1575">
      <number:month number:textual="true"/>
      <number:text> - </number:text>
      <number:year/>
    </number:date-style>
    <number:date-style style:name="N1574">
      <number:day/>
      <number:text>ay</number:text>
      <number:seconds/>
    </number:date-style>
    <number:date-style style:name="N1573">
      <number:day number:style="long"/>
      <number:text> Jan,</number:text>
      <number:year number:style="long"/>
    </number:date-style>
    <number:number-style style:name="N1572P0" style:volatile="true">
      <number:number number:decimal-places="2" number:min-decimal-places="2" number:min-integer-digits="1"/>
    </number:number-style>
    <number:number-style style:name="N1572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572P0"/>
    </number:number-style>
    <number:number-style style:name="N1571P0" style:volatile="true">
      <number:number number:decimal-places="2" number:min-decimal-places="2" number:min-integer-digits="1" number:grouping="true"/>
      <number:text> </number:text>
    </number:number-style>
    <number:number-style style:name="N1571P1" style:volatile="true">
      <style:text-properties fo:color="#ff0000"/>
      <number:text>  -</number:text>
      <number:number number:decimal-places="0" number:min-decimal-places="0" number:min-integer-digits="1" number:grouping="true"/>
    </number:number-style>
    <number:number-style style:name="N1571P2" style:volatile="true">
      <number:text>-</number:text>
      <number:number number:decimal-places="0" number:min-decimal-places="0" number:min-integer-digits="0"/>
      <number:text> </number:text>
    </number:number-style>
    <number:text-style style:name="N1571">
      <number:text-content/>
      <number:text> </number:text>
      <style:map style:condition="value()&gt;0" style:apply-style-name="N1571P0"/>
      <style:map style:condition="value()&lt;0" style:apply-style-name="N1571P1"/>
      <style:map style:condition="value()=0" style:apply-style-name="N1571P2"/>
    </number:text-style>
    <number:number-style style:name="N1570">
      <number:text>13</number:text>
    </number:number-style>
    <number:number-style style:name="N1569P0" style:volatile="true">
      <number:number number:decimal-places="3" number:min-decimal-places="3" number:min-integer-digits="0" number:grouping="true"/>
    </number:number-style>
    <number:number-style style:name="N1569">
      <number:text>(</number:text>
      <number:number number:decimal-places="3" number:min-decimal-places="3" number:min-integer-digits="0" number:grouping="true"/>
      <number:text>)</number:text>
      <style:map style:condition="value()&gt;=0" style:apply-style-name="N1569P0"/>
    </number:number-style>
    <number:number-style style:name="N1568">
      <number:number number:decimal-places="3" number:min-decimal-places="3" number:min-integer-digits="0" number:grouping="true"/>
    </number:number-style>
    <number:date-style style:name="N1567">
      <number:text>APL-</number:text>
      <number:month/>
    </number:date-style>
    <number:number-style style:name="N1566">
      <number:scientific-number number:decimal-places="17" number:min-decimal-places="17" number:min-integer-digits="1" number:min-exponent-digits="2" number:exponent-interval="1" number:forced-exponent-sign="true"/>
    </number:number-style>
    <number:date-style style:name="N1565">
      <number:hours number:style="long"/>
      <number:text>:</number:text>
      <number:minutes number:style="long"/>
      <number:text>P</number:text>
      <number:month/>
    </number:date-style>
    <number:number-style style:name="N1564" number:title="User-defined">
      <number:number number:decimal-places="0" number:min-decimal-places="0" number:min-integer-digits="3">
        <number:embedded-text number:position="1">2</number:embedded-text>
      </number:number>
    </number:number-style>
    <number:number-style style:name="N1563P0" style:volatile="true">
      <number:number number:decimal-places="1" number:min-decimal-places="1" number:min-integer-digits="1"/>
      <number:text> </number:text>
    </number:number-style>
    <number:number-style style:name="N156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563P0"/>
    </number:number-style>
    <number:currency-style style:name="N1562P0" style:volatile="true">
      <number:currency-symbol number:language="es" number:country="VE">Bs</number:currency-symbol>
      <number:number number:decimal-places="2" number:min-decimal-places="2" number:min-integer-digits="1" number:grouping="true"/>
    </number:currency-style>
    <number:currency-style style:name="N1562">
      <style:text-properties fo:color="#ff0000"/>
      <number:text>-</number:text>
      <number:currency-symbol number:language="es" number:country="VE">Bs</number:currency-symbol>
      <number:number number:decimal-places="2" number:min-decimal-places="2" number:min-integer-digits="1" number:grouping="true"/>
      <style:map style:condition="value()&gt;=0" style:apply-style-name="N1562P0"/>
    </number:currency-style>
    <number:number-style style:name="N1561">
      <number:scientific-number number:decimal-places="15" number:min-decimal-places="15" number:min-integer-digits="1" number:min-exponent-digits="2" number:exponent-interval="1" number:forced-exponent-sign="true"/>
    </number:number-style>
    <number:date-style style:name="N1560">
      <number:day/>
      <number:text>. </number:text>
      <number:month number:textual="true"/>
      <number:text>. 12</number:text>
    </number:date-style>
    <number:currency-style style:name="N1559P0" style:volatile="tru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15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1559P0"/>
    </number:currency-style>
    <number:number-style style:name="N1558P0" style:volatile="true">
      <number:number number:decimal-places="2" number:min-decimal-places="2" number:min-integer-digits="1"/>
    </number:number-style>
    <number:number-style style:name="N1558">
      <style:text-properties fo:color="#ff0000"/>
      <number:number number:decimal-places="1" number:min-decimal-places="1" number:min-integer-digits="1"/>
      <style:map style:condition="value()&gt;=0" style:apply-style-name="N1558P0"/>
    </number:number-style>
    <number:date-style style:name="N1557">
      <number:day/>
      <number:text>. </number:text>
      <number:month number:textual="true"/>
      <number:text>. 11</number:text>
    </number:date-style>
    <number:number-style style:name="N1556">
      <number:scientific-number number:decimal-places="8" number:min-decimal-places="8" number:min-integer-digits="1" number:min-exponent-digits="3" number:exponent-interval="1" number:forced-exponent-sign="true"/>
    </number:number-style>
    <number:percentage-style style:name="N1555P0" style:volatile="true">
      <number:number number:decimal-places="1" number:min-decimal-places="1" number:min-integer-digits="1"/>
      <number:text>%</number:text>
    </number:percentage-style>
    <number:percentage-style style:name="N1555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555P0"/>
    </number:percentage-style>
    <number:percentage-style style:name="N1554">
      <number:number number:decimal-places="1" number:min-decimal-places="1" number:min-integer-digits="1"/>
      <number:text>%</number:text>
    </number:percentage-style>
    <number:number-style style:name="N1553">
      <number:text>0,-</number:text>
    </number:number-style>
    <number:number-style style:name="N1552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551P0" style:volatile="true"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551P1" style:volatile="true"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551P2" style:volatile="true"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551">
      <number:text-content/>
      <number:text> </number:text>
      <style:map style:condition="value()&gt;0" style:apply-style-name="N1551P0"/>
      <style:map style:condition="value()&lt;0" style:apply-style-name="N1551P1"/>
      <style:map style:condition="value()=0" style:apply-style-name="N1551P2"/>
    </number:text-style>
    <number:date-style style:name="N1550P0" style:volatile="true">
      <number:day/>
      <number:text>-</number:text>
      <number:month number:textual="true"/>
      <number:text>-</number:text>
      <number:year/>
    </number:date-style>
    <number:number-style style:name="N1550">
      <number:text/>
      <style:map style:condition="value()&gt;=0" style:apply-style-name="N1550P0"/>
    </number:number-style>
    <number:currency-style style:name="N154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54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549P0"/>
    </number:currency-style>
    <number:number-style style:name="N1548P0" style:volatile="true">
      <number:number number:decimal-places="0" number:min-decimal-places="0" number:min-integer-digits="1"/>
      <number:text> </number:text>
    </number:number-style>
    <number:number-style style:name="N1548">
      <number:text>(-)</number:text>
      <style:map style:condition="value()&gt;=0" style:apply-style-name="N1548P0"/>
    </number:number-style>
    <number:currency-style style:name="N1547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47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47P0"/>
    </number:currency-style>
    <number:date-style style:name="N1546">
      <number:day-of-week number:style="long"/>
      <number:text>, </number:text>
      <number:day number:style="long"/>
      <number:text>-</number:text>
      <number:month number:textual="true"/>
      <number:text>-</number:text>
      <number:year/>
    </number:date-style>
    <number:number-style style:name="N1545P0" style:volatile="true">
      <number:number number:decimal-places="0" number:min-decimal-places="0" number:min-integer-digits="0"/>
      <number:text> </number:text>
    </number:number-style>
    <number:number-style style:name="N1545">
      <number:text>(</number:text>
      <number:number number:decimal-places="0" number:min-decimal-places="0" number:min-integer-digits="0"/>
      <number:text>-)</number:text>
      <style:map style:condition="value()&gt;=0" style:apply-style-name="N1545P0"/>
    </number:number-style>
    <number:currency-style style:name="N154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4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44P0"/>
    </number:currency-style>
    <number:number-style style:name="N1543">
      <number:scientific-number number:decimal-places="20" number:min-decimal-places="20" number:min-integer-digits="1" number:min-exponent-digits="2" number:exponent-interval="1" number:forced-exponent-sign="true"/>
    </number:number-style>
    <number:number-style style:name="N1542P0" style:volatile="true">
      <number:number number:decimal-places="0" number:min-decimal-places="0" number:min-integer-digits="0"/>
      <number:text>)</number:text>
    </number:number-style>
    <number:number-style style:name="N1542">
      <number:text>(</number:text>
      <number:number number:decimal-places="0" number:min-decimal-places="0" number:min-integer-digits="0"/>
      <number:text>-)</number:text>
      <style:map style:condition="value()&gt;=0" style:apply-style-name="N1542P0"/>
    </number:number-style>
    <number:number-style style:name="N1541P0" style:volatile="true">
      <number:text>Tk</number:text>
      <number:number number:decimal-places="2" number:min-decimal-places="2" number:min-integer-digits="1" number:grouping="true"/>
      <number:text> </number:text>
    </number:number-style>
    <number:number-style style:name="N1541">
      <style:text-properties fo:color="#ff0000"/>
      <number:text>(Tk</number:text>
      <number:number number:decimal-places="2" number:min-decimal-places="2" number:min-integer-digits="1" number:grouping="true"/>
      <number:text>)</number:text>
      <style:map style:condition="value()&gt;=0" style:apply-style-name="N1541P0"/>
    </number:number-style>
    <number:number-style style:name="N1540P0" style:volatile="true">
      <number:number number:decimal-places="0" number:min-decimal-places="0" number:min-integer-digits="0" number:grouping="true"/>
      <number:text>- </number:text>
    </number:number-style>
    <number:number-style style:name="N1540">
      <number:text>(</number:text>
      <number:number number:decimal-places="0" number:min-decimal-places="0" number:min-integer-digits="0" number:grouping="true"/>
      <number:text>-)</number:text>
      <style:map style:condition="value()&gt;=0" style:apply-style-name="N1540P0"/>
    </number:number-style>
    <number:date-style style:name="N1539P0" style:volatile="true">
      <number:day number:style="long"/>
      <number:text>/</number:text>
      <number:month number:style="long"/>
      <number:text>/</number:text>
      <number:year/>
    </number:date-style>
    <number:text-style style:name="N1539">
      <number:text-content/>
      <style:map style:condition="value()&lt;=1.7976931348623157E+308" style:apply-style-name="N1539P0"/>
    </number:text-style>
    <number:date-style style:name="N1538">
      <number:day number:style="long"/>
      <number:text>/</number:text>
      <number:month number:style="long"/>
      <number:text>/</number:text>
      <number:year/>
    </number:date-style>
    <number:number-style style:name="N1537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7P1" style:volatile="true">
      <number:fill-character> </number:fill-character>
      <number:text>(</number:text>
      <number:number number:decimal-places="2" number:min-decimal-places="2" number:min-integer-digits="1" number:grouping="true"/>
      <number:text>)   </number:text>
    </number:number-style>
    <number:number-style style:name="N153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37">
      <number:text-content/>
      <number:text> </number:text>
      <style:map style:condition="value()&gt;0" style:apply-style-name="N1537P0"/>
      <style:map style:condition="value()&lt;0" style:apply-style-name="N1537P1"/>
      <style:map style:condition="value()=0" style:apply-style-name="N1537P2"/>
    </number:text-style>
    <number:number-style style:name="N1536">
      <number:number number:decimal-places="19" number:min-decimal-places="19" number:min-integer-digits="2"/>
    </number:number-style>
    <number:date-style style:name="N153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34P0" style:volatile="true">
      <number:number number:decimal-places="20" number:min-decimal-places="20" number:min-integer-digits="0" number:grouping="true"/>
    </number:number-style>
    <number:number-style style:name="N1534">
      <style:text-properties fo:color="#ff0000"/>
      <number:text>-</number:text>
      <number:number number:decimal-places="20" number:min-decimal-places="20" number:min-integer-digits="0" number:grouping="true"/>
      <style:map style:condition="value()&gt;=0" style:apply-style-name="N1534P0"/>
    </number:number-style>
    <number:date-style style:name="N1533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533">
      <number:text-content/>
      <style:map style:condition="value()&lt;=1.7976931348623157E+308" style:apply-style-name="N1533P0"/>
    </number:text-style>
    <number:date-style style:name="N153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31">
      <number:number number:decimal-places="18" number:min-decimal-places="18" number:min-integer-digits="2"/>
    </number:number-style>
    <number:number-style style:name="N15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0">
      <number:text-content/>
      <number:text> </number:text>
      <style:map style:condition="value()&gt;0" style:apply-style-name="N1530P0"/>
      <style:map style:condition="value()&lt;0" style:apply-style-name="N1530P1"/>
      <style:map style:condition="value()=0" style:apply-style-name="N1530P2"/>
    </number:text-style>
    <number:date-style style:name="N1529">
      <number:day number:style="long"/>
      <number:text> </number:text>
      <number:day-of-week/>
    </number:date-style>
    <number:number-style style:name="N1528">
      <number:number number:decimal-places="15" number:min-decimal-places="15" number:min-integer-digits="2"/>
    </number:number-style>
    <number:date-style style:name="N15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26">
      <number:number number:decimal-places="3" number:min-decimal-places="3" number:min-integer-digits="3"/>
    </number:number-style>
    <number:date-style style:name="N1525">
      <number:day number:style="long"/>
      <number:text>/</number:text>
      <number:month number:style="long"/>
      <number:text>/ </number:text>
      <number:year/>
    </number:date-style>
    <number:date-style style:name="N1524">
      <number:month number:textual="true"/>
      <number:text> </number:text>
      <number:day number:style="long"/>
      <number:text>, </number:text>
      <number:year/>
      <number:text>, </number:text>
      <number:day-of-week number:style="long"/>
    </number:date-style>
    <number:number-style style:name="N1523P0" style:volatile="true">
      <number:text>t$</number:text>
      <number:number number:decimal-places="2" number:min-decimal-places="2" number:min-integer-digits="1" number:grouping="true"/>
      <number:text> </number:text>
    </number:number-style>
    <number:number-style style:name="N1523">
      <number:text>(t$</number:text>
      <number:number number:decimal-places="2" number:min-decimal-places="2" number:min-integer-digits="1" number:grouping="true"/>
      <number:text>)</number:text>
      <style:map style:condition="value()&gt;=0" style:apply-style-name="N1523P0"/>
    </number:number-style>
    <number:number-style style:name="N1522P0" style:volatile="true">
      <number:text>RM</number:text>
      <number:number number:decimal-places="0" number:min-decimal-places="0" number:min-integer-digits="1" number:grouping="true"/>
      <number:text> </number:text>
    </number:number-style>
    <number:number-style style:name="N1522">
      <number:text>(RM</number:text>
      <number:number number:decimal-places="0" number:min-decimal-places="0" number:min-integer-digits="1" number:grouping="true"/>
      <number:text>)</number:text>
      <style:map style:condition="value()&gt;=0" style:apply-style-name="N1522P0"/>
    </number:number-style>
    <number:number-style style:name="N1521">
      <number:number number:decimal-places="14" number:min-decimal-places="14" number:min-integer-digits="2"/>
    </number:number-style>
    <number:number-style style:name="N1520P0" style:volatile="true">
      <number:number number:decimal-places="0" number:min-decimal-places="0" number:min-integer-digits="1" number:grouping="true"/>
      <number:text>  </number:text>
    </number:number-style>
    <number:number-style style:name="N1520P1" style:volatile="true">
      <number:text> (</number:text>
      <number:number number:decimal-places="0" number:min-decimal-places="0" number:min-integer-digits="1" number:grouping="true"/>
      <number:text>) </number:text>
    </number:number-style>
    <number:number-style style:name="N1520P2" style:volatile="true">
      <number:text>  </number:text>
    </number:number-style>
    <number:text-style style:name="N1520">
      <number:text-content/>
      <number:text> </number:text>
      <style:map style:condition="value()&gt;0" style:apply-style-name="N1520P0"/>
      <style:map style:condition="value()&lt;0" style:apply-style-name="N1520P1"/>
      <style:map style:condition="value()=0" style:apply-style-name="N1520P2"/>
    </number:text-style>
    <number:date-style style:name="N1519">
      <number:month number:style="long"/>
      <number:text>-</number:text>
      <number:year number:style="long"/>
    </number:date-style>
    <number:number-style style:name="N1518">
      <number:number number:decimal-places="1" number:min-decimal-places="1" number:min-integer-digits="1"/>
      <number:text>13.</number:text>
    </number:number-style>
    <number:currency-style style:name="N1517P0" style:volatile="true">
      <number:currency-symbol number:language="en" number:country="US">$</number:currency-symbol>
      <number:number number:decimal-places="10" number:min-decimal-places="10" number:min-integer-digits="1" number:grouping="true"/>
    </number:currency-style>
    <number:currency-style style:name="N1517">
      <style:text-properties fo:color="#ff0000"/>
      <number:text>-</number:text>
      <number:currency-symbol number:language="en" number:country="US">$</number:currency-symbol>
      <number:number number:decimal-places="10" number:min-decimal-places="10" number:min-integer-digits="1" number:grouping="true"/>
      <style:map style:condition="value()&gt;=0" style:apply-style-name="N1517P0"/>
    </number:currency-style>
    <number:date-style style:name="N1516">
      <number:month number:style="long" number:textual="true"/>
      <number:text>-</number:text>
      <number:month number:style="long" number:textual="true"/>
      <number:text>'16</number:text>
    </number:date-style>
    <number:number-style style:name="N1515">
      <number:number number:decimal-places="13" number:min-decimal-places="13" number:min-integer-digits="2"/>
    </number:number-style>
    <number:number-style style:name="N151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4P1" style:volatile="true">
      <style:text-properties fo:color="#ff0000"/>
      <number:text>  -</number:text>
      <number:number number:decimal-places="0" number:min-decimal-places="0" number:min-integer-digits="1" number:grouping="true"/>
    </number:number-style>
    <number:number-style style:name="N151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4">
      <number:text-content/>
      <number:text> </number:text>
      <style:map style:condition="value()&gt;0" style:apply-style-name="N1514P0"/>
      <style:map style:condition="value()&lt;0" style:apply-style-name="N1514P1"/>
      <style:map style:condition="value()=0" style:apply-style-name="N1514P2"/>
    </number:text-style>
    <number:number-style style:name="N1513P0" style:volatile="true">
      <number:number number:decimal-places="1" number:min-decimal-places="1" number:min-integer-digits="1"/>
    </number:number-style>
    <number:number-style style:name="N1513">
      <style:text-properties fo:color="#ff0000"/>
      <number:number number:decimal-places="1" number:min-decimal-places="1" number:min-integer-digits="1"/>
      <style:map style:condition="value()&gt;=0" style:apply-style-name="N1513P0"/>
    </number:number-style>
    <number:number-style style:name="N1512P0" style:volatile="true">
      <number:text>t$</number:text>
      <number:number number:decimal-places="0" number:min-decimal-places="0" number:min-integer-digits="1" number:grouping="true"/>
      <number:text> </number:text>
    </number:number-style>
    <number:number-style style:name="N1512">
      <style:text-properties fo:color="#ff0000"/>
      <number:text>(t$</number:text>
      <number:number number:decimal-places="0" number:min-decimal-places="0" number:min-integer-digits="1" number:grouping="true"/>
      <number:text>)</number:text>
      <style:map style:condition="value()&gt;=0" style:apply-style-name="N1512P0"/>
    </number:number-style>
    <number:number-style style:name="N1511P0" style:volatile="true">
      <number:text> RM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1P1" style:volatile="true">
      <number:text> RM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1P2" style:volatile="true">
      <number:text> RM</number:text>
      <number:fill-character> </number:fill-character>
      <number:text>- </number:text>
    </number:number-style>
    <number:text-style style:name="N1511">
      <number:text-content/>
      <number:text> </number:text>
      <style:map style:condition="value()&gt;0" style:apply-style-name="N1511P0"/>
      <style:map style:condition="value()&lt;0" style:apply-style-name="N1511P1"/>
      <style:map style:condition="value()=0" style:apply-style-name="N1511P2"/>
    </number:text-style>
    <number:number-style style:name="N1510P0" style:volatile="true">
      <number:number number:decimal-places="2" number:min-decimal-places="2" number:min-integer-digits="4" number:grouping="true"/>
    </number:number-style>
    <number:number-style style:name="N1510">
      <style:text-properties fo:color="#ff0000"/>
      <number:text>-</number:text>
      <number:number number:decimal-places="2" number:min-decimal-places="2" number:min-integer-digits="4" number:grouping="true"/>
      <style:map style:condition="value()&gt;=0" style:apply-style-name="N1510P0"/>
    </number:number-style>
    <number:number-style style:name="N1509">
      <number:number number:decimal-places="2" number:min-decimal-places="2" number:min-integer-digits="4" number:grouping="true"/>
    </number:number-style>
    <number:number-style style:name="N1508">
      <number:number number:decimal-places="12" number:min-decimal-places="12" number:min-integer-digits="2"/>
    </number:number-style>
    <number:date-style style:name="N1507">
      <number:day number:style="long"/>
      <number:text> </number:text>
      <number:month number:textual="true"/>
      <number:text>-</number:text>
      <number:year/>
    </number:date-style>
    <number:number-style style:name="N150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6P1" style:volatile="true">
      <number:text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6">
      <number:text-content/>
      <number:text> </number:text>
      <style:map style:condition="value()&gt;0" style:apply-style-name="N1506P0"/>
      <style:map style:condition="value()&lt;0" style:apply-style-name="N1506P1"/>
      <style:map style:condition="value()=0" style:apply-style-name="N1506P2"/>
    </number:text-style>
    <number:number-style style:name="N1505P0" style:volatile="true">
      <number:text>t$</number:text>
      <number:number number:decimal-places="0" number:min-decimal-places="0" number:min-integer-digits="1" number:grouping="true"/>
      <number:text> </number:text>
    </number:number-style>
    <number:number-style style:name="N1505">
      <number:text>(t$</number:text>
      <number:number number:decimal-places="0" number:min-decimal-places="0" number:min-integer-digits="1" number:grouping="true"/>
      <number:text>)</number:text>
      <style:map style:condition="value()&gt;=0" style:apply-style-name="N1505P0"/>
    </number:number-style>
    <number:number-style style:name="N1504">
      <number:number number:decimal-places="11" number:min-decimal-places="11" number:min-integer-digits="2"/>
    </number:number-style>
    <number:date-style style:name="N1503">
      <number:day number:style="long"/>
      <number:text>. </number:text>
      <number:month number:style="long"/>
      <number:text>. </number:text>
      <number:year number:style="long"/>
    </number:date-style>
    <number:number-style style:name="N1502">
      <number:number number:decimal-places="0" number:min-decimal-places="0" number:min-integer-digits="9" number:grouping="true"/>
    </number:number-style>
    <number:number-style style:name="N1501P0" style:volatile="true">
      <number:number number:decimal-places="5" number:min-decimal-places="5" number:min-integer-digits="1" number:grouping="true"/>
      <number:text> </number:text>
    </number:number-style>
    <number:number-style style:name="N1501P1" style:volatile="true">
      <number:text>-</number:text>
      <number:number number:decimal-places="5" number:min-decimal-places="5" number:min-integer-digits="1" number:grouping="true"/>
      <number:text> </number:text>
    </number:number-style>
    <number:number-style style:name="N1501P2" style:volatile="true">
      <number:text>-</number:text>
      <number:number number:decimal-places="0" number:min-decimal-places="0" number:min-integer-digits="0"/>
      <number:text> </number:text>
    </number:number-style>
    <number:text-style style:name="N1501">
      <number:text-content/>
      <number:text> </number:text>
      <style:map style:condition="value()&gt;0" style:apply-style-name="N1501P0"/>
      <style:map style:condition="value()&lt;0" style:apply-style-name="N1501P1"/>
      <style:map style:condition="value()=0" style:apply-style-name="N1501P2"/>
    </number:text-style>
    <number:number-style style:name="N1500">
      <number:number number:decimal-places="8" number:min-decimal-places="8" number:min-integer-digits="2"/>
    </number:number-style>
    <number:date-style style:name="N1499" number:title="User-def~ined">
      <number:month number:style="long" number:textual="true"/>
      <number:text>'16</number:text>
    </number:date-style>
    <number:currency-style style:name="N149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49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498P0"/>
    </number:currency-style>
    <number:number-style style:name="N1497P0" style:volatile="true">
      <number:number number:decimal-places="4" number:min-decimal-places="4" number:min-integer-digits="1" number:grouping="true"/>
      <number:text> </number:text>
    </number:number-style>
    <number:number-style style:name="N1497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1497P2" style:volatile="true">
      <number:text>-</number:text>
      <number:number number:decimal-places="0" number:min-decimal-places="0" number:min-integer-digits="0"/>
      <number:text> </number:text>
    </number:number-style>
    <number:text-style style:name="N1497">
      <number:text-content/>
      <number:text> </number:text>
      <style:map style:condition="value()&gt;0" style:apply-style-name="N1497P0"/>
      <style:map style:condition="value()&lt;0" style:apply-style-name="N1497P1"/>
      <style:map style:condition="value()=0" style:apply-style-name="N1497P2"/>
    </number:text-style>
    <number:currency-style style:name="N1496P0" style:volatile="true">
      <number:currency-symbol number:language="en" number:country="US">$</number:currency-symbol>
      <number:number number:decimal-places="11" number:min-decimal-places="11" number:min-integer-digits="1" number:grouping="true"/>
    </number:currency-style>
    <number:currency-style style:name="N1496">
      <style:text-properties fo:color="#ff0000"/>
      <number:text>-</number:text>
      <number:currency-symbol number:language="en" number:country="US">$</number:currency-symbol>
      <number:number number:decimal-places="11" number:min-decimal-places="11" number:min-integer-digits="1" number:grouping="true"/>
      <style:map style:condition="value()&gt;=0" style:apply-style-name="N1496P0"/>
    </number:currency-style>
    <number:currency-style style:name="N1495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495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495P0"/>
    </number:currency-style>
    <number:number-style style:name="N1494">
      <number:number number:decimal-places="0" number:min-decimal-places="0" number:min-integer-digits="0" number:display-factor="1000000"/>
    </number:number-style>
    <number:number-style style:name="N1493P0" style:volatile="true">
      <number:number number:decimal-places="0" number:min-decimal-places="0" number:min-integer-digits="4" number:grouping="true"/>
    </number:number-style>
    <number:number-style style:name="N1493">
      <style:text-properties fo:color="#ff0000"/>
      <number:text>-</number:text>
      <number:number number:decimal-places="0" number:min-decimal-places="0" number:min-integer-digits="4" number:grouping="true"/>
      <style:map style:condition="value()&gt;=0" style:apply-style-name="N1493P0"/>
    </number:number-style>
    <number:number-style style:name="N1492P0" style:volatile="true">
      <number:number number:decimal-places="5" number:min-decimal-places="5" number:min-integer-digits="1" number:grouping="true"/>
      <number:text> </number:text>
    </number:number-style>
    <number:number-style style:name="N1492P1" style:volatile="true">
      <number:text>(</number:text>
      <number:number number:decimal-places="5" number:min-decimal-places="5" number:min-integer-digits="1" number:grouping="true"/>
      <number:text>)</number:text>
    </number:number-style>
    <number:number-style style:name="N1492P2" style:volatile="true">
      <number:text>-</number:text>
      <number:number number:decimal-places="0" number:min-decimal-places="0" number:min-integer-digits="0"/>
      <number:text> </number:text>
    </number:number-style>
    <number:text-style style:name="N1492">
      <number:text-content/>
      <number:text> </number:text>
      <style:map style:condition="value()&gt;0" style:apply-style-name="N1492P0"/>
      <style:map style:condition="value()&lt;0" style:apply-style-name="N1492P1"/>
      <style:map style:condition="value()=0" style:apply-style-name="N1492P2"/>
    </number:text-style>
    <number:number-style style:name="N1491">
      <number:text>30-,</number:text>
      <number:number number:decimal-places="0" number:min-decimal-places="0" number:min-integer-digits="1"/>
      <number:text> Days</number:text>
    </number:number-style>
    <number:date-style style:name="N1490">
      <number:month number:style="long"/>
      <number:text>／</number:text>
      <number:day number:style="long"/>
      <number:text>／</number:text>
      <number:year/>
    </number:date-style>
    <number:number-style style:name="N1489P0" style:volatile="true">
      <number:number number:decimal-places="3" number:min-decimal-places="3" number:min-integer-digits="1" number:grouping="true"/>
      <number:text> </number:text>
    </number:number-style>
    <number:number-style style:name="N1489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1489P2" style:volatile="true">
      <number:text>-</number:text>
      <number:number number:decimal-places="0" number:min-decimal-places="0" number:min-integer-digits="0"/>
      <number:text> </number:text>
    </number:number-style>
    <number:text-style style:name="N1489">
      <number:text-content/>
      <number:text> </number:text>
      <style:map style:condition="value()&gt;0" style:apply-style-name="N1489P0"/>
      <style:map style:condition="value()&lt;0" style:apply-style-name="N1489P1"/>
      <style:map style:condition="value()=0" style:apply-style-name="N1489P2"/>
    </number:text-style>
    <number:date-style style:name="N1488">
      <number:day-of-week number:style="long"/>
      <number:text> </number:text>
      <number:month number:textual="true"/>
      <number:text> </number:text>
      <number:day number:style="long"/>
      <number:text>, </number:text>
      <number:year/>
    </number:date-style>
    <number:number-style style:name="N1487">
      <number:number number:decimal-places="16" number:min-decimal-places="16" number:min-integer-digits="2"/>
    </number:number-style>
    <number:number-style style:name="N1486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6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6P2" style:volatile="true">
      <number:text> ฿</number:text>
      <number:fill-character> </number:fill-character>
      <number:text>- </number:text>
    </number:number-style>
    <number:text-style style:name="N1486">
      <number:text-content/>
      <number:text> </number:text>
      <style:map style:condition="value()&gt;0" style:apply-style-name="N1486P0"/>
      <style:map style:condition="value()&lt;0" style:apply-style-name="N1486P1"/>
      <style:map style:condition="value()=0" style:apply-style-name="N1486P2"/>
    </number:text-style>
    <number:number-style style:name="N148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5">
      <number:text-content/>
      <number:text> </number:text>
      <style:map style:condition="value()&gt;0" style:apply-style-name="N1485P0"/>
      <style:map style:condition="value()&lt;0" style:apply-style-name="N1485P1"/>
      <style:map style:condition="value()=0" style:apply-style-name="N1485P2"/>
    </number:text-style>
    <number:number-style style:name="N1484P0" style:volatile="true">
      <number:text>t$</number:text>
      <number:number number:decimal-places="2" number:min-decimal-places="2" number:min-integer-digits="1" number:grouping="true"/>
      <number:text> </number:text>
    </number:number-style>
    <number:number-style style:name="N1484">
      <style:text-properties fo:color="#ff0000"/>
      <number:text>(t$</number:text>
      <number:number number:decimal-places="2" number:min-decimal-places="2" number:min-integer-digits="1" number:grouping="true"/>
      <number:text>)</number:text>
      <style:map style:condition="value()&gt;=0" style:apply-style-name="N1484P0"/>
    </number:number-style>
    <number:number-style style:name="N1483">
      <number:text>(,</number:text>
      <number:number number:decimal-places="2" number:min-decimal-places="2" number:min-integer-digits="0"/>
      <number:text>)</number:text>
    </number:number-style>
    <number:number-style style:name="N1482">
      <number:text>1</number:text>
      <number:number number:decimal-places="0" number:min-decimal-places="0" number:min-integer-digits="1"/>
      <number:text>:</number:text>
    </number:number-style>
    <number:number-style style:name="N1481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1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1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1">
      <number:text> </number:text>
      <number:text-content/>
      <number:text> </number:text>
      <style:map style:condition="value()&gt;0" style:apply-style-name="N1481P0"/>
      <style:map style:condition="value()&lt;0" style:apply-style-name="N1481P1"/>
      <style:map style:condition="value()=0" style:apply-style-name="N1481P2"/>
    </number:text-style>
    <number:number-style style:name="N148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0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0">
      <number:text-content/>
      <number:text> </number:text>
      <style:map style:condition="value()&gt;0" style:apply-style-name="N1480P0"/>
      <style:map style:condition="value()&lt;0" style:apply-style-name="N1480P1"/>
      <style:map style:condition="value()=0" style:apply-style-name="N1480P2"/>
    </number:text-style>
    <number:currency-style style:name="N1479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479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479P0"/>
    </number:currency-style>
    <number:number-style style:name="N1478P0" style:volatile="true">
      <number:number number:decimal-places="0" number:min-decimal-places="0" number:min-integer-digits="1" number:grouping="true"/>
      <number:text> </number:text>
    </number:number-style>
    <number:number-style style:name="N1478">
      <number:number number:decimal-places="0" number:min-decimal-places="0" number:min-integer-digits="1" number:grouping="true"/>
      <style:map style:condition="value()&gt;=0" style:apply-style-name="N1478P0"/>
    </number:number-style>
    <number:date-style style:name="N1477">
      <number:month number:textual="true"/>
      <number:text> </number:text>
      <number:day/>
      <number:text>, </number:text>
      <number:year/>
      <number:text> (Flock No 99)</number:text>
    </number:date-style>
    <number:currency-style style:name="N147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6">
      <number:text> </number:text>
      <number:text-content/>
      <number:text> </number:text>
      <style:map style:condition="value()&gt;0" style:apply-style-name="N1476P0"/>
      <style:map style:condition="value()&lt;0" style:apply-style-name="N1476P1"/>
      <style:map style:condition="value()=0" style:apply-style-name="N1476P2"/>
    </number:text-style>
    <number:time-style style:name="N1475">
      <number:hours number:style="long"/>
      <number:text>-</number:text>
      <number:minutes number:style="long"/>
    </number:time-style>
    <number:number-style style:name="N1474P0" style:volatile="true">
      <number:number number:decimal-places="2" number:min-decimal-places="2" number:min-integer-digits="2"/>
    </number:number-style>
    <number:number-style style:name="N1474">
      <number:number number:decimal-places="2" number:min-decimal-places="2" number:min-integer-digits="2"/>
      <style:map style:condition="value()&gt;=0" style:apply-style-name="N1474P0"/>
    </number:number-style>
    <number:number-style style:name="N1473P0" style:volatile="true">
      <number:number number:decimal-places="9" number:min-decimal-places="9" number:min-integer-digits="1" number:grouping="true"/>
      <number:text> </number:text>
    </number:number-style>
    <number:number-style style:name="N1473">
      <number:text>(</number:text>
      <number:number number:decimal-places="9" number:min-decimal-places="9" number:min-integer-digits="1" number:grouping="true"/>
      <number:text>)</number:text>
      <style:map style:condition="value()&gt;=0" style:apply-style-name="N1473P0"/>
    </number:number-style>
    <number:number-style style:name="N1472">
      <number:number number:decimal-places="0" number:min-decimal-places="0" number:min-integer-digits="20"/>
    </number:number-style>
    <number:date-style style:name="N1471">
      <number:text>'</number:text>
      <number:month number:textual="true"/>
    </number:date-style>
    <number:currency-style style:name="N1470P0" style:volatile="true">
      <number:currency-symbol number:language="bn" number:country="IN">₹</number:currency-symbol>
      <number:number number:decimal-places="2" number:min-decimal-places="2" number:min-integer-digits="1" number:grouping="true"/>
    </number:currency-style>
    <number:currency-style style:name="N1470">
      <style:text-properties fo:color="#ff0000"/>
      <number:text>-</number:text>
      <number:currency-symbol number:language="bn" number:country="IN">₹</number:currency-symbol>
      <number:number number:decimal-places="2" number:min-decimal-places="2" number:min-integer-digits="1" number:grouping="true"/>
      <style:map style:condition="value()&gt;=0" style:apply-style-name="N1470P0"/>
    </number:currency-style>
    <number:number-style style:name="N1469P0" style:volatile="true">
      <number:number number:decimal-places="0" number:min-decimal-places="0" number:min-integer-digits="1" number:grouping="true"/>
    </number:number-style>
    <number:number-style style:name="N1469">
      <number:text>(</number:text>
      <number:number number:decimal-places="0" number:min-decimal-places="0" number:min-integer-digits="1"/>
      <number:text>)</number:text>
      <style:map style:condition="value()&gt;=0" style:apply-style-name="N1469P0"/>
    </number:number-style>
    <number:number-style style:name="N1468">
      <number:number number:decimal-places="0" number:min-decimal-places="0" number:min-integer-digits="1" number:grouping="true"/>
      <number:text> days</number:text>
    </number:number-style>
    <number:number-style style:name="N1467P0" style:volatile="true">
      <number:text> BD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7P1" style:volatile="true">
      <number:text>-BD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7P2" style:volatile="true">
      <number:text> BD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7">
      <number:text-content/>
      <number:text> </number:text>
      <style:map style:condition="value()&gt;0" style:apply-style-name="N1467P0"/>
      <style:map style:condition="value()&lt;0" style:apply-style-name="N1467P1"/>
      <style:map style:condition="value()=0" style:apply-style-name="N1467P2"/>
    </number:text-style>
    <number:currency-style style:name="N1466P0" style:volatile="true">
      <number:currency-symbol number:language="en" number:country="JM">J$</number:currency-symbol>
      <number:number number:decimal-places="2" number:min-decimal-places="2" number:min-integer-digits="1" number:grouping="true"/>
    </number:currency-style>
    <number:currency-style style:name="N1466">
      <style:text-properties fo:color="#ff0000"/>
      <number:text>-</number:text>
      <number:currency-symbol number:language="en" number:country="JM">J$</number:currency-symbol>
      <number:number number:decimal-places="2" number:min-decimal-places="2" number:min-integer-digits="1" number:grouping="true"/>
      <style:map style:condition="value()&gt;=0" style:apply-style-name="N1466P0"/>
    </number:currency-style>
    <number:number-style style:name="N1465">
      <number:number number:decimal-places="2" number:min-decimal-places="2" number:min-integer-digits="1"/>
      <number:text>°C</number:text>
    </number:number-style>
    <number:date-style style:name="N1464">
      <number:month number:textual="true"/>
      <number:text> </number:text>
      <number:year/>
    </number:date-style>
    <number:number-style style:name="N1463">
      <number:number number:decimal-places="17" number:min-decimal-places="17" number:min-integer-digits="2"/>
    </number:number-style>
    <number:number-style style:name="N1462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2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2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2">
      <number:text-content/>
      <number:text> </number:text>
      <style:map style:condition="value()&gt;0" style:apply-style-name="N1462P0"/>
      <style:map style:condition="value()&lt;0" style:apply-style-name="N1462P1"/>
      <style:map style:condition="value()=0" style:apply-style-name="N1462P2"/>
    </number:text-style>
    <number:number-style style:name="N1461P0" style:volatile="true">
      <number:text/>
    </number:number-style>
    <number:number-style style:name="N1461P1" style:volatile="true">
      <number:text/>
    </number:number-style>
    <number:number-style style:name="N1461P2" style:volatile="true">
      <number:text/>
    </number:number-style>
    <number:text-style style:name="N1461" number:title="User-defined">
      <number:text/>
      <style:map style:condition="value()&gt;0" style:apply-style-name="N1461P0"/>
      <style:map style:condition="value()&lt;0" style:apply-style-name="N1461P1"/>
      <style:map style:condition="value()=0" style:apply-style-name="N1461P2"/>
    </number:text-style>
    <number:number-style style:name="N1460P0" style:volatile="true">
      <number:number number:decimal-places="2" number:min-decimal-places="2" number:min-integer-digits="0"/>
    </number:number-style>
    <number:number-style style:name="N1460">
      <style:text-properties fo:color="#ff0000"/>
      <number:text>-</number:text>
      <number:number number:decimal-places="2" number:min-decimal-places="2" number:min-integer-digits="0"/>
      <style:map style:condition="value()&gt;=0" style:apply-style-name="N1460P0"/>
    </number:number-style>
    <number:number-style style:name="N1459">
      <number:number number:decimal-places="2" number:min-decimal-places="2" number:min-integer-digits="0"/>
    </number:number-style>
    <number:date-style style:name="N1458">
      <number:month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457">
      <number:number number:decimal-places="0" number:min-decimal-places="0" number:min-integer-digits="1"/>
      <number:text>.%</number:text>
    </number:percentage-style>
    <number:number-style style:name="N1456">
      <number:number number:decimal-places="0" number:min-decimal-places="0" number:min-integer-digits="18"/>
    </number:number-style>
    <number:date-style style:name="N145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a</number:text>
    </number:date-style>
    <number:number-style style:name="N1454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454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454P0"/>
    </number:number-style>
    <number:number-style style:name="N1453P0" style:volatile="true">
      <number:number number:decimal-places="2" number:min-decimal-places="2" number:min-integer-digits="1"/>
    </number:number-style>
    <number:number-style style:name="N1453">
      <number:text>(</number:text>
      <number:number number:decimal-places="2" number:min-decimal-places="2" number:min-integer-digits="1"/>
      <number:text>)</number:text>
      <style:map style:condition="value()&gt;=0" style:apply-style-name="N1453P0"/>
    </number:number-style>
    <number:date-style style:name="N1452">
      <number:month number:textual="true"/>
      <number:text> </number:text>
      <number:day/>
      <number:text>, </number:text>
      <number:year/>
      <number:text> (Flock No 95)</number:text>
    </number:date-style>
    <number:date-style style:name="N1451">
      <number:day-of-week/>
      <number:text>-</number:text>
      <number:day-of-week number:style="long"/>
      <number:text>, </number:text>
    </number:date-style>
    <number:date-style style:name="N1450P0" style:volatile="true">
      <number:day number:style="long"/>
      <number:text>.</number:text>
      <number:month number:style="long"/>
      <number:text>.</number:text>
      <number:year/>
    </number:date-style>
    <number:text-style style:name="N1450">
      <number:text-content/>
      <style:map style:condition="value()&lt;=1.7976931348623157E+308" style:apply-style-name="N1450P0"/>
    </number:text-style>
    <number:date-style style:name="N1449">
      <number:day number:style="long"/>
      <number:text>.</number:text>
      <number:month number:style="long"/>
      <number:text>.</number:text>
      <number:year/>
    </number:date-style>
    <number:date-style style:name="N1448">
      <number:month number:style="long" number:textual="true"/>
      <number:text>'</number:text>
      <number:year/>
    </number:date-style>
    <number:number-style style:name="N1447P0" style:volatile="true">
      <number:fill-character> </number:fill-character>
      <number:number number:decimal-places="10" number:min-decimal-places="10" number:min-integer-digits="1" number:grouping="true"/>
      <number:text> </number:text>
    </number:number-style>
    <number:number-style style:name="N1447P1" style:volatile="true">
      <number:fill-character> </number:fill-character>
      <number:text>(</number:text>
      <number:number number:decimal-places="10" number:min-decimal-places="10" number:min-integer-digits="1" number:grouping="true"/>
      <number:text>)</number:text>
    </number:number-style>
    <number:number-style style:name="N144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7">
      <number:text-content/>
      <number:text> </number:text>
      <style:map style:condition="value()&gt;0" style:apply-style-name="N1447P0"/>
      <style:map style:condition="value()&lt;0" style:apply-style-name="N1447P1"/>
      <style:map style:condition="value()=0" style:apply-style-name="N1447P2"/>
    </number:text-style>
    <number:number-style style:name="N1446P0" style:volatile="true">
      <number:number number:decimal-places="2" number:min-decimal-places="2" number:min-integer-digits="1"/>
      <number:text> </number:text>
    </number:number-style>
    <number:number-style style:name="N1446">
      <style:text-properties fo:color="#000000"/>
      <number:text>-</number:text>
      <number:number number:decimal-places="2" number:min-decimal-places="2" number:min-integer-digits="1"/>
      <number:text> </number:text>
      <style:map style:condition="value()&gt;=0" style:apply-style-name="N1446P0"/>
    </number:number-style>
    <number:number-style style:name="N1445">
      <number:number number:decimal-places="20" number:min-decimal-places="20" number:min-integer-digits="2"/>
    </number:number-style>
    <number:time-style style:name="N1444" number:truncate-on-overflow="false">
      <number:hours number:style="long"/>
      <number:text>:</number:text>
      <number:minutes number:style="long"/>
    </number:time-style>
    <number:number-style style:name="N1443P0" style:volatile="true">
      <number:text/>
    </number:number-style>
    <number:number-style style:name="N1443P1" style:volatile="true">
      <number:text/>
    </number:number-style>
    <number:number-style style:name="N1443" number:title="User-defined">
      <number:text/>
      <style:map style:condition="value()&gt;0" style:apply-style-name="N1443P0"/>
      <style:map style:condition="value()&lt;0" style:apply-style-name="N1443P1"/>
    </number:number-style>
    <number:number-style style:name="N1442">
      <number:text>7-1</number:text>
      <number:number number:decimal-places="0" number:min-decimal-places="0" number:min-integer-digits="2">
        <number:embedded-text number:position="1">1</number:embedded-text>
      </number:number>
    </number:number-style>
    <number:currency-style style:name="N1441P0" style:volatile="true">
      <number:currency-symbol number:language="en" number:country="US">$</number:currency-symbol>
      <number:number number:decimal-places="9" number:min-decimal-places="9" number:min-integer-digits="1" number:grouping="true"/>
    </number:currency-style>
    <number:currency-style style:name="N1441">
      <style:text-properties fo:color="#ff0000"/>
      <number:text>-</number:text>
      <number:currency-symbol number:language="en" number:country="US">$</number:currency-symbol>
      <number:number number:decimal-places="9" number:min-decimal-places="9" number:min-integer-digits="1" number:grouping="true"/>
      <style:map style:condition="value()&gt;=0" style:apply-style-name="N1441P0"/>
    </number:currency-style>
    <number:currency-style style:name="N1440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440P1" style:volatile="true">
      <number:currency-symbol number:language="en" number:country="US">$</number:currency-symbol>
      <number:text>-</number:text>
      <number:number number:decimal-places="2" number:min-decimal-places="2" number:min-integer-digits="1" number:grouping="true"/>
      <number:text> </number:text>
    </number:currency-style>
    <number:currency-style style:name="N1440P2" style:volatile="true">
      <number:currency-symbol number:language="en" number:country="US">$</number:currency-symbol>
      <number:text>-</number:text>
      <number:number number:decimal-places="0" number:min-decimal-places="0" number:min-integer-digits="0"/>
      <number:text> </number:text>
    </number:currency-style>
    <number:text-style style:name="N1440">
      <number:text-content/>
      <number:text> </number:text>
      <style:map style:condition="value()&gt;0" style:apply-style-name="N1440P0"/>
      <style:map style:condition="value()&lt;0" style:apply-style-name="N1440P1"/>
      <style:map style:condition="value()=0" style:apply-style-name="N1440P2"/>
    </number:text-style>
    <number:number-style style:name="N1439">
      <number:text>KHFL 79,005,563.21</number:text>
    </number:number-style>
    <number:date-style style:name="N1438">
      <number:month number:textual="true"/>
      <number:text>- </number:text>
      <number:day/>
      <number:text>- </number:text>
      <number:year/>
    </number:date-style>
    <number:date-style style:name="N1437">
      <number:day-of-week number:style="long"/>
      <number:text>, </number:text>
    </number:date-style>
    <number:date-style style:name="N1436">
      <number:day number:style="long"/>
      <number:text>-</number:text>
      <number:month number:textual="true"/>
      <number:text> /</number:text>
      <number:year/>
    </number:date-style>
    <number:number-style style:name="N1435P0" style:volatile="true">
      <number:number number:decimal-places="0" number:min-decimal-places="0" number:min-integer-digits="1" number:grouping="true"/>
      <number:text> </number:text>
    </number:number-style>
    <number:number-style style:name="N14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35P2" style:volatile="true">
      <number:text>- </number:text>
    </number:number-style>
    <number:text-style style:name="N1435">
      <number:text-content/>
      <number:text> </number:text>
      <style:map style:condition="value()&gt;0" style:apply-style-name="N1435P0"/>
      <style:map style:condition="value()&lt;0" style:apply-style-name="N1435P1"/>
      <style:map style:condition="value()=0" style:apply-style-name="N1435P2"/>
    </number:text-style>
    <number:number-style style:name="N1434P0" style:volatile="true">
      <number:number number:decimal-places="14" number:min-decimal-places="14" number:min-integer-digits="1" number:grouping="true"/>
    </number:number-style>
    <number:number-style style:name="N1434">
      <style:text-properties fo:color="#ff0000"/>
      <number:text>(</number:text>
      <number:number number:decimal-places="14" number:min-decimal-places="14" number:min-integer-digits="1" number:grouping="true"/>
      <number:text>)</number:text>
      <style:map style:condition="value()&gt;=0" style:apply-style-name="N1434P0"/>
    </number:number-style>
    <number:date-style style:name="N1433">
      <number:year/>
      <number:month number:style="long"/>
      <number:day number:style="long"/>
    </number:date-style>
    <number:date-style style:name="N1432">
      <number:month/>
      <number:text>-</number:text>
      <number:day/>
    </number:date-style>
    <number:currency-style style:name="N143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43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431P0"/>
    </number:currency-style>
    <number:number-style style:name="N1430">
      <number:number number:decimal-places="4" number:min-decimal-places="4" number:min-integer-digits="1"/>
      <number:text> Kgs</number:text>
    </number:number-style>
    <number:currency-style style:name="N1429P0" style:volatile="true">
      <number:number number:decimal-places="5" number:min-decimal-places="5" number:min-integer-digits="1" number:grouping="true"/>
      <number:text> </number:text>
      <number:currency-symbol>BDT</number:currency-symbol>
    </number:currency-style>
    <number:currency-style style:name="N1429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>BDT</number:currency-symbol>
      <style:map style:condition="value()&gt;=0" style:apply-style-name="N1429P0"/>
    </number:currency-style>
    <number:currency-style style:name="N1428P0" style:volatile="true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428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428P0"/>
    </number:currency-style>
    <number:number-style style:name="N1427">
      <number:text>Male </number:text>
      <number:number number:decimal-places="0" number:min-decimal-places="0" number:min-integer-digits="1" number:grouping="true"/>
    </number:number-style>
    <number:number-style style:name="N1426P0" style:volatile="true">
      <number:text/>
    </number:number-style>
    <number:number-style style:name="N1426" number:title="User-defined">
      <number:text/>
      <style:map style:condition="value()&gt;=0" style:apply-style-name="N1426P0"/>
    </number:number-style>
    <number:number-style style:name="N1425">
      <number:text>7-1</number:text>
      <number:number number:decimal-places="2" number:min-decimal-places="2" number:min-integer-digits="0"/>
      <number:text>1</number:text>
    </number:number-style>
    <number:date-style style:name="N1424">
      <number:day number:style="long"/>
      <number:text>.</number:text>
      <number:month number:style="long"/>
      <number:text>. </number:text>
      <number:year number:style="long"/>
    </number:date-style>
    <number:date-style style:name="N1423">
      <number:day number:style="long"/>
      <number:text>- </number:text>
      <number:month number:style="long"/>
      <number:text>- </number:text>
      <number:year/>
    </number:date-style>
    <number:number-style style:name="N1422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421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1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1P2" style:volatile="true">
      <number:text> ￥</number:text>
      <number:fill-character> </number:fill-character>
      <number:text>- </number:text>
    </number:number-style>
    <number:text-style style:name="N1421">
      <number:text-content/>
      <number:text> </number:text>
      <style:map style:condition="value()&gt;0" style:apply-style-name="N1421P0"/>
      <style:map style:condition="value()&lt;0" style:apply-style-name="N1421P1"/>
      <style:map style:condition="value()=0" style:apply-style-name="N1421P2"/>
    </number:text-style>
    <number:date-style style:name="N1420">
      <number:month number:textual="true"/>
      <number:text> </number:text>
      <number:day/>
      <number:text>,</number:text>
    </number:date-style>
    <number:number-style style:name="N1419">
      <number:number number:decimal-places="0" number:min-decimal-places="0" number:min-integer-digits="1" number:grouping="true"/>
      <number:text>. Days</number:text>
    </number:number-style>
    <number:number-style style:name="N1418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18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41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8">
      <number:text-content/>
      <number:text> </number:text>
      <style:map style:condition="value()&gt;0" style:apply-style-name="N1418P0"/>
      <style:map style:condition="value()&lt;0" style:apply-style-name="N1418P1"/>
      <style:map style:condition="value()=0" style:apply-style-name="N1418P2"/>
    </number:text-style>
    <number:date-style style:name="N1417">
      <number:month number:textual="true"/>
      <number:text> </number:text>
      <number:day/>
      <number:text>, </number:text>
      <number:year/>
      <number:text> (Flock No 91)</number:text>
    </number:date-style>
    <number:date-style style:name="N1416">
      <number:day/>
      <number:text> March </number:text>
      <number:year/>
    </number:date-style>
    <number:number-style style:name="N1415P0" style:volatile="true">
      <number:number number:decimal-places="0" number:min-decimal-places="0" number:min-integer-digits="1"/>
      <number:text> days behind</number:text>
    </number:number-style>
    <number:number-style style:name="N1415P1" style:volatile="true">
      <number:number number:decimal-places="0" number:min-decimal-places="0" number:min-integer-digits="1"/>
      <number:text> days ahead</number:text>
    </number:number-style>
    <number:number-style style:name="N1415">
      <number:text>On Target !</number:text>
      <style:map style:condition="value()&gt;0" style:apply-style-name="N1415P0"/>
      <style:map style:condition="value()&lt;0" style:apply-style-name="N1415P1"/>
    </number:number-style>
    <number:date-style style:name="N1414">
      <number:month number:style="long"/>
      <number:day number:style="long"/>
      <number:year number:style="long"/>
    </number:date-style>
    <number:number-style style:name="N1413P0" style:volatile="true">
      <number:number number:decimal-places="1" number:min-decimal-places="1" number:min-integer-digits="0" number:grouping="true"/>
    </number:number-style>
    <number:number-style style:name="N1413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1413P0"/>
    </number:number-style>
    <number:number-style style:name="N1412P0" style:volatile="true">
      <number:number number:decimal-places="2" number:min-decimal-places="2" number:min-integer-digits="1" number:grouping="true"/>
      <number:text>                              </number:text>
    </number:number-style>
    <number:number-style style:name="N14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2P0"/>
    </number:number-style>
    <number:date-style style:name="N1411P0" style:volatile="true">
      <number:month number:textual="true"/>
      <number:text>-</number:text>
      <number:year number:style="long"/>
    </number:date-style>
    <number:text-style style:name="N1411">
      <number:text-content/>
      <style:map style:condition="value()&lt;=1.7976931348623157E+308" style:apply-style-name="N1411P0"/>
    </number:text-style>
    <number:date-style style:name="N1410">
      <number:month number:textual="true"/>
      <number:text>-</number:text>
      <number:year number:style="long"/>
    </number:date-style>
    <number:date-style style:name="N1409">
      <number:month number:textual="true"/>
      <number:text>. </number:text>
      <number:year number:style="long"/>
    </number:date-style>
    <number:number-style style:name="N1408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07P0" style:volatile="true">
      <number:number number:decimal-places="2" number:min-decimal-places="2" number:min-integer-digits="1" number:grouping="true"/>
      <number:text>                                </number:text>
    </number:number-style>
    <number:number-style style:name="N14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7P0"/>
    </number:number-style>
    <number:number-style style:name="N1406P0" style:volatile="true">
      <number:text>($</number:text>
      <number:number number:decimal-places="0" number:min-decimal-places="0" number:min-integer-digits="1" number:grouping="true"/>
      <number:text> </number:text>
    </number:number-style>
    <number:number-style style:name="N140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6P0"/>
    </number:number-style>
    <number:date-style style:name="N1405P0" style:volatile="true">
      <number:month number:style="long"/>
      <number:text>,</number:text>
      <number:day number:style="long"/>
      <number:text>,</number:text>
      <number:year/>
    </number:date-style>
    <number:text-style style:name="N1405">
      <number:text-content/>
      <style:map style:condition="value()&lt;=1.7976931348623157E+308" style:apply-style-name="N1405P0"/>
    </number:text-style>
    <number:date-style style:name="N1404">
      <number:month number:style="long"/>
      <number:text>,</number:text>
      <number:day number:style="long"/>
      <number:text>,</number:text>
      <number:year/>
    </number:date-style>
    <number:date-style style:name="N1403">
      <number:day/>
      <number:text> Apr </number:text>
      <number:year/>
    </number:date-style>
    <number:text-style style:name="N1402">
      <number:text-content/>
      <number:text>(24.7.2016)</number:text>
    </number:text-style>
    <number:currency-style style:name="N1401P0" style:volatile="true">
      <number:number number:decimal-places="2" number:min-decimal-places="2" number:min-integer-digits="1" number:grouping="true"/>
      <number:text> </number:text>
      <number:currency-symbol>INR</number:currency-symbol>
    </number:currency-style>
    <number:currency-style style:name="N14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INR</number:currency-symbol>
      <style:map style:condition="value()&gt;=0" style:apply-style-name="N1401P0"/>
    </number:currency-style>
    <number:number-style style:name="N1400P0" style:volatile="true">
      <number:number number:decimal-places="1" number:min-decimal-places="1" number:min-integer-digits="0"/>
      <number:text> </number:text>
    </number:number-style>
    <number:number-style style:name="N1400">
      <style:text-properties fo:color="#ff0000"/>
      <number:text>(</number:text>
      <number:number number:decimal-places="1" number:min-decimal-places="1" number:min-integer-digits="0"/>
      <number:text>)</number:text>
      <style:map style:condition="value()&gt;=0" style:apply-style-name="N1400P0"/>
    </number:number-style>
    <number:date-style style:name="N1399">
      <number:month number:style="long"/>
      <number:text>/</number:text>
      <number:day number:style="long"/>
      <number:text>/</number:text>
      <number:year/>
      <number:text> No. 1715</number:text>
    </number:date-style>
    <number:number-style style:name="N1398P0" style:volatile="true">
      <number:text/>
    </number:number-style>
    <number:number-style style:name="N1398" number:title="User-defined">
      <number:text>::</number:text>
      <style:map style:condition="value()&gt;=0" style:apply-style-name="N1398P0"/>
    </number:number-style>
    <number:number-style style:name="N1397">
      <number:text/>
    </number:number-style>
    <number:currency-style style:name="N1396P0" style:volatile="true">
      <number:currency-symbol number:language="en" number:country="US">$</number:currency-symbol>
      <number:number number:decimal-places="12" number:min-decimal-places="12" number:min-integer-digits="1" number:grouping="true"/>
    </number:currency-style>
    <number:currency-style style:name="N1396">
      <style:text-properties fo:color="#ff0000"/>
      <number:text>-</number:text>
      <number:currency-symbol number:language="en" number:country="US">$</number:currency-symbol>
      <number:number number:decimal-places="12" number:min-decimal-places="12" number:min-integer-digits="1" number:grouping="true"/>
      <style:map style:condition="value()&gt;=0" style:apply-style-name="N1396P0"/>
    </number:currency-style>
    <number:currency-style style:name="N1395P0" style:volatile="true">
      <number:currency-symbol number:language="en" number:country="IE">€</number:currency-symbol>
      <number:number number:decimal-places="2" number:min-decimal-places="0" number:min-integer-digits="1" number:decimal-replacement="--" number:grouping="true"/>
    </number:currency-style>
    <number:currency-style style:name="N1395">
      <style:text-properties fo:color="#ff0000"/>
      <number:text>-</number:text>
      <number:currency-symbol number:language="en" number:country="IE">€</number:currency-symbol>
      <number:number number:decimal-places="2" number:min-decimal-places="0" number:min-integer-digits="1" number:decimal-replacement="--" number:grouping="true"/>
      <style:map style:condition="value()&gt;=0" style:apply-style-name="N1395P0"/>
    </number:currency-style>
    <number:number-style style:name="N1394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394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394P0"/>
    </number:number-style>
    <number:number-style style:name="N1393">
      <number:number number:decimal-places="0" number:min-decimal-places="0" number:min-integer-digits="2">
        <number:embedded-text number:position="1">1-</number:embedded-text>
      </number:number>
      <number:text>3-11</number:text>
    </number:number-style>
    <number:date-style style:name="N1392">
      <number:day number:style="long"/>
      <number:text> - </number:text>
      <number:month number:textual="true"/>
      <number:text>-</number:text>
      <number:year number:style="long"/>
    </number:date-style>
    <number:number-style style:name="N1391P0" style:volatile="true">
      <number:number number:decimal-places="0" number:min-decimal-places="0" number:min-integer-digits="1" number:grouping="true"/>
      <number:text> </number:text>
    </number:number-style>
    <number:number-style style:name="N1391">
      <number:text>(</number:text>
      <number:number number:decimal-places="0" number:min-decimal-places="0" number:min-integer-digits="0" number:grouping="true"/>
      <number:text>-)</number:text>
      <style:map style:condition="value()&gt;=0" style:apply-style-name="N1391P0"/>
    </number:number-style>
    <number:number-style style:name="N1390P0" style:volatile="true">
      <number:text>($</number:text>
      <number:number number:decimal-places="0" number:min-decimal-places="0" number:min-integer-digits="1" number:grouping="true"/>
      <number:text> </number:text>
    </number:number-style>
    <number:number-style style:name="N139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0P0"/>
    </number:number-style>
    <number:number-style style:name="N1389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389P1" style:volatile="true"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38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9">
      <number:text-content/>
      <number:text> </number:text>
      <style:map style:condition="value()&gt;0" style:apply-style-name="N1389P0"/>
      <style:map style:condition="value()&lt;0" style:apply-style-name="N1389P1"/>
      <style:map style:condition="value()=0" style:apply-style-name="N1389P2"/>
    </number:text-style>
    <number:number-style style:name="N1388">
      <number:number number:min-integer-digits="1"/>
      <number:text> Days</number:text>
    </number:number-style>
    <number:number-style style:name="N1387P0" style:volatile="true">
      <number:text> BD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7P1" style:volatile="true">
      <number:text>-BD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7P2" style:volatile="true">
      <number:text> BDT</number:text>
      <number:fill-character> </number:fill-character>
      <number:text>- </number:text>
    </number:number-style>
    <number:text-style style:name="N1387">
      <number:text-content/>
      <number:text> </number:text>
      <style:map style:condition="value()&gt;0" style:apply-style-name="N1387P0"/>
      <style:map style:condition="value()&lt;0" style:apply-style-name="N1387P1"/>
      <style:map style:condition="value()=0" style:apply-style-name="N1387P2"/>
    </number:text-style>
    <number:date-style style:name="N1386">
      <number:day/>
      <number:text> June </number:text>
      <number:year/>
    </number:date-style>
    <number:number-style style:name="N1385">
      <number:number number:decimal-places="2" number:min-decimal-places="2" number:min-integer-digits="4"/>
    </number:number-style>
    <number:date-style style:name="N1384P0" style:volatile="true">
      <number:day number:style="long"/>
      <number:text> </number:text>
      <number:month number:style="long"/>
      <number:text> </number:text>
      <number:year number:style="long"/>
    </number:date-style>
    <number:text-style style:name="N1384">
      <number:text-content/>
      <style:map style:condition="value()&lt;=1.7976931348623157E+308" style:apply-style-name="N1384P0"/>
    </number:text-style>
    <number:date-style style:name="N1383">
      <number:day number:style="long"/>
      <number:text> </number:text>
      <number:month number:style="long"/>
      <number:text> </number:text>
      <number:year number:style="long"/>
    </number:date-style>
    <number:number-style style:name="N1382">
      <number:text>Jan-17</number:text>
    </number:number-style>
    <number:date-style style:name="N1381">
      <number:day/>
      <number:text>. </number:text>
      <number:month number:textual="true"/>
      <number:text>. 15</number:text>
    </number:date-style>
    <number:number-style style:name="N1380P0" style:volatile="true">
      <number:text>-</number:text>
      <number:number number:decimal-places="0" number:min-decimal-places="0" number:min-integer-digits="0"/>
      <number:text> </number:text>
    </number:number-style>
    <number:number-style style:name="N1380">
      <number:text>(</number:text>
      <number:number number:decimal-places="0" number:min-decimal-places="0" number:min-integer-digits="0"/>
      <number:text>)</number:text>
      <style:map style:condition="value()&gt;=0" style:apply-style-name="N1380P0"/>
    </number:number-style>
    <number:number-style style:name="N137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9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9">
      <number:text-content/>
      <number:text> </number:text>
      <style:map style:condition="value()&gt;0" style:apply-style-name="N1379P0"/>
      <style:map style:condition="value()&lt;0" style:apply-style-name="N1379P1"/>
      <style:map style:condition="value()=0" style:apply-style-name="N1379P2"/>
    </number:text-style>
    <number:number-style style:name="N1378P0" style:volatile="true">
      <number:number number:decimal-places="15" number:min-decimal-places="15" number:min-integer-digits="1" number:grouping="true"/>
    </number:number-style>
    <number:number-style style:name="N1378">
      <style:text-properties fo:color="#ff0000"/>
      <number:text>(</number:text>
      <number:number number:decimal-places="15" number:min-decimal-places="15" number:min-integer-digits="1" number:grouping="true"/>
      <number:text>)</number:text>
      <style:map style:condition="value()&gt;=0" style:apply-style-name="N1378P0"/>
    </number:number-style>
    <number:number-style style:name="N1377">
      <number:number number:decimal-places="15" number:min-decimal-places="15" number:min-integer-digits="1" number:grouping="true"/>
    </number:number-style>
    <number:date-style style:name="N1376">
      <number:day/>
      <number:text>. </number:text>
      <number:month number:textual="true"/>
      <number:text>. 14</number:text>
    </number:date-style>
    <number:date-style style:name="N1375">
      <number:day number:style="long"/>
      <number:text> </number:text>
      <number:month number:textual="true"/>
      <number:text> </number:text>
      <number:year/>
    </number:date-style>
    <number:date-style style:name="N1374P0" style:volatile="true">
      <number:day number:style="long"/>
      <number:text>-</number:text>
      <number:month number:style="long" number:textual="true"/>
      <number:text>-</number:text>
      <number:year number:style="long"/>
    </number:date-style>
    <number:text-style style:name="N1374">
      <number:text-content/>
      <style:map style:condition="value()&lt;=1.7976931348623157E+308" style:apply-style-name="N1374P0"/>
    </number:text-style>
    <number:date-style style:name="N1373">
      <number:day number:style="long"/>
      <number:text>-</number:text>
      <number:month number:style="long" number:textual="true"/>
      <number:text>-</number:text>
      <number:year number:style="long"/>
    </number:date-style>
    <number:number-style style:name="N1372">
      <number:number number:decimal-places="3" number:min-decimal-places="3" number:min-integer-digits="4"/>
    </number:number-style>
    <number:date-style style:name="N1371">
      <number:day/>
      <number:text>. </number:text>
      <number:month/>
      <number:text>ont</number:text>
      <number:hours/>
      <number:text>. </number:text>
      <number:year number:style="long"/>
    </number:date-style>
    <number:percentage-style style:name="N1370P0" style:volatile="true">
      <number:number number:decimal-places="3" number:min-decimal-places="3" number:min-integer-digits="1"/>
      <number:text>%</number:text>
    </number:percentage-style>
    <number:percentage-style style:name="N1370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70P0"/>
    </number:percentage-style>
    <number:percentage-style style:name="N1369">
      <number:number number:decimal-places="3" number:min-decimal-places="3" number:min-integer-digits="1"/>
      <number:text>%</number:text>
    </number:percentage-style>
    <number:number-style style:name="N1368">
      <number:number number:decimal-places="0" number:min-decimal-places="0" number:min-integer-digits="0"/>
      <number:text>-</number:text>
    </number:number-style>
    <number:number-style style:name="N1367P0" style:volatile="true">
      <number:number number:decimal-places="2" number:min-decimal-places="2" number:min-integer-digits="1" number:grouping="true"/>
      <number:text> </number:text>
    </number:number-style>
    <number:number-style style:name="N1367">
      <number:text>-</number:text>
      <number:number number:decimal-places="2" number:min-decimal-places="2" number:min-integer-digits="1" number:grouping="true"/>
      <style:map style:condition="value()&gt;=0" style:apply-style-name="N1367P0"/>
    </number:number-style>
    <number:date-style style:name="N1366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365P0" style:volatile="true">
      <number:number number:decimal-places="4" number:min-decimal-places="4" number:min-integer-digits="1" number:grouping="true"/>
      <number:text> </number:text>
    </number:number-style>
    <number:number-style style:name="N1365">
      <number:text>-</number:text>
      <number:number number:decimal-places="4" number:min-decimal-places="4" number:min-integer-digits="1" number:grouping="true"/>
      <style:map style:condition="value()&gt;=0" style:apply-style-name="N1365P0"/>
    </number:number-style>
    <number:number-style style:name="N1364">
      <number:number number:decimal-places="5" number:min-decimal-places="5" number:min-integer-digits="4"/>
    </number:number-style>
    <number:number-style style:name="N1363">
      <number:text>Tk. </number:text>
      <number:number number:min-integer-digits="1"/>
    </number:number-style>
    <number:currency-style style:name="N1362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2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2P0"/>
    </number:currency-style>
    <number:number-style style:name="N1361">
      <number:number number:decimal-places="0" number:min-decimal-places="0" number:min-integer-digits="1" number:display-factor="1000"/>
      <number:text>-</number:text>
    </number:number-style>
    <number:number-style style:name="N1360P0" style:volatile="true">
      <number:text>£</number:text>
      <number:number number:decimal-places="2" number:min-decimal-places="2" number:min-integer-digits="1" number:grouping="true"/>
    </number:number-style>
    <number:number-style style:name="N1360">
      <number:text>-£</number:text>
      <number:number number:decimal-places="2" number:min-decimal-places="2" number:min-integer-digits="1" number:grouping="true"/>
      <style:map style:condition="value()&gt;=0" style:apply-style-name="N1360P0"/>
    </number:number-style>
    <number:number-style style:name="N1359">
      <number:number number:decimal-places="0" number:min-decimal-places="0" number:min-integer-digits="1" number:grouping="true" number:display-factor="1000"/>
    </number:number-style>
    <number:percentage-style style:name="N1358">
      <number:text>Margin @ </number:text>
      <number:number number:decimal-places="1" number:min-decimal-places="1" number:min-integer-digits="1"/>
      <number:text>%</number:text>
    </number:percentage-style>
    <number:number-style style:name="N1357P0" style:volatile="true">
      <number:number number:decimal-places="16" number:min-decimal-places="16" number:min-integer-digits="1" number:grouping="true"/>
    </number:number-style>
    <number:number-style style:name="N1357">
      <style:text-properties fo:color="#ff0000"/>
      <number:text>(</number:text>
      <number:number number:decimal-places="16" number:min-decimal-places="16" number:min-integer-digits="1" number:grouping="true"/>
      <number:text>)</number:text>
      <style:map style:condition="value()&gt;=0" style:apply-style-name="N1357P0"/>
    </number:number-style>
    <number:number-style style:name="N1356">
      <number:number number:decimal-places="16" number:min-decimal-places="16" number:min-integer-digits="1" number:grouping="true"/>
    </number:number-style>
    <number:currency-style style:name="N1355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55P0"/>
    </number:currency-style>
    <number:number-style style:name="N1354">
      <number:number number:decimal-places="0" number:min-decimal-places="0" number:min-integer-digits="1" number:grouping="true"/>
      <number:text> bird</number:text>
    </number:number-style>
    <number:time-style style:name="N1353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53">
      <number:text-content/>
      <style:map style:condition="value()&lt;=1.7976931348623157E+308" style:apply-style-name="N1353P0"/>
    </number:text-style>
    <number:currency-style style:name="N1352P0" style:volatile="true">
      <number:currency-symbol number:language="en" number:country="JM">J$</number:currency-symbol>
      <number:number number:decimal-places="0" number:min-decimal-places="0" number:min-integer-digits="1" number:grouping="true"/>
    </number:currency-style>
    <number:currency-style style:name="N1352">
      <style:text-properties fo:color="#ff0000"/>
      <number:text>-</number:text>
      <number:currency-symbol number:language="en" number:country="JM">J$</number:currency-symbol>
      <number:number number:decimal-places="0" number:min-decimal-places="0" number:min-integer-digits="1" number:grouping="true"/>
      <style:map style:condition="value()&gt;=0" style:apply-style-name="N1352P0"/>
    </number:currency-style>
    <number:date-style style:name="N1351P0" style:volatile="true">
      <number:day number:style="long"/>
      <number:text>-</number:text>
      <number:month number:textual="true"/>
      <number:text>-</number:text>
      <number:year number:style="long"/>
    </number:date-style>
    <number:text-style style:name="N1351">
      <number:text-content/>
      <style:map style:condition="value()&lt;=1.7976931348623157E+308" style:apply-style-name="N1351P0"/>
    </number:text-style>
    <number:date-style style:name="N1350">
      <number:day number:style="long"/>
      <number:text>-</number:text>
      <number:month number:textual="true"/>
      <number:text>-</number:text>
      <number:year number:style="long"/>
    </number:date-style>
    <number:currency-style style:name="N1349P0" style:volatile="true">
      <number:number number:decimal-places="3" number:min-decimal-places="3" number:min-integer-digits="1" number:grouping="true"/>
      <number:text> </number:text>
      <number:currency-symbol>BDT</number:currency-symbol>
    </number:currency-style>
    <number:currency-style style:name="N134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BDT</number:currency-symbol>
      <style:map style:condition="value()&gt;=0" style:apply-style-name="N1349P0"/>
    </number:currency-style>
    <number:date-style style:name="N1348">
      <number:month number:style="long" number:textual="true"/>
      <number:text> - </number:text>
      <number:year/>
    </number:date-style>
    <number:number-style style:name="N134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7P2" style:volatile="true">
      <number:fill-character> </number:fill-character>
      <number:text>- </number:text>
    </number:number-style>
    <number:text-style style:name="N1347">
      <number:text-content/>
      <number:text> </number:text>
      <style:map style:condition="value()&gt;0" style:apply-style-name="N1347P0"/>
      <style:map style:condition="value()&lt;0" style:apply-style-name="N1347P1"/>
      <style:map style:condition="value()=0" style:apply-style-name="N1347P2"/>
    </number:text-style>
    <number:date-style style:name="N1346">
      <number:month number:style="long"/>
      <number:text>/</number:text>
      <number:day number:style="long"/>
      <number:text>/</number:text>
      <number:year/>
      <number:text> 1713</number:text>
    </number:date-style>
    <number:number-style style:name="N1345P0" style:volatile="true">
      <number:number number:decimal-places="6" number:min-decimal-places="6" number:min-integer-digits="1"/>
    </number:number-style>
    <number:number-style style:name="N1345">
      <style:text-properties fo:color="#ff0000"/>
      <number:text>-</number:text>
      <number:number number:decimal-places="6" number:min-decimal-places="6" number:min-integer-digits="1"/>
      <style:map style:condition="value()&gt;=0" style:apply-style-name="N1345P0"/>
    </number:number-style>
    <number:number-style style:name="N1344P0" style:volatile="true">
      <number:fill-character> </number:fill-character>
      <number:number number:decimal-places="3" number:min-decimal-places="3" number:min-integer-digits="1" number:grouping="true"/>
      <number:text>  </number:text>
    </number:number-style>
    <number:number-style style:name="N1344P1" style:volatile="true">
      <number:fill-character> </number:fill-character>
      <number:text>(</number:text>
      <number:number number:decimal-places="3" number:min-decimal-places="3" number:min-integer-digits="1" number:grouping="true"/>
      <number:text>) </number:text>
    </number:number-style>
    <number:number-style style:name="N1344P2" style:volatile="true"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344">
      <number:text-content/>
      <number:text> </number:text>
      <style:map style:condition="value()&gt;0" style:apply-style-name="N1344P0"/>
      <style:map style:condition="value()&lt;0" style:apply-style-name="N1344P1"/>
      <style:map style:condition="value()=0" style:apply-style-name="N1344P2"/>
    </number:text-style>
    <number:date-style style:name="N1343">
      <number:month number:style="long"/>
      <number:text>, </number:text>
      <number:day number:style="long"/>
      <number:text>, </number:text>
      <number:year/>
    </number:date-style>
    <number:date-style style:name="N1342">
      <number:month number:style="long"/>
      <number:text>/</number:text>
      <number:day number:style="long"/>
      <number:text>/</number:text>
      <number:year/>
      <number:text> No. 1713</number:text>
    </number:date-style>
    <number:number-style style:name="N1341">
      <number:number number:decimal-places="2" number:min-decimal-places="2" number:min-integer-digits="1" number:grouping="true"/>
      <number:text>°C</number:text>
    </number:number-style>
    <number:number-style style:name="N134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0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0">
      <number:text-content/>
      <number:text> </number:text>
      <style:map style:condition="value()&gt;0" style:apply-style-name="N1340P0"/>
      <style:map style:condition="value()&lt;0" style:apply-style-name="N1340P1"/>
      <style:map style:condition="value()=0" style:apply-style-name="N1340P2"/>
    </number:text-style>
    <number:number-style style:name="N1339P0" style:volatile="true">
      <number:number number:decimal-places="5" number:min-decimal-places="5" number:min-integer-digits="1" number:grouping="true"/>
    </number:number-style>
    <number:number-style style:name="N1339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1339P0"/>
    </number:number-style>
    <number:currency-style style:name="N1338">
      <number:number number:decimal-places="2" number:min-decimal-places="2" number:min-integer-digits="1" number:grouping="true"/>
      <number:text> </number:text>
      <number:currency-symbol>৳</number:currency-symbol>
    </number:currency-style>
    <number:date-style style:name="N1337">
      <number:day-of-week number:calendar="jewish" number:style="long"/>
      <number:text> </number:text>
      <number:day number:calendar="jewish" number:style="long"/>
      <number:text> </number:text>
      <number:month number:calendar="jewish" number:style="long" number:textual="true"/>
      <number:text> </number:text>
      <number:era number:calendar="jewish" number:style="long"/>
      <number:year number:calendar="jewish"/>
    </number:date-style>
    <number:date-style style:name="N1336">
      <number:year number:style="long"/>
      <number:text>年</number:text>
      <number:month number:textual="true"/>
      <number:day/>
      <number:text>日</number:text>
    </number:date-style>
    <number:number-style style:name="N1335P0" style:volatile="true">
      <number:number number:decimal-places="0" number:min-decimal-places="0" number:min-integer-digits="4" number:grouping="true"/>
    </number:number-style>
    <number:number-style style:name="N1335">
      <number:text>(</number:text>
      <number:number number:decimal-places="0" number:min-decimal-places="0" number:min-integer-digits="4" number:grouping="true"/>
      <number:text>)</number:text>
      <style:map style:condition="value()&gt;=0" style:apply-style-name="N1335P0"/>
    </number:number-style>
    <number:number-style style:name="N1334">
      <number:number number:decimal-places="0" number:min-decimal-places="0" number:min-integer-digits="4" number:grouping="true"/>
    </number:number-style>
    <number:date-style style:name="N1333">
      <number:day-of-week number:style="long"/>
      <number:text>,  </number:text>
      <number:month number:textual="true"/>
      <number:text> </number:text>
      <number:day/>
      <number:text>, </number:text>
      <number:year number:style="long"/>
    </number:date-style>
    <number:time-style style:name="N1332">
      <number:minutes number:style="long"/>
      <number:text>:</number:text>
      <number:seconds number:style="long"/>
      <number:text>.</number:text>
    </number:time-style>
    <number:date-style style:name="N1331">
      <number:month number:textual="true"/>
      <number:text>-</number:text>
      <number:day number:style="long"/>
      <number:text>-</number:text>
      <number:year/>
    </number:date-style>
    <number:date-style style:name="N1330">
      <number:month number:textual="true"/>
      <number:text>' </number:text>
      <number:year/>
    </number:date-style>
    <number:number-style style:name="N1329P0" style:volatile="true">
      <number:number number:decimal-places="2" number:min-decimal-places="2" number:min-integer-digits="1" number:grouping="true"/>
      <number:text> </number:text>
    </number:number-style>
    <number:number-style style:name="N132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29P2" style:volatile="true">
      <number:text>            -</number:text>
      <number:number number:decimal-places="0" number:min-decimal-places="0" number:min-integer-digits="0"/>
      <number:text> </number:text>
    </number:number-style>
    <number:text-style style:name="N1329">
      <number:text-content/>
      <number:text> </number:text>
      <style:map style:condition="value()&gt;0" style:apply-style-name="N1329P0"/>
      <style:map style:condition="value()&lt;0" style:apply-style-name="N1329P1"/>
      <style:map style:condition="value()=0" style:apply-style-name="N1329P2"/>
    </number:text-style>
    <number:currency-style style:name="N1328P0" style:volatile="true">
      <number:currency-symbol number:language="de" number:country="AT">€</number:currency-symbol>
      <number:text> </number:text>
      <number:number number:decimal-places="0" number:min-decimal-places="0" number:min-integer-digits="1" number:grouping="true"/>
    </number:currency-style>
    <number:currency-style style:name="N1328">
      <style:text-properties fo:color="#ff0000"/>
      <number:text>-</number:text>
      <number:currency-symbol number:language="de" number:country="AT">€</number:currency-symbol>
      <number:text> </number:text>
      <number:number number:decimal-places="0" number:min-decimal-places="0" number:min-integer-digits="1" number:grouping="true"/>
      <style:map style:condition="value()&gt;=0" style:apply-style-name="N1328P0"/>
    </number:currency-style>
    <number:date-style style:name="N1327P0" style:volatile="true">
      <number:day number:style="long"/>
      <number:text>,</number:text>
      <number:month number:style="long"/>
      <number:text>,</number:text>
      <number:year/>
    </number:date-style>
    <number:text-style style:name="N1327">
      <number:text-content/>
      <style:map style:condition="value()&lt;=1.7976931348623157E+308" style:apply-style-name="N1327P0"/>
    </number:text-style>
    <number:date-style style:name="N1326">
      <number:day number:style="long"/>
      <number:text>,</number:text>
      <number:month number:style="long"/>
      <number:text>,</number:text>
      <number:year/>
    </number:date-style>
    <number:date-style style:name="N1325">
      <number:month number:style="long"/>
      <number:text>' </number:text>
      <number:year number:style="long"/>
    </number:date-style>
    <number:date-style style:name="N1324">
      <number:month number:textual="true"/>
      <number:text>, </number:text>
      <number:year number:style="long"/>
    </number:date-style>
    <number:number-style style:name="N1323">
      <number:fill-character>1</number:fill-character>
      <number:number number:decimal-places="0" number:min-decimal-places="0" number:min-integer-digits="2"/>
    </number:number-style>
    <number:date-style style:name="N1322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1">
      <number:text>"MMM D, YYYY</number:text>
    </number:number-style>
    <number:date-style style:name="N1320"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131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9"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9P0"/>
    </number:currency-style>
    <number:date-style style:name="N1318">
      <number:month number:style="long" number:textual="true"/>
      <number:text>' </number:text>
      <number:year/>
    </number:date-style>
    <number:date-style style:name="N1317">
      <number:day number:style="long"/>
      <number:text> </number:text>
      <number:month number:textual="true"/>
      <number:text>' </number:text>
      <number:year/>
    </number:date-style>
    <number:number-style style:name="N1316">
      <number:number number:decimal-places="1" number:min-decimal-places="1" number:min-integer-digits="1"/>
      <number:text>.</number:text>
    </number:number-style>
    <number:number-style style:name="N1315">
      <number:number number:decimal-places="2" number:min-decimal-places="2" number:min-integer-digits="1"/>
      <number:text> Pcs</number:text>
    </number:number-style>
    <number:date-style style:name="N1314">
      <number:month number:textual="true"/>
      <number:text>, </number:text>
      <number:day number:style="long"/>
      <number:text>, </number:text>
      <number:year/>
    </number:date-style>
    <number:date-style style:name="N1313">
      <number:day-of-week number:style="long"/>
      <number:text>, -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2">
      <number:number number:decimal-places="2" number:min-decimal-places="2" number:min-integer-digits="1"/>
      <number:text> Kgs</number:text>
    </number:number-style>
    <number:date-style style:name="N1311">
      <number:month number:textual="true"/>
      <number:text>,</number:text>
      <number:day number:style="long"/>
      <number:text>,</number:text>
      <number:year number:style="long"/>
    </number:date-style>
    <number:number-style style:name="N1310P0" style:volatile="true">
      <number:number number:decimal-places="8" number:min-decimal-places="8" number:min-integer-digits="1"/>
    </number:number-style>
    <number:number-style style:name="N1310">
      <number:number number:decimal-places="8" number:min-decimal-places="8" number:min-integer-digits="1"/>
      <style:map style:condition="value()&gt;=0" style:apply-style-name="N1310P0"/>
    </number:number-style>
    <number:number-style style:name="N1309">
      <number:number number:decimal-places="2" number:min-decimal-places="2" number:min-integer-digits="1"/>
      <number:text> Ltr</number:text>
    </number:number-style>
    <number:date-style style:name="N1308">
      <number:day/>
      <number:text>. </number:text>
      <number:month number:textual="true"/>
      <number:text>. 13</number:text>
    </number:date-style>
    <number:number-style style:name="N1307">
      <number:number number:decimal-places="2" number:min-decimal-places="2" number:min-integer-digits="1"/>
      <number:text> Vl</number:text>
    </number:number-style>
    <number:currency-style style:name="N130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6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6P2" style:volatile="true">
      <number:currency-symbol/>
      <number:fill-character> </number:fill-character>
      <number:text>- </number:text>
    </number:currency-style>
    <number:text-style style:name="N1306">
      <number:text> </number:text>
      <number:text-content/>
      <number:text> </number:text>
      <style:map style:condition="value()&gt;0" style:apply-style-name="N1306P0"/>
      <style:map style:condition="value()&lt;0" style:apply-style-name="N1306P1"/>
      <style:map style:condition="value()=0" style:apply-style-name="N1306P2"/>
    </number:text-style>
    <number:date-style style:name="N1305">
      <number:day/>
      <number:text>- </number:text>
      <number:month number:textual="true"/>
      <number:text>-13</number:text>
    </number:date-style>
    <number:number-style style:name="N1304P0" style:volatile="true">
      <number:text>฿</number:text>
      <number:number number:decimal-places="0" number:min-decimal-places="0" number:min-integer-digits="1" number:grouping="true"/>
    </number:number-style>
    <number:number-style style:name="N1304">
      <number:text>-฿</number:text>
      <number:number number:decimal-places="0" number:min-decimal-places="0" number:min-integer-digits="1" number:grouping="true"/>
      <style:map style:condition="value()&gt;=0" style:apply-style-name="N1304P0"/>
    </number:number-style>
    <number:date-style style:name="N1303">
      <number:day number:style="long"/>
      <number:text>, </number:text>
      <number:month number:textual="true"/>
      <number:text>' </number:text>
      <number:year/>
    </number:date-style>
    <number:date-style style:name="N1302">
      <number:day/>
      <number:text>- </number:text>
      <number:month number:textual="true"/>
      <number:text>-14</number:text>
    </number:date-style>
    <number:date-style style:name="N1301">
      <number:day number:style="long"/>
      <number:text> </number:text>
      <number:month number:textual="true"/>
      <number:text> </number:text>
      <number:year number:style="long"/>
      <number:text>, </number:text>
      <number:day-of-week number:style="long"/>
    </number:date-style>
    <number:number-style style:name="N1300P0" style:volatile="true">
      <number:number number:decimal-places="7" number:min-decimal-places="7" number:min-integer-digits="1" number:grouping="true"/>
      <number:text> </number:text>
    </number:number-style>
    <number:number-style style:name="N1300">
      <number:text>(</number:text>
      <number:number number:decimal-places="7" number:min-decimal-places="7" number:min-integer-digits="1" number:grouping="true"/>
      <number:text>)</number:text>
      <style:map style:condition="value()&gt;=0" style:apply-style-name="N1300P0"/>
    </number:number-style>
    <number:text-style style:name="N1299">
      <number:text>D-MMM-YY</number:text>
      <number:text-content/>
    </number:text-style>
    <number:number-style style:name="N1298P0" style:volatile="true">
      <number:text>฿</number:text>
      <number:number number:decimal-places="0" number:min-decimal-places="0" number:min-integer-digits="1" number:grouping="true"/>
    </number:number-style>
    <number:number-style style:name="N1298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298P0"/>
    </number:number-style>
    <number:number-style style:name="N1297P0" style:volatile="true">
      <number:number number:decimal-places="8" number:min-decimal-places="8" number:min-integer-digits="1" number:grouping="true"/>
      <number:text> </number:text>
    </number:number-style>
    <number:number-style style:name="N1297">
      <number:text>(</number:text>
      <number:number number:decimal-places="8" number:min-decimal-places="8" number:min-integer-digits="1" number:grouping="true"/>
      <number:text>)</number:text>
      <style:map style:condition="value()&gt;=0" style:apply-style-name="N1297P0"/>
    </number:number-style>
    <number:date-style style:name="N1296P0" style:volatile="true">
      <number:day/>
      <number:text>-</number:text>
      <number:month number:style="long"/>
      <number:text>-</number:text>
      <number:year/>
    </number:date-style>
    <number:text-style style:name="N1296">
      <number:text-content/>
      <style:map style:condition="value()&lt;=1.7976931348623157E+308" style:apply-style-name="N1296P0"/>
    </number:text-style>
    <number:date-style style:name="N1295">
      <number:day/>
      <number:text>-</number:text>
      <number:month number:style="long"/>
      <number:text>-</number:text>
      <number:year/>
    </number:date-style>
    <number:number-style style:name="N1294">
      <number:number number:decimal-places="0" number:min-decimal-places="0" number:min-integer-digits="3">
        <number:embedded-text number:position="2">81</number:embedded-text>
      </number:number>
      <number:text>92</number:text>
    </number:number-style>
    <number:date-style style:name="N1293P0" style:volatile="true">
      <number:day/>
      <number:text> </number:text>
      <number:month number:style="long" number:textual="true"/>
      <number:text>, </number:text>
      <number:year number:style="long"/>
    </number:date-style>
    <number:text-style style:name="N1293">
      <number:text-content/>
      <style:map style:condition="value()&lt;=1.7976931348623157E+308" style:apply-style-name="N1293P0"/>
    </number:text-style>
    <number:number-style style:name="N1292P0" style:volatile="true">
      <number:text>฿</number:text>
      <number:number number:decimal-places="2" number:min-decimal-places="2" number:min-integer-digits="1" number:grouping="true"/>
    </number:number-style>
    <number:number-style style:name="N1292">
      <number:text>-฿</number:text>
      <number:number number:decimal-places="2" number:min-decimal-places="2" number:min-integer-digits="1" number:grouping="true"/>
      <style:map style:condition="value()&gt;=0" style:apply-style-name="N1292P0"/>
    </number:number-style>
    <number:number-style style:name="N1291P0" style:volatile="true">
      <number:number number:decimal-places="10" number:min-decimal-places="10" number:min-integer-digits="1" number:grouping="true"/>
      <number:text> </number:text>
    </number:number-style>
    <number:number-style style:name="N1291">
      <number:text>(</number:text>
      <number:number number:decimal-places="10" number:min-decimal-places="10" number:min-integer-digits="1" number:grouping="true"/>
      <number:text>)</number:text>
      <style:map style:condition="value()&gt;=0" style:apply-style-name="N1291P0"/>
    </number:number-style>
    <number:number-style style:name="N1290P0" style:volatile="true">
      <number:text>BDT</number:text>
      <number:number number:decimal-places="2" number:min-decimal-places="2" number:min-integer-digits="1" number:grouping="true"/>
    </number:number-style>
    <number:number-style style:name="N1290">
      <style:text-properties fo:color="#ff0000"/>
      <number:text>-BDT</number:text>
      <number:number number:decimal-places="2" number:min-decimal-places="2" number:min-integer-digits="1" number:grouping="true"/>
      <style:map style:condition="value()&gt;=0" style:apply-style-name="N1290P0"/>
    </number:number-style>
    <number:date-style style:name="N1289">
      <number:day/>
      <number:text>- </number:text>
      <number:month number:textual="true"/>
      <number:text>- </number:text>
      <number:year/>
    </number:date-style>
    <number:date-style style:name="N1288">
      <number:day/>
      <number:text> Mar </number:text>
      <number:year/>
    </number:date-style>
    <number:number-style style:name="N1287P0" style:volatile="true">
      <number:text>฿</number:text>
      <number:number number:decimal-places="2" number:min-decimal-places="2" number:min-integer-digits="1" number:grouping="true"/>
    </number:number-style>
    <number:number-style style:name="N1287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287P0"/>
    </number:number-style>
    <number:number-style style:name="N1286">
      <number:text>฿</number:text>
      <number:number number:decimal-places="2" number:min-decimal-places="2" number:min-integer-digits="1" number:grouping="true"/>
    </number:number-style>
    <number:time-style style:name="N1285">
      <number:hours number:style="long"/>
      <number:text>:</number:text>
      <number:minutes number:style="long"/>
      <number:am-pm/>
    </number:time-style>
    <number:number-style style:name="N1284">
      <number:text>KHFL </number:text>
    </number:number-style>
    <number:number-style style:name="N1283">
      <number:number number:decimal-places="6" number:min-decimal-places="6" number:min-integer-digits="4"/>
    </number:number-style>
    <number:date-style style:name="N1282P0" style:volatile="true">
      <number:day/>
      <number:text>/</number:text>
      <number:month/>
      <number:text>/</number:text>
      <number:year/>
    </number:date-style>
    <number:text-style style:name="N1282">
      <number:text-content/>
      <style:map style:condition="value()&lt;=1.7976931348623157E+308" style:apply-style-name="N1282P0"/>
    </number:text-style>
    <number:date-style style:name="N1281">
      <number:day/>
      <number:text>/</number:text>
      <number:month/>
      <number:text>/</number:text>
      <number:year/>
    </number:date-style>
    <number:number-style style:name="N128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8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80P2" style:volatile="true">
      <number:text> $-</number:text>
      <number:number number:decimal-places="0" number:min-decimal-places="0" number:min-integer-digits="0"/>
      <number:text> </number:text>
    </number:number-style>
    <number:text-style style:name="N1280">
      <number:text-content/>
      <number:text> </number:text>
      <style:map style:condition="value()&gt;0" style:apply-style-name="N1280P0"/>
      <style:map style:condition="value()&lt;0" style:apply-style-name="N1280P1"/>
      <style:map style:condition="value()=0" style:apply-style-name="N1280P2"/>
    </number:text-style>
    <number:date-style style:name="N1279">
      <number:month number:style="long"/>
      <number:text>:</number:text>
      <number:hours number:style="long"/>
    </number:date-style>
    <number:date-style style:name="N1278">
      <number:month number:style="long" number:textual="true"/>
      <number:year number:style="long"/>
    </number:date-style>
    <number:text-style style:name="N1277">
      <number:text>(24.7.2016)</number:text>
      <number:text-content/>
    </number:text-style>
    <number:number-style style:name="N1276P0" style:volatile="true">
      <number:number number:decimal-places="4" number:min-decimal-places="4" number:min-integer-digits="1"/>
    </number:number-style>
    <number:number-style style:name="N1276">
      <style:text-properties fo:color="#ff0000"/>
      <number:text>(</number:text>
      <number:number number:decimal-places="4" number:min-decimal-places="4" number:min-integer-digits="1"/>
      <number:text>)</number:text>
      <style:map style:condition="value()&gt;=0" style:apply-style-name="N1276P0"/>
    </number:number-style>
    <number:number-style style:name="N1275P0" style:volatile="true">
      <number:number number:decimal-places="2" number:min-decimal-places="2" number:min-integer-digits="1" number:grouping="true"/>
    </number:number-style>
    <number:number-style style:name="N127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5P2" style:volatile="true">
      <number:text>-</number:text>
      <number:number number:decimal-places="0" number:min-decimal-places="0" number:min-integer-digits="0"/>
      <number:text> </number:text>
    </number:number-style>
    <number:text-style style:name="N1275">
      <number:text-content/>
      <style:map style:condition="value()&gt;0" style:apply-style-name="N1275P0"/>
      <style:map style:condition="value()&lt;0" style:apply-style-name="N1275P1"/>
      <style:map style:condition="value()=0" style:apply-style-name="N1275P2"/>
    </number:text-style>
    <number:date-style style:name="N1274">
      <number:month number:style="long"/>
      <number:text>/</number:text>
      <number:day number:style="long"/>
      <number:text>/</number:text>
      <number:year/>
      <number:text> No. 1717</number:text>
    </number:date-style>
    <number:number-style style:name="N1273P0" style:volatile="true">
      <number:number number:decimal-places="5" number:min-decimal-places="5" number:min-integer-digits="1"/>
    </number:number-style>
    <number:number-style style:name="N1273">
      <style:text-properties fo:color="#ff0000"/>
      <number:text>(</number:text>
      <number:number number:decimal-places="5" number:min-decimal-places="5" number:min-integer-digits="1"/>
      <number:text>)</number:text>
      <style:map style:condition="value()&gt;=0" style:apply-style-name="N1273P0"/>
    </number:number-style>
    <number:date-style style:name="N1272">
      <number:day-of-week/>
      <number:text> </number:text>
      <number:day number:style="long"/>
    </number:date-style>
    <number:date-style style:name="N1271">
      <number:hours/>
      <number:year number:calendar="jewish"/>
      <number:text>a</number:text>
      <number:day number:calendar="jewish"/>
      <number:text>in</number:text>
      <number:era number:calendar="jewish"/>
    </number:date-style>
    <number:date-style style:name="N1270">
      <number:month number:style="long"/>
      <number:text>/</number:text>
      <number:day number:style="long"/>
      <number:text>/</number:text>
      <number:year/>
      <number:text> No. 1714</number:text>
    </number:date-style>
    <number:date-style style:name="N1269">
      <number:month number:textual="true"/>
      <number:year/>
    </number:date-style>
    <number:date-style style:name="N1268">
      <number:month number:style="long"/>
      <number:text>/</number:text>
      <number:day number:style="long"/>
      <number:text>/</number:text>
      <number:year/>
      <number:text> No. 1721</number:text>
    </number:date-style>
    <number:date-style style:name="N1267">
      <number:day-of-week number:style="long"/>
      <number:text>,  </number:text>
      <number:day number:style="long"/>
    </number:date-style>
    <number:percentage-style style:name="N1266">
      <number:number number:decimal-places="19" number:min-decimal-places="19" number:min-integer-digits="1"/>
      <number:text>%</number:text>
    </number:percentage-style>
    <number:number-style style:name="N1265">
      <number:number number:decimal-places="8" number:min-decimal-places="8" number:min-integer-digits="7"/>
    </number:number-style>
    <number:percentage-style style:name="N1264P0" style:volatile="true">
      <number:number number:decimal-places="0" number:min-decimal-places="0" number:min-integer-digits="0" number:grouping="true"/>
      <number:text>%</number:text>
    </number:percentage-style>
    <number:percentage-style style:name="N1264">
      <style:text-properties fo:color="#ff0000"/>
      <number:text>-</number:text>
      <number:number number:decimal-places="0" number:min-decimal-places="0" number:min-integer-digits="0" number:grouping="true"/>
      <number:text>%</number:text>
      <style:map style:condition="value()&gt;=0" style:apply-style-name="N1264P0"/>
    </number:percentage-style>
    <number:number-style style:name="N126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3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63P2" style:volatile="true">
      <number:fill-character> </number:fill-character>
      <number:text>- </number:text>
    </number:number-style>
    <number:text-style style:name="N1263">
      <number:text-content/>
      <number:text> </number:text>
      <style:map style:condition="value()&gt;0" style:apply-style-name="N1263P0"/>
      <style:map style:condition="value()&lt;0" style:apply-style-name="N1263P1"/>
      <style:map style:condition="value()=0" style:apply-style-name="N1263P2"/>
    </number:text-style>
    <number:number-style style:name="N1262P0" style:volatile="true">
      <number:text>($</number:text>
      <number:number number:decimal-places="2" number:min-decimal-places="2" number:min-integer-digits="1" number:grouping="true"/>
      <number:text> </number:text>
    </number:number-style>
    <number:number-style style:name="N12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2P0"/>
    </number:number-style>
    <number:number-style style:name="N1261P0" style:volatile="true">
      <number:number number:decimal-places="0" number:min-decimal-places="0" number:min-integer-digits="1" number:grouping="true"/>
      <number:text> </number:text>
    </number:number-style>
    <number:number-style style:name="N126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61P2" style:volatile="true">
      <number:text> 0 </number:text>
    </number:number-style>
    <number:text-style style:name="N1261">
      <number:text-content/>
      <number:text> </number:text>
      <style:map style:condition="value()&gt;0" style:apply-style-name="N1261P0"/>
      <style:map style:condition="value()&lt;0" style:apply-style-name="N1261P1"/>
      <style:map style:condition="value()=0" style:apply-style-name="N1261P2"/>
    </number:text-style>
    <number:number-style style:name="N1260P0" style:volatile="true">
      <number:number number:decimal-places="4" number:min-decimal-places="4" number:min-integer-digits="1"/>
    </number:number-style>
    <number:number-style style:name="N1260">
      <number:text>(</number:text>
      <number:number number:decimal-places="4" number:min-decimal-places="4" number:min-integer-digits="1"/>
      <number:text>)</number:text>
      <style:map style:condition="value()&gt;=0" style:apply-style-name="N1260P0"/>
    </number:number-style>
    <number:date-style style:name="N1259P0" style:volatile="true">
      <number:day/>
      <number:text>.</number:text>
      <number:month number:style="long"/>
      <number:text>.</number:text>
      <number:year number:style="long"/>
    </number:date-style>
    <number:text-style style:name="N1259">
      <number:text-content/>
      <style:map style:condition="value()&lt;=1.7976931348623157E+308" style:apply-style-name="N1259P0"/>
    </number:text-style>
    <number:number-style style:name="N1258">
      <number:number number:decimal-places="7" number:min-decimal-places="7" number:min-integer-digits="0"/>
    </number:number-style>
    <number:number-style style:name="N1257">
      <number:text>1234</number:text>
    </number:number-style>
    <number:number-style style:name="N1256">
      <number:number number:min-integer-digits="1"/>
      <number:text> Tk.</number:text>
    </number:number-style>
    <number:date-style style:name="N1255">
      <number:day/>
      <number:text>. </number:text>
      <number:month number:style="long"/>
      <number:text>. </number:text>
      <number:year number:style="long"/>
    </number:date-style>
    <number:number-style style:name="N1254P0" style:volatile="true">
      <number:text>¥</number:text>
      <number:number number:decimal-places="2" number:min-decimal-places="2" number:min-integer-digits="1" number:grouping="true"/>
    </number:number-style>
    <number:number-style style:name="N125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54P0"/>
    </number:number-style>
    <number:time-style style:name="N1253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number-style style:name="N1252">
      <number:number number:decimal-places="2" number:min-decimal-places="2" number:min-integer-digits="7"/>
    </number:number-style>
    <number:time-style style:name="N1251">
      <number:am-pm/>
      <number:text> </number:text>
      <number:hours number:style="long"/>
      <number:text>时</number:text>
      <number:minutes number:style="long"/>
      <number:text>分</number:text>
    </number:time-style>
    <number:percentage-style style:name="N1250">
      <number:text>Markup@ </number:text>
      <number:number number:decimal-places="0" number:min-decimal-places="0" number:min-integer-digits="1"/>
      <number:text>%</number:text>
    </number:percentage-style>
    <number:time-style style:name="N1249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248">
      <number:month number:textual="true"/>
      <number:text> - </number:text>
      <number:day/>
      <number:text> - </number:text>
      <number:year/>
    </number:date-style>
    <number:time-style style:name="N1247">
      <number:hours number:style="long"/>
      <number:text>时</number:text>
      <number:minutes number:style="long"/>
      <number:text>分</number:text>
    </number:time-style>
    <number:date-style style:name="N1246">
      <number:month number:textual="true"/>
      <number:text> '</number:text>
      <number:year/>
    </number:date-style>
    <number:currency-style style:name="N1245P0" style:volatile="true">
      <number:currency-symbol number:language="zh" number:country="CN">￥</number:currency-symbol>
      <number:number number:decimal-places="2" number:min-decimal-places="0" number:min-integer-digits="1" number:decimal-replacement="--" number:grouping="true"/>
    </number:currency-style>
    <number:currency-style style:name="N1245">
      <style:text-properties fo:color="#ff0000"/>
      <number:text>-</number:text>
      <number:currency-symbol number:language="zh" number:country="CN">￥</number:currency-symbol>
      <number:number number:decimal-places="2" number:min-decimal-places="0" number:min-integer-digits="1" number:decimal-replacement="--" number:grouping="true"/>
      <style:map style:condition="value()&gt;=0" style:apply-style-name="N1245P0"/>
    </number:currency-style>
    <number:number-style style:name="N1244P0" style:volatile="true">
      <number:number number:decimal-places="0" number:min-decimal-places="0" number:min-integer-digits="1"/>
    </number:number-style>
    <number:number-style style:name="N1244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244P0"/>
    </number:number-style>
    <number:date-style style:name="N1243">
      <number:month number:style="long"/>
    </number:date-style>
    <number:currency-style style:name="N1242P0" style:volatile="true">
      <number:currency-symbol number:language="zh" number:country="CN">￥</number:currency-symbol>
      <number:number number:decimal-places="0" number:min-decimal-places="0" number:min-integer-digits="1" number:grouping="true"/>
    </number:currency-style>
    <number:currency-style style:name="N1242">
      <style:text-properties fo:color="#ff0000"/>
      <number:text>-</number:text>
      <number:currency-symbol number:language="zh" number:country="CN">￥</number:currency-symbol>
      <number:number number:decimal-places="0" number:min-decimal-places="0" number:min-integer-digits="1" number:grouping="true"/>
      <style:map style:condition="value()&gt;=0" style:apply-style-name="N1242P0"/>
    </number:currency-style>
    <number:number-style style:name="N1241P0" style:volatile="true">
      <number:number number:decimal-places="0" number:min-decimal-places="0" number:min-integer-digits="1" number:grouping="true"/>
      <number:text> €</number:text>
    </number:number-style>
    <number:number-style style:name="N12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1P0"/>
    </number:number-style>
    <number:number-style style:name="N1240P0" style:volatile="true">
      <number:number number:decimal-places="3" number:min-decimal-places="3" number:min-integer-digits="1"/>
    </number:number-style>
    <number:number-style style:name="N1240">
      <number:text>(</number:text>
      <number:number number:decimal-places="3" number:min-decimal-places="3" number:min-integer-digits="1"/>
      <number:text>)</number:text>
      <style:map style:condition="value()&gt;=0" style:apply-style-name="N1240P0"/>
    </number:number-style>
    <number:date-style style:name="N1239P0" style:volatile="true">
      <number:month number:style="long"/>
      <number:text>.</number:text>
      <number:day number:style="long"/>
      <number:text>.</number:text>
      <number:year/>
    </number:date-style>
    <number:text-style style:name="N1239">
      <number:text-content/>
      <style:map style:condition="value()&lt;=1.7976931348623157E+308" style:apply-style-name="N1239P0"/>
    </number:text-style>
    <number:date-style style:name="N1238">
      <number:month number:style="long"/>
      <number:text>.</number:text>
      <number:day number:style="long"/>
      <number:text>.</number:text>
      <number:year/>
    </number:date-style>
    <number:time-style style:name="N1237P0" style:volatile="true">
      <number:hours/>
      <number:text>:</number:text>
      <number:minutes number:style="long"/>
      <number:text>:</number:text>
      <number:seconds number:style="long"/>
    </number:time-style>
    <number:text-style style:name="N1237">
      <number:text-content/>
      <style:map style:condition="value()&lt;=1.7976931348623157E+308" style:apply-style-name="N1237P0"/>
    </number:text-style>
    <number:date-style style:name="N1236">
      <number:month number:style="long"/>
      <number:text> </number:text>
      <number:day number:style="long"/>
    </number:date-style>
    <number:date-style style:name="N1235P0" style:volatile="true">
      <number:day number:style="long"/>
      <number:text>-</number:text>
      <number:month number:style="long"/>
      <number:text>-</number:text>
      <number:year/>
    </number:date-style>
    <number:text-style style:name="N1235">
      <number:text-content/>
      <style:map style:condition="value()&lt;=1.7976931348623157E+308" style:apply-style-name="N1235P0"/>
    </number:text-style>
    <number:date-style style:name="N1234">
      <number:day number:style="long"/>
      <number:text>-</number:text>
      <number:month number:style="long"/>
      <number:text>-</number:text>
      <number:year/>
    </number:date-style>
    <number:date-style style:name="N1233">
      <number:day number:calendar="jewish"/>
      <number:text>ay</number:text>
      <number:month number:calendar="jewish"/>
      <number:text>ont</number:text>
      <number:hours/>
      <number:text>ya</number:text>
      <number:year number:calendar="jewish"/>
      <number:text>a</number:text>
      <number:year number:calendar="jewish" number:style="long"/>
    </number:date-style>
    <number:number-style style:name="N1232">
      <number:scientific-number number:decimal-places="13" number:min-decimal-places="13" number:min-integer-digits="1" number:min-exponent-digits="3" number:exponent-interval="1" number:forced-exponent-sign="true"/>
    </number:number-style>
    <number:time-style style:name="N1231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230">
      <number:number number:decimal-places="1" number:min-decimal-places="1" number:min-integer-digits="7"/>
    </number:number-style>
    <number:number-style style:name="N661">
      <number:text>-</number:text>
      <number:number number:decimal-places="0" number:min-decimal-places="0" number:min-integer-digits="2"/>
      <number:text> </number:text>
    </number:number-style>
    <number:number-style style:name="N660">
      <number:text> (</number:text>
      <number:number number:decimal-places="0" number:min-decimal-places="0" number:min-integer-digits="1"/>
      <number:text>)</number:text>
    </number:number-style>
    <number:number-style style:name="N659P0" style:volatile="true">
      <number:number number:decimal-places="0" number:min-decimal-places="0" number:min-integer-digits="1" number:grouping="true"/>
      <number:text> DM</number:text>
    </number:number-style>
    <number:number-style style:name="N65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659P0"/>
    </number:number-style>
    <number:number-style style:name="N658P0" style:volatile="true">
      <number:number number:decimal-places="2" number:min-decimal-places="2" number:min-integer-digits="1" number:grouping="true"/>
      <number:text> </number:text>
    </number:number-style>
    <number:number-style style:name="N658">
      <number:text>(</number:text>
      <number:number number:decimal-places="1" number:min-decimal-places="1" number:min-integer-digits="1" number:grouping="true"/>
      <number:text>)</number:text>
      <style:map style:condition="value()&gt;=0" style:apply-style-name="N658P0"/>
    </number:number-style>
    <number:number-style style:name="N657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656P0" style:volatile="true">
      <number:number number:decimal-places="0" number:min-decimal-places="0" number:min-integer-digits="1" number:grouping="true"/>
      <number:text> DM</number:text>
    </number:number-style>
    <number:number-style style:name="N656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656P0"/>
    </number:number-style>
    <number:number-style style:name="N655P0" style:volatile="true">
      <number:number number:decimal-places="0" number:min-decimal-places="0" number:min-integer-digits="1" number:grouping="true"/>
      <number:text>. </number:text>
    </number:number-style>
    <number:number-style style:name="N65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655P0"/>
    </number:number-style>
    <number:number-style style:name="N654">
      <number:scientific-number number:decimal-places="9" number:min-decimal-places="9" number:min-integer-digits="1" number:min-exponent-digits="3" number:exponent-interval="1" number:forced-exponent-sign="true"/>
    </number:number-style>
    <number:date-style style:name="N653">
      <number:month/>
      <number:text>-</number:text>
      <number:day/>
      <number:text>-</number:text>
      <number:year number:style="long"/>
    </number:date-style>
    <number:number-style style:name="N652">
      <number:text>TK. </number:text>
      <number:number number:decimal-places="0" number:min-decimal-places="0" number:min-integer-digits="1" number:grouping="true"/>
    </number:number-style>
    <number:number-style style:name="N651P0" style:volatile="true">
      <number:number number:decimal-places="0" number:min-decimal-places="0" number:min-integer-digits="0" number:grouping="true"/>
      <number:text> </number:text>
    </number:number-style>
    <number:number-style style:name="N65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651P0"/>
    </number:number-style>
    <number:number-style style:name="N650">
      <number:scientific-number number:decimal-places="11" number:min-decimal-places="11" number:min-integer-digits="1" number:min-exponent-digits="3" number:exponent-interval="1" number:forced-exponent-sign="true"/>
    </number:number-style>
    <number:date-style style:name="N649">
      <number:month number:style="long" number:textual="true"/>
      <number:text> </number:text>
      <number:year/>
    </number:date-style>
    <number:date-style style:name="N648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647">
      <number:day number:style="long"/>
      <number:text>. </number:text>
      <number:month number:textual="true"/>
      <number:text>. 13</number:text>
    </number:date-style>
    <number:number-style style:name="N646">
      <number:scientific-number number:decimal-places="12" number:min-decimal-places="12" number:min-integer-digits="1" number:min-exponent-digits="3" number:exponent-interval="1" number:forced-exponent-sign="true"/>
    </number:number-style>
    <number:date-style style:name="N645">
      <number:month number:style="long" number:textual="true"/>
      <number:year/>
    </number:date-style>
    <number:number-style style:name="N644">
      <number:number number:decimal-places="5" number:min-decimal-places="5" number:min-integer-digits="7"/>
    </number:number-style>
    <number:date-style style:name="N643P0" style:volatile="true">
      <number:day/>
      <number:text>.</number:text>
      <number:month number:textual="true"/>
      <number:text>.</number:text>
      <number:year number:style="long"/>
    </number:date-style>
    <number:text-style style:name="N643">
      <number:text-content/>
      <style:map style:condition="value()&lt;=1.7976931348623157E+308" style:apply-style-name="N643P0"/>
    </number:text-style>
    <number:number-style style:name="N642">
      <number:number number:decimal-places="7" number:min-decimal-places="7" number:min-integer-digits="7"/>
    </number:number-style>
    <number:percentage-style style:name="N641">
      <number:number number:decimal-places="20" number:min-decimal-places="20" number:min-integer-digits="1"/>
      <number:text>%</number:text>
    </number:percentage-style>
    <number:date-style style:name="N640P0" style:volatile="true">
      <number:month number:style="long" number:textual="true"/>
      <number:text>, </number:text>
      <number:year number:style="long"/>
    </number:date-style>
    <number:text-style style:name="N640">
      <number:text-content/>
      <style:map style:condition="value()&lt;=1.7976931348623157E+308" style:apply-style-name="N640P0"/>
    </number:text-style>
    <number:date-style style:name="N639">
      <number:month number:style="long" number:textual="true"/>
      <number:text>, </number:text>
      <number:year number:style="long"/>
    </number:date-style>
    <number:number-style style:name="N638">
      <number:number number:decimal-places="9" number:min-decimal-places="9" number:min-integer-digits="7"/>
    </number:number-style>
    <number:percentage-style style:name="N637">
      <number:number number:decimal-places="18" number:min-decimal-places="18" number:min-integer-digits="1"/>
      <number:text>%</number:text>
    </number:percentage-style>
    <number:date-style style:name="N636P0" style:volatile="true">
      <number:month number:style="long" number:textual="true"/>
      <number:text> , </number:text>
      <number:year number:style="long"/>
    </number:date-style>
    <number:text-style style:name="N636">
      <number:text-content/>
      <style:map style:condition="value()&lt;=1.7976931348623157E+308" style:apply-style-name="N636P0"/>
    </number:text-style>
    <number:date-style style:name="N635">
      <number:month number:style="long" number:textual="true"/>
      <number:text> , </number:text>
      <number:year number:style="long"/>
    </number:date-style>
    <number:number-style style:name="N634">
      <number:number number:decimal-places="11" number:min-decimal-places="11" number:min-integer-digits="7"/>
    </number:number-style>
    <number:percentage-style style:name="N633">
      <number:number number:decimal-places="1" number:min-decimal-places="1" number:min-integer-digits="2"/>
      <number:text>%</number:text>
    </number:percentage-style>
    <number:date-style style:name="N632">
      <number:month number:style="long" number:textual="true"/>
      <number:text>- </number:text>
      <number:year number:style="long"/>
    </number:date-style>
    <number:number-style style:name="N631">
      <number:text>46-</number:text>
      <number:number number:decimal-places="0" number:min-decimal-places="0" number:min-integer-digits="1"/>
      <number:text> Days</number:text>
    </number:number-style>
    <number:date-style style:name="N630">
      <number:month/>
      <number:text>T</number:text>
    </number:date-style>
    <number:date-style style:name="N629">
      <number:day number:style="long"/>
      <number:text>. </number:text>
      <number:month number:textual="true"/>
    </number:date-style>
    <number:number-style style:name="N628">
      <number:text>90-</number:text>
      <number:number number:decimal-places="0" number:min-decimal-places="0" number:min-integer-digits="1"/>
      <number:text> Days</number:text>
    </number:number-style>
    <number:number-style style:name="N62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2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2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6">
      <number:number number:decimal-places="2" number:min-decimal-places="2" number:min-integer-digits="1"/>
      <number:text>27.213</number:text>
    </number:number-style>
    <number:date-style style:name="N625">
      <number:month number:style="long" number:textual="true"/>
      <number:text>'  </number:text>
      <number:year number:style="long"/>
    </number:date-style>
    <number:date-style style:name="N624">
      <number:month number:textual="true"/>
      <number:text>" 2016</number:text>
    </number:date-style>
    <number:number-style style:name="N623P0" style:volatile="true">
      <number:number number:decimal-places="0" number:min-decimal-places="0" number:min-integer-digits="4"/>
    </number:number-style>
    <number:number-style style:name="N623">
      <style:text-properties fo:color="#ff0000"/>
      <number:text>-</number:text>
      <number:number number:decimal-places="0" number:min-decimal-places="0" number:min-integer-digits="4"/>
      <style:map style:condition="value()&gt;=0" style:apply-style-name="N623P0"/>
    </number:number-style>
    <number:number-style style:name="N622">
      <number:text>0-</number:text>
      <number:number number:decimal-places="0" number:min-decimal-places="0" number:min-integer-digits="1"/>
      <number:text> Days</number:text>
    </number:number-style>
    <number:date-style style:name="N621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  <number:text> a</number:text>
    </number:date-style>
    <number:date-style style:name="N620">
      <number:month number:textual="true"/>
      <number:text>.</number:text>
      <number:year/>
    </number:date-style>
    <number:date-style style:name="N619">
      <number:day number:style="long"/>
      <number:text> - </number:text>
      <number:month number:textual="true"/>
      <number:text> = </number:text>
      <number:year/>
    </number:date-style>
    <number:number-style style:name="N618P0" style:volatile="true">
      <number:number number:decimal-places="0" number:min-decimal-places="0" number:min-integer-digits="13"/>
    </number:number-style>
    <number:number-style style:name="N618">
      <number:number number:decimal-places="0" number:min-decimal-places="0" number:min-integer-digits="13"/>
      <style:map style:condition="value()&gt;=0" style:apply-style-name="N618P0"/>
    </number:number-style>
    <number:number-style style:name="N617">
      <number:number number:decimal-places="0" number:min-decimal-places="0" number:min-integer-digits="13"/>
    </number:number-style>
    <number:date-style style:name="N616P0" style:volatile="true">
      <number:year/>
      <number:text>,</number:text>
      <number:month number:style="long"/>
      <number:text>,</number:text>
      <number:day number:style="long"/>
    </number:date-style>
    <number:text-style style:name="N616">
      <number:text-content/>
      <style:map style:condition="value()&lt;=1.7976931348623157E+308" style:apply-style-name="N616P0"/>
    </number:text-style>
    <number:number-style style:name="N615P0" style:volatile="true">
      <number:number number:decimal-places="3" number:min-decimal-places="3" number:min-integer-digits="2" number:grouping="true"/>
    </number:number-style>
    <number:number-style style:name="N615">
      <style:text-properties fo:color="#ff0000"/>
      <number:text>-</number:text>
      <number:number number:decimal-places="3" number:min-decimal-places="3" number:min-integer-digits="2" number:grouping="true"/>
      <style:map style:condition="value()&gt;=0" style:apply-style-name="N615P0"/>
    </number:number-style>
    <number:number-style style:name="N614">
      <number:number number:decimal-places="3" number:min-decimal-places="3" number:min-integer-digits="2" number:grouping="true"/>
    </number:number-style>
    <number:number-style style:name="N613">
      <number:text>91-</number:text>
      <number:number number:decimal-places="0" number:min-decimal-places="0" number:min-integer-digits="1"/>
      <number:text> Days</number:text>
    </number:number-style>
    <number:date-style style:name="N612">
      <number:month number:textual="true"/>
    </number:date-style>
    <number:number-style style:name="N611P0" style:volatile="true">
      <number:number number:decimal-places="4" number:min-decimal-places="4" number:min-integer-digits="4"/>
    </number:number-style>
    <number:number-style style:name="N611">
      <style:text-properties fo:color="#ff0000"/>
      <number:text>-</number:text>
      <number:number number:decimal-places="4" number:min-decimal-places="4" number:min-integer-digits="4"/>
      <style:map style:condition="value()&gt;=0" style:apply-style-name="N611P0"/>
    </number:number-style>
    <number:number-style style:name="N610">
      <number:number number:decimal-places="4" number:min-decimal-places="4" number:min-integer-digits="4"/>
    </number:number-style>
    <number:number-style style:name="N609">
      <number:text>121-</number:text>
      <number:number number:decimal-places="0" number:min-decimal-places="0" number:min-integer-digits="1"/>
      <number:text> Days</number:text>
    </number:number-style>
    <number:date-style style:name="N608">
      <number:year number:style="long"/>
    </number:date-style>
    <number:number-style style:name="N607P0" style:volatile="true">
      <number:number number:decimal-places="3" number:min-decimal-places="3" number:min-integer-digits="4" number:grouping="true"/>
    </number:number-style>
    <number:number-style style:name="N607">
      <style:text-properties fo:color="#ff0000"/>
      <number:text>-</number:text>
      <number:number number:decimal-places="3" number:min-decimal-places="3" number:min-integer-digits="4" number:grouping="true"/>
      <style:map style:condition="value()&gt;=0" style:apply-style-name="N607P0"/>
    </number:number-style>
    <number:date-style style:name="N606">
      <number:day number:style="long"/>
      <number:text>-</number:text>
      <number:month number:style="long"/>
      <number:text>-</number:text>
      <number:year number:style="long"/>
      <number:text>-</number:text>
    </number:date-style>
    <number:date-style style:name="N605">
      <number:era number:calendar="jewish"/>
      <number:year number:calendar="jewish"/>
      <number:text>na</number:text>
      <number:year number:calendar="jewish" number:style="long"/>
      <number:year number:calendar="jewish"/>
      <number:text>l</number:text>
    </number:date-style>
    <number:date-style style:name="N604">
      <number:day/>
      <number:text> </number:text>
      <number:month number:textual="true"/>
      <number:text> , </number:text>
      <number:year/>
    </number:date-style>
    <number:date-style style:name="N603">
      <number:day/>
      <number:text>- </number:text>
      <number:month number:textual="true"/>
      <number:text>- </number:text>
      <number:year number:style="long"/>
    </number:date-style>
    <number:number-style style:name="N602">
      <number:number number:decimal-places="7" number:min-decimal-places="7" number:min-integer-digits="4"/>
    </number:number-style>
    <number:number-style style:name="N601">
      <number:fraction number:min-integer-digits="0" number:grouping="true" number:min-numerator-digits="1" loext:max-numerator-digits="1" number:min-denominator-digits="1" number:max-denominator-value="9"/>
    </number:number-style>
    <number:number-style style:name="N600P0" style:volatile="true">
      <number:number number:decimal-places="2" number:min-decimal-places="2" number:min-integer-digits="2"/>
    </number:number-style>
    <number:number-style style:name="N600">
      <style:text-properties fo:color="#ff0000"/>
      <number:text>-</number:text>
      <number:number number:decimal-places="2" number:min-decimal-places="2" number:min-integer-digits="2"/>
      <style:map style:condition="value()&gt;=0" style:apply-style-name="N600P0"/>
    </number:number-style>
    <number:number-style style:name="N599">
      <number:number number:decimal-places="2" number:min-decimal-places="2" number:min-integer-digits="2"/>
    </number:number-style>
    <number:date-style style:name="N598">
      <number:month number:textual="true"/>
      <number:text>. </number:text>
      <number:day number:style="long"/>
    </number:date-style>
    <number:number-style style:name="N597">
      <number:text>-1</number:text>
      <number:number number:decimal-places="2" number:min-decimal-places="2" number:min-integer-digits="0"/>
    </number:number-style>
    <number:percentage-style style:name="N596P0" style:volatile="true">
      <number:number number:decimal-places="4" number:min-decimal-places="4" number:min-integer-digits="1"/>
      <number:text>%</number:text>
    </number:percentage-style>
    <number:percentage-style style:name="N596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596P0"/>
    </number:percentage-style>
    <number:percentage-style style:name="N595">
      <number:number number:decimal-places="4" number:min-decimal-places="4" number:min-integer-digits="1"/>
      <number:text>%</number:text>
    </number:percentage-style>
    <number:number-style style:name="N594">
      <number:text>-1.23</number:text>
    </number:number-style>
    <number:number-style style:name="N59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currency-style style:name="N592P0" style:volatile="true">
      <number:number number:decimal-places="0" number:min-decimal-places="0" number:min-integer-digits="1" number:grouping="true"/>
      <number:text> </number:text>
      <number:currency-symbol>JPY</number:currency-symbol>
    </number:currency-style>
    <number:currency-style style:name="N592">
      <number:text>-</number:text>
      <number:number number:decimal-places="0" number:min-decimal-places="0" number:min-integer-digits="1" number:grouping="true"/>
      <number:text> </number:text>
      <number:currency-symbol>JPY</number:currency-symbol>
      <style:map style:condition="value()&gt;=0" style:apply-style-name="N592P0"/>
    </number:currency-style>
    <number:number-style style:name="N591">
      <number:text>24 </number:text>
      <number:number number:decimal-places="1" number:min-decimal-places="1" number:min-integer-digits="0"/>
      <number:text>6. </number:text>
    </number:number-style>
    <number:date-style style:name="N590">
      <number:day number:style="long"/>
      <number:text>. </number:text>
      <number:month number:textual="true"/>
      <number:text> </number:text>
      <number:year number:style="long"/>
    </number:date-style>
    <number:number-style style:name="N589">
      <number:number number:decimal-places="0" number:min-decimal-places="0" number:min-integer-digits="1" number:grouping="true"/>
      <number:text> Birds, Dated 12</number:text>
    </number:number-style>
    <number:date-style style:name="N588">
      <number:year number:style="long"/>
      <number:text>年</number:text>
      <number:month/>
      <number:text>月</number:text>
    </number:date-style>
    <number:date-style style:name="N587">
      <number:day number:style="long"/>
      <number:text>. </number:text>
      <number:month number:textual="true"/>
      <number:text>. </number:text>
      <number:year number:style="long"/>
    </number:date-style>
    <number:number-style style:name="N586">
      <number:number number:decimal-places="0" number:min-decimal-places="0" number:min-integer-digits="1" number:grouping="true"/>
      <number:text> Birds, Dated 4</number:text>
    </number:number-style>
    <number:date-style style:name="N585">
      <number:month number:style="long"/>
      <number:text>..</number:text>
      <number:day number:style="long"/>
      <number:text>.</number:text>
      <number:year number:style="long"/>
    </number:date-style>
    <number:date-style style:name="N584">
      <number:day number:style="long"/>
      <number:text> </number:text>
      <number:month number:textual="true"/>
      <number:text>, </number:text>
      <number:year number:style="long"/>
    </number:date-style>
    <number:date-style style:name="N583">
      <number:month number:textual="true"/>
      <number:text> </number:text>
      <number:day/>
      <number:text>, </number:text>
      <number:year/>
      <number:text> (Flock No 101)</number:text>
    </number:date-style>
    <number:date-style style:name="N582">
      <number:day number:style="long"/>
      <number:text>-</number:text>
      <number:month number:style="long"/>
      <number:text>-</number:text>
      <number:year/>
      <number:text>3</number:text>
    </number:date-style>
    <number:date-style style:name="N581">
      <number:month number:textual="true"/>
      <number:text> </number:text>
      <number:day/>
      <number:text>, </number:text>
      <number:year/>
      <number:text> (Flock No 100)</number:text>
    </number:date-style>
    <number:date-style style:name="N580">
      <number:month number:textual="true"/>
      <number:text> </number:text>
      <number:day/>
      <number:text>, </number:text>
      <number:year/>
      <number:text> (Flock No 104)</number:text>
    </number:date-style>
    <number:date-style style:name="N579">
      <number:month number:textual="true"/>
      <number:text> </number:text>
      <number:day/>
      <number:text>, </number:text>
      <number:year/>
      <number:text> (Flock No 93)</number:text>
    </number:date-style>
    <number:date-style style:name="N578">
      <number:day number:calendar="jewish" number:style="long"/>
      <number:text> </number:text>
      <number:day number:calendar="jewish"/>
      <number:year number:calendar="jewish"/>
      <number:text>c </number:text>
      <number:year number:calendar="jewish"/>
    </number:date-style>
    <number:date-style style:name="N577">
      <number:month number:textual="true"/>
      <number:text> </number:text>
      <number:day/>
      <number:text>, </number:text>
      <number:year/>
      <number:text> (Flock No 92)</number:text>
    </number:date-style>
    <number:number-style style:name="N576">
      <number:number number:decimal-places="2" number:min-decimal-places="2" number:min-integer-digits="1" number:grouping="true"/>
      <number:text> /Eggs</number:text>
    </number:number-style>
    <number:number-style style:name="N575P0" style:volatile="true">
      <number:number number:decimal-places="1" number:min-decimal-places="1" number:min-integer-digits="1" number:grouping="true"/>
    </number:number-style>
    <number:number-style style:name="N575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575P0"/>
    </number:number-style>
    <number:date-style style:name="N574">
      <number:month number:style="long"/>
      <number:text>/</number:text>
      <number:day number:style="long"/>
      <number:text>/</number:text>
      <number:year/>
      <number:text> No. 1868</number:text>
    </number:date-style>
    <number:number-style style:name="N573P0" style:volatile="true">
      <number:number number:decimal-places="2" number:min-decimal-places="2" number:min-integer-digits="2" number:grouping="true"/>
    </number:number-style>
    <number:number-style style:name="N573">
      <number:text>(</number:text>
      <number:number number:decimal-places="2" number:min-decimal-places="2" number:min-integer-digits="2" number:grouping="true"/>
      <number:text>)</number:text>
      <style:map style:condition="value()&gt;=0" style:apply-style-name="N573P0"/>
    </number:number-style>
    <number:number-style style:name="N572">
      <number:number number:decimal-places="2" number:min-decimal-places="2" number:min-integer-digits="2" number:grouping="true"/>
    </number:number-style>
    <number:number-style style:name="N571">
      <number:number number:decimal-places="16" number:min-decimal-places="16" number:min-integer-digits="0" number:grouping="true"/>
    </number:number-style>
    <number:date-style style:name="N570">
      <number:month number:style="long"/>
      <number:text>/</number:text>
      <number:day number:style="long"/>
      <number:text>/</number:text>
      <number:year/>
      <number:text> No. 1872</number:text>
    </number:date-style>
    <number:number-style style:name="N569">
      <number:text>11,1383</number:text>
    </number:number-style>
    <number:date-style style:name="N568">
      <number:month number:style="long"/>
      <number:text>/</number:text>
      <number:day number:style="long"/>
      <number:text>/</number:text>
      <number:year/>
      <number:text> No. 1879</number:text>
    </number:date-style>
    <number:date-style style:name="N567">
      <number:month number:style="long"/>
      <number:text>/</number:text>
      <number:day number:style="long"/>
    </number:date-style>
    <number:text-style style:name="N566">
      <number:text-content/>
      <number:text> kg</number:text>
    </number:text-style>
    <number:date-style style:name="N565">
      <number:month number:style="long"/>
      <number:text>/</number:text>
      <number:day number:style="long"/>
      <number:text>/</number:text>
      <number:year/>
      <number:text> No. 1720</number:text>
    </number:date-style>
    <number:number-style style:name="N564P0" style:volatile="true">
      <number:number number:decimal-places="5" number:min-decimal-places="5" number:min-integer-digits="1"/>
    </number:number-style>
    <number:number-style style:name="N564">
      <style:text-properties fo:color="#ff0000"/>
      <number:text>-</number:text>
      <number:number number:decimal-places="5" number:min-decimal-places="5" number:min-integer-digits="1"/>
      <style:map style:condition="value()&gt;=0" style:apply-style-name="N564P0"/>
    </number:number-style>
    <number:number-style style:name="N563P0" style:volatile="true">
      <number:number number:decimal-places="13" number:min-decimal-places="13" number:min-integer-digits="1" number:grouping="true"/>
    </number:number-style>
    <number:number-style style:name="N563">
      <number:text>(</number:text>
      <number:number number:decimal-places="13" number:min-decimal-places="13" number:min-integer-digits="1" number:grouping="true"/>
      <number:text>)</number:text>
      <style:map style:condition="value()&gt;=0" style:apply-style-name="N563P0"/>
    </number:number-style>
    <number:date-style style:name="N562P0" style:volatile="true">
      <number:year/>
      <number:text>-</number:text>
      <number:month number:style="long"/>
      <number:text>-</number:text>
      <number:day number:style="long"/>
    </number:date-style>
    <number:text-style style:name="N562">
      <number:text-content/>
      <style:map style:condition="value()&lt;=1.7976931348623157E+308" style:apply-style-name="N562P0"/>
    </number:text-style>
    <number:number-style style:name="N561P0" style:volatile="true">
      <number:number number:decimal-places="8" number:min-decimal-places="8" number:min-integer-digits="1" number:grouping="true"/>
    </number:number-style>
    <number:number-style style:name="N561">
      <number:text>(</number:text>
      <number:number number:decimal-places="8" number:min-decimal-places="8" number:min-integer-digits="1" number:grouping="true"/>
      <number:text>)</number:text>
      <style:map style:condition="value()&gt;=0" style:apply-style-name="N561P0"/>
    </number:number-style>
    <number:number-style style:name="N560P0" style:volatile="true">
      <number:number number:decimal-places="7" number:min-decimal-places="7" number:min-integer-digits="1" number:grouping="true"/>
    </number:number-style>
    <number:number-style style:name="N560">
      <number:text>(</number:text>
      <number:number number:decimal-places="7" number:min-decimal-places="7" number:min-integer-digits="1" number:grouping="true"/>
      <number:text>)</number:text>
      <style:map style:condition="value()&gt;=0" style:apply-style-name="N560P0"/>
    </number:number-style>
    <number:number-style style:name="N559">
      <number:number number:decimal-places="7" number:min-decimal-places="7" number:min-integer-digits="1" number:grouping="true"/>
    </number:number-style>
    <number:number-style style:name="N558P0" style:volatile="true">
      <number:number number:decimal-places="6" number:min-decimal-places="6" number:min-integer-digits="1" number:grouping="true"/>
    </number:number-style>
    <number:number-style style:name="N558">
      <number:text>(</number:text>
      <number:number number:decimal-places="6" number:min-decimal-places="6" number:min-integer-digits="1" number:grouping="true"/>
      <number:text>)</number:text>
      <style:map style:condition="value()&gt;=0" style:apply-style-name="N558P0"/>
    </number:number-style>
    <number:number-style style:name="N557">
      <number:number number:decimal-places="6" number:min-decimal-places="6" number:min-integer-digits="1" number:grouping="true"/>
    </number:number-style>
    <number:number-style style:name="N556P0" style:volatile="true">
      <number:number number:decimal-places="5" number:min-decimal-places="5" number:min-integer-digits="1" number:grouping="true"/>
    </number:number-style>
    <number:number-style style:name="N556">
      <number:text>(</number:text>
      <number:number number:decimal-places="5" number:min-decimal-places="5" number:min-integer-digits="1" number:grouping="true"/>
      <number:text>)</number:text>
      <style:map style:condition="value()&gt;=0" style:apply-style-name="N556P0"/>
    </number:number-style>
    <number:number-style style:name="N555">
      <number:number number:decimal-places="5" number:min-decimal-places="5" number:min-integer-digits="1" number:grouping="true"/>
    </number:number-style>
    <number:currency-style style:name="N5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55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554P0"/>
    </number:currency-style>
    <number:number-style style:name="N553P0" style:volatile="true">
      <number:number number:decimal-places="14" number:min-decimal-places="14" number:min-integer-digits="1" number:grouping="true"/>
    </number:number-style>
    <number:number-style style:name="N553">
      <style:text-properties fo:color="#ff0000"/>
      <number:text>-</number:text>
      <number:number number:decimal-places="14" number:min-decimal-places="14" number:min-integer-digits="1" number:grouping="true"/>
      <style:map style:condition="value()&gt;=0" style:apply-style-name="N553P0"/>
    </number:number-style>
    <number:number-style style:name="N552">
      <number:number number:decimal-places="14" number:min-decimal-places="14" number:min-integer-digits="1" number:grouping="true"/>
    </number:number-style>
    <number:number-style style:name="N551P0" style:volatile="true">
      <number:number number:decimal-places="13" number:min-decimal-places="13" number:min-integer-digits="1" number:grouping="true"/>
    </number:number-style>
    <number:number-style style:name="N551">
      <style:text-properties fo:color="#ff0000"/>
      <number:text>-</number:text>
      <number:number number:decimal-places="13" number:min-decimal-places="13" number:min-integer-digits="1" number:grouping="true"/>
      <style:map style:condition="value()&gt;=0" style:apply-style-name="N551P0"/>
    </number:number-style>
    <number:number-style style:name="N550">
      <number:number number:decimal-places="13" number:min-decimal-places="13" number:min-integer-digits="1" number:grouping="true"/>
    </number:number-style>
    <number:number-style style:name="N549P0" style:volatile="true">
      <number:number number:decimal-places="10" number:min-decimal-places="10" number:min-integer-digits="1" number:grouping="true"/>
    </number:number-style>
    <number:number-style style:name="N549">
      <style:text-properties fo:color="#ff0000"/>
      <number:text>-</number:text>
      <number:number number:decimal-places="10" number:min-decimal-places="10" number:min-integer-digits="1" number:grouping="true"/>
      <style:map style:condition="value()&gt;=0" style:apply-style-name="N549P0"/>
    </number:number-style>
    <number:number-style style:name="N548">
      <number:number number:decimal-places="10" number:min-decimal-places="10" number:min-integer-digits="1" number:grouping="true"/>
    </number:number-style>
    <number:number-style style:name="N547P0" style:volatile="true">
      <number:number number:decimal-places="11" number:min-decimal-places="11" number:min-integer-digits="1" number:grouping="true"/>
    </number:number-style>
    <number:number-style style:name="N547">
      <style:text-properties fo:color="#ff0000"/>
      <number:text>-</number:text>
      <number:number number:decimal-places="11" number:min-decimal-places="11" number:min-integer-digits="1" number:grouping="true"/>
      <style:map style:condition="value()&gt;=0" style:apply-style-name="N547P0"/>
    </number:number-style>
    <number:number-style style:name="N546">
      <number:number number:decimal-places="11" number:min-decimal-places="11" number:min-integer-digits="1" number:grouping="true"/>
    </number:number-style>
    <number:number-style style:name="N545">
      <number:number number:decimal-places="4" number:min-decimal-places="4" number:min-integer-digits="2"/>
    </number:number-style>
    <number:date-style style:name="N544P0" style:volatile="true">
      <number:year/>
      <number:text>/</number:text>
      <number:month number:style="long"/>
      <number:text>/</number:text>
      <number:day number:style="long"/>
    </number:date-style>
    <number:text-style style:name="N544">
      <number:text-content/>
      <style:map style:condition="value()&lt;=1.7976931348623157E+308" style:apply-style-name="N544P0"/>
    </number:text-style>
    <number:date-style style:name="N543">
      <number:year/>
      <number:text>/</number:text>
      <number:month number:style="long"/>
      <number:text>/</number:text>
      <number:day number:style="long"/>
    </number:date-style>
    <number:number-style style:name="N542P0" style:volatile="true">
      <number:number number:decimal-places="0" number:min-decimal-places="0" number:min-integer-digits="0" number:grouping="true"/>
      <number:text> </number:text>
    </number:number-style>
    <number:number-style style:name="N542">
      <number:text>(</number:text>
      <number:number number:decimal-places="0" number:min-decimal-places="0" number:min-integer-digits="0" number:grouping="true"/>
      <number:text>)</number:text>
      <style:map style:condition="value()&gt;=0" style:apply-style-name="N542P0"/>
    </number:number-style>
    <number:number-style style:name="N541">
      <number:text>  + 12</number:text>
    </number:number-style>
    <number:number-style style:name="N540">
      <number:text>  + </number:text>
    </number:number-style>
    <number:number-style style:name="N539P0" style:volatile="true">
      <number:number number:decimal-places="12" number:min-decimal-places="12" number:min-integer-digits="1" number:grouping="true"/>
    </number:number-style>
    <number:number-style style:name="N539">
      <style:text-properties fo:color="#ff0000"/>
      <number:text>-</number:text>
      <number:number number:decimal-places="12" number:min-decimal-places="12" number:min-integer-digits="1" number:grouping="true"/>
      <style:map style:condition="value()&gt;=0" style:apply-style-name="N539P0"/>
    </number:number-style>
    <number:number-style style:name="N538">
      <number:number number:decimal-places="12" number:min-decimal-places="12" number:min-integer-digits="1" number:grouping="true"/>
    </number:number-style>
    <number:date-style style:name="N5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536">
      <number:text>000</number:text>
      <number:text-content/>
    </number:text-style>
    <number:number-style style:name="N535P0" style:volatile="true">
      <number:number number:decimal-places="1" number:min-decimal-places="1" number:min-integer-digits="1" number:grouping="true"/>
      <number:text> </number:text>
    </number:number-style>
    <number:number-style style:name="N535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535P0"/>
    </number:number-style>
    <number:number-style style:name="N534P0" style:volatile="true">
      <number:number number:decimal-places="2" number:min-decimal-places="2" number:min-integer-digits="1" number:grouping="true"/>
      <number:text> </number:text>
    </number:number-style>
    <number:number-style style:name="N5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34P0"/>
    </number:number-style>
    <number:text-style style:name="N533">
      <number:text>+</number:text>
      <number:text-content/>
    </number:text-style>
    <number:number-style style:name="N532">
      <number:text>+88</number:text>
    </number:number-style>
    <number:date-style style:name="N531P0" style:volatile="true">
      <number:day/>
      <number:text>,</number:text>
      <number:month number:style="long"/>
      <number:text>,</number:text>
      <number:year/>
    </number:date-style>
    <number:text-style style:name="N531">
      <number:text-content/>
      <style:map style:condition="value()&lt;=1.7976931348623157E+308" style:apply-style-name="N531P0"/>
    </number:text-style>
    <number:date-style style:name="N530">
      <number:day/>
      <number:text>,</number:text>
      <number:month number:style="long"/>
      <number:text>,</number:text>
      <number:year/>
    </number:date-style>
    <number:date-style style:name="N529P0" style:volatile="true">
      <number:month/>
      <number:text>,</number:text>
      <number:day number:style="long"/>
      <number:text>,</number:text>
      <number:year/>
    </number:date-style>
    <number:text-style style:name="N529">
      <number:text-content/>
      <style:map style:condition="value()&lt;=1.7976931348623157E+308" style:apply-style-name="N529P0"/>
    </number:text-style>
    <number:date-style style:name="N528">
      <number:month/>
      <number:text>,</number:text>
      <number:day number:style="long"/>
      <number:text>,</number:text>
      <number:year/>
    </number:date-style>
    <number:number-style style:name="N527">
      <number:number number:decimal-places="0" number:min-decimal-places="0" number:min-integer-digits="11">
        <number:embedded-text number:position="6">-</number:embedded-text>
      </number:number>
    </number:number-style>
    <number:number-style style:name="N526">
      <number:number number:decimal-places="0" number:min-decimal-places="0" number:min-integer-digits="3" number:grouping="true"/>
    </number:number-style>
    <number:number-style style:name="N525P0" style:volatile="true">
      <number:text>,</number:text>
      <number:number number:decimal-places="2" number:min-decimal-places="2" number:min-integer-digits="1" number:grouping="true"/>
      <number:text> </number:text>
    </number:number-style>
    <number:number-style style:name="N525P1" style:volatile="true">
      <number:text> (,</number:text>
      <number:number number:decimal-places="2" number:min-decimal-places="2" number:min-integer-digits="1" number:grouping="true"/>
      <number:text>)</number:text>
    </number:number-style>
    <number:number-style style:name="N525P2" style:volatile="true">
      <number:text>-</number:text>
      <number:number number:decimal-places="0" number:min-decimal-places="0" number:min-integer-digits="0"/>
      <number:text>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4">
      <number:text> 1,23,456.12   </number:text>
    </number:number-style>
    <number:number-style style:name="N523P0" style:volatile="true">
      <number:text>"" #,##,##0.00 </number:text>
    </number:number-style>
    <number:number-style style:name="N523">
      <number:text>(#,##0.00)  \</number:text>
      <style:map style:condition="value()&gt;=0" style:apply-style-name="N523P0"/>
    </number:number-style>
    <number:number-style style:name="N522">
      <number:number number:decimal-places="10" number:min-decimal-places="0" number:min-integer-digits="1" number:decimal-replacement="" number:grouping="true"/>
      <number:text>:(.)</number:text>
    </number:number-style>
    <number:number-style style:name="N521P0" style:volatile="true">
      <number:number number:decimal-places="0" number:min-decimal-places="0" number:min-integer-digits="0" number:grouping="true"/>
    </number:number-style>
    <number:number-style style:name="N521">
      <number:text>(</number:text>
      <number:number number:decimal-places="0" number:min-decimal-places="0" number:min-integer-digits="0" number:grouping="true"/>
      <number:text>)</number:text>
      <style:map style:condition="value()&gt;=0" style:apply-style-name="N521P0"/>
    </number:number-style>
    <number:number-style style:name="N520">
      <number:text>    </number:text>
    </number:number-style>
    <number:percentage-style style:name="N519">
      <number:text>-5%</number:text>
    </number:percentage-style>
    <number:percentage-style style:name="N518">
      <number:text>5%</number:text>
    </number:percentage-style>
    <number:date-style style:name="N517">
      <number:year/>
      <number:text>/</number:text>
      <number:month/>
      <number:text>/</number:text>
      <number:day/>
    </number:date-style>
    <number:date-style style:name="N516">
      <number:month number:style="long" number:textual="true"/>
      <number:text>-</number:text>
      <number:year number:style="long"/>
    </number:date-style>
    <number:number-style style:name="N515P0" style:volatile="true">
      <number:number number:decimal-places="2" number:min-decimal-places="2" number:min-integer-digits="1" number:grouping="true"/>
    </number:number-style>
    <number:number-style style:name="N51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15P0"/>
    </number:number-style>
    <number:date-style style:name="N514">
      <number:day/>
      <number:text> Jan </number:text>
      <number:year/>
    </number:date-style>
    <number:date-style style:name="N513">
      <number:day/>
      <number:text> Nov </number:text>
      <number:year/>
    </number:date-style>
    <number:text-style style:name="N512">
      <number:text>00</number:text>
      <number:text-content/>
    </number:text-style>
    <number:number-style style:name="N511P0" style:volatile="true">
      <number:number number:decimal-places="1" number:min-decimal-places="1" number:min-integer-digits="1"/>
    </number:number-style>
    <number:number-style style:name="N511">
      <number:number number:decimal-places="1" number:min-decimal-places="1" number:min-integer-digits="1"/>
      <style:map style:condition="value()&gt;=0" style:apply-style-name="N511P0"/>
    </number:number-style>
    <number:number-style style:name="N510">
      <number:number number:decimal-places="1" number:min-decimal-places="1" number:min-integer-digits="1"/>
    </number:number-style>
    <number:number-style style:name="N509P0" style:volatile="true">
      <number:number number:decimal-places="0" number:min-decimal-places="0" number:min-integer-digits="10"/>
    </number:number-style>
    <number:number-style style:name="N509">
      <number:number number:decimal-places="0" number:min-decimal-places="0" number:min-integer-digits="10"/>
      <style:map style:condition="value()&gt;=0" style:apply-style-name="N509P0"/>
    </number:number-style>
    <number:number-style style:name="N508">
      <number:number number:decimal-places="0" number:min-decimal-places="0" number:min-integer-digits="10"/>
    </number:number-style>
    <number:number-style style:name="N507P0" style:volatile="true">
      <number:number number:decimal-places="12" number:min-decimal-places="12" number:min-integer-digits="1"/>
    </number:number-style>
    <number:number-style style:name="N507">
      <number:number number:decimal-places="12" number:min-decimal-places="12" number:min-integer-digits="1"/>
      <style:map style:condition="value()&gt;=0" style:apply-style-name="N507P0"/>
    </number:number-style>
    <number:number-style style:name="N506">
      <number:number number:decimal-places="12" number:min-decimal-places="12" number:min-integer-digits="1"/>
    </number:number-style>
    <number:number-style style:name="N505P0" style:volatile="true">
      <number:number number:decimal-places="0" number:min-decimal-places="0" number:min-integer-digits="12"/>
    </number:number-style>
    <number:number-style style:name="N505">
      <number:number number:decimal-places="0" number:min-decimal-places="0" number:min-integer-digits="12"/>
      <style:map style:condition="value()&gt;=0" style:apply-style-name="N505P0"/>
    </number:number-style>
    <number:number-style style:name="N504">
      <number:number number:decimal-places="0" number:min-decimal-places="0" number:min-integer-digits="12"/>
    </number:number-style>
    <number:number-style style:name="N503P0" style:volatile="true">
      <number:number number:decimal-places="3" number:min-decimal-places="3" number:min-integer-digits="1"/>
    </number:number-style>
    <number:number-style style:name="N503">
      <number:number number:decimal-places="3" number:min-decimal-places="3" number:min-integer-digits="1"/>
      <style:map style:condition="value()&gt;=0" style:apply-style-name="N503P0"/>
    </number:number-style>
    <number:number-style style:name="N502P0" style:volatile="true">
      <number:number number:decimal-places="0" number:min-decimal-places="0" number:min-integer-digits="2"/>
    </number:number-style>
    <number:number-style style:name="N502">
      <number:number number:decimal-places="0" number:min-decimal-places="0" number:min-integer-digits="2"/>
      <style:map style:condition="value()&gt;=0" style:apply-style-name="N502P0"/>
    </number:number-style>
    <number:number-style style:name="N501">
      <number:number number:decimal-places="0" number:min-decimal-places="0" number:min-integer-digits="2"/>
    </number:number-style>
    <number:number-style style:name="N500P0" style:volatile="true">
      <number:number number:decimal-places="0" number:min-decimal-places="0" number:min-integer-digits="8"/>
    </number:number-style>
    <number:number-style style:name="N500">
      <number:number number:decimal-places="0" number:min-decimal-places="0" number:min-integer-digits="8"/>
      <style:map style:condition="value()&gt;=0" style:apply-style-name="N500P0"/>
    </number:number-style>
    <number:number-style style:name="N499">
      <number:number number:decimal-places="0" number:min-decimal-places="0" number:min-integer-digits="8"/>
    </number:number-style>
    <number:number-style style:name="N498P0" style:volatile="true">
      <number:number number:decimal-places="0" number:min-decimal-places="0" number:min-integer-digits="9"/>
    </number:number-style>
    <number:number-style style:name="N498">
      <number:number number:decimal-places="0" number:min-decimal-places="0" number:min-integer-digits="9"/>
      <style:map style:condition="value()&gt;=0" style:apply-style-name="N498P0"/>
    </number:number-style>
    <number:number-style style:name="N497">
      <number:number number:decimal-places="0" number:min-decimal-places="0" number:min-integer-digits="9"/>
    </number:number-style>
    <number:number-style style:name="N496P0" style:volatile="true">
      <number:number number:decimal-places="0" number:min-decimal-places="0" number:min-integer-digits="7"/>
    </number:number-style>
    <number:number-style style:name="N496">
      <number:number number:decimal-places="0" number:min-decimal-places="0" number:min-integer-digits="7"/>
      <style:map style:condition="value()&gt;=0" style:apply-style-name="N496P0"/>
    </number:number-style>
    <number:number-style style:name="N495">
      <number:number number:decimal-places="0" number:min-decimal-places="0" number:min-integer-digits="7"/>
    </number:number-style>
    <number:number-style style:name="N494P0" style:volatile="true">
      <number:number number:decimal-places="0" number:min-decimal-places="0" number:min-integer-digits="3"/>
    </number:number-style>
    <number:number-style style:name="N494">
      <number:number number:decimal-places="0" number:min-decimal-places="0" number:min-integer-digits="3"/>
      <style:map style:condition="value()&gt;=0" style:apply-style-name="N494P0"/>
    </number:number-style>
    <number:number-style style:name="N493">
      <number:number number:decimal-places="0" number:min-decimal-places="0" number:min-integer-digits="3"/>
    </number:number-style>
    <number:number-style style:name="N492P0" style:volatile="true">
      <number:number number:decimal-places="0" number:min-decimal-places="0" number:min-integer-digits="5"/>
    </number:number-style>
    <number:number-style style:name="N492">
      <number:number number:decimal-places="0" number:min-decimal-places="0" number:min-integer-digits="5"/>
      <style:map style:condition="value()&gt;=0" style:apply-style-name="N492P0"/>
    </number:number-style>
    <number:number-style style:name="N491">
      <number:number number:decimal-places="0" number:min-decimal-places="0" number:min-integer-digits="5"/>
    </number:number-style>
    <number:number-style style:name="N490P0" style:volatile="true">
      <number:number number:decimal-places="0" number:min-decimal-places="0" number:min-integer-digits="6"/>
    </number:number-style>
    <number:number-style style:name="N490">
      <number:number number:decimal-places="0" number:min-decimal-places="0" number:min-integer-digits="6"/>
      <style:map style:condition="value()&gt;=0" style:apply-style-name="N490P0"/>
    </number:number-style>
    <number:number-style style:name="N489">
      <number:number number:decimal-places="0" number:min-decimal-places="0" number:min-integer-digits="6"/>
    </number:number-style>
    <number:number-style style:name="N488P0" style:volatile="true">
      <number:number number:decimal-places="4" number:min-decimal-places="4" number:min-integer-digits="1"/>
    </number:number-style>
    <number:number-style style:name="N488">
      <number:number number:decimal-places="4" number:min-decimal-places="4" number:min-integer-digits="1"/>
      <style:map style:condition="value()&gt;=0" style:apply-style-name="N488P0"/>
    </number:number-style>
    <number:number-style style:name="N487P0" style:volatile="true">
      <number:number number:decimal-places="5" number:min-decimal-places="5" number:min-integer-digits="1"/>
    </number:number-style>
    <number:number-style style:name="N487">
      <number:number number:decimal-places="5" number:min-decimal-places="5" number:min-integer-digits="1"/>
      <style:map style:condition="value()&gt;=0" style:apply-style-name="N487P0"/>
    </number:number-style>
    <number:number-style style:name="N486">
      <number:number number:decimal-places="5" number:min-decimal-places="5" number:min-integer-digits="1"/>
    </number:number-style>
    <number:number-style style:name="N485P0" style:volatile="true">
      <number:number number:decimal-places="7" number:min-decimal-places="7" number:min-integer-digits="1"/>
    </number:number-style>
    <number:number-style style:name="N485">
      <number:number number:decimal-places="7" number:min-decimal-places="7" number:min-integer-digits="1"/>
      <style:map style:condition="value()&gt;=0" style:apply-style-name="N485P0"/>
    </number:number-style>
    <number:number-style style:name="N484">
      <number:number number:decimal-places="7" number:min-decimal-places="7" number:min-integer-digits="1"/>
    </number:number-style>
    <number:number-style style:name="N483P0" style:volatile="true">
      <number:number number:decimal-places="0" number:min-decimal-places="0" number:min-integer-digits="11"/>
    </number:number-style>
    <number:number-style style:name="N483">
      <number:number number:decimal-places="0" number:min-decimal-places="0" number:min-integer-digits="11"/>
      <style:map style:condition="value()&gt;=0" style:apply-style-name="N483P0"/>
    </number:number-style>
    <number:number-style style:name="N482">
      <number:number number:decimal-places="0" number:min-decimal-places="0" number:min-integer-digits="11"/>
    </number:number-style>
    <number:number-style style:name="N481P0" style:volatile="true">
      <number:number number:decimal-places="6" number:min-decimal-places="6" number:min-integer-digits="1"/>
    </number:number-style>
    <number:number-style style:name="N481">
      <number:number number:decimal-places="6" number:min-decimal-places="6" number:min-integer-digits="1"/>
      <style:map style:condition="value()&gt;=0" style:apply-style-name="N481P0"/>
    </number:number-style>
    <number:number-style style:name="N480">
      <number:number number:decimal-places="6" number:min-decimal-places="6" number:min-integer-digits="1"/>
    </number:number-style>
    <number:number-style style:name="N479P0" style:volatile="true">
      <number:number number:decimal-places="0" number:min-decimal-places="0" number:min-integer-digits="4"/>
    </number:number-style>
    <number:number-style style:name="N479">
      <number:number number:decimal-places="0" number:min-decimal-places="0" number:min-integer-digits="4"/>
      <style:map style:condition="value()&gt;=0" style:apply-style-name="N479P0"/>
    </number:number-style>
    <number:number-style style:name="N478">
      <number:number number:decimal-places="0" number:min-decimal-places="0" number:min-integer-digits="4"/>
    </number:number-style>
    <number:currency-style style:name="N477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477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477P0"/>
    </number:currency-style>
    <number:percentage-style style:name="N476">
      <number:text>22%</number:text>
    </number:percentage-style>
    <number:percentage-style style:name="N475P0" style:volatile="true">
      <number:number number:decimal-places="0" number:min-decimal-places="0" number:min-integer-digits="0"/>
      <number:text>%</number:text>
    </number:percentage-style>
    <number:percentage-style style:name="N475">
      <style:text-properties fo:color="#ff0000"/>
      <number:text>-</number:text>
      <number:number number:decimal-places="0" number:min-decimal-places="0" number:min-integer-digits="0"/>
      <number:text>%</number:text>
      <style:map style:condition="value()&gt;=0" style:apply-style-name="N475P0"/>
    </number:percentage-style>
    <number:percentage-style style:name="N474">
      <number:number number:decimal-places="0" number:min-decimal-places="0" number:min-integer-digits="0"/>
      <number:text>%</number:text>
    </number:percentage-style>
    <number:number-style style:name="N473P0" style:volatile="true">
      <number:number number:decimal-places="0" number:min-decimal-places="0" number:min-integer-digits="1" number:grouping="true"/>
    </number:number-style>
    <number:number-style style:name="N473">
      <number:number number:decimal-places="0" number:min-decimal-places="0" number:min-integer-digits="1" number:grouping="true"/>
      <style:map style:condition="value()&gt;=0" style:apply-style-name="N473P0"/>
    </number:number-style>
    <number:number-style style:name="N472P0" style:volatile="true">
      <number:number number:decimal-places="0" number:min-decimal-places="0" number:min-integer-digits="1" number:grouping="true"/>
      <number:text>.</number:text>
    </number:number-style>
    <number:number-style style:name="N472">
      <number:number number:decimal-places="0" number:min-decimal-places="0" number:min-integer-digits="1" number:grouping="true"/>
      <number:text>.</number:text>
      <style:map style:condition="value()&gt;=0" style:apply-style-name="N472P0"/>
    </number:number-style>
    <number:number-style style:name="N471P0" style:volatile="true">
      <number:number number:decimal-places="2" number:min-decimal-places="2" number:min-integer-digits="1"/>
      <number:text> </number:text>
    </number:number-style>
    <number:number-style style:name="N471">
      <number:text>(</number:text>
      <number:number number:decimal-places="2" number:min-decimal-places="2" number:min-integer-digits="1"/>
      <number:text>)</number:text>
      <style:map style:condition="value()&gt;=0" style:apply-style-name="N471P0"/>
    </number:number-style>
    <number:number-style style:name="N470P0" style:volatile="true">
      <number:number number:decimal-places="1" number:min-decimal-places="1" number:min-integer-digits="1" number:grouping="true"/>
    </number:number-style>
    <number:number-style style:name="N470">
      <number:number number:decimal-places="1" number:min-decimal-places="1" number:min-integer-digits="1" number:grouping="true"/>
      <style:map style:condition="value()&gt;=0" style:apply-style-name="N470P0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number:number number:decimal-places="0" number:min-decimal-places="0" number:min-integer-digits="1"/>
      <style:map style:condition="value()&gt;=0" style:apply-style-name="N469P0"/>
    </number:number-style>
    <number:number-style style:name="N468P0" style:volatile="true">
      <number:number number:decimal-places="2" number:min-decimal-places="2" number:min-integer-digits="1"/>
    </number:number-style>
    <number:number-style style:name="N468">
      <number:number number:decimal-places="2" number:min-decimal-places="2" number:min-integer-digits="1"/>
      <style:map style:condition="value()&gt;=0" style:apply-style-name="N468P0"/>
    </number:number-style>
    <number:number-style style:name="N467P0" style:volatile="true">
      <number:number number:decimal-places="2" number:min-decimal-places="2" number:min-integer-digits="1" number:grouping="true"/>
    </number:number-style>
    <number:number-style style:name="N467">
      <number:number number:decimal-places="2" number:min-decimal-places="2" number:min-integer-digits="1" number:grouping="true"/>
      <style:map style:condition="value()&gt;=0" style:apply-style-name="N467P0"/>
    </number:number-style>
    <number:date-style style:name="N466">
      <number:day/>
      <number:text>/</number:text>
      <number:month number:style="long"/>
      <number:text>/</number:text>
      <number:year/>
    </number:date-style>
    <number:date-style style:name="N465P0" style:volatile="true">
      <number:day/>
      <number:text>/</number:text>
      <number:month number:textual="true"/>
      <number:text>/</number:text>
      <number:year number:style="long"/>
    </number:date-style>
    <number:text-style style:name="N465">
      <number:text-content/>
      <style:map style:condition="value()&lt;=1.7976931348623157E+308" style:apply-style-name="N465P0"/>
    </number:text-style>
    <number:date-style style:name="N464">
      <number:day/>
      <number:text>/</number:text>
      <number:month number:textual="true"/>
      <number:text>/</number:text>
      <number:year number:style="long"/>
    </number:date-style>
    <number:date-style style:name="N463P0" style:volatile="true">
      <number:day/>
      <number:text>/</number:text>
      <number:month number:style="long"/>
      <number:text>/</number:text>
      <number:year number:style="long"/>
    </number:date-style>
    <number:text-style style:name="N463">
      <number:text-content/>
      <style:map style:condition="value()&lt;=1.7976931348623157E+308" style:apply-style-name="N463P0"/>
    </number:text-style>
    <number:date-style style:name="N462">
      <number:day/>
      <number:text>/</number:text>
      <number:month number:style="long"/>
      <number:text>/</number:text>
      <number:year number:style="long"/>
    </number:date-style>
    <number:date-style style:name="N461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61">
      <number:text-content/>
      <style:map style:condition="value()&lt;=1.7976931348623157E+308" style:apply-style-name="N461P0"/>
    </number:text-style>
    <number:date-style style:name="N460">
      <number:day number:style="long"/>
      <number:text>.</number:text>
      <number:month number:textual="true"/>
      <number:text>.</number:text>
      <number:year number:style="long"/>
    </number:date-style>
    <number:date-style style:name="N459">
      <number:month number:style="long"/>
      <number:text>/</number:text>
      <number:day-of-week/>
      <number:text>/</number:text>
      <number:year number:style="long"/>
    </number:date-style>
    <number:date-style style:name="N458">
      <number:month number:textual="true"/>
      <number:text> </number:text>
      <number:day number:style="long"/>
      <number:text>, </number:text>
      <number:year number:style="long"/>
    </number:date-style>
    <number:date-style style:name="N457">
      <number:day/>
      <number:month number:textual="true"/>
      <number:text>, </number:text>
      <number:year/>
    </number:date-style>
    <number:number-style style:name="N456">
      <number:number number:decimal-places="1" number:min-decimal-places="1" number:min-integer-digits="1"/>
      <number:text>31.</number:text>
    </number:number-style>
    <number:date-style style:name="N455">
      <number:day number:style="long"/>
      <number:text>.</number:text>
      <number:month number:textual="true"/>
      <number:text>.</number:text>
      <number:year/>
    </number:date-style>
    <number:number-style style:name="N454">
      <number:text>15</number:text>
      <number:number number:decimal-places="0" number:min-decimal-places="0" number:min-integer-digits="0"/>
    </number:number-style>
    <number:number-style style:name="N453">
      <number:text>-</number:text>
    </number:number-style>
    <number:currency-style style:name="N452P0" style:volatile="true">
      <number:number number:decimal-places="0" number:min-decimal-places="0" number:min-integer-digits="1" number:grouping="true"/>
      <number:currency-symbol number:language="tr" number:country="TR">YTL</number:currency-symbol>
    </number:currency-style>
    <number:currency-style style:name="N452">
      <number:text>-</number:text>
      <number:number number:decimal-places="0" number:min-decimal-places="0" number:min-integer-digits="1" number:grouping="true"/>
      <number:currency-symbol number:language="tr" number:country="TR">YTL</number:currency-symbol>
      <style:map style:condition="value()&gt;=0" style:apply-style-name="N452P0"/>
    </number:currency-style>
    <number:number-style style:name="N451">
      <number:number number:decimal-places="1" number:min-decimal-places="1" number:min-integer-digits="5"/>
    </number:number-style>
    <number:number-style style:name="N450P0" style:volatile="true">
      <number:number number:decimal-places="6" number:min-decimal-places="6" number:min-integer-digits="1" number:grouping="true"/>
      <number:text> </number:text>
    </number:number-style>
    <number:number-style style:name="N450">
      <style:text-properties fo:color="#ff0000"/>
      <number:text>(</number:text>
      <number:number number:decimal-places="6" number:min-decimal-places="6" number:min-integer-digits="1" number:grouping="true"/>
      <number:text>)</number:text>
      <style:map style:condition="value()&gt;=0" style:apply-style-name="N450P0"/>
    </number:number-style>
    <number:number-style style:name="N449P0" style:volatile="true">
      <number:number number:decimal-places="20" number:min-decimal-places="20" number:min-integer-digits="1" number:grouping="true"/>
      <number:text> </number:text>
    </number:number-style>
    <number:number-style style:name="N449P1" style:volatile="true">
      <number:text> (</number:text>
      <number:number number:decimal-places="20" number:min-decimal-places="20" number:min-integer-digits="1" number:grouping="true"/>
      <number:text>)</number:text>
    </number:number-style>
    <number:number-style style:name="N449P2" style:volatile="true">
      <number:text>-</number:text>
      <number:number number:decimal-places="0" number:min-decimal-places="0" number:min-integer-digits="0"/>
      <number:text>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48P0" style:volatile="true">
      <number:number number:decimal-places="19" number:min-decimal-places="19" number:min-integer-digits="1" number:grouping="true"/>
      <number:text> </number:text>
    </number:number-style>
    <number:number-style style:name="N448P1" style:volatile="true">
      <number:text> (</number:text>
      <number:number number:decimal-places="19" number:min-decimal-places="19" number:min-integer-digits="1" number:grouping="true"/>
      <number:text>)</number:text>
    </number:number-style>
    <number:number-style style:name="N448P2" style:volatile="true">
      <number:text>-</number:text>
      <number:number number:decimal-places="0" number:min-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47P0" style:volatile="true">
      <number:number number:decimal-places="18" number:min-decimal-places="18" number:min-integer-digits="1" number:grouping="true"/>
      <number:text> </number:text>
    </number:number-style>
    <number:number-style style:name="N447P1" style:volatile="true">
      <number:text> (</number:text>
      <number:number number:decimal-places="18" number:min-decimal-places="18" number:min-integer-digits="1" number:grouping="true"/>
      <number:text>)</number:text>
    </number:number-style>
    <number:number-style style:name="N447P2" style:volatile="true">
      <number:text>-</number:text>
      <number:number number:decimal-places="0" number:min-decimal-places="0" number:min-integer-digits="0"/>
      <number:text>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6P0" style:volatile="true">
      <number:number number:decimal-places="17" number:min-decimal-places="17" number:min-integer-digits="1" number:grouping="true"/>
      <number:text> </number:text>
    </number:number-style>
    <number:number-style style:name="N446P1" style:volatile="true">
      <number:text> (</number:text>
      <number:number number:decimal-places="17" number:min-decimal-places="17" number:min-integer-digits="1" number:grouping="true"/>
      <number:text>)</number:text>
    </number:number-style>
    <number:number-style style:name="N446P2" style:volatile="true">
      <number:text>-</number:text>
      <number:number number:decimal-places="0" number:min-decimal-places="0" number:min-integer-digits="0"/>
      <number:text>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5P0" style:volatile="true">
      <number:number number:decimal-places="16" number:min-decimal-places="16" number:min-integer-digits="1" number:grouping="true"/>
      <number:text> </number:text>
    </number:number-style>
    <number:number-style style:name="N445P1" style:volatile="true">
      <number:text> (</number:text>
      <number:number number:decimal-places="16" number:min-decimal-places="16" number:min-integer-digits="1" number:grouping="true"/>
      <number:text>)</number:text>
    </number:number-style>
    <number:number-style style:name="N445P2" style:volatile="true">
      <number:text>-</number:text>
      <number:number number:decimal-places="0" number:min-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4P0" style:volatile="true">
      <number:number number:decimal-places="15" number:min-decimal-places="15" number:min-integer-digits="1" number:grouping="true"/>
      <number:text> </number:text>
    </number:number-style>
    <number:number-style style:name="N444P1" style:volatile="true">
      <number:text> (</number:text>
      <number:number number:decimal-places="15" number:min-decimal-places="15" number:min-integer-digits="1" number:grouping="true"/>
      <number:text>)</number:text>
    </number:number-style>
    <number:number-style style:name="N444P2" style:volatile="true">
      <number:text>-</number:text>
      <number:number number:decimal-places="0" number:min-decimal-places="0" number:min-integer-digits="0"/>
      <number:text>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3P0" style:volatile="true">
      <number:number number:decimal-places="14" number:min-decimal-places="14" number:min-integer-digits="1" number:grouping="true"/>
      <number:text> </number:text>
    </number:number-style>
    <number:number-style style:name="N443P1" style:volatile="true">
      <number:text> (</number:text>
      <number:number number:decimal-places="14" number:min-decimal-places="14" number:min-integer-digits="1" number:grouping="true"/>
      <number:text>)</number:text>
    </number:number-style>
    <number:number-style style:name="N443P2" style:volatile="true">
      <number:text>-</number:text>
      <number:number number:decimal-places="0" number:min-decimal-places="0" number:min-integer-digits="0"/>
      <number:text>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2P0" style:volatile="true">
      <number:number number:decimal-places="13" number:min-decimal-places="13" number:min-integer-digits="1" number:grouping="true"/>
      <number:text> </number:text>
    </number:number-style>
    <number:number-style style:name="N442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442P2" style:volatile="true">
      <number:text>-</number:text>
      <number:number number:decimal-places="0" number:min-decimal-places="0" number:min-integer-digits="0"/>
      <number:text>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1P0" style:volatile="true">
      <number:number number:decimal-places="12" number:min-decimal-places="12" number:min-integer-digits="1" number:grouping="true"/>
      <number:text> </number:text>
    </number:number-style>
    <number:number-style style:name="N441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441P2" style:volatile="true">
      <number:text>-</number:text>
      <number:number number:decimal-places="0" number:min-decimal-places="0" number:min-integer-digits="0"/>
      <number:text>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0P0" style:volatile="true">
      <number:number number:decimal-places="11" number:min-decimal-places="11" number:min-integer-digits="1" number:grouping="true"/>
      <number:text> </number:text>
    </number:number-style>
    <number:number-style style:name="N440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440P2" style:volatile="true">
      <number:text>-</number:text>
      <number:number number:decimal-places="0" number:min-decimal-places="0" number:min-integer-digits="0"/>
      <number:text>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39P0" style:volatile="true">
      <number:number number:decimal-places="10" number:min-decimal-places="10" number:min-integer-digits="1" number:grouping="true"/>
      <number:text> </number:text>
    </number:number-style>
    <number:number-style style:name="N439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439P2" style:volatile="true">
      <number:text>-</number:text>
      <number:number number:decimal-places="0" number:min-decimal-places="0" number:min-integer-digits="0"/>
      <number:text>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38P0" style:volatile="true">
      <number:number number:decimal-places="9" number:min-decimal-places="9" number:min-integer-digits="1" number:grouping="true"/>
      <number:text> </number:text>
    </number:number-style>
    <number:number-style style:name="N438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438P2" style:volatile="true">
      <number:text>-</number:text>
      <number:number number:decimal-places="0" number:min-decimal-places="0" number:min-integer-digits="0"/>
      <number:text>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37P0" style:volatile="true">
      <number:number number:decimal-places="8" number:min-decimal-places="8" number:min-integer-digits="1" number:grouping="true"/>
      <number:text> </number:text>
    </number:number-style>
    <number:number-style style:name="N437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437P2" style:volatile="true">
      <number:text>-</number:text>
      <number:number number:decimal-places="0" number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6P0" style:volatile="true">
      <number:number number:decimal-places="5" number:min-decimal-places="5" number:min-integer-digits="1" number:grouping="true"/>
      <number:text> </number:text>
    </number:number-style>
    <number:number-style style:name="N436">
      <style:text-properties fo:color="#ff0000"/>
      <number:text>(</number:text>
      <number:number number:decimal-places="5" number:min-decimal-places="5" number:min-integer-digits="1" number:grouping="true"/>
      <number:text>)</number:text>
      <style:map style:condition="value()&gt;=0" style:apply-style-name="N436P0"/>
    </number:number-style>
    <number:number-style style:name="N435P0" style:volatile="true">
      <number:number number:decimal-places="4" number:min-decimal-places="4" number:min-integer-digits="1" number:grouping="true"/>
      <number:text> </number:text>
    </number:number-style>
    <number:number-style style:name="N435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435P0"/>
    </number:number-style>
    <number:number-style style:name="N434P0" style:volatile="true">
      <number:number number:decimal-places="3" number:min-decimal-places="3" number:min-integer-digits="1" number:grouping="true"/>
      <number:text> </number:text>
    </number:number-style>
    <number:number-style style:name="N434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434P0"/>
    </number:number-style>
    <number:number-style style:name="N433P0" style:volatile="true">
      <number:number number:decimal-places="7" number:min-decimal-places="7" number:min-integer-digits="1" number:grouping="true"/>
      <number:text> </number:text>
    </number:number-style>
    <number:number-style style:name="N43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433P2" style:volatile="true">
      <number:text>-</number:text>
      <number:number number:decimal-places="0" number:min-decimal-places="0" number:min-integer-digits="0"/>
      <number:text>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2P0" style:volatile="true">
      <number:number number:decimal-places="1" number:min-decimal-places="1" number:min-integer-digits="1" number:grouping="true"/>
      <number:text> </number:text>
    </number:number-style>
    <number:number-style style:name="N432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432P0"/>
    </number:number-style>
    <number:number-style style:name="N431P0" style:volatile="true">
      <number:text> Tk.</number:text>
      <number:number number:decimal-places="2" number:min-decimal-places="2" number:min-integer-digits="1" number:grouping="true"/>
      <number:text> </number:text>
    </number:number-style>
    <number:number-style style:name="N431P1" style:volatile="true">
      <number:text> Tk.(</number:text>
      <number:number number:decimal-places="2" number:min-decimal-places="2" number:min-integer-digits="1" number:grouping="true"/>
      <number:text>)</number:text>
    </number:number-style>
    <number:number-style style:name="N431P2" style:volatile="true">
      <number:text> Tk.-</number:text>
      <number:number number:decimal-places="0" number:min-decimal-places="0" number:min-integer-digits="0"/>
      <number:text>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0P0" style:volatile="true">
      <number:text> Tk.</number:text>
      <number:number number:decimal-places="0" number:min-decimal-places="0" number:min-integer-digits="1" number:grouping="true"/>
      <number:text> </number:text>
    </number:number-style>
    <number:number-style style:name="N430P1" style:volatile="true">
      <number:text> Tk.(</number:text>
      <number:number number:decimal-places="0" number:min-decimal-places="0" number:min-integer-digits="1" number:grouping="true"/>
      <number:text>)</number:text>
    </number:number-style>
    <number:number-style style:name="N430P2" style:volatile="true">
      <number:text> Tk.-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29P0" style:volatile="true">
      <number:text>Tk.</number:text>
      <number:number number:decimal-places="2" number:min-decimal-places="2" number:min-integer-digits="1" number:grouping="true"/>
      <number:text> </number:text>
    </number:number-style>
    <number:number-style style:name="N429">
      <style:text-properties fo:color="#ff0000"/>
      <number:text>(Tk.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28P0" style:volatile="true">
      <number:text>Tk.</number:text>
      <number:number number:decimal-places="2" number:min-decimal-places="2" number:min-integer-digits="1" number:grouping="true"/>
      <number:text> </number:text>
    </number:number-style>
    <number:number-style style:name="N428">
      <number:text>(Tk.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number-style style:name="N427P0" style:volatile="true">
      <number:text>Tk.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Tk.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6P0" style:volatile="true">
      <number:text>Tk.</number:text>
      <number:number number:decimal-places="0" number:min-decimal-places="0" number:min-integer-digits="1" number:grouping="true"/>
      <number:text> </number:text>
    </number:number-style>
    <number:number-style style:name="N426">
      <number:text>(Tk.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currency-style style:name="N425P0" style:volatile="true">
      <number:number number:decimal-places="0" number:min-decimal-places="0" number:min-integer-digits="1" number:grouping="true"/>
      <number:text> </number:text>
      <number:currency-symbol number:language="br" number:country="FR">€</number:currency-symbol>
    </number:currency-style>
    <number:currency-style style:name="N425">
      <number:text>-</number:text>
      <number:number number:decimal-places="0" number:min-decimal-places="0" number:min-integer-digits="1" number:grouping="true"/>
      <number:text> </number:text>
      <number:currency-symbol number:language="br" number:country="FR">€</number:currency-symbol>
      <style:map style:condition="value()&gt;=0" style:apply-style-name="N425P0"/>
    </number:currency-style>
    <number:number-style style:name="N424P0" style:volatile="true">
      <number:number number:decimal-places="4" number:min-decimal-places="4" number:min-integer-digits="1"/>
    </number:number-style>
    <number:number-style style:name="N424">
      <style:text-properties fo:color="#ff0000"/>
      <number:text>-</number:text>
      <number:number number:decimal-places="4" number:min-decimal-places="4" number:min-integer-digits="1"/>
      <style:map style:condition="value()&gt;=0" style:apply-style-name="N424P0"/>
    </number:number-style>
    <number:number-style style:name="N423">
      <number:number number:decimal-places="4" number:min-decimal-places="4" number:min-integer-digits="1"/>
    </number:number-style>
    <number:date-style style:name="N422">
      <number:day/>
      <number:text>. </number:text>
      <number:month/>
      <number:text>. </number:text>
      <number:year/>
    </number:date-style>
    <number:number-style style:name="N421P0" style:volatile="true">
      <number:number number:decimal-places="3" number:min-decimal-places="3" number:min-integer-digits="1"/>
    </number:number-style>
    <number:number-style style:name="N421">
      <style:text-properties fo:color="#ff0000"/>
      <number:text>-</number:text>
      <number:number number:decimal-places="3" number:min-decimal-places="3" number:min-integer-digits="1"/>
      <style:map style:condition="value()&gt;=0" style:apply-style-name="N421P0"/>
    </number:number-style>
    <number:number-style style:name="N420">
      <number:number number:decimal-places="3" number:min-decimal-places="3" number:min-integer-digits="1"/>
    </number:number-style>
    <number:percentage-style style:name="N419">
      <number:number number:decimal-places="0" number:min-decimal-places="0" number:min-integer-digits="3"/>
      <number:text>%</number:text>
    </number:percentage-style>
    <number:percentage-style style:name="N418">
      <number:number number:decimal-places="0" number:min-decimal-places="0" number:min-integer-digits="2"/>
      <number:text>%</number:text>
    </number:percentage-style>
    <number:date-style style:name="N417">
      <number:day number:style="long"/>
      <number:text> - </number:text>
      <number:month number:textual="true"/>
      <number:text> - </number:text>
      <number:year/>
    </number:date-style>
    <number:date-style style:name="N416">
      <number:day number:style="long"/>
      <number:text> - </number:text>
      <number:month number:textual="true"/>
    </number:date-style>
    <number:date-style style:name="N415">
      <number:month number:style="long" number:textual="true"/>
      <number:text> - </number:text>
      <number:year number:style="long"/>
    </number:date-style>
    <number:number-style style:name="N414P0" style:volatile="true">
      <number:number number:decimal-places="0" number:min-decimal-places="0" number:min-integer-digits="0" number:grouping="true"/>
      <number:text>  </number:text>
    </number:number-style>
    <number:number-style style:name="N4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414P0"/>
    </number:number-style>
    <number:number-style style:name="N413P0" style:volatile="true">
      <number:number number:decimal-places="0" number:min-decimal-places="0" number:min-integer-digits="0" number:grouping="true"/>
      <number:text> </number:text>
    </number:number-style>
    <number:number-style style:name="N4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413P0"/>
    </number:number-style>
    <number:number-style style:name="N412">
      <number:text>6.55</number:text>
    </number:number-style>
    <number:date-style style:name="N411">
      <number:year number:style="long"/>
      <number:text>年</number:text>
      <number:month/>
      <number:text>月</number:text>
      <number:day/>
      <number:text>日</number:text>
    </number:date-style>
    <number:date-style style:name="N410">
      <number:year number:style="long"/>
      <number:text>-</number:text>
      <number:month/>
      <number:text>-</number:text>
      <number:day/>
    </number:date-style>
    <number:currency-style style:name="N409P0" style:volatile="true">
      <number:number number:decimal-places="4" number:min-decimal-places="4" number:min-integer-digits="1" number:grouping="true"/>
      <number:text> </number:text>
      <number:currency-symbol>BDT</number:currency-symbol>
    </number:currency-style>
    <number:currency-style style:name="N409">
      <number:text>-</number:text>
      <number:number number:decimal-places="4" number:min-decimal-places="4" number:min-integer-digits="1" number:grouping="true"/>
      <number:text> </number:text>
      <number:currency-symbol>BDT</number:currency-symbol>
      <style:map style:condition="value()&gt;=0" style:apply-style-name="N409P0"/>
    </number:currency-style>
    <number:currency-style style:name="N408P0" style:volatile="true">
      <number:number number:decimal-places="3" number:min-decimal-places="3" number:min-integer-digits="1" number:grouping="true"/>
      <number:text> </number:text>
      <number:currency-symbol>BDT</number:currency-symbol>
    </number:currency-style>
    <number:currency-style style:name="N408">
      <number:text>-</number:text>
      <number:number number:decimal-places="3" number:min-decimal-places="3" number:min-integer-digits="1" number:grouping="true"/>
      <number:text> </number:text>
      <number:currency-symbol>BDT</number:currency-symbol>
      <style:map style:condition="value()&gt;=0" style:apply-style-name="N408P0"/>
    </number:currency-style>
    <number:currency-style style:name="N407P0" style:volatile="true">
      <number:number number:decimal-places="0" number:min-decimal-places="0" number:min-integer-digits="1" number:grouping="true"/>
      <number:text> </number:text>
      <number:currency-symbol>BDT</number:currency-symbol>
    </number:currency-style>
    <number:currency-style style:name="N407">
      <number:text>-</number:text>
      <number:number number:decimal-places="0" number:min-decimal-places="0" number:min-integer-digits="1" number:grouping="true"/>
      <number:text> </number:text>
      <number:currency-symbol>BDT</number:currency-symbol>
      <style:map style:condition="value()&gt;=0" style:apply-style-name="N407P0"/>
    </number:currency-style>
    <number:currency-style style:name="N406P0" style:volatile="true">
      <number:number number:decimal-places="1" number:min-decimal-places="1" number:min-integer-digits="1" number:grouping="true"/>
      <number:text> </number:text>
      <number:currency-symbol>BDT</number:currency-symbol>
    </number:currency-style>
    <number:currency-style style:name="N406">
      <number:text>-</number:text>
      <number:number number:decimal-places="1" number:min-decimal-places="1" number:min-integer-digits="1" number:grouping="true"/>
      <number:text> </number:text>
      <number:currency-symbol>BDT</number:currency-symbol>
      <style:map style:condition="value()&gt;=0" style:apply-style-name="N406P0"/>
    </number:currency-style>
    <number:percentage-style style:name="N405P0" style:volatile="true">
      <number:number number:decimal-places="2" number:min-decimal-places="2" number:min-integer-digits="1" number:grouping="true"/>
      <number:text>%</number:text>
    </number:percentage-style>
    <number:percentage-style style:name="N405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05P0"/>
    </number:percentage-style>
    <number:percentage-style style:name="N404">
      <number:number number:decimal-places="2" number:min-decimal-places="2" number:min-integer-digits="1" number:grouping="true"/>
      <number:text>%</number:text>
    </number:percentage-style>
    <number:currency-style style:name="N403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403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403P0"/>
    </number:currency-style>
    <number:date-style style:name="N402">
      <number:day number:style="long"/>
      <number:text> - </number:text>
      <number:month number:textual="true"/>
      <number:text> - </number:text>
      <number:year number:style="long"/>
    </number:date-style>
    <number:currency-style style:name="N401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0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01P0"/>
    </number:currency-style>
    <number:number-style style:name="N400P0" style:volatile="true">
      <number:number number:decimal-places="2" number:min-decimal-places="2" number:min-integer-digits="0" number:grouping="true"/>
    </number:number-style>
    <number:number-style style:name="N400">
      <number:text>(</number:text>
      <number:number number:decimal-places="2" number:min-decimal-places="2" number:min-integer-digits="0" number:grouping="true"/>
      <number:text>)</number:text>
      <style:map style:condition="value()&gt;=0" style:apply-style-name="N400P0"/>
    </number:number-style>
    <number:number-style style:name="N399P0" style:volatile="true">
      <number:number number:decimal-places="2" number:min-decimal-places="2" number:min-integer-digits="0" number:grouping="true"/>
      <number:text> </number:text>
    </number:number-style>
    <number:number-style style:name="N399">
      <number:text>(</number:text>
      <number:number number:decimal-places="2" number:min-decimal-places="2" number:min-integer-digits="0" number:grouping="true"/>
      <number:text>)</number:text>
      <style:map style:condition="value()&gt;=0" style:apply-style-name="N399P0"/>
    </number:number-style>
    <number:number-style style:name="N398P0" style:volatile="true">
      <number:number number:decimal-places="5" number:min-decimal-places="5" number:min-integer-digits="2"/>
    </number:number-style>
    <number:number-style style:name="N398">
      <style:text-properties fo:color="#ff0000"/>
      <number:text>-</number:text>
      <number:number number:decimal-places="5" number:min-decimal-places="5" number:min-integer-digits="2"/>
      <style:map style:condition="value()&gt;=0" style:apply-style-name="N398P0"/>
    </number:number-style>
    <number:number-style style:name="N397">
      <number:number number:decimal-places="5" number:min-decimal-places="5" number:min-integer-digits="2"/>
    </number:number-style>
    <number:number-style style:name="N396">
      <number:number number:decimal-places="5" number:min-decimal-places="5" number:min-integer-digits="2" number:grouping="true"/>
    </number:number-style>
    <number:number-style style:name="N395P0" style:volatile="true">
      <number:text>$</number:text>
      <number:number number:decimal-places="2" number:min-decimal-places="2" number:min-integer-digits="1" number:grouping="true"/>
    </number:number-style>
    <number:number-style style:name="N395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95P0"/>
    </number:number-style>
    <number:number-style style:name="N394">
      <number:text>$</number:text>
      <number:number number:decimal-places="2" number:min-decimal-places="2" number:min-integer-digits="1" number:grouping="true"/>
    </number:number-style>
    <number:number-style style:name="N393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393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393P2" style:volatile="true">
      <number:text> $ -</number:text>
      <number:number number:decimal-places="0" number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date-style style:name="N392">
      <number:day/>
      <number:text>.            </number:text>
      <number:month number:textual="true"/>
      <number:text>. </number:text>
      <number:year number:style="long"/>
    </number:date-style>
    <number:date-style style:name="N391">
      <number:month number:textual="true"/>
      <number:text>, </number:text>
      <number:year/>
    </number:date-style>
    <number:date-style style:name="N390">
      <number:month number:style="long"/>
      <number:text>, </number:text>
      <number:year/>
    </number:date-style>
    <number:date-style style:name="N389">
      <number:month number:style="long" number:textual="true"/>
      <number:text>, </number:text>
      <number:year/>
    </number:date-style>
    <number:number-style style:name="N388P0" style:volatile="true">
      <number:number number:decimal-places="0" number:min-decimal-places="0" number:min-integer-digits="1" number:grouping="true"/>
      <number:text> </number:text>
    </number:number-style>
    <number:number-style style:name="N3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88P2" style:volatile="true">
      <number:text>-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87">
      <number:text>- </number:text>
    </number:number-style>
    <number:date-style style:name="N386">
      <number:month number:textual="true"/>
      <number:text> - </number:text>
      <number:year number:style="long"/>
    </number:date-style>
    <number:number-style style:name="N3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8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3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8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81P2" style:volatile="true">
      <number:fill-character> </number:fill-character>
      <number:text>-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80P2" style:volatile="true">
      <number:text> $</number:text>
      <number:fill-character> </number:fill-character>
      <number:text>-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79">
      <number:scientific-number number:decimal-places="1" number:min-decimal-places="1" number:min-integer-digits="1" number:min-exponent-digits="2" number:exponent-interval="1" number:forced-exponent-sign="true"/>
    </number:number-style>
    <number:currency-style style:name="N37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8">
      <number:text> </number:text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247P0" style:volatile="true">
      <number:number number:decimal-places="0" number:min-decimal-places="0" number:min-integer-digits="1"/>
      <number:text> </number:text>
    </number:number-style>
    <number:number-style style:name="N24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47P0"/>
    </number:number-style>
    <number:number-style style:name="N246">
      <number:number number:decimal-places="0" number:min-decimal-places="0" number:min-integer-digits="1"/>
      <number:text> </number:text>
    </number:number-style>
    <number:number-style style:name="N245">
      <number:text>Nayanpur</number:text>
    </number:number-style>
    <number:number-style style:name="N244P0" style:volatile="true">
      <number:number number:decimal-places="0" number:min-decimal-places="0" number:min-integer-digits="1" number:grouping="true"/>
    </number:number-style>
    <number:number-style style:name="N2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4P0"/>
    </number:number-style>
    <number:text-style style:name="N243" number:title="User-defined">
      <number:text>Packing</number:text>
      <number:text-content/>
      <number:text> 0.0%</number:text>
    </number:text-style>
    <number:number-style style:name="N242P0" style:volatile="true">
      <number:number number:decimal-places="3" number:min-decimal-places="3" number:min-integer-digits="1" number:grouping="true"/>
    </number:number-style>
    <number:number-style style:name="N24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242P0"/>
    </number:number-style>
    <number:number-style style:name="N241">
      <number:number number:decimal-places="3" number:min-decimal-places="3" number:min-integer-digits="1" number:grouping="true"/>
    </number:number-style>
    <number:date-style style:name="N240P0" style:volatile="true">
      <number:month number:style="long" number:textual="true"/>
      <number:text>-</number:text>
      <number:year/>
    </number:date-style>
    <number:text-style style:name="N240">
      <number:text-content/>
      <style:map style:condition="value()&lt;=1.7976931348623157E+308" style:apply-style-name="N240P0"/>
    </number:text-style>
    <number:date-style style:name="N239">
      <number:month number:style="long" number:textual="true"/>
      <number:text>-</number:text>
      <number:year/>
    </number:date-style>
    <number:number-style style:name="N238P0" style:volatile="true">
      <number:number number:decimal-places="0" number:min-decimal-places="0" number:min-integer-digits="1" number:grouping="true"/>
    </number:number-style>
    <number:number-style style:name="N2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date-style style:name="N237">
      <number:day number:style="long"/>
      <number:text>. </number:text>
      <number:month number:style="long"/>
      <number:text>. </number:text>
      <number:year number:style="long"/>
      <number:text> : </number:text>
      <number:hours number:style="long"/>
      <number:text>:</number:text>
      <number:minutes number:style="long"/>
      <number:text> </number:text>
      <number:am-pm/>
    </number:date-style>
    <number:number-style style:name="N236P0" style:volatile="true">
      <number:number number:decimal-places="2" number:min-decimal-places="2" number:min-integer-digits="1" number:grouping="true"/>
    </number:number-style>
    <number:number-style style:name="N2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36P0"/>
    </number:number-style>
    <number:currency-style style:name="N23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235P0"/>
    </number:currency-style>
    <number:number-style style:name="N234P0" style:volatile="true">
      <number:number number:decimal-places="1" number:min-decimal-places="1" number:min-integer-digits="1" number:grouping="true"/>
    </number:number-style>
    <number:number-style style:name="N23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234P0"/>
    </number:number-style>
    <number:date-style style:name="N233">
      <number:month number:textual="true"/>
      <number:text> D, </number:text>
      <number:year/>
    </number:date-style>
    <number:number-style style:name="N232P0" style:volatile="true">
      <number:number number:decimal-places="1" number:min-decimal-places="1" number:min-integer-digits="1" number:grouping="true"/>
      <number:text> </number:text>
    </number:number-style>
    <number:number-style style:name="N232">
      <number:text>(</number:text>
      <number:number number:decimal-places="1" number:min-decimal-places="1" number:min-integer-digits="1" number:grouping="true"/>
      <number:text>)</number:text>
      <style:map style:condition="value()&gt;=0" style:apply-style-name="N232P0"/>
    </number:number-style>
    <number:currency-style style:name="N231P0" style:volatile="true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231P0"/>
    </number:currency-style>
    <number:percentage-style style:name="N230">
      <number:number number:decimal-places="6" number:min-decimal-places="6" number:min-integer-digits="1"/>
      <number:text>%</number:text>
    </number:percentage-style>
    <number:number-style style:name="N229P0" style:volatile="true">
      <number:number number:decimal-places="0" number:min-decimal-places="0" number:min-integer-digits="1" number:grouping="true"/>
      <number:text> </number:text>
    </number:number-style>
    <number:number-style style:name="N229P1" style:volatile="true">
      <style:text-properties fo:color="#ff0000"/>
      <number:text>  -</number:text>
      <number:number number:decimal-places="0" number:min-decimal-places="0" number:min-integer-digits="1" number:grouping="true"/>
    </number:number-style>
    <number:number-style style:name="N229P2" style:volatile="true">
      <number:text>-</number:text>
      <number:number number:decimal-places="0" number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28P0" style:volatile="true">
      <number:number number:decimal-places="1" number:min-decimal-places="1" number:min-integer-digits="1" number:grouping="true"/>
    </number:number-style>
    <number:number-style style:name="N22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28P0"/>
    </number:number-style>
    <number:number-style style:name="N227">
      <number:number number:decimal-places="1" number:min-decimal-places="1" number:min-integer-digits="1" number:grouping="true"/>
    </number:number-style>
    <number:date-style style:name="N226P0" style:volatile="true">
      <number:day number:style="long"/>
      <number:text> </number:text>
      <number:month number:style="long"/>
      <number:text> </number:text>
      <number:year/>
    </number:date-style>
    <number:text-style style:name="N226">
      <number:text-content/>
      <style:map style:condition="value()&lt;=1.7976931348623157E+308" style:apply-style-name="N226P0"/>
    </number:text-style>
    <number:date-style style:name="N225">
      <number:day number:style="long"/>
      <number:text> </number:text>
      <number:month number:style="long"/>
      <number:text> </number:text>
      <number:year/>
    </number:date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3P0" style:volatile="true">
      <number:number number:decimal-places="2" number:min-decimal-places="2" number:min-integer-digits="1"/>
    </number:number-style>
    <number:number-style style:name="N223P1" style:volatile="true">
      <style:text-properties fo:color="#ff0000"/>
      <number:text>-</number:text>
      <number:number number:decimal-places="3" number:min-decimal-places="3" number:min-integer-digits="1" number:grouping="true"/>
    </number:number-style>
    <number:number-style style:name="N223">
      <style:text-properties fo:color="#ff0000"/>
      <number:number number:decimal-places="0" number:min-decimal-places="0" number:min-integer-digits="1"/>
      <style:map style:condition="value()&gt;0" style:apply-style-name="N223P0"/>
      <style:map style:condition="value()&lt;0" style:apply-style-name="N223P1"/>
    </number:number-style>
    <number:number-style style:name="N222P0" style:volatile="true">
      <number:number number:decimal-places="2" number:min-decimal-places="2" number:min-integer-digits="0" number:grouping="true"/>
    </number:number-style>
    <number:number-style style:name="N222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22P0"/>
    </number:number-style>
    <number:percentage-style style:name="N221P0" style:volatile="true">
      <number:number number:decimal-places="2" number:min-decimal-places="2" number:min-integer-digits="1"/>
      <number:text>%</number:text>
    </number:percentage-style>
    <number:percentage-style style:name="N22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221P0"/>
    </number:percentage-style>
    <number:number-style style:name="N220">
      <number:number number:decimal-places="0" number:min-decimal-places="0" number:min-integer-digits="9">
        <number:embedded-text number:position="6">-</number:embedded-text>
        <number:embedded-text number:position="4">-</number:embedded-text>
      </number:number>
    </number:number-style>
    <number:percentage-style style:name="N219">
      <number:number number:decimal-places="2" number:min-decimal-places="2" number:min-integer-digits="2"/>
      <number:text>%</number:text>
    </number:percentage-style>
    <number:time-style style:name="N218">
      <number:text>Pc</number:text>
      <number:seconds/>
    </number:time-style>
    <number:percentage-style style:name="N217P0" style:volatile="true">
      <number:number number:decimal-places="0" number:min-decimal-places="0" number:min-integer-digits="1"/>
      <number:text>%</number:text>
    </number:percentage-style>
    <number:percentage-style style:name="N217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217P0"/>
    </number:percentage-style>
    <number:number-style style:name="N216">
      <number:number number:decimal-places="2" number:min-decimal-places="2" number:min-integer-digits="0" number:display-factor="1000"/>
    </number:number-style>
    <number:number-style style:name="N215">
      <number:number number:decimal-places="5" number:min-decimal-places="5" number:min-integer-digits="0" number:grouping="true"/>
    </number:number-style>
    <number:currency-style style:name="N2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4P0"/>
    </number:currency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13P2" style:volatile="true">
      <number:text>-</number:text>
      <number:number number:decimal-places="0" number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2">
      <number:number number:decimal-places="0" number:min-decimal-places="0" number:min-integer-digits="1" number:grouping="true"/>
      <number:text> </number:text>
    </number:number-style>
    <number:currency-style style:name="N21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number-style style:name="N211P1" style:volatile="true">
      <number:number number:decimal-places="2" number:min-decimal-places="2" number:min-integer-digits="1" number:grouping="true"/>
      <number:text> </number:text>
    </number:number-style>
    <number:number-style style:name="N211P2" style:volatile="true">
      <number:number number:decimal-places="0" number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0P0" style:volatile="true"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10P2" style:volatile="true">
      <number:text>-</number:text>
      <number:number number:decimal-places="0" number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09">
      <number:text>(</number:text>
      <number:number number:decimal-places="2" number:min-decimal-places="2" number:min-integer-digits="1" number:grouping="true"/>
      <number:text>)</number:text>
    </number:number-style>
    <number:currency-style style:name="N208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8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8P0"/>
    </number:currency-style>
    <number:date-style style:name="N207P0" style:volatile="true">
      <number:day/>
      <number:text>/</number:text>
      <number:month number:textual="true"/>
      <number:text>/</number:text>
      <number:year/>
    </number:date-style>
    <number:text-style style:name="N207">
      <number:text-content/>
      <style:map style:condition="value()&lt;=1.7976931348623157E+308" style:apply-style-name="N207P0"/>
    </number:text-style>
    <number:date-style style:name="N206">
      <number:day/>
      <number:text>/</number:text>
      <number:month number:textual="true"/>
      <number:text>/</number:text>
      <number:year/>
    </number:date-style>
    <number:number-style style:name="N205P0" style:volatile="true">
      <number:number number:decimal-places="2" number:min-decimal-places="2" number:min-integer-digits="1" number:grouping="true"/>
    </number:number-style>
    <number:number-style style:name="N20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5P0"/>
    </number:number-style>
    <number:currency-style style:name="N20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0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04P0"/>
    </number:currency-style>
    <number:date-style style:name="N203">
      <number:month number:style="long" number:textual="true"/>
      <number:text> </number:text>
      <number:year number:style="long"/>
    </number:date-style>
    <number:number-style style:name="N202P0" style:volatile="true">
      <number:text> $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02P1" style:volatile="true">
      <number:text> $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20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1">
      <number:number number:decimal-places="6" number:min-decimal-places="6" number:min-integer-digits="0"/>
    </number:number-style>
    <number:number-style style:name="N200">
      <number:number number:decimal-places="5" number:min-decimal-places="5" number:min-integer-digits="0"/>
    </number:number-style>
    <number:date-style style:name="N199">
      <number:month number:textual="true"/>
      <number:text> , </number:text>
      <number:year number:style="long"/>
    </number:date-style>
    <number:currency-style style:name="N198P0" style:volatile="true">
      <number:currency-symbol number:language="ast" number:country="ES">€</number:currency-symbol>
      <number:number number:decimal-places="2" number:min-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ast" number:country="ES">€</number:currency-symbol>
      <number:number number:decimal-places="2" number:min-decimal-places="2" number:min-integer-digits="1" number:grouping="true"/>
      <style:map style:condition="value()&gt;=0" style:apply-style-name="N198P0"/>
    </number:currency-style>
    <number:number-style style:name="N197P0" style:volatile="true">
      <number:number number:decimal-places="2" number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6P0" style:volatile="true">
      <number:number number:decimal-places="2" number:min-decimal-places="2" number:min-integer-digits="1" number:grouping="true"/>
    </number:number-style>
    <number:number-style style:name="N196">
      <number:text>-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5">
      <number:number number:decimal-places="20" number:min-decimal-places="20" number:min-integer-digits="0"/>
    </number:number-style>
    <number:number-style style:name="N194P0" style:volatile="true">
      <number:number number:decimal-places="0" number:min-decimal-places="0" number:min-integer-digits="1" number:grouping="true"/>
    </number:number-style>
    <number:number-style style:name="N194">
      <number:text>-</number:text>
      <number:number number:decimal-places="0" number:min-decimal-places="0" number:min-integer-digits="1" number:grouping="true"/>
      <style:map style:condition="value()&gt;=0" style:apply-style-name="N194P0"/>
    </number:number-style>
    <number:currency-style style:name="N193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93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93P0"/>
    </number:currency-style>
    <number:currency-style style:name="N192P0" style:volatile="true">
      <number:currency-symbol number:language="en" number:country="ZW">Z$</number:currency-symbol>
      <number:number number:decimal-places="2" number:min-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en" number:country="ZW">Z$</number:currency-symbol>
      <number:number number:decimal-places="2" number:min-decimal-places="2" number:min-integer-digits="1" number:grouping="true"/>
      <style:map style:condition="value()&gt;=0" style:apply-style-name="N192P0"/>
    </number:currency-style>
    <number:number-style style:name="N191P0" style:volatile="true">
      <number:number number:decimal-places="1" number:min-decimal-places="1" number:min-integer-digits="1" number:grouping="true"/>
      <number:text> </number:text>
    </number:number-style>
    <number:number-style style:name="N191P1" style:volatile="true">
      <number:number number:decimal-places="1" number:min-decimal-places="1" number:min-integer-digits="1" number:grouping="true"/>
      <number:text> </number:text>
    </number:number-style>
    <number:number-style style:name="N191P2" style:volatile="true">
      <number:text>-</number:text>
      <number:number number:decimal-places="0" number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0">
      <number:number number:decimal-places="1" number:min-decimal-places="1" number:min-integer-digits="1" number:grouping="true"/>
      <number:text> </number:text>
    </number:number-style>
    <number:date-style style:name="N189">
      <number:month number:textual="true"/>
      <number:text>' </number:text>
      <number:year number:style="long"/>
    </number:date-style>
    <number:number-style style:name="N188">
      <number:text>cbfSyl</number:text>
      <number:number number:decimal-places="0" number:min-decimal-places="0" number:min-integer-digits="3"/>
    </number:number-style>
    <number:date-style style:name="N187">
      <number:day number:style="long"/>
      <number:text>year</number:text>
    </number:date-style>
    <number:currency-style style:name="N186P0" style:volatile="true">
      <number:currency-symbol number:language="bn" number:country="BD">৳</number:currency-symbol>
      <number:number number:decimal-places="2" number:min-decimal-places="0" number:min-integer-digits="1" number:decimal-replacement="--" number:grouping="true"/>
    </number:currency-style>
    <number:currency-style style:name="N186">
      <style:text-properties fo:color="#ff0000"/>
      <number:text>-</number:text>
      <number:currency-symbol number:language="bn" number:country="BD">৳</number:currency-symbol>
      <number:number number:decimal-places="2" number:min-decimal-places="0" number:min-integer-digits="1" number:decimal-replacement="--" number:grouping="true"/>
      <style:map style:condition="value()&gt;=0" style:apply-style-name="N186P0"/>
    </number:currency-style>
    <number:date-style style:name="N185">
      <number:month/>
      <number:text>/</number:text>
      <number:year/>
    </number:date-style>
    <number:number-style style:name="N184P0" style:volatile="true">
      <number:number number:decimal-places="0" number:min-decimal-places="0" number:min-integer-digits="1" number:grouping="true"/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4P0"/>
    </number:number-style>
    <number:currency-style style:name="N183P0" style:volatile="true">
      <number:currency-symbol number:language="bn" number:country="IN">৳</number:currency-symbol>
      <number:number number:decimal-places="2" number:min-decimal-places="2" number:min-integer-digits="1" number:grouping="true"/>
    </number:currency-style>
    <number:currency-style style:name="N183">
      <number:text>-</number:text>
      <number:currency-symbol number:language="bn" number:country="IN">৳</number:currency-symbol>
      <number:number number:decimal-places="2" number:min-decimal-places="2" number:min-integer-digits="1" number:grouping="true"/>
      <style:map style:condition="value()&gt;=0" style:apply-style-name="N183P0"/>
    </number:currency-style>
    <number:date-style style:name="N182">
      <number:month number:style="long" number:textual="true"/>
      <number:text>/</number:text>
      <number:year/>
    </number:date-style>
    <number:date-style style:name="N181">
      <number:day number:style="long"/>
      <number:text>July</number:text>
    </number:date-style>
    <number:number-style style:name="N180P0" style:volatile="true">
      <number:number number:decimal-places="8" number:min-decimal-places="8" number:min-integer-digits="1" number:grouping="true"/>
    </number:number-style>
    <number:number-style style:name="N180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180P0"/>
    </number:number-style>
    <number:number-style style:name="N149">
      <number:number number:decimal-places="0" number:min-decimal-places="0" number:min-integer-digits="1" number:grouping="true"/>
      <number:text>Pcs</number:text>
    </number:number-style>
    <number:number-style style:name="N148" number:title="User-defined">
      <number:text>Hatching % @ </number:text>
      <number:number number:decimal-places="0" number:min-decimal-places="0" number:min-integer-digits="1"/>
    </number:number-style>
    <number:number-style style:name="N147">
      <number:text>12,21,</number:text>
    </number:number-style>
    <number:number-style style:name="N146">
      <number:number number:decimal-places="2" number:min-decimal-places="2" number:min-integer-digits="1"/>
      <number:text>'Ton</number:text>
    </number:number-style>
    <number:date-style style:name="N145">
      <number:day number:style="long"/>
      <number:text> </number:text>
      <number:month number:textual="true"/>
      <number:text>' </number:text>
      <number:year number:style="long"/>
    </number:date-style>
    <number:number-style style:name="N144">
      <number:number number:decimal-places="0" number:min-decimal-places="0" number:min-integer-digits="1" number:grouping="true"/>
      <number:text> M</number:text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MT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1P0" style:volatile="true">
      <number:currency-symbol>BDT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BDT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decimal-places="0" number:min-decimal-places="0" number:min-integer-digits="1"/>
    </number:number-style>
    <number:number-style style:name="N153">
      <style:text-properties fo:color="#ff0000"/>
      <number:text>-</number:text>
      <number:number number:decimal-places="0" number:min-decimal-places="0" number:min-integer-digits="1"/>
      <style:map style:condition="value()&gt;=0" style:apply-style-name="N153P0"/>
    </number:number-style>
    <number:number-style style:name="N154">
      <number:text>-</number:text>
      <number:number number:decimal-places="0" number:min-decimal-places="0" number:min-integer-digits="0"/>
      <number:text> </number:text>
    </number:number-style>
    <number:number-style style:name="N155P0" style:volatile="true">
      <number:number number:decimal-places="6" number:min-decimal-places="6" number:min-integer-digits="1" number:grouping="true"/>
      <number:text> </number:text>
    </number:number-style>
    <number:number-style style:name="N155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SFr. </number:text>
      <number:number number:decimal-places="0" number:min-decimal-places="0" number:min-integer-digits="1" number:grouping="true"/>
    </number:number-style>
    <number:number-style style:name="N156">
      <number:text>SFr. -</number:text>
      <number:number number:decimal-places="0" number:min-decimal-places="0" number:min-integer-digits="1" number:grouping="true"/>
      <style:map style:condition="value()&gt;=0" style:apply-style-name="N156P0"/>
    </number:number-style>
    <number:percentage-style style:name="N157">
      <number:text>Packing @ </number:text>
      <number:number number:decimal-places="0" number:min-decimal-places="0" number:min-integer-digits="1"/>
      <number:text>%</number:text>
    </number:percentage-style>
    <number:number-style style:name="N158P0" style:volatile="true">
      <number:number number:decimal-places="0" number:min-decimal-places="0" number:min-integer-digits="1" number:grouping="true"/>
      <number:text>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8P2" style:volatile="true">
      <number:text> -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fraction number:min-integer-digits="0" number:min-numerator-digits="3" loext:max-numerator-digits="3" number:min-denominator-digits="3" number:max-denominator-value="999"/>
    </number:number-style>
    <number:number-style style:name="N160P0" style:volatile="true">
      <number:number number:decimal-places="2" number:min-decimal-places="2" number:min-integer-digits="1" number:grouping="true"/>
      <number:text>  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/>
      <number:text>.</number:text>
      <number:month/>
      <number:text>.</number:text>
      <number:year/>
    </number:date-style>
    <number:date-style style:name="N162P0" style:volatile="true">
      <number:day/>
      <number:text>.</number:text>
      <number:month/>
      <number:text>.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3">
      <number:text>BDT. </number:text>
      <number:number number:decimal-places="0" number:min-decimal-places="0" number:min-integer-digits="1" number:grouping="true"/>
    </number:number-style>
    <number:number-style style:name="N164">
      <number:number number:decimal-places="4" number:min-decimal-places="4" number:min-integer-digits="0" number:grouping="true"/>
    </number:number-style>
    <number:number-style style:name="N165P0" style:volatile="true">
      <number:number number:decimal-places="4" number:min-decimal-places="4" number:min-integer-digits="0" number:grouping="true"/>
    </number:number-style>
    <number:number-style style:name="N165">
      <style:text-properties fo:color="#ff0000"/>
      <number:text>-</number:text>
      <number:number number:decimal-places="4" number:min-decimal-places="4" number:min-integer-digits="0" number:grouping="true"/>
      <style:map style:condition="value()&gt;=0" style:apply-style-name="N165P0"/>
    </number:number-style>
    <number:number-style style:name="N166">
      <number:number number:min-integer-digits="1"/>
      <number:text> MT</number:text>
    </number:number-style>
    <number:currency-style style:name="N167P0" style:volatile="true">
      <number:number number:decimal-places="2" number:min-decimal-places="2" number:min-integer-digits="1" number:grouping="true"/>
      <number:text> </number:text>
      <number:currency-symbol>BDT</number:currency-symbol>
    </number:currency-style>
    <number:currency-style style:name="N167">
      <number:text>-</number:text>
      <number:number number:decimal-places="2" number:min-decimal-places="2" number:min-integer-digits="1" number:grouping="true"/>
      <number:text> </number:text>
      <number:currency-symbol>BDT</number:currency-symbol>
      <style:map style:condition="value()&gt;=0" style:apply-style-name="N167P0"/>
    </number:currency-style>
    <number:number-style style:name="N168">
      <number:number number:decimal-places="2" number:min-decimal-places="2" number:min-integer-digits="1" number:grouping="true"/>
      <number:text> </number:text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0" number:min-decimal-places="0" number:min-integer-digits="0" number:grouping="true"/>
    </number:number-style>
    <number:number-style style:name="N171P0" style:volatile="true">
      <number:number number:decimal-places="0" number:min-decimal-places="0" number:min-integer-digits="0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71P0"/>
    </number:number-style>
    <number:number-style style:name="N172">
      <number:text>Nayanpur Hatchery (KFL-2)</number:text>
    </number:number-style>
    <number:date-style style:name="N173">
      <number:day number:style="long"/>
      <number:text>/</number:text>
      <number:month number:style="long"/>
    </number:date-style>
    <number:number-style style:name="N174">
      <number:text>1July</number:text>
    </number:number-style>
    <number:currency-style style:name="N175P0" style:volatile="true">
      <number:currency-symbol number:language="bn" number:country="IN">৳</number:currency-symbol>
      <number:number number:decimal-places="0" number:min-decimal-places="0" number:min-integer-digits="1" number:grouping="true"/>
    </number:currency-style>
    <number:currency-style style:name="N175">
      <style:text-properties fo:color="#ff0000"/>
      <number:text>-</number:text>
      <number:currency-symbol number:language="bn" number:country="IN">৳</number:currency-symbol>
      <number:number number:decimal-places="0" number:min-decimal-places="0" number:min-integer-digits="1" number:grouping="true"/>
      <style:map style:condition="value()&gt;=0" style:apply-style-name="N175P0"/>
    </number:currency-style>
    <number:date-style style:name="N176">
      <number:day number:style="long"/>
      <number:text>Jan</number:text>
    </number:date-style>
    <number:number-style style:name="N177">
      <number:number number:decimal-places="0" number:min-decimal-places="0" number:min-integer-digits="1" number:grouping="true"/>
      <number:text> Hour</number:text>
    </number:number-style>
    <number:date-style style:name="N178">
      <number:day number:calendar="jewish" number:style="long"/>
      <number:text>F</number:text>
      <number:year number:calendar="jewish"/>
      <number:text>b</number:text>
    </number:date-style>
    <number:number-style style:name="N179">
      <number:number number:decimal-places="8" number:min-decimal-places="8" number:min-integer-digits="1" number:grouping="true"/>
    </number:number-style>
    <number:date-style style:name="N248">
      <number:day/>
      <number:text>-</number:text>
      <number:month number:textual="true"/>
      <number:text>-</number:text>
      <number:year number:style="long"/>
    </number:date-style>
    <number:date-style style:name="N249P0" style:volatile="true">
      <number:day/>
      <number:text>-</number:text>
      <number:month number:textual="true"/>
      <number:text>-</number:text>
      <number:year number:style="long"/>
    </number:date-style>
    <number:text-style style:name="N249">
      <number:text-content/>
      <style:map style:condition="value()&lt;=1.7976931348623157E+308" style:apply-style-name="N249P0"/>
    </number:text-style>
    <number:date-style style:name="N250P0" style:volatile="true">
      <number:month/>
      <number:text>/</number:text>
      <number:day/>
      <number:text>/</number:text>
      <number:year/>
    </number:date-style>
    <number:text-style style:name="N250">
      <number:text-content/>
      <style:map style:condition="value()&lt;=1.7976931348623157E+308" style:apply-style-name="N250P0"/>
    </number:text-style>
    <number:number-style style:name="N251P0" style:volatile="true">
      <number:number number:decimal-places="2" number:min-decimal-places="2" number:min-integer-digits="1"/>
    </number:number-style>
    <number:number-style style:name="N251">
      <style:text-properties fo:color="#ff0000"/>
      <number:text>-</number:text>
      <number:number number:decimal-places="2" number:min-decimal-places="2" number:min-integer-digits="1"/>
      <style:map style:condition="value()&gt;=0" style:apply-style-name="N251P0"/>
    </number:number-style>
    <number:date-style style:name="N252">
      <number:day/>
      <number:text> </number:text>
      <number:month number:textual="true"/>
      <number:text> </number:text>
    </number:date-style>
    <number:date-style style:name="N253">
      <number:day number:style="long"/>
      <number:text>-</number:text>
      <number:month number:textual="true"/>
    </number:date-style>
    <number:date-style style:name="N254">
      <number:day number:style="long"/>
      <number:text>-</number:text>
      <number:month number:style="long"/>
      <number:text> </number:text>
    </number:date-style>
    <number:date-style style:name="N255">
      <number:day number:style="long"/>
      <number:text> </number:text>
      <number:month number:textual="true"/>
    </number:date-style>
    <number:percentage-style style:name="N256">
      <number:number number:decimal-places="7" number:min-decimal-places="7" number:min-integer-digits="1"/>
      <number:text>%</number:text>
    </number:percentage-style>
    <number:percentage-style style:name="N257">
      <number:number number:decimal-places="8" number:min-decimal-places="8" number:min-integer-digits="1"/>
      <number:text>%</number:text>
    </number:percentage-style>
    <number:percentage-style style:name="N258">
      <number:number number:decimal-places="9" number:min-decimal-places="9" number:min-integer-digits="1"/>
      <number:text>%</number:text>
    </number:percentage-style>
    <number:percentage-style style:name="N259">
      <number:number number:decimal-places="10" number:min-decimal-places="10" number:min-integer-digits="1"/>
      <number:text>%</number:text>
    </number:percentage-style>
    <number:date-style style:name="N260P0" style:volatile="true">
      <number:month number:style="long"/>
      <number:text>/</number:text>
      <number:day number:style="long"/>
      <number:text>/</number:text>
      <number:year/>
    </number:date-style>
    <number:text-style style:name="N260">
      <number:text-content/>
      <style:map style:condition="value()&lt;=1.7976931348623157E+308" style:apply-style-name="N260P0"/>
    </number:text-style>
    <number:date-style style:name="N26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61">
      <number:text-content/>
      <style:map style:condition="value()&lt;=1.7976931348623157E+308" style:apply-style-name="N261P0"/>
    </number:text-style>
    <number:date-style style:name="N262P0" style:volatile="true">
      <number:day/>
      <number:text>-</number:text>
      <number:month number:textual="true"/>
    </number:date-style>
    <number:text-style style:name="N262">
      <number:text-content/>
      <style:map style:condition="value()&lt;=1.7976931348623157E+308" style:apply-style-name="N262P0"/>
    </number:text-style>
    <number:time-style style:name="N263P0" style:volatile="true">
      <number:hours/>
      <number:text>:</number:text>
      <number:minutes number:style="long"/>
      <number:text> </number:text>
      <number:am-pm/>
    </number:time-style>
    <number:text-style style:name="N263">
      <number:text-content/>
      <style:map style:condition="value()&lt;=1.7976931348623157E+308" style:apply-style-name="N263P0"/>
    </number:text-style>
    <number:date-style style:name="N264">
      <number:day number:style="long"/>
      <number:text> </number:text>
      <number:month number:textual="true"/>
      <number:text> </number:text>
      <number:year/>
      <number:text> </number:text>
      <number:day-of-week/>
    </number:date-style>
    <number:number-style style:name="N265P0" style:volatile="true">
      <number:number number:decimal-places="0" number:min-decimal-places="0" number:min-integer-digits="1" number:grouping="true"/>
      <number:text> </number:text>
    </number:number-style>
    <number:number-style style:name="N265">
      <number:text>( </number:text>
      <number:number number:decimal-places="0" number:min-decimal-places="0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number number:decimal-places="0" number:min-decimal-places="0" number:min-integer-digits="1" number:grouping="true"/>
      <number:text> </number:text>
    </number:number-style>
    <number:number-style style:name="N266">
      <style:text-properties fo:color="#ff0000"/>
      <number:text>( </number:text>
      <number:number number:decimal-places="0" number:min-decimal-places="0" number:min-integer-digits="1" number:grouping="true"/>
      <number:text>)</number:text>
      <style:map style:condition="value()&gt;=0" style:apply-style-name="N266P0"/>
    </number:number-style>
    <number:number-style style:name="N267P0" style:volatile="true">
      <number:number number:decimal-places="2" number:min-decimal-places="2" number:min-integer-digits="1" number:grouping="true"/>
      <number:text> </number:text>
    </number:number-style>
    <number:number-style style:name="N267">
      <number:text>( </number:text>
      <number:number number:decimal-places="2" number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 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number-style style:name="N269P0" style:volatile="true">
      <number:number number:decimal-places="0" number:min-decimal-places="0" number:min-integer-digits="1" number:grouping="true"/>
      <number:text> </number:text>
    </number:number-style>
    <number:number-style style:name="N269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269P2" style:volatile="true">
      <number:text>  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number number:decimal-places="2" number:min-decimal-places="2" number:min-integer-digits="1" number:grouping="true"/>
      <number:text> </number:text>
    </number:number-style>
    <number:number-style style:name="N270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270P2" style:volatile="true">
      <number:text>  -</number:text>
      <number:number number:decimal-places="0" number:min-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number number:decimal-places="0" number:min-decimal-places="0" number:min-integer-digits="1" number:grouping="true"/>
      <number:text>Tk.</number:text>
    </number:number-style>
    <number:number-style style:name="N271">
      <number:text>-</number:text>
      <number:number number:decimal-places="0" number:min-decimal-places="0" number:min-integer-digits="1" number:grouping="true"/>
      <number:text>Tk.</number:text>
      <style:map style:condition="value()&gt;=0" style:apply-style-name="N271P0"/>
    </number:number-style>
    <number:number-style style:name="N272P0" style:volatile="true">
      <number:number number:decimal-places="0" number:min-decimal-places="0" number:min-integer-digits="1" number:grouping="true"/>
      <number:text>Tk.</number:text>
    </number:number-style>
    <number:number-style style:name="N272">
      <style:text-properties fo:color="#ff0000"/>
      <number:text>-</number:text>
      <number:number number:decimal-places="0" number:min-decimal-places="0" number:min-integer-digits="1" number:grouping="true"/>
      <number:text>Tk.</number:text>
      <style:map style:condition="value()&gt;=0" style:apply-style-name="N272P0"/>
    </number:number-style>
    <number:number-style style:name="N273P0" style:volatile="true">
      <number:number number:decimal-places="2" number:min-decimal-places="2" number:min-integer-digits="1" number:grouping="true"/>
      <number:text>Tk.</number:text>
    </number:number-style>
    <number:number-style style:name="N273">
      <number:text>-</number:text>
      <number:number number:decimal-places="2" number:min-decimal-places="2" number:min-integer-digits="1" number:grouping="true"/>
      <number:text>Tk.</number:text>
      <style:map style:condition="value()&gt;=0" style:apply-style-name="N273P0"/>
    </number:number-style>
    <number:number-style style:name="N274P0" style:volatile="true">
      <number:number number:decimal-places="2" number:min-decimal-places="2" number:min-integer-digits="1" number:grouping="true"/>
      <number:text>Tk.</number:text>
    </number:number-style>
    <number:number-style style:name="N274">
      <style:text-properties fo:color="#ff0000"/>
      <number:text>-</number:text>
      <number:number number:decimal-places="2" number:min-decimal-places="2" number:min-integer-digits="1" number:grouping="true"/>
      <number:text>Tk.</number:text>
      <style:map style:condition="value()&gt;=0" style:apply-style-name="N274P0"/>
    </number:number-style>
    <number:number-style style:name="N275P0" style:volatile="true">
      <number:number number:decimal-places="0" number:min-decimal-places="0" number:min-integer-digits="1" number:grouping="true"/>
      <number:text>Tk. </number:text>
    </number:number-style>
    <number:number-style style:name="N275P1" style:volatile="true">
      <number:text>-</number:text>
      <number:number number:decimal-places="0" number:min-decimal-places="0" number:min-integer-digits="1" number:grouping="true"/>
      <number:text>Tk. </number:text>
    </number:number-style>
    <number:number-style style:name="N275P2" style:volatile="true">
      <number:text> -Tk.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number number:decimal-places="2" number:min-decimal-places="2" number:min-integer-digits="1" number:grouping="true"/>
      <number:text>Tk. </number:text>
    </number:number-style>
    <number:number-style style:name="N276P1" style:volatile="true">
      <number:text>-</number:text>
      <number:number number:decimal-places="2" number:min-decimal-places="2" number:min-integer-digits="1" number:grouping="true"/>
      <number:text>Tk. </number:text>
    </number:number-style>
    <number:number-style style:name="N276P2" style:volatile="true">
      <number:text>-</number:text>
      <number:number number:decimal-places="0" number:min-decimal-places="0" number:min-integer-digits="0"/>
      <number:text>Tk.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day number:style="long"/>
      <number:text>-</number:text>
      <number:month number:textual="true"/>
      <number:text>-</number:text>
      <number:year/>
      <number:text> {</number:text>
      <number:day-of-week/>
      <number:text>}</number:text>
    </number:date-style>
    <number:date-style style:name="N278">
      <number:text> (</number:text>
      <number:day-of-week/>
      <number:text>) </number:text>
      <number:day number:style="long"/>
      <number:text>-</number:text>
      <number:month number:textual="true"/>
      <number:text>-</number:text>
      <number:year/>
      <number:text> to</number:text>
    </number:date-style>
    <number:date-style style:name="N279">
      <number:text>(</number:text>
      <number:day-of-week/>
      <number:text>) </number:text>
      <number:day number:style="long"/>
      <number:text>-</number:text>
      <number:month number:textual="true"/>
      <number:text>-</number:text>
      <number:year/>
    </number:date-style>
    <number:date-style style:name="N280">
      <number:text>(</number:text>
      <number:day-of-week number:style="long"/>
      <number:text>) </number:text>
      <number:day number:style="long"/>
      <number:text>-</number:text>
      <number:month number:textual="true"/>
      <number:text>-</number:text>
      <number:year/>
    </number:date-style>
    <number:date-style style:name="N281">
      <number:text> (</number:text>
      <number:day-of-week/>
      <number:text>) </number:text>
      <number:day number:style="long"/>
      <number:text>-</number:text>
      <number:month number:textual="true"/>
      <number:text>-</number:text>
      <number:year/>
      <number:text>  to</number:text>
    </number:date-style>
    <number:date-style style:name="N282P0" style:volatile="true">
      <number:month number:textual="true"/>
      <number:text>-</number:text>
      <number:year/>
    </number:date-style>
    <number:text-style style:name="N282">
      <number:text-content/>
      <style:map style:condition="value()&lt;=1.7976931348623157E+308" style:apply-style-name="N282P0"/>
    </number:text-style>
    <number:number-style style:name="N283">
      <number:text> (</number:text>
      <number:number number:decimal-places="0" number:min-decimal-places="0" number:min-integer-digits="1" number:grouping="true"/>
      <number:text>)</number:text>
    </number:number-style>
    <number:number-style style:name="N284P0" style:volatile="true">
      <number:number number:decimal-places="0" number:min-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0" number:min-decimal-places="0" number:min-integer-digits="1" number:grouping="true"/>
    </number:number-style>
    <number:number-style style:name="N285">
      <style:text-properties fo:color="#ff0000"/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6">
      <number:number number:decimal-places="2" number:min-decimal-places="2" number:min-integer-digits="1"/>
      <number:text> </number:text>
    </number:number-style>
    <number:number-style style:name="N287P0" style:volatile="true">
      <number:number number:decimal-places="2" number:min-decimal-places="2" number:min-integer-digits="1"/>
      <number:text> </number:text>
    </number:number-style>
    <number:number-style style:name="N287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87P0"/>
    </number:number-style>
    <number:currency-style style:name="N288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88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88P0"/>
    </number:currency-style>
    <number:currency-style style:name="N28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28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289P0"/>
    </number:currency-style>
    <number:currency-style style:name="N290P0" style:volatile="true">
      <number:currency-symbol number:language="de" number:country="LI">SFr.</number:currency-symbol>
      <number:text> </number:text>
      <number:number number:decimal-places="2" number:min-decimal-places="2" number:min-integer-digits="1" number:grouping="true"/>
    </number:currency-style>
    <number:currency-style style:name="N290">
      <style:text-properties fo:color="#ff0000"/>
      <number:currency-symbol number:language="de" number:country="LI">SFr.</number:currency-symbol>
      <number:text>-</number:text>
      <number:number number:decimal-places="2" number:min-decimal-places="2" number:min-integer-digits="1" number:grouping="true"/>
      <style:map style:condition="value()&gt;=0" style:apply-style-name="N290P0"/>
    </number:currency-style>
    <number:currency-style style:name="N291P0" style:volatile="true">
      <number:currency-symbol number:language="en" number:country="IE">€ </number:currency-symbol>
      <number:number number:decimal-places="2" number:min-decimal-places="2" number:min-integer-digits="1" number:grouping="true"/>
    </number:currency-style>
    <number:currency-style style:name="N291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91P0"/>
    </number:currency-style>
    <number:currency-style style:name="N292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292"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292P0"/>
    </number:currency-style>
    <number:currency-style style:name="N29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9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93P0"/>
    </number:currency-style>
    <number:number-style style:name="N294">
      <number:number number:decimal-places="7" number:min-decimal-places="7" number:min-integer-digits="0" number:grouping="true"/>
    </number:number-style>
    <number:number-style style:name="N295">
      <number:number number:decimal-places="9" number:min-decimal-places="9" number:min-integer-digits="0" number:grouping="true"/>
    </number:number-style>
    <number:number-style style:name="N296">
      <number:number number:decimal-places="11" number:min-decimal-places="11" number:min-integer-digits="0" number:grouping="true"/>
    </number:number-style>
    <number:number-style style:name="N297">
      <number:number number:decimal-places="12" number:min-decimal-places="12" number:min-integer-digits="0" number:grouping="true"/>
    </number:number-style>
    <number:number-style style:name="N298">
      <number:number number:decimal-places="17" number:min-decimal-places="17" number:min-integer-digits="1" number:grouping="true"/>
    </number:number-style>
    <number:number-style style:name="N299">
      <number:number number:decimal-places="19" number:min-decimal-places="19" number:min-integer-digits="1" number:grouping="true"/>
    </number:number-style>
    <number:number-style style:name="N300">
      <number:number number:decimal-places="20" number:min-decimal-places="20" number:min-integer-digits="1" number:grouping="true"/>
    </number:number-style>
    <number:number-style style:name="N301">
      <number:number number:decimal-places="13" number:min-decimal-places="13" number:min-integer-digits="0" number:grouping="true"/>
    </number:number-style>
    <number:currency-style style:name="N30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0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02P0"/>
    </number:currency-style>
    <number:currency-style style:name="N30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30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303P0"/>
    </number:currency-style>
    <number:currency-style style:name="N304P0" style:volatile="true">
      <number:currency-symbol number:language="nl" number:country="NL">€</number:currency-symbol>
      <number:text> </number:text>
      <number:number number:decimal-places="3" number:min-decimal-places="3" number:min-integer-digits="1" number:grouping="true"/>
    </number:currency-style>
    <number:currency-style style:name="N304">
      <style:text-properties fo:color="#ff0000"/>
      <number:currency-symbol number:language="nl" number:country="NL">€</number:currency-symbol>
      <number:text> </number:text>
      <number:number number:decimal-places="3" number:min-decimal-places="3" number:min-integer-digits="1" number:grouping="true"/>
      <number:text>-</number:text>
      <style:map style:condition="value()&gt;=0" style:apply-style-name="N304P0"/>
    </number:currency-style>
    <number:currency-style style:name="N305P0" style:volatile="true">
      <number:currency-symbol number:language="nl" number:country="NL">€</number:currency-symbol>
      <number:text> </number:text>
      <number:number number:decimal-places="4" number:min-decimal-places="4" number:min-integer-digits="1" number:grouping="true"/>
    </number:currency-style>
    <number:currency-style style:name="N305">
      <style:text-properties fo:color="#ff0000"/>
      <number:currency-symbol number:language="nl" number:country="NL">€</number:currency-symbol>
      <number:text> </number:text>
      <number:number number:decimal-places="4" number:min-decimal-places="4" number:min-integer-digits="1" number:grouping="true"/>
      <number:text>-</number:text>
      <style:map style:condition="value()&gt;=0" style:apply-style-name="N305P0"/>
    </number:currency-style>
    <number:number-style style:name="N306P0" style:volatile="true">
      <number:text>EUR</number:text>
      <number:number number:decimal-places="2" number:min-decimal-places="2" number:min-integer-digits="1" number:grouping="true"/>
      <number:text> </number:text>
    </number:number-style>
    <number:number-style style:name="N30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306P0"/>
    </number:number-style>
    <number:currency-style style:name="N307P0" style:volatile="true">
      <number:currency-symbol number:language="gsc" number:country="FR">€</number:currency-symbol>
      <number:number number:decimal-places="2" number:min-decimal-places="2" number:min-integer-digits="1" number:grouping="true"/>
    </number:currency-style>
    <number:currency-style style:name="N307">
      <style:text-properties fo:color="#ff0000"/>
      <number:text>-</number:text>
      <number:currency-symbol number:language="gsc" number:country="FR">€</number:currency-symbol>
      <number:number number:decimal-places="2" number:min-decimal-places="2" number:min-integer-digits="1" number:grouping="true"/>
      <style:map style:condition="value()&gt;=0" style:apply-style-name="N307P0"/>
    </number:currency-style>
    <number:currency-style style:name="N308P0" style:volatile="true">
      <number:number number:decimal-places="3" number:min-decimal-places="3" number:min-integer-digits="1" number:grouping="true"/>
      <number:text> </number:text>
      <number:currency-symbol number:language="en" number:country="IE">€ </number:currency-symbol>
    </number:currency-style>
    <number:currency-style style:name="N30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n" number:country="IE">€ </number:currency-symbol>
      <style:map style:condition="value()&gt;=0" style:apply-style-name="N308P0"/>
    </number:currency-style>
    <number:currency-style style:name="N309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09P0"/>
    </number:currency-style>
    <number:number-style style:name="N310P0" style:volatile="true">
      <number:number number:decimal-places="0" number:min-decimal-places="0" number:min-integer-digits="1" number:grouping="true"/>
      <number:text> </number:text>
    </number:number-style>
    <number:number-style style:name="N31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10P2" style:volatile="true">
      <number:text>-</number:text>
      <number:number number:decimal-places="0" number:min-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311P0" style:volatile="true">
      <number:number number:decimal-places="2" number:min-decimal-places="2" number:min-integer-digits="1" number:grouping="true"/>
      <number:text> </number:text>
      <number:currency-symbol>GBP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>GBP</number:currency-symbol>
      <style:map style:condition="value()&gt;=0" style:apply-style-name="N311P0"/>
    </number:currency-style>
    <number:currency-style style:name="N312P0" style:volatile="true">
      <number:number number:decimal-places="4" number:min-decimal-places="4" number:min-integer-digits="1" number:grouping="true"/>
      <number:text> </number:text>
      <number:currency-symbol number:language="en" number:country="IE">€ </number:currency-symbol>
    </number:currency-style>
    <number:currency-style style:name="N3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n" number:country="IE">€ </number:currency-symbol>
      <style:map style:condition="value()&gt;=0" style:apply-style-name="N312P0"/>
    </number:currency-style>
    <number:currency-style style:name="N313P0" style:volatile="true">
      <number:currency-symbol number:language="la" number:country="VA">€</number:currency-symbol>
      <number:text> </number:text>
      <number:number number:decimal-places="3" number:min-decimal-places="3" number:min-integer-digits="1" number:grouping="true"/>
    </number:currency-style>
    <number:currency-style style:name="N313">
      <style:text-properties fo:color="#ff0000"/>
      <number:text>-</number:text>
      <number:currency-symbol number:language="la" number:country="VA">€</number:currency-symbol>
      <number:text> </number:text>
      <number:number number:decimal-places="3" number:min-decimal-places="3" number:min-integer-digits="1" number:grouping="true"/>
      <style:map style:condition="value()&gt;=0" style:apply-style-name="N313P0"/>
    </number:currency-style>
    <number:currency-style style:name="N314P0" style:volatile="true">
      <number:currency-symbol number:language="la" number:country="VA">€</number:currency-symbol>
      <number:text> </number:text>
      <number:number number:decimal-places="4" number:min-decimal-places="4" number:min-integer-digits="1" number:grouping="true"/>
    </number:currency-style>
    <number:currency-style style:name="N314">
      <style:text-properties fo:color="#ff0000"/>
      <number:text>-</number:text>
      <number:currency-symbol number:language="la" number:country="VA">€</number:currency-symbol>
      <number:text> </number:text>
      <number:number number:decimal-places="4" number:min-decimal-places="4" number:min-integer-digits="1" number:grouping="true"/>
      <style:map style:condition="value()&gt;=0" style:apply-style-name="N314P0"/>
    </number:currency-style>
    <number:currency-style style:name="N31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31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315P0"/>
    </number:currency-style>
    <number:number-style style:name="N316">
      <number:number number:decimal-places="0" number:min-decimal-places="0" number:min-integer-digits="1" number:grouping="true"/>
      <number:text>   </number:text>
    </number:number-style>
    <number:text-style style:name="N317">
      <number:text-content/>
      <number:text> </number:text>
    </number:text-style>
    <number:currency-style style:name="N31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318">
      <style:text-properties fo:color="#ff0000"/>
      <number:text>-</number:text>
      <number:currency-symbol>€</number:currency-symbol>
      <number:number number:decimal-places="2" number:min-decimal-places="2" number:min-integer-digits="1" number:grouping="true"/>
      <style:map style:condition="value()&gt;=0" style:apply-style-name="N318P0"/>
    </number:currency-style>
    <number:currency-style style:name="N319P0" style:volatile="true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319">
      <style:text-properties fo:color="#ff0000"/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319P0"/>
    </number:currency-style>
    <number:currency-style style:name="N32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20"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20P0"/>
    </number:currency-style>
    <number:number-style style:name="N321">
      <number:number number:decimal-places="3" number:min-decimal-places="3" number:min-integer-digits="1" number:grouping="true"/>
      <number:text> </number:text>
    </number:number-style>
    <number:number-style style:name="N322P0" style:volatile="true">
      <number:number number:decimal-places="3" number:min-decimal-places="3" number:min-integer-digits="1" number:grouping="true"/>
      <number:text> </number:text>
    </number:number-style>
    <number:number-style style:name="N32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322P0"/>
    </number:number-style>
    <number:currency-style style:name="N323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323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323P0"/>
    </number:currency-style>
    <number:currency-style style:name="N324P0" style:volatile="true">
      <number:currency-symbol number:language="la" number:country="VA">€</number:currency-symbol>
      <number:text> </number:text>
      <number:number number:decimal-places="1" number:min-decimal-places="1" number:min-integer-digits="1" number:grouping="true"/>
    </number:currency-style>
    <number:currency-style style:name="N324">
      <style:text-properties fo:color="#ff0000"/>
      <number:text>-</number:text>
      <number:currency-symbol number:language="la" number:country="VA">€</number:currency-symbol>
      <number:text> </number:text>
      <number:number number:decimal-places="1" number:min-decimal-places="1" number:min-integer-digits="1" number:grouping="true"/>
      <style:map style:condition="value()&gt;=0" style:apply-style-name="N324P0"/>
    </number:currency-style>
    <number:currency-style style:name="N325P0" style:volatile="true">
      <number:currency-symbol number:language="nl" number:country="NL">€</number:currency-symbol>
      <number:text> </number:text>
      <number:number number:decimal-places="1" number:min-decimal-places="1" number:min-integer-digits="1" number:grouping="true"/>
    </number:currency-style>
    <number:currency-style style:name="N325">
      <style:text-properties fo:color="#ff0000"/>
      <number:currency-symbol number:language="nl" number:country="NL">€</number:currency-symbol>
      <number:text> </number:text>
      <number:number number:decimal-places="1" number:min-decimal-places="1" number:min-integer-digits="1" number:grouping="true"/>
      <number:text>-</number:text>
      <style:map style:condition="value()&gt;=0" style:apply-style-name="N325P0"/>
    </number:currency-style>
    <number:date-style style:name="N326">
      <number:year/>
      <number:text>／</number:text>
      <number:month/>
      <number:text>／</number:text>
      <number:day/>
    </number:date-style>
    <number:date-style style:name="N327">
      <number:year/>
      <number:text>年</number:text>
      <number:month/>
      <number:text>月</number:text>
      <number:day/>
      <number:text>日</number:text>
    </number:date-style>
    <number:date-style style:name="N328">
      <number:year number:style="long"/>
      <number:text>／</number:text>
      <number:month/>
      <number:text>／</number:text>
      <number:day/>
    </number:date-style>
    <number:date-style style:name="N329">
      <number:day/>
      <number:text>. </number:text>
      <number:month number:textual="true"/>
      <number:text>. </number:text>
      <number:year/>
    </number:date-style>
    <number:number-style style:name="N330">
      <number:number number:decimal-places="3" number:min-decimal-places="3" number:min-integer-digits="2"/>
    </number:number-style>
    <number:number-style style:name="N331P0" style:volatile="true">
      <number:number number:decimal-places="0" number:min-decimal-places="0" number:min-integer-digits="1" number:grouping="true"/>
    </number:number-style>
    <number:number-style style:name="N33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31P2" style:volatile="true">
      <number:text>-</number:text>
      <number:number number:decimal-places="0" number:min-decimal-places="0" number:min-integer-digits="0"/>
      <number:text> </number:text>
    </number:number-style>
    <number:text-style style:name="N331">
      <number:text-content/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date-style style:name="N332">
      <number:month number:textual="true"/>
      <number:text>'</number:text>
      <number:year/>
    </number:date-style>
    <number:currency-style style:name="N333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3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333P0"/>
    </number:currency-style>
    <number:date-style style:name="N334">
      <number:day/>
      <number:text>. </number:text>
      <number:month number:textual="true"/>
      <number:text>.</number:text>
      <number:year/>
    </number:date-style>
    <number:date-style style:name="N33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33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336">
      <number:text-content/>
      <style:map style:condition="value()&lt;=1.7976931348623157E+308" style:apply-style-name="N336P0"/>
    </number:text-style>
    <number:number-style style:name="N337">
      <number:number number:decimal-places="4" number:min-decimal-places="4" number:min-integer-digits="1" number:grouping="true"/>
      <number:text> </number:text>
    </number:number-style>
    <number:number-style style:name="N338P0" style:volatile="true">
      <number:number number:decimal-places="4" number:min-decimal-places="4" number:min-integer-digits="1" number:grouping="true"/>
      <number:text> </number:text>
    </number:number-style>
    <number:number-style style:name="N338">
      <number:text>(</number:text>
      <number:number number:decimal-places="4" number:min-decimal-places="4" number:min-integer-digits="1" number:grouping="true"/>
      <number:text>)</number:text>
      <style:map style:condition="value()&gt;=0" style:apply-style-name="N338P0"/>
    </number:number-style>
    <number:number-style style:name="N339P0" style:volatile="true">
      <number:number number:decimal-places="5" number:min-decimal-places="5" number:min-integer-digits="1" number:grouping="true"/>
      <number:text> </number:text>
    </number:number-style>
    <number:number-style style:name="N339">
      <number:text>(</number:text>
      <number:number number:decimal-places="5" number:min-decimal-places="5" number:min-integer-digits="1" number:grouping="true"/>
      <number:text>)</number:text>
      <style:map style:condition="value()&gt;=0" style:apply-style-name="N339P0"/>
    </number:number-style>
    <number:number-style style:name="N340P0" style:volatile="true">
      <number:number number:decimal-places="6" number:min-decimal-places="6" number:min-integer-digits="1" number:grouping="true"/>
      <number:text> </number:text>
    </number:number-style>
    <number:number-style style:name="N340">
      <number:text>(</number:text>
      <number:number number:decimal-places="6" number:min-decimal-places="6" number:min-integer-digits="1" number:grouping="true"/>
      <number:text>)</number:text>
      <style:map style:condition="value()&gt;=0" style:apply-style-name="N340P0"/>
    </number:number-style>
    <number:number-style style:name="N341">
      <number:number number:decimal-places="5" number:min-decimal-places="5" number:min-integer-digits="1"/>
      <number:text> </number:text>
    </number:number-style>
    <number:number-style style:name="N342">
      <number:number number:decimal-places="1" number:min-decimal-places="1" number:min-integer-digits="1"/>
      <number:text>88.</number:text>
    </number:number-style>
    <number:number-style style:name="N343">
      <number:number number:decimal-places="1" number:min-decimal-places="1" number:min-integer-digits="1"/>
      <number:text>86.</number:text>
    </number:number-style>
    <number:number-style style:name="N344P0" style:volatile="true">
      <number:number number:decimal-places="3" number:min-decimal-places="3" number:min-integer-digits="1" number:grouping="true"/>
    </number:number-style>
    <number:number-style style:name="N34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44P0"/>
    </number:number-style>
    <number:number-style style:name="N345">
      <number:number number:decimal-places="4" number:min-decimal-places="4" number:min-integer-digits="1" number:grouping="true"/>
    </number:number-style>
    <number:number-style style:name="N346P0" style:volatile="true">
      <number:number number:decimal-places="4" number:min-decimal-places="4" number:min-integer-digits="1" number:grouping="true"/>
    </number:number-style>
    <number:number-style style:name="N346">
      <number:text>(</number:text>
      <number:number number:decimal-places="4" number:min-decimal-places="4" number:min-integer-digits="1" number:grouping="true"/>
      <number:text>)</number:text>
      <style:map style:condition="value()&gt;=0" style:apply-style-name="N346P0"/>
    </number:number-style>
    <number:text-style style:name="N347">
      <number:text-content/>
      <number:text>2010</number:text>
    </number:text-style>
    <number:number-style style:name="N348">
      <number:text>,2</number:text>
      <number:number number:decimal-places="0" number:min-decimal-places="0" number:min-integer-digits="1"/>
      <number:text>11</number:text>
    </number:number-style>
    <number:number-style style:name="N349">
      <number:text>2</number:text>
      <number:number number:decimal-places="0" number:min-decimal-places="0" number:min-integer-digits="1"/>
      <number:text>11</number:text>
    </number:number-style>
    <number:text-style style:name="N350">
      <number:text-content/>
      <number:text>2011</number:text>
    </number:text-style>
    <number:percentage-style style:name="N351">
      <number:number number:decimal-places="11" number:min-decimal-places="11" number:min-integer-digits="1"/>
      <number:text>%</number:text>
    </number:percentage-style>
    <number:percentage-style style:name="N352">
      <number:number number:decimal-places="12" number:min-decimal-places="12" number:min-integer-digits="1"/>
      <number:text>%</number:text>
    </number:percentage-style>
    <number:percentage-style style:name="N353">
      <number:number number:decimal-places="13" number:min-decimal-places="13" number:min-integer-digits="1"/>
      <number:text>%</number:text>
    </number:percentage-style>
    <number:percentage-style style:name="N354">
      <number:number number:decimal-places="14" number:min-decimal-places="14" number:min-integer-digits="1"/>
      <number:text>%</number:text>
    </number:percentage-style>
    <number:percentage-style style:name="N355">
      <number:number number:decimal-places="15" number:min-decimal-places="15" number:min-integer-digits="1"/>
      <number:text>%</number:text>
    </number:percentage-style>
    <number:percentage-style style:name="N356">
      <number:number number:decimal-places="16" number:min-decimal-places="16" number:min-integer-digits="1"/>
      <number:text>%</number:text>
    </number:percentage-style>
    <number:date-style style:name="N357">
      <number:day number:style="long"/>
      <number:text> </number:text>
      <number:month number:style="long" number:textual="true"/>
    </number:date-style>
    <number:date-style style:name="N358">
      <number:day/>
      <number:text>-</number:text>
      <number:month number:textual="true"/>
      <number:text>'</number:text>
      <number:year/>
    </number:date-style>
    <number:date-style style:name="N359">
      <number:day/>
      <number:text>-</number:text>
      <number:month number:style="long" number:textual="true"/>
      <number:text>'</number:text>
      <number:year/>
    </number:date-style>
    <number:number-style style:name="N360P0" style:volatile="true">
      <number:number number:decimal-places="0" number:min-decimal-places="0" number:min-integer-digits="1"/>
    </number:number-style>
    <number:number-style style:name="N360">
      <style:text-properties fo:color="#000000"/>
      <number:number number:min-integer-digits="1"/>
      <style:map style:condition="value()&gt;=0" style:apply-style-name="N360P0"/>
    </number:number-style>
    <number:currency-style style:name="N361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361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361P0"/>
    </number:currency-style>
    <number:currency-style style:name="N362P0" style:volatile="true">
      <number:number number:decimal-places="2" number:min-decimal-places="2" number:min-integer-digits="1" number:grouping="true"/>
      <number:text> </number:text>
      <number:currency-symbol>BDT</number:currency-symbol>
    </number:currency-style>
    <number:currency-style style:name="N36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DT</number:currency-symbol>
      <style:map style:condition="value()&gt;=0" style:apply-style-name="N362P0"/>
    </number:currency-style>
    <number:currency-style style:name="N363P0" style:volatile="true">
      <number:number number:decimal-places="0" number:min-decimal-places="0" number:min-integer-digits="1" number:grouping="true"/>
      <number:text> </number:text>
      <number:currency-symbol>BDT</number:currency-symbol>
    </number:currency-style>
    <number:currency-style style:name="N36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BDT</number:currency-symbol>
      <style:map style:condition="value()&gt;=0" style:apply-style-name="N363P0"/>
    </number:currency-style>
    <number:number-style style:name="N36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64P2" style:volatile="true">
      <number:text> $</number:text>
      <number:fill-character> </number:fill-character>
      <number:text>-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65P2" style:volatile="true">
      <number:text> </number:text>
      <number:fill-character> </number:fill-character>
      <number:text>-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6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67">
      <number:text> </number:text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date-style style:name="N368">
      <number:day number:style="long"/>
      <number:text>/</number:text>
      <number:month number:style="long"/>
      <number:text>/</number:text>
      <number:year number:style="long"/>
    </number:date-style>
    <number:date-style style:name="N3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69">
      <number:text-content/>
      <style:map style:condition="value()&lt;=1.7976931348623157E+308" style:apply-style-name="N369P0"/>
    </number:text-style>
    <number:date-style style:name="N370">
      <number:month number:textual="true"/>
      <number:text>- </number:text>
      <number:year/>
    </number:date-style>
    <number:date-style style:name="N371">
      <number:month number:style="long"/>
      <number:text>-</number:text>
      <number:day number:style="long"/>
      <number:text>-</number:text>
      <number:year/>
    </number:date-style>
    <number:currency-style style:name="N3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72P0"/>
    </number:currency-style>
    <number:currency-style style:name="N3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73P0"/>
    </number:currency-style>
    <number:currency-style style:name="N37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7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74P0"/>
    </number:currency-style>
    <number:currency-style style:name="N3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75P0"/>
    </number:currency-style>
    <number:number-style style:name="N376P0" style:volatile="true">
      <number:number number:decimal-places="2" number:min-decimal-places="2" number:min-integer-digits="1" number:grouping="true"/>
      <number:text> </number:text>
    </number:number-style>
    <number:number-style style:name="N37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376P0"/>
    </number:number-style>
    <number:currency-style style:name="N3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77P2" style:volatile="true">
      <number:currency-symbol/>
      <number:fill-character> </number:fill-character>
      <number:text>- </number:text>
    </number:currency-style>
    <number:text-style style:name="N377">
      <number:text> </number:text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662P0" style:volatile="true">
      <number:number number:decimal-places="0" number:min-decimal-places="0" number:min-integer-digits="1"/>
      <number:text> </number:text>
    </number:number-style>
    <number:number-style style:name="N662P1" style:volatile="true">
      <number:text> (</number:text>
      <number:number number:decimal-places="0" number:min-decimal-places="0" number:min-integer-digits="1"/>
      <number:text>)</number:text>
    </number:number-style>
    <number:number-style style:name="N662P2" style:volatile="true">
      <number:text>-</number:text>
      <number:number number:decimal-places="0" number:min-decimal-places="0" number:min-integer-digits="2"/>
      <number:text>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3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664P0" style:volatile="true">
      <number:text>€ </number:text>
      <number:number number:decimal-places="0" number:min-decimal-places="0" number:min-integer-digits="1" number:grouping="true"/>
    </number:number-style>
    <number:number-style style:name="N664">
      <number:text>-€ </number:text>
      <number:number number:decimal-places="0" number:min-decimal-places="0" number:min-integer-digits="1" number:grouping="true"/>
      <style:map style:condition="value()&gt;=0" style:apply-style-name="N664P0"/>
    </number:number-style>
    <number:date-style style:name="N665">
      <number:day/>
      <number:text> </number:text>
      <number:month number:textual="true"/>
      <number:text> </number:text>
      <number:year/>
    </number:date-style>
    <number:date-style style:name="N666">
      <number:day/>
      <number:text>.</number:text>
      <number:month number:style="long"/>
      <number:text>.</number:text>
      <number:year/>
    </number:date-style>
    <number:date-style style:name="N667P0" style:volatile="true">
      <number:day/>
      <number:text>.</number:text>
      <number:month number:style="long"/>
      <number:text>.</number:text>
      <number:year/>
    </number:date-style>
    <number:text-style style:name="N667">
      <number:text-content/>
      <style:map style:condition="value()&lt;=1.7976931348623157E+308" style:apply-style-name="N667P0"/>
    </number:text-style>
    <number:number-style style:name="N668">
      <number:number number:decimal-places="0" number:min-decimal-places="0" number:min-integer-digits="1" number:grouping="true"/>
      <number:text> Days</number:text>
    </number:number-style>
    <number:number-style style:name="N669P0" style:volatile="true">
      <number:text>€ </number:text>
      <number:number number:decimal-places="0" number:min-decimal-places="0" number:min-integer-digits="1" number:grouping="true"/>
    </number:number-style>
    <number:number-style style:name="N66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669P0"/>
    </number:number-style>
    <number:currency-style style:name="N67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6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670P2" style:volatile="true">
      <number:currency-symbol/>
      <number:fill-character> </number:fill-character>
      <number:text>- </number:text>
    </number:currency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1">
      <number:number number:decimal-places="0" number:min-decimal-places="0" number:min-integer-digits="1" number:grouping="true"/>
      <number:text> Pcs.</number:text>
    </number:number-style>
    <number:number-style style:name="N672">
      <number:number number:decimal-places="2" number:min-decimal-places="2" number:min-integer-digits="1" number:display-factor="1000000"/>
    </number:number-style>
    <number:number-style style:name="N673">
      <number:number number:decimal-places="0" number:min-decimal-places="0" number:min-integer-digits="1" number:grouping="true"/>
      <number:text> Days </number:text>
    </number:number-style>
    <number:date-style style:name="N674">
      <number:day number:style="long"/>
      <number:text>.</number:text>
      <number:month number:style="long"/>
      <number:text>.</number:text>
      <number:year number:style="long"/>
    </number:date-style>
    <number:date-style style:name="N675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675">
      <number:text-content/>
      <style:map style:condition="value()&lt;=1.7976931348623157E+308" style:apply-style-name="N675P0"/>
    </number:text-style>
    <number:number-style style:name="N676P0" style:volatile="true">
      <number:text>€ </number:text>
      <number:number number:decimal-places="2" number:min-decimal-places="2" number:min-integer-digits="1" number:grouping="true"/>
    </number:number-style>
    <number:number-style style:name="N676">
      <number:text>-€ </number:text>
      <number:number number:decimal-places="2" number:min-decimal-places="2" number:min-integer-digits="1" number:grouping="true"/>
      <style:map style:condition="value()&gt;=0" style:apply-style-name="N676P0"/>
    </number:number-style>
    <number:currency-style style:name="N67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67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67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677">
      <number:text-content/>
      <number:text> </number:text>
      <style:map style:condition="value()&gt;0" style:apply-style-name="N677P0"/>
      <style:map style:condition="value()&lt;0" style:apply-style-name="N677P1"/>
      <style:map style:condition="value()=0" style:apply-style-name="N677P2"/>
    </number:text-style>
    <number:number-style style:name="N678">
      <number:number number:decimal-places="1" number:min-decimal-places="1" number:min-integer-digits="1" number:display-factor="1000000"/>
    </number:number-style>
    <number:number-style style:name="N679P0" style:volatile="true">
      <number:number number:decimal-places="2" number:min-decimal-places="2" number:min-integer-digits="1" number:grouping="true"/>
      <number:text> DM</number:text>
    </number:number-style>
    <number:number-style style:name="N67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79P0"/>
    </number:number-style>
    <number:number-style style:name="N680P0" style:volatile="true">
      <number:text>€ </number:text>
      <number:number number:decimal-places="2" number:min-decimal-places="2" number:min-integer-digits="1" number:grouping="true"/>
    </number:number-style>
    <number:number-style style:name="N68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680P0"/>
    </number:number-style>
    <number:number-style style:name="N681">
      <number:number number:decimal-places="0" number:min-decimal-places="0" number:min-integer-digits="0" number:display-factor="1000"/>
      <number:text> Million</number:text>
    </number:number-style>
    <number:number-style style:name="N682P0" style:volatile="true">
      <number:number number:decimal-places="2" number:min-decimal-places="2" number:min-integer-digits="1" number:grouping="true"/>
      <number:text> DM</number:text>
    </number:number-style>
    <number:number-style style:name="N68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82P0"/>
    </number:number-style>
    <number:number-style style:name="N683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68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6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3">
      <number:text-content/>
      <number:text> </number:text>
      <style:map style:condition="value()&gt;0" style:apply-style-name="N683P0"/>
      <style:map style:condition="value()&lt;0" style:apply-style-name="N683P1"/>
      <style:map style:condition="value()=0" style:apply-style-name="N683P2"/>
    </number:text-style>
    <number:number-style style:name="N684">
      <number:number number:decimal-places="0" number:min-decimal-places="0" number:min-integer-digits="0" number:display-factor="1000000"/>
      <number:text> Million</number:text>
    </number:number-style>
    <number:number-style style:name="N68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8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85P2" style:volatile="true">
      <number:text> € </number:text>
      <number:fill-character> </number:fill-character>
      <number:text>- </number:text>
    </number:number-style>
    <number:text-style style:name="N685">
      <number:text-content/>
      <number:text> </number:text>
      <style:map style:condition="value()&gt;0" style:apply-style-name="N685P0"/>
      <style:map style:condition="value()&lt;0" style:apply-style-name="N685P1"/>
      <style:map style:condition="value()=0" style:apply-style-name="N685P2"/>
    </number:text-style>
    <number:number-style style:name="N686">
      <number:text>Million</number:text>
    </number:number-style>
    <number:number-style style:name="N687" number:title="User-defined">
      <number:number number:decimal-places="2" number:min-decimal-places="2" number:min-integer-digits="0" number:grouping="true"/>
      <number:text>  Days </number:text>
    </number:number-style>
    <number:number-style style:name="N688">
      <number:text> $-</number:text>
      <number:number number:decimal-places="0" number:min-decimal-places="0" number:min-integer-digits="0"/>
      <number:text> </number:text>
    </number:number-style>
    <number:number-style style:name="N689P0" style:volatile="true">
      <number:text> $</number:text>
      <number:number number:decimal-places="3" number:min-decimal-places="3" number:min-integer-digits="1" number:grouping="true"/>
      <number:text> </number:text>
    </number:number-style>
    <number:number-style style:name="N689P1" style:volatile="true">
      <number:text> $(</number:text>
      <number:number number:decimal-places="3" number:min-decimal-places="3" number:min-integer-digits="1" number:grouping="true"/>
      <number:text>)</number:text>
    </number:number-style>
    <number:number-style style:name="N689P2" style:volatile="true">
      <number:text> $-</number:text>
      <number:number number:decimal-places="0" number:min-decimal-places="0" number:min-integer-digits="0"/>
      <number:text> </number:text>
    </number:number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">
      <number:text> </number:text>
      <number:number number:decimal-places="2" number:min-decimal-places="2" number:min-integer-digits="1" number:grouping="true"/>
      <number:text> </number:text>
    </number:number-style>
    <number:number-style style:name="N691">
      <number:text> (</number:text>
      <number:number number:decimal-places="2" number:min-decimal-places="2" number:min-integer-digits="1" number:grouping="true"/>
      <number:text>)</number:text>
    </number:number-style>
    <number:number-style style:name="N69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69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692P2" style:volatile="true">
      <number:text>-</number:text>
      <number:number number:decimal-places="0" number:min-decimal-places="0" number:min-integer-digits="2"/>
      <number:text> </number:text>
    </number:number-style>
    <number:text-style style:name="N692">
      <number:text> </number:text>
      <number:text-content/>
      <number:text> </number:text>
      <style:map style:condition="value()&gt;0" style:apply-style-name="N692P0"/>
      <style:map style:condition="value()&lt;0" style:apply-style-name="N692P1"/>
      <style:map style:condition="value()=0" style:apply-style-name="N692P2"/>
    </number:text-style>
    <number:number-style style:name="N693">
      <number:number number:decimal-places="0" number:min-decimal-places="0" number:min-integer-digits="1" number:grouping="true"/>
      <number:text> Nos</number:text>
    </number:number-style>
    <number:number-style style:name="N694P0" style:volatile="true">
      <number:number number:decimal-places="12" number:min-decimal-places="12" number:min-integer-digits="1" number:grouping="true"/>
    </number:number-style>
    <number:number-style style:name="N694">
      <number:text>(</number:text>
      <number:number number:decimal-places="12" number:min-decimal-places="12" number:min-integer-digits="1" number:grouping="true"/>
      <number:text>)</number:text>
      <style:map style:condition="value()&gt;=0" style:apply-style-name="N694P0"/>
    </number:number-style>
    <number:number-style style:name="N695">
      <number:number number:decimal-places="9" number:min-decimal-places="9" number:min-integer-digits="1" number:grouping="true"/>
    </number:number-style>
    <number:number-style style:name="N696P0" style:volatile="true">
      <number:number number:decimal-places="9" number:min-decimal-places="9" number:min-integer-digits="1" number:grouping="true"/>
    </number:number-style>
    <number:number-style style:name="N696">
      <number:text>(</number:text>
      <number:number number:decimal-places="9" number:min-decimal-places="9" number:min-integer-digits="1" number:grouping="true"/>
      <number:text>)</number:text>
      <style:map style:condition="value()&gt;=0" style:apply-style-name="N696P0"/>
    </number:number-style>
    <number:date-style style:name="N697">
      <number:month number:textual="true"/>
      <number:text> </number:text>
      <number:day/>
    </number:date-style>
    <number:number-style style:name="N698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98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98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98">
      <number:text-content/>
      <number:text> </number:text>
      <style:map style:condition="value()&gt;0" style:apply-style-name="N698P0"/>
      <style:map style:condition="value()&lt;0" style:apply-style-name="N698P1"/>
      <style:map style:condition="value()=0" style:apply-style-name="N698P2"/>
    </number:text-style>
    <number:number-style style:name="N699P0" style:volatile="true">
      <number:text> $</number:text>
      <number:number number:decimal-places="4" number:min-decimal-places="4" number:min-integer-digits="1" number:grouping="true"/>
      <number:text> </number:text>
    </number:number-style>
    <number:number-style style:name="N699P1" style:volatile="true">
      <number:text> $(</number:text>
      <number:number number:decimal-places="4" number:min-decimal-places="4" number:min-integer-digits="1" number:grouping="true"/>
      <number:text>)</number:text>
    </number:number-style>
    <number:number-style style:name="N699P2" style:volatile="true">
      <number:text> $-</number:text>
      <number:number number:decimal-places="0" number:min-decimal-places="0" number:min-integer-digits="0"/>
      <number:text>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">
      <number:text> </number:text>
      <number:number number:decimal-places="1" number:min-decimal-places="1" number:min-integer-digits="1" number:grouping="true"/>
      <number:text> </number:text>
    </number:number-style>
    <number:number-style style:name="N701">
      <number:text> (</number:text>
      <number:number number:decimal-places="1" number:min-decimal-places="1" number:min-integer-digits="1" number:grouping="true"/>
      <number:text>)</number:text>
    </number:number-style>
    <number:number-style style:name="N702P0" style:volatile="true">
      <number:text> </number:text>
      <number:number number:decimal-places="1" number:min-decimal-places="1" number:min-integer-digits="1" number:grouping="true"/>
      <number:text> </number:text>
    </number:number-style>
    <number:number-style style:name="N702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702P2" style:volatile="true">
      <number:text>-</number:text>
      <number:number number:decimal-places="0" number:min-decimal-places="0" number:min-integer-digits="2"/>
      <number:text> </number:text>
    </number:number-style>
    <number:text-style style:name="N702">
      <number:text> </number:text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text-style style:name="N703">
      <number:text>'Markup</number:text>
      <number:text-content/>
      <number:text> '00%</number:text>
    </number:text-style>
    <number:number-style style:name="N704">
      <number:number number:decimal-places="0" number:min-decimal-places="0" number:min-integer-digits="1" number:grouping="true"/>
      <number:text>. Nos</number:text>
    </number:number-style>
    <number:number-style style:name="N705P0" style:volatile="true">
      <number:number number:decimal-places="1" number:min-decimal-places="1" number:min-integer-digits="1" number:grouping="true"/>
      <number:text> </number:text>
    </number:number-style>
    <number:number-style style:name="N705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705P2" style:volatile="true">
      <number:text>-</number:text>
      <number:number number:decimal-places="0" number:min-decimal-places="0" number:min-integer-digits="0"/>
      <number:text> </number:text>
    </number:number-style>
    <number:text-style style:name="N705">
      <number:text-content/>
      <number:text> </number:text>
      <style:map style:condition="value()&gt;0" style:apply-style-name="N705P0"/>
      <style:map style:condition="value()&lt;0" style:apply-style-name="N705P1"/>
      <style:map style:condition="value()=0" style:apply-style-name="N705P2"/>
    </number:text-style>
    <number:number-style style:name="N706P0" style:volatile="true">
      <number:text>¥</number:text>
      <number:number number:decimal-places="0" number:min-decimal-places="0" number:min-integer-digits="1" number:grouping="true"/>
    </number:number-style>
    <number:number-style style:name="N706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706P0"/>
    </number:number-style>
    <number:number-style style:name="N707P0" style:volatile="true">
      <number:number number:decimal-places="1" number:min-decimal-places="1" number:min-integer-digits="1"/>
    </number:number-style>
    <number:number-style style:name="N707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707P0"/>
    </number:number-style>
    <number:date-style style:name="N708P0" style:volatile="true">
      <number:month number:style="long"/>
      <number:text>.</number:text>
      <number:day/>
      <number:text>.</number:text>
      <number:year/>
    </number:date-style>
    <number:text-style style:name="N708">
      <number:text-content/>
      <style:map style:condition="value()&lt;=1.7976931348623157E+308" style:apply-style-name="N708P0"/>
    </number:text-style>
    <number:number-style style:name="N70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0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09P2" style:volatile="true">
      <number:text> £</number:text>
      <number:fill-character> </number:fill-character>
      <number:text>- </number:text>
    </number:number-style>
    <number:text-style style:name="N709">
      <number:text-content/>
      <number:text> </number:text>
      <style:map style:condition="value()&gt;0" style:apply-style-name="N709P0"/>
      <style:map style:condition="value()&lt;0" style:apply-style-name="N709P1"/>
      <style:map style:condition="value()=0" style:apply-style-name="N709P2"/>
    </number:text-style>
    <number:date-style style:name="N710">
      <number:day number:style="long"/>
      <number:text>/</number:text>
      <number:year/>
      <number:text>/</number:text>
      <number:month number:style="long"/>
    </number:date-style>
    <number:date-style style:name="N711">
      <number:day/>
      <number:text>, </number:text>
      <number:month number:textual="true"/>
      <number:text>, </number:text>
      <number:year/>
    </number:date-style>
    <number:number-style style:name="N712">
      <number:number number:decimal-places="0" number:min-decimal-places="0" number:min-integer-digits="1" number:grouping="true"/>
      <number:text> /-</number:text>
    </number:number-style>
    <number:number-style style:name="N713">
      <number:number number:decimal-places="2" number:min-decimal-places="2" number:min-integer-digits="1" number:grouping="true"/>
      <number:text>  Kg</number:text>
    </number:number-style>
    <number:number-style style:name="N714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14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714P2" style:volatile="true">
      <number:text> ¥</number:text>
      <number:fill-character> </number:fill-character>
      <number:text>- </number:text>
    </number:number-style>
    <number:text-style style:name="N714">
      <number:text-content/>
      <number:text> </number:text>
      <style:map style:condition="value()&gt;0" style:apply-style-name="N714P0"/>
      <style:map style:condition="value()&lt;0" style:apply-style-name="N714P1"/>
      <style:map style:condition="value()=0" style:apply-style-name="N714P2"/>
    </number:text-style>
    <number:number-style style:name="N715P0" style:volatile="true">
      <number:number number:decimal-places="0" number:min-decimal-places="0" number:min-integer-digits="1" number:grouping="true"/>
      <number:text> €</number:text>
    </number:number-style>
    <number:number-style style:name="N7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715P0"/>
    </number:number-style>
    <number:number-style style:name="N716P0" style:volatile="true">
      <number:text> RM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6P1" style:volatile="true">
      <number:text> RM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716P2" style:volatile="true">
      <number:text> RM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16">
      <number:text-content/>
      <number:text> </number:text>
      <style:map style:condition="value()&gt;0" style:apply-style-name="N716P0"/>
      <style:map style:condition="value()&lt;0" style:apply-style-name="N716P1"/>
      <style:map style:condition="value()=0" style:apply-style-name="N716P2"/>
    </number:text-style>
    <number:date-style style:name="N717">
      <number:day/>
      <number:text>. </number:text>
      <number:month/>
      <number:text>. </number:text>
      <number:year number:style="long"/>
    </number:date-style>
    <number:number-style style:name="N718P0" style:volatile="true">
      <number:text>BDT</number:text>
      <number:number number:decimal-places="0" number:min-decimal-places="0" number:min-integer-digits="1" number:grouping="true"/>
    </number:number-style>
    <number:number-style style:name="N718">
      <style:text-properties fo:color="#ff0000"/>
      <number:text>-BDT</number:text>
      <number:number number:decimal-places="0" number:min-decimal-places="0" number:min-integer-digits="1" number:grouping="true"/>
      <style:map style:condition="value()&gt;=0" style:apply-style-name="N718P0"/>
    </number:number-style>
    <number:number-style style:name="N719">
      <number:number number:decimal-places="0" number:min-decimal-places="0" number:min-integer-digits="1" number:grouping="true"/>
      <number:text>  </number:text>
    </number:number-style>
    <number:number-style style:name="N720">
      <number:text>-</number:text>
      <number:number number:decimal-places="0" number:min-decimal-places="0" number:min-integer-digits="2"/>
      <number:text>  </number:text>
    </number:number-style>
    <number:number-style style:name="N721P0" style:volatile="true">
      <number:number number:decimal-places="0" number:min-decimal-places="0" number:min-integer-digits="1" number:grouping="true"/>
      <number:text>  </number:text>
    </number:number-style>
    <number:number-style style:name="N721P1" style:volatile="true">
      <number:text> (</number:text>
      <number:number number:decimal-places="0" number:min-decimal-places="0" number:min-integer-digits="1" number:grouping="true"/>
      <number:text>) </number:text>
    </number:number-style>
    <number:number-style style:name="N721P2" style:volatile="true">
      <number:text>-</number:text>
      <number:number number:decimal-places="0" number:min-decimal-places="0" number:min-integer-digits="2"/>
      <number:text>  </number:text>
    </number:number-style>
    <number:text-style style:name="N721">
      <number:text-content/>
      <number:text> </number:text>
      <style:map style:condition="value()&gt;0" style:apply-style-name="N721P0"/>
      <style:map style:condition="value()&lt;0" style:apply-style-name="N721P1"/>
      <style:map style:condition="value()=0" style:apply-style-name="N721P2"/>
    </number:text-style>
    <number:date-style style:name="N722P0" style:volatile="true">
      <number:day number:style="long"/>
      <number:text>/</number:text>
      <number:month/>
      <number:text>/</number:text>
      <number:year number:style="long"/>
    </number:date-style>
    <number:text-style style:name="N722">
      <number:text-content/>
      <style:map style:condition="value()&lt;=1.7976931348623157E+308" style:apply-style-name="N722P0"/>
    </number:text-style>
    <number:date-style style:name="N723">
      <number:day/>
      <number:text>. </number:text>
      <number:month number:style="long"/>
      <number:text> </number:text>
      <number:year number:style="long"/>
    </number:date-style>
    <number:number-style style:name="N724">
      <number:number number:decimal-places="12" number:min-decimal-places="12" number:min-integer-digits="7"/>
    </number:number-style>
    <number:number-style style:name="N725P0" style:volatile="true">
      <number:number number:decimal-places="2" number:min-decimal-places="2" number:min-integer-digits="1" number:grouping="true"/>
      <number:text> DM </number:text>
    </number:number-style>
    <number:number-style style:name="N72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725P2" style:volatile="true">
      <number:text>-</number:text>
      <number:number number:decimal-places="0" number:min-decimal-places="0" number:min-integer-digits="0"/>
      <number:text> DM </number:text>
    </number:number-style>
    <number:text-style style:name="N725">
      <number:text-content/>
      <number:text> </number:text>
      <style:map style:condition="value()&gt;0" style:apply-style-name="N725P0"/>
      <style:map style:condition="value()&lt;0" style:apply-style-name="N725P1"/>
      <style:map style:condition="value()=0" style:apply-style-name="N725P2"/>
    </number:text-style>
    <number:date-style style:name="N726P0" style:volatile="true">
      <number:day number:style="long"/>
      <number:text>-</number:text>
      <number:month/>
      <number:text>-</number:text>
      <number:year number:style="long"/>
    </number:date-style>
    <number:text-style style:name="N726">
      <number:text-content/>
      <style:map style:condition="value()&lt;=1.7976931348623157E+308" style:apply-style-name="N726P0"/>
    </number:text-style>
    <number:number-style style:name="N727P0" style:volatile="true">
      <number:number number:decimal-places="2" number:min-decimal-places="2" number:min-integer-digits="2" number:grouping="true"/>
    </number:number-style>
    <number:number-style style:name="N727">
      <style:text-properties fo:color="#ff0000"/>
      <number:text>-</number:text>
      <number:number number:decimal-places="2" number:min-decimal-places="2" number:min-integer-digits="2" number:grouping="true"/>
      <style:map style:condition="value()&gt;=0" style:apply-style-name="N727P0"/>
    </number:number-style>
    <number:date-style style:name="N728">
      <number:day/>
      <number:text>/</number:text>
      <number:month/>
      <number:text>/</number:text>
      <number:year number:style="long"/>
    </number:date-style>
    <number:date-style style:name="N729P0" style:volatile="true">
      <number:day/>
      <number:text>/</number:text>
      <number:month/>
      <number:text>/</number:text>
      <number:year number:style="long"/>
    </number:date-style>
    <number:text-style style:name="N729">
      <number:text-content/>
      <style:map style:condition="value()&lt;=1.7976931348623157E+308" style:apply-style-name="N729P0"/>
    </number:text-style>
    <number:number-style style:name="N730">
      <number:number number:decimal-places="17" number:min-decimal-places="17" number:min-integer-digits="0"/>
    </number:number-style>
    <number:percentage-style style:name="N731">
      <number:number number:decimal-places="17" number:min-decimal-places="17" number:min-integer-digits="1"/>
      <number:text>%</number:text>
    </number:percentage-style>
    <number:number-style style:name="N732">
      <number:number number:decimal-places="10" number:min-decimal-places="10" number:min-integer-digits="7"/>
    </number:number-style>
    <number:number-style style:name="N733P0" style:volatile="true">
      <number:number number:decimal-places="2" number:min-decimal-places="2" number:min-integer-digits="1" number:grouping="true"/>
      <number:text> €</number:text>
    </number:number-style>
    <number:number-style style:name="N7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33P0"/>
    </number:number-style>
    <number:date-style style:name="N734P0" style:volatile="true">
      <number:month number:style="long"/>
      <number:text>.</number:text>
      <number:day/>
      <number:text>.</number:text>
      <number:year number:style="long"/>
    </number:date-style>
    <number:text-style style:name="N734">
      <number:text-content/>
      <style:map style:condition="value()&lt;=1.7976931348623157E+308" style:apply-style-name="N734P0"/>
    </number:text-style>
    <number:number-style style:name="N735P0" style:volatile="true">
      <number:text>BDT</number:text>
      <number:number number:decimal-places="0" number:min-decimal-places="0" number:min-integer-digits="1" number:grouping="true"/>
    </number:number-style>
    <number:number-style style:name="N735">
      <number:text>-BDT</number:text>
      <number:number number:decimal-places="0" number:min-decimal-places="0" number:min-integer-digits="1" number:grouping="true"/>
      <style:map style:condition="value()&gt;=0" style:apply-style-name="N735P0"/>
    </number:number-style>
    <number:number-style style:name="N736P0" style:volatile="true">
      <number:text> $</number:text>
      <number:number number:decimal-places="5" number:min-decimal-places="5" number:min-integer-digits="1" number:grouping="true"/>
      <number:text> </number:text>
    </number:number-style>
    <number:number-style style:name="N736P1" style:volatile="true">
      <number:text> $(</number:text>
      <number:number number:decimal-places="5" number:min-decimal-places="5" number:min-integer-digits="1" number:grouping="true"/>
      <number:text>)</number:text>
    </number:number-style>
    <number:number-style style:name="N736P2" style:volatile="true">
      <number:text> $-</number:text>
      <number:number number:decimal-places="0" number:min-decimal-places="0" number:min-integer-digits="0"/>
      <number:text> </number:text>
    </number:number-style>
    <number:text-style style:name="N736">
      <number:text-content/>
      <number:text> </number:text>
      <style:map style:condition="value()&gt;0" style:apply-style-name="N736P0"/>
      <style:map style:condition="value()&lt;0" style:apply-style-name="N736P1"/>
      <style:map style:condition="value()=0" style:apply-style-name="N736P2"/>
    </number:text-style>
    <number:number-style style:name="N737">
      <number:number number:decimal-places="0" number:min-decimal-places="0" number:min-integer-digits="1"/>
      <number:text> J</number:text>
    </number:number-style>
    <number:currency-style style:name="N738P0" style:volatile="true">
      <number:text>(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7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738P0"/>
    </number:currency-style>
    <number:date-style style:name="N739">
      <number:day/>
      <number:text>. </number:text>
      <number:month number:style="long"/>
      <number:text> </number:text>
      <number:year/>
    </number:date-style>
    <number:date-style style:name="N740">
      <number:day-of-week number:style="long"/>
      <number:text>,</number:text>
      <number:month number:textual="true"/>
      <number:text> </number:text>
      <number:day number:style="long"/>
      <number:text>, </number:text>
      <number:year number:style="long"/>
    </number:date-style>
    <number:number-style style:name="N741">
      <number:text>91 - </number:text>
      <number:number number:decimal-places="0" number:min-decimal-places="0" number:min-integer-digits="1"/>
      <number:text> Days</number:text>
    </number:number-style>
    <number:date-style style:name="N742">
      <number:month number:style="long"/>
      <number:text>/</number:text>
      <number:day number:style="long"/>
      <number:text>/</number:text>
      <number:year/>
      <number:text> No. 1799</number:text>
    </number:date-style>
    <number:date-style style:name="N743">
      <number:day/>
      <number:text>- </number:text>
      <number:month number:textual="true"/>
      <number:text>-</number:text>
      <number:year number:style="long"/>
    </number:date-style>
    <number:number-style style:name="N744">
      <number:text>11,1593</number:text>
    </number:number-style>
    <number:date-style style:name="N745">
      <number:day/>
      <number:text>, </number:text>
      <number:month number:style="long"/>
      <number:text>, </number:text>
      <number:year/>
    </number:date-style>
    <number:date-style style:name="N746">
      <number:month number:style="long"/>
      <number:text>/</number:text>
      <number:day number:style="long"/>
      <number:text>/</number:text>
      <number:year/>
      <number:text> No. 1716</number:text>
    </number:date-style>
    <number:currency-style style:name="N747P0" style:volatile="true">
      <number:number number:decimal-places="1" number:min-decimal-places="1" number:min-integer-digits="1" number:grouping="true"/>
      <number:text> </number:text>
      <number:currency-symbol>BDT</number:currency-symbol>
    </number:currency-style>
    <number:currency-style style:name="N747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>BDT</number:currency-symbol>
      <style:map style:condition="value()&gt;=0" style:apply-style-name="N747P0"/>
    </number:currency-style>
    <number:date-style style:name="N748">
      <number:month number:style="long"/>
      <number:text>/</number:text>
      <number:day number:style="long"/>
      <number:text>/</number:text>
      <number:year/>
      <number:text> No. 1722</number:text>
    </number:date-style>
    <number:date-style style:name="N749">
      <number:month number:style="long"/>
      <number:text>, </number:text>
      <number:year number:style="long"/>
    </number:date-style>
    <number:number-style style:name="N750">
      <number:text>11,1383 </number:text>
      <number:number number:min-integer-digits="1"/>
    </number:number-style>
    <number:date-style style:name="N751">
      <number:month number:textual="true"/>
      <number:text> '</number:text>
      <number:year number:style="long"/>
    </number:date-style>
    <number:number-style style:name="N752P0" style:volatile="true">
      <number:text> </number:text>
      <number:fill-character> </number:fill-character>
      <number:number number:decimal-places="3" number:min-decimal-places="3" number:min-integer-digits="1" number:grouping="true"/>
      <number:text>  </number:text>
    </number:number-style>
    <number:number-style style:name="N752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 </number:text>
    </number:number-style>
    <number:number-style style:name="N7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752">
      <number:text> </number:text>
      <number:text-content/>
      <number:text> </number:text>
      <style:map style:condition="value()&gt;0" style:apply-style-name="N752P0"/>
      <style:map style:condition="value()&lt;0" style:apply-style-name="N752P1"/>
      <style:map style:condition="value()=0" style:apply-style-name="N752P2"/>
    </number:text-style>
    <number:date-style style:name="N753">
      <number:month number:style="long"/>
      <number:text>/</number:text>
      <number:day number:style="long"/>
      <number:text>/</number:text>
      <number:year/>
      <number:text> No. 1878</number:text>
    </number:date-style>
    <number:number-style style:name="N754P0" style:volatile="true">
      <number:number number:decimal-places="7" number:min-decimal-places="7" number:min-integer-digits="1" number:grouping="true"/>
    </number:number-style>
    <number:number-style style:name="N754">
      <style:text-properties fo:color="#ff0000"/>
      <number:text>(</number:text>
      <number:number number:decimal-places="7" number:min-decimal-places="7" number:min-integer-digits="1" number:grouping="true"/>
      <number:text>)</number:text>
      <style:map style:condition="value()&gt;=0" style:apply-style-name="N754P0"/>
    </number:number-style>
    <number:number-style style:name="N755">
      <number:text>11,1383</number:text>
      <number:number number:min-integer-digits="1"/>
    </number:number-style>
    <number:date-style style:name="N756">
      <number:month number:style="long"/>
      <number:text>/</number:text>
      <number:day number:style="long"/>
      <number:text>/</number:text>
      <number:year/>
      <number:text> No. 1798</number:text>
    </number:date-style>
    <number:number-style style:name="N757">
      <number:text>KHFL(79,</number:text>
      <number:number number:decimal-places="0" number:min-decimal-places="0" number:min-integer-digits="2"/>
      <number:text>5,563.21)</number:text>
    </number:number-style>
    <number:number-style style:name="N758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7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</number:number-style>
    <number:number-style style:name="N7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758">
      <number:text> </number:text>
      <number:text-content/>
      <number:text> </number:text>
      <style:map style:condition="value()&gt;0" style:apply-style-name="N758P0"/>
      <style:map style:condition="value()&lt;0" style:apply-style-name="N758P1"/>
      <style:map style:condition="value()=0" style:apply-style-name="N758P2"/>
    </number:text-style>
    <number:number-style style:name="N759">
      <number:number number:min-integer-digits="1"/>
      <number:text> Weeks</number:text>
    </number:number-style>
    <number:date-style style:name="N760">
      <number:month number:textual="true"/>
      <number:text> ' </number:text>
      <number:year number:style="long"/>
    </number:date-style>
    <number:date-style style:name="N761">
      <number:month number:style="long"/>
      <number:text>/</number:text>
      <number:day number:style="long"/>
      <number:text>/</number:text>
      <number:year/>
      <number:text> No. 1877</number:text>
    </number:date-style>
    <number:number-style style:name="N762">
      <number:text>KHFL (79,</number:text>
      <number:number number:decimal-places="0" number:min-decimal-places="0" number:min-integer-digits="2"/>
      <number:text>5,563.21)</number:text>
    </number:number-style>
    <number:number-style style:name="N763P0" style:volatile="true">
      <number:number number:decimal-places="2" number:min-decimal-places="2" number:min-integer-digits="1" number:grouping="true"/>
      <number:text> </number:text>
    </number:number-style>
    <number:number-style style:name="N76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763P2" style:volatile="true">
      <number:text>-</number:text>
      <number:number number:decimal-places="0" number:min-decimal-places="0" number:min-integer-digits="2"/>
      <number:text> </number:text>
    </number:number-style>
    <number:text-style style:name="N763">
      <number:text-content/>
      <number:text> </number:text>
      <style:map style:condition="value()&gt;0" style:apply-style-name="N763P0"/>
      <style:map style:condition="value()&lt;0" style:apply-style-name="N763P1"/>
      <style:map style:condition="value()=0" style:apply-style-name="N763P2"/>
    </number:text-style>
    <number:number-style style:name="N764">
      <number:text>2:1</number:text>
    </number:number-style>
    <number:number-style style:name="N765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7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7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765">
      <number:text> </number:text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date-style style:name="N766">
      <number:month number:style="long"/>
      <number:text>/</number:text>
      <number:day number:style="long"/>
      <number:text>/</number:text>
      <number:year/>
      <number:text> No. 1797</number:text>
    </number:date-style>
    <number:number-style style:name="N767P0" style:volatile="true">
      <number:number number:decimal-places="8" number:min-decimal-places="8" number:min-integer-digits="1" number:grouping="true"/>
    </number:number-style>
    <number:number-style style:name="N767">
      <style:text-properties fo:color="#ff0000"/>
      <number:text>(</number:text>
      <number:number number:decimal-places="8" number:min-decimal-places="8" number:min-integer-digits="1" number:grouping="true"/>
      <number:text>)</number:text>
      <style:map style:condition="value()&gt;=0" style:apply-style-name="N767P0"/>
    </number:number-style>
    <number:date-style style:name="N768">
      <number:day/>
      <number:text>-</number:text>
      <number:month/>
      <number:text>-Y</number:text>
    </number:date-style>
    <number:date-style style:name="N769">
      <number:month number:style="long"/>
      <number:text>/</number:text>
      <number:day number:style="long"/>
      <number:text>/</number:text>
      <number:year/>
      <number:text> No. 1876</number:text>
    </number:date-style>
    <number:number-style style:name="N770">
      <number:number number:decimal-places="0" number:min-decimal-places="0" number:min-integer-digits="15"/>
    </number:number-style>
    <number:currency-style style:name="N7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771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771P2" style:volatile="true">
      <number:currency-symbol/>
      <number:text>- </number:text>
    </number:currency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number-style style:name="N772P0" style:volatile="true">
      <number:number number:decimal-places="0" number:min-decimal-places="0" number:min-integer-digits="1" number:grouping="true"/>
      <number:text> </number:text>
    </number:number-style>
    <number:number-style style:name="N77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772P2" style:volatile="true">
      <number:text> :</number:text>
      <number:number number:decimal-places="0" number:min-decimal-places="0" number:min-integer-digits="0"/>
      <number:text> </number:text>
    </number:number-style>
    <number:text-style style:name="N772">
      <number:text-content/>
      <number:text> </number:text>
      <style:map style:condition="value()&gt;0" style:apply-style-name="N772P0"/>
      <style:map style:condition="value()&lt;0" style:apply-style-name="N772P1"/>
      <style:map style:condition="value()=0" style:apply-style-name="N772P2"/>
    </number:text-style>
    <number:number-style style:name="N773">
      <number:number number:decimal-places="0" number:min-decimal-places="0" number:min-integer-digits="1"/>
      <number:text>  </number:text>
    </number:number-style>
    <number:number-style style:name="N774">
      <number:text> (</number:text>
      <number:number number:decimal-places="0" number:min-decimal-places="0" number:min-integer-digits="1"/>
      <number:text>) </number:text>
    </number:number-style>
    <number:number-style style:name="N775P0" style:volatile="true">
      <number:number number:decimal-places="0" number:min-decimal-places="0" number:min-integer-digits="1"/>
      <number:text>  </number:text>
    </number:number-style>
    <number:number-style style:name="N775P1" style:volatile="true">
      <number:text> (</number:text>
      <number:number number:decimal-places="0" number:min-decimal-places="0" number:min-integer-digits="1"/>
      <number:text>) </number:text>
    </number:number-style>
    <number:number-style style:name="N775P2" style:volatile="true">
      <number:text>-</number:text>
      <number:number number:decimal-places="0" number:min-decimal-places="0" number:min-integer-digits="2"/>
      <number:text> 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month number:style="long"/>
      <number:text>/</number:text>
      <number:day number:style="long"/>
      <number:text>/</number:text>
      <number:year/>
      <number:text> No. 1874</number:text>
    </number:date-style>
    <number:number-style style:name="N777">
      <number:number number:decimal-places="0" number:min-decimal-places="0" number:min-integer-digits="16"/>
    </number:number-style>
    <number:number-style style:name="N778">
      <number:text> </number:text>
      <number:number number:decimal-places="0" number:min-decimal-places="0" number:min-integer-digits="1"/>
      <number:text>  </number:text>
    </number:number-style>
    <number:number-style style:name="N779P0" style:volatile="true">
      <number:text> </number:text>
      <number:number number:decimal-places="0" number:min-decimal-places="0" number:min-integer-digits="1"/>
      <number:text>  </number:text>
    </number:number-style>
    <number:number-style style:name="N779P1" style:volatile="true">
      <number:text> (</number:text>
      <number:number number:decimal-places="0" number:min-decimal-places="0" number:min-integer-digits="1"/>
      <number:text>) </number:text>
    </number:number-style>
    <number:number-style style:name="N779P2" style:volatile="true">
      <number:text>-</number:text>
      <number:number number:decimal-places="0" number:min-decimal-places="0" number:min-integer-digits="2"/>
      <number:text>  </number:text>
    </number:number-style>
    <number:text-style style:name="N779">
      <number:text> </number:text>
      <number:text-content/>
      <number:text> </number:text>
      <style:map style:condition="value()&gt;0" style:apply-style-name="N779P0"/>
      <style:map style:condition="value()&lt;0" style:apply-style-name="N779P1"/>
      <style:map style:condition="value()=0" style:apply-style-name="N779P2"/>
    </number:text-style>
    <number:currency-style style:name="N7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780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780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number-style style:name="N781P0" style:volatile="true">
      <number:number number:decimal-places="9" number:min-decimal-places="9" number:min-integer-digits="1" number:grouping="true"/>
    </number:number-style>
    <number:number-style style:name="N781">
      <style:text-properties fo:color="#ff0000"/>
      <number:text>(</number:text>
      <number:number number:decimal-places="9" number:min-decimal-places="9" number:min-integer-digits="1" number:grouping="true"/>
      <number:text>)</number:text>
      <style:map style:condition="value()&gt;=0" style:apply-style-name="N781P0"/>
    </number:number-style>
    <number:number-style style:name="N782">
      <number:number number:decimal-places="0" number:min-decimal-places="0" number:min-integer-digits="11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783">
      <number:text> </number:text>
      <number:number number:decimal-places="2" number:min-decimal-places="2" number:min-integer-digits="1" number:grouping="true"/>
      <number:text>  </number:text>
    </number:number-style>
    <number:number-style style:name="N784">
      <number:text> (</number:text>
      <number:number number:decimal-places="2" number:min-decimal-places="2" number:min-integer-digits="1" number:grouping="true"/>
      <number:text>) </number:text>
    </number:number-style>
    <number:number-style style:name="N785P0" style:volatile="true">
      <number:text> </number:text>
      <number:number number:decimal-places="2" number:min-decimal-places="2" number:min-integer-digits="1" number:grouping="true"/>
      <number:text>  </number:text>
    </number:number-style>
    <number:number-style style:name="N785P1" style:volatile="true">
      <number:text> (</number:text>
      <number:number number:decimal-places="2" number:min-decimal-places="2" number:min-integer-digits="1" number:grouping="true"/>
      <number:text>) </number:text>
    </number:number-style>
    <number:number-style style:name="N785P2" style:volatile="true">
      <number:text>-</number:text>
      <number:number number:decimal-places="0" number:min-decimal-places="0" number:min-integer-digits="2"/>
      <number:text>  </number:text>
    </number:number-style>
    <number:text-style style:name="N785">
      <number:text> </number:text>
      <number:text-content/>
      <number:text> </number:text>
      <style:map style:condition="value()&gt;0" style:apply-style-name="N785P0"/>
      <style:map style:condition="value()&lt;0" style:apply-style-name="N785P1"/>
      <style:map style:condition="value()=0" style:apply-style-name="N785P2"/>
    </number:text-style>
    <number:number-style style:name="N786P0" style:volatile="true">
      <number:text>£</number:text>
      <number:number number:decimal-places="4" number:min-decimal-places="4" number:min-integer-digits="1" number:grouping="true"/>
      <number:text> </number:text>
    </number:number-style>
    <number:number-style style:name="N786">
      <style:text-properties fo:color="#ff0000"/>
      <number:text>(£</number:text>
      <number:number number:decimal-places="4" number:min-decimal-places="4" number:min-integer-digits="1" number:grouping="true"/>
      <number:text>)</number:text>
      <style:map style:condition="value()&gt;=0" style:apply-style-name="N786P0"/>
    </number:number-style>
    <number:date-style style:name="N787">
      <number:month number:style="long"/>
      <number:text>/ </number:text>
      <number:year/>
    </number:date-style>
    <number:date-style style:name="N788">
      <number:month number:style="long" number:textual="true"/>
      <number:text>  </number:text>
      <number:year number:style="long"/>
    </number:date-style>
    <number:number-style style:name="N789">
      <number:number number:decimal-places="2" number:min-decimal-places="2" number:min-integer-digits="1" number:grouping="true"/>
      <number:text> MT</number:text>
    </number:number-style>
    <number:date-style style:name="N790">
      <number:month number:style="long"/>
      <number:text>/</number:text>
      <number:day number:style="long"/>
      <number:text>/</number:text>
      <number:year/>
      <number:text> No. 1792</number:text>
    </number:date-style>
    <number:number-style style:name="N791P0" style:volatile="true">
      <number:number number:decimal-places="10" number:min-decimal-places="10" number:min-integer-digits="1" number:grouping="true"/>
    </number:number-style>
    <number:number-style style:name="N791">
      <style:text-properties fo:color="#ff0000"/>
      <number:text>(</number:text>
      <number:number number:decimal-places="10" number:min-decimal-places="10" number:min-integer-digits="1" number:grouping="true"/>
      <number:text>)</number:text>
      <style:map style:condition="value()&gt;=0" style:apply-style-name="N791P0"/>
    </number:number-style>
    <number:date-style style:name="N79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793">
      <number:month number:textual="true"/>
      <number:text> , </number:text>
      <number:year/>
    </number:date-style>
    <number:number-style style:name="N794">
      <number:number number:decimal-places="0" number:min-decimal-places="0" number:min-integer-digits="1" number:grouping="true"/>
      <number:text> Day's</number:text>
    </number:number-style>
    <number:date-style style:name="N795">
      <number:month number:style="long"/>
      <number:text>/</number:text>
      <number:day number:style="long"/>
      <number:text>/</number:text>
      <number:year/>
      <number:text> No. 1871</number:text>
    </number:date-style>
    <number:date-style style:name="N796">
      <number:day-of-week number:style="long"/>
      <number:text> </number:text>
      <number:day number:style="long"/>
    </number:date-style>
    <number:number-style style:name="N797">
      <number:number number:decimal-places="0" number:min-decimal-places="0" number:min-integer-digits="1" number:grouping="true"/>
      <number:text> MT Remaining</number:text>
    </number:number-style>
    <number:number-style style:name="N798">
      <number:number number:decimal-places="0" number:min-decimal-places="0" number:min-integer-digits="5" number:grouping="true"/>
    </number:number-style>
    <number:date-style style:name="N79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800">
      <number:number number:decimal-places="0" number:min-decimal-places="0" number:min-integer-digits="1" number:grouping="true"/>
      <number:text> MT</number:text>
    </number:number-style>
    <number:date-style style:name="N801">
      <number:month number:style="long"/>
      <number:text>/</number:text>
      <number:day number:style="long"/>
      <number:text>/</number:text>
      <number:year/>
      <number:text> No. 1791</number:text>
    </number:date-style>
    <number:date-style style:name="N802">
      <number:day-of-week/>
      <number:text> </number:text>
      <number:day/>
    </number:date-style>
    <number:number-style style:name="N803">
      <number:number number:decimal-places="0" number:min-decimal-places="0" number:min-integer-digits="1"/>
      <number:text> Days Remaining</number:text>
    </number:number-style>
    <number:number-style style:name="N804">
      <number:number number:decimal-places="14" number:min-decimal-places="14" number:min-integer-digits="0" number:grouping="true"/>
    </number:number-style>
    <number:number-style style:name="N805P0" style:volatile="true">
      <number:number number:decimal-places="11" number:min-decimal-places="11" number:min-integer-digits="1" number:grouping="true"/>
    </number:number-style>
    <number:number-style style:name="N805">
      <style:text-properties fo:color="#ff0000"/>
      <number:text>(</number:text>
      <number:number number:decimal-places="11" number:min-decimal-places="11" number:min-integer-digits="1" number:grouping="true"/>
      <number:text>)</number:text>
      <style:map style:condition="value()&gt;=0" style:apply-style-name="N805P0"/>
    </number:number-style>
    <number:number-style style:name="N806">
      <number:number number:decimal-places="1" number:min-decimal-places="1" number:min-integer-digits="16"/>
    </number:number-style>
    <number:date-style style:name="N807">
      <number:month number:style="long"/>
      <number:text>/</number:text>
      <number:day number:style="long"/>
      <number:text>/</number:text>
      <number:year/>
      <number:text> No. 1870</number:text>
    </number:date-style>
    <number:number-style style:name="N808">
      <number:number number:decimal-places="2" number:min-decimal-places="2" number:min-integer-digits="3"/>
    </number:number-style>
    <number:number-style style:name="N809">
      <number:number number:decimal-places="15" number:min-decimal-places="15" number:min-integer-digits="0" number:grouping="true"/>
    </number:number-style>
    <number:date-style style:name="N810">
      <number:day-of-week/>
      <number:text> </number:text>
      <number:day number:style="long"/>
      <number:text>-</number:text>
      <number:month number:textual="true"/>
      <number:text>-</number:text>
      <number:year/>
    </number:date-style>
    <number:number-style style:name="N811">
      <number:number number:decimal-places="1" number:min-decimal-places="1" number:min-integer-digits="3"/>
    </number:number-style>
    <number:date-style style:name="N812">
      <number:month number:style="long"/>
      <number:text>/</number:text>
      <number:day number:style="long"/>
      <number:text>/</number:text>
      <number:year/>
      <number:text> No. 1790</number:text>
    </number:date-style>
    <number:number-style style:name="N813P0" style:volatile="true">
      <number:number number:decimal-places="0" number:min-decimal-places="0" number:min-integer-digits="2" number:grouping="true"/>
      <number:text> </number:text>
    </number:number-style>
    <number:number-style style:name="N813">
      <number:text>(</number:text>
      <number:number number:decimal-places="0" number:min-decimal-places="0" number:min-integer-digits="2" number:grouping="true"/>
      <number:text>)</number:text>
      <style:map style:condition="value()&gt;=0" style:apply-style-name="N813P0"/>
    </number:number-style>
    <number:number-style style:name="N814">
      <number:number number:decimal-places="2" number:min-decimal-places="2" number:min-integer-digits="20"/>
    </number:number-style>
    <number:date-style style:name="N815">
      <number:month number:style="long"/>
      <number:text>/</number:text>
      <number:day number:style="long"/>
      <number:text>/</number:text>
      <number:year/>
      <number:text> No. 1869</number:text>
    </number:date-style>
    <number:number-style style:name="N816">
      <number:number number:decimal-places="0" number:min-decimal-places="0" number:min-integer-digits="1"/>
      <number:text> Kg</number:text>
    </number:number-style>
    <number:number-style style:name="N817">
      <number:scientific-number number:decimal-places="16" number:min-decimal-places="16" number:min-integer-digits="1" number:min-exponent-digits="3" number:exponent-interval="1" number:forced-exponent-sign="true"/>
    </number:number-style>
    <number:number-style style:name="N818">
      <number:number number:decimal-places="17" number:min-decimal-places="17" number:min-integer-digits="0" number:grouping="true"/>
    </number:number-style>
    <number:number-style style:name="N819P0" style:volatile="true">
      <number:number number:decimal-places="12" number:min-decimal-places="12" number:min-integer-digits="1" number:grouping="true"/>
    </number:number-style>
    <number:number-style style:name="N819">
      <style:text-properties fo:color="#ff0000"/>
      <number:text>(</number:text>
      <number:number number:decimal-places="12" number:min-decimal-places="12" number:min-integer-digits="1" number:grouping="true"/>
      <number:text>)</number:text>
      <style:map style:condition="value()&gt;=0" style:apply-style-name="N819P0"/>
    </number:number-style>
    <number:number-style style:name="N820">
      <number:scientific-number number:decimal-places="15" number:min-decimal-places="15" number:min-integer-digits="1" number:min-exponent-digits="3" number:exponent-interval="1" number:forced-exponent-sign="true"/>
    </number:number-style>
    <number:number-style style:name="N821">
      <number:text> </number:text>
      <number:number number:decimal-places="0" number:min-decimal-places="0" number:min-integer-digits="1"/>
      <number:text> </number:text>
    </number:number-style>
    <number:number-style style:name="N822P0" style:volatile="true">
      <number:text> </number:text>
      <number:number number:decimal-places="0" number:min-decimal-places="0" number:min-integer-digits="1"/>
      <number:text> </number:text>
    </number:number-style>
    <number:number-style style:name="N822P1" style:volatile="true">
      <number:text> (</number:text>
      <number:number number:decimal-places="0" number:min-decimal-places="0" number:min-integer-digits="1"/>
      <number:text>)</number:text>
    </number:number-style>
    <number:number-style style:name="N822P2" style:volatile="true">
      <number:text>-</number:text>
      <number:number number:decimal-places="0" number:min-decimal-places="0" number:min-integer-digits="2"/>
      <number:text> </number:text>
    </number:number-style>
    <number:text-style style:name="N822">
      <number:text> </number:text>
      <number:text-content/>
      <number:text> </number:text>
      <style:map style:condition="value()&gt;0" style:apply-style-name="N822P0"/>
      <style:map style:condition="value()&lt;0" style:apply-style-name="N822P1"/>
      <style:map style:condition="value()=0" style:apply-style-name="N822P2"/>
    </number:text-style>
    <number:date-style style:name="N823">
      <number:month number:style="long"/>
      <number:text>/</number:text>
      <number:day number:style="long"/>
      <number:text>/</number:text>
      <number:year/>
      <number:text> No. 1789</number:text>
    </number:date-style>
    <number:number-style style:name="N824">
      <number:scientific-number number:decimal-places="14" number:min-decimal-places="14" number:min-integer-digits="1" number:min-exponent-digits="3" number:exponent-interval="1" number:forced-exponent-sign="true"/>
    </number:number-style>
    <number:date-style style:name="N825">
      <number:month number:style="long"/>
      <number:text>/</number:text>
      <number:day number:style="long"/>
      <number:text>/</number:text>
      <number:year/>
      <number:text> No. 1779</number:text>
    </number:date-style>
    <number:number-style style:name="N8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26">
      <number:text> </number:text>
      <number:text-content/>
      <number:text> </number:text>
      <style:map style:condition="value()&gt;0" style:apply-style-name="N826P0"/>
      <style:map style:condition="value()&lt;0" style:apply-style-name="N826P1"/>
      <style:map style:condition="value()=0" style:apply-style-name="N826P2"/>
    </number:text-style>
    <number:date-style style:name="N827">
      <number:day number:style="long"/>
      <number:text>-</number:text>
      <number:month number:style="long"/>
      <number:text>-</number:text>
      <number:year number:style="long"/>
    </number:date-style>
    <number:date-style style:name="N828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828">
      <number:text-content/>
      <style:map style:condition="value()&lt;=1.7976931348623157E+308" style:apply-style-name="N828P0"/>
    </number:text-style>
    <number:date-style style:name="N829">
      <number:month number:style="long"/>
      <number:text>/</number:text>
      <number:day number:style="long"/>
      <number:text>/</number:text>
      <number:year/>
      <number:text> 1868</number:text>
    </number:date-style>
    <number:percentage-style style:name="N830">
      <number:number number:decimal-places="5" number:min-decimal-places="5" number:min-integer-digits="1"/>
      <number:text>%</number:text>
    </number:percentage-style>
    <number:percentage-style style:name="N831P0" style:volatile="true">
      <number:number number:decimal-places="5" number:min-decimal-places="5" number:min-integer-digits="1"/>
      <number:text>%</number:text>
    </number:percentage-style>
    <number:percentage-style style:name="N831">
      <style:text-properties fo:color="#ff0000"/>
      <number:text>-</number:text>
      <number:number number:decimal-places="5" number:min-decimal-places="5" number:min-integer-digits="1"/>
      <number:text>%</number:text>
      <style:map style:condition="value()&gt;=0" style:apply-style-name="N831P0"/>
    </number:percentage-style>
    <number:number-style style:name="N832P0" style:volatile="true">
      <number:number number:decimal-places="0" number:min-decimal-places="0" number:min-integer-digits="1" number:grouping="true"/>
      <number:text>    </number:text>
    </number:number-style>
    <number:number-style style:name="N83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832P2" style:volatile="true">
      <number:text>-    </number:text>
    </number:number-style>
    <number:text-style style:name="N832">
      <number:text-content/>
      <number:text> </number:text>
      <style:map style:condition="value()&gt;0" style:apply-style-name="N832P0"/>
      <style:map style:condition="value()&lt;0" style:apply-style-name="N832P1"/>
      <style:map style:condition="value()=0" style:apply-style-name="N832P2"/>
    </number:text-style>
    <number:date-style style:name="N833">
      <number:year/>
      <number:text>.</number:text>
      <number:month number:style="long"/>
      <number:text>.</number:text>
      <number:day number:style="long"/>
    </number:date-style>
    <number:date-style style:name="N834P0" style:volatile="true">
      <number:year/>
      <number:text>.</number:text>
      <number:month number:style="long"/>
      <number:text>.</number:text>
      <number:day number:style="long"/>
    </number:date-style>
    <number:text-style style:name="N834">
      <number:text-content/>
      <style:map style:condition="value()&lt;=1.7976931348623157E+308" style:apply-style-name="N834P0"/>
    </number:text-style>
    <number:number-style style:name="N835">
      <number:number number:decimal-places="1" number:min-decimal-places="1" number:min-integer-digits="2" number:grouping="true"/>
    </number:number-style>
    <number:number-style style:name="N836P0" style:volatile="true">
      <number:number number:decimal-places="1" number:min-decimal-places="1" number:min-integer-digits="2" number:grouping="true"/>
    </number:number-style>
    <number:number-style style:name="N836">
      <number:text>(</number:text>
      <number:number number:decimal-places="1" number:min-decimal-places="1" number:min-integer-digits="2" number:grouping="true"/>
      <number:text>)</number:text>
      <style:map style:condition="value()&gt;=0" style:apply-style-name="N836P0"/>
    </number:number-style>
    <number:date-style style:name="N837">
      <number:day/>
      <number:text>-</number:text>
      <number:month number:textual="true"/>
      <number:text> (</number:text>
      <number:day-of-week/>
      <number:text>)</number:text>
    </number:date-style>
    <number:number-style style:name="N838">
      <number:number number:decimal-places="1" number:min-decimal-places="1" number:min-integer-digits="0"/>
    </number:number-style>
    <number:number-style style:name="N839P0" style:volatile="true">
      <number:number number:decimal-places="1" number:min-decimal-places="1" number:min-integer-digits="0"/>
    </number:number-style>
    <number:number-style style:name="N839">
      <style:text-properties fo:color="#ff0000"/>
      <number:text>(</number:text>
      <number:number number:decimal-places="1" number:min-decimal-places="1" number:min-integer-digits="0"/>
      <number:text>)</number:text>
      <style:map style:condition="value()&gt;=0" style:apply-style-name="N839P0"/>
    </number:number-style>
    <number:number-style style:name="N840P0" style:volatile="true">
      <number:number number:decimal-places="0" number:min-decimal-places="0" number:min-integer-digits="1" number:grouping="true"/>
      <number:text>    </number:text>
    </number:number-style>
    <number:number-style style:name="N8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840P2" style:volatile="true">
      <number:text> -    </number:text>
    </number:number-style>
    <number:text-style style:name="N840">
      <number:text-content/>
      <number:text> </number:text>
      <style:map style:condition="value()&gt;0" style:apply-style-name="N840P0"/>
      <style:map style:condition="value()&lt;0" style:apply-style-name="N840P1"/>
      <style:map style:condition="value()=0" style:apply-style-name="N840P2"/>
    </number:text-style>
    <number:number-style style:name="N841">
      <number:number number:decimal-places="0" number:min-decimal-places="0" number:min-integer-digits="1" number:grouping="true"/>
      <number:text> kg</number:text>
    </number:number-style>
    <number:number-style style:name="N842P0" style:volatile="true">
      <number:number number:decimal-places="13" number:min-decimal-places="13" number:min-integer-digits="1" number:grouping="true"/>
    </number:number-style>
    <number:number-style style:name="N842">
      <style:text-properties fo:color="#ff0000"/>
      <number:text>(</number:text>
      <number:number number:decimal-places="13" number:min-decimal-places="13" number:min-integer-digits="1" number:grouping="true"/>
      <number:text>)</number:text>
      <style:map style:condition="value()&gt;=0" style:apply-style-name="N842P0"/>
    </number:number-style>
    <number:number-style style:name="N843">
      <number:number number:decimal-places="2" number:min-decimal-places="2" number:min-integer-digits="1" number:grouping="true"/>
      <number:text> /Bird</number:text>
    </number:number-style>
    <number:number-style style:name="N844">
      <number:number number:decimal-places="0" number:min-decimal-places="0" number:min-integer-digits="0"/>
    </number:number-style>
    <number:number-style style:name="N845P0" style:volatile="true">
      <number:number number:decimal-places="0" number:min-decimal-places="0" number:min-integer-digits="0"/>
    </number:number-style>
    <number:number-style style:name="N845">
      <style:text-properties fo:color="#ff0000"/>
      <number:text>(</number:text>
      <number:number number:decimal-places="0" number:min-decimal-places="0" number:min-integer-digits="0"/>
      <number:text>)</number:text>
      <style:map style:condition="value()&gt;=0" style:apply-style-name="N845P0"/>
    </number:number-style>
    <number:number-style style:name="N846">
      <number:number number:decimal-places="0" number:min-decimal-places="0" number:min-integer-digits="2" number:grouping="true"/>
    </number:number-style>
    <number:number-style style:name="N847P0" style:volatile="true">
      <number:number number:decimal-places="0" number:min-decimal-places="0" number:min-integer-digits="2" number:grouping="true"/>
    </number:number-style>
    <number:number-style style:name="N847">
      <number:text>(</number:text>
      <number:number number:decimal-places="0" number:min-decimal-places="0" number:min-integer-digits="2" number:grouping="true"/>
      <number:text>)</number:text>
      <style:map style:condition="value()&gt;=0" style:apply-style-name="N847P0"/>
    </number:number-style>
    <number:number-style style:name="N848">
      <number:number number:decimal-places="0" number:min-decimal-places="0" number:min-integer-digits="1" number:grouping="true"/>
      <number:text> RDF</number:text>
    </number:number-style>
    <number:number-style style:name="N849">
      <number:number number:min-integer-digits="1"/>
      <number:text>/-</number:text>
    </number:number-style>
    <number:currency-style style:name="N850P0" style:volatile="true">
      <number:text>(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8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850P0"/>
    </number:currency-style>
    <number:number-style style:name="N851">
      <number:number number:decimal-places="0" number:min-decimal-places="0" number:min-integer-digits="1" number:grouping="true"/>
      <number:text> Birds, Dated 2</number:text>
    </number:number-style>
    <number:number-style style:name="N852">
      <number:number number:decimal-places="0" number:min-decimal-places="0" number:min-integer-digits="1"/>
      <number:text> Pcs</number:text>
    </number:number-style>
    <number:date-style style:name="N853">
      <number:day/>
      <number:text> m </number:text>
      <number:year/>
    </number:date-style>
    <number:number-style style:name="N854">
      <number:number number:min-integer-digits="1"/>
      <number:text> Meals</number:text>
    </number:number-style>
    <number:number-style style:name="N855P0" style:volatile="true">
      <number:text>+</number:text>
      <number:number number:decimal-places="0" number:min-decimal-places="0" number:min-integer-digits="1"/>
    </number:number-style>
    <number:number-style style:name="N855">
      <number:text>-</number:text>
      <number:number number:decimal-places="0" number:min-decimal-places="0" number:min-integer-digits="1"/>
      <style:map style:condition="value()&gt;=0" style:apply-style-name="N855P0"/>
    </number:number-style>
    <number:date-style style:name="N856">
      <number:day number:style="long"/>
      <number:text>/</number:text>
      <number:month number:style="long"/>
      <number:text>/</number:text>
      <number:year/>
      <number:text> </number:text>
    </number:date-style>
    <number:number-style style:name="N857">
      <number:number number:decimal-places="0" number:min-decimal-places="0" number:min-integer-digits="1"/>
      <number:text>July</number:text>
    </number:number-style>
    <number:currency-style style:name="N858P0" style:volatile="true">
      <number:text>(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8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858P0"/>
    </number:currency-style>
    <number:date-style style:name="N859">
      <number:month number:textual="true"/>
      <number:text> </number:text>
      <number:year number:style="long"/>
    </number:date-style>
    <number:number-style style:name="N860">
      <number:number number:decimal-places="1" number:min-decimal-places="1" number:min-integer-digits="0" number:grouping="true"/>
    </number:number-style>
    <number:number-style style:name="N861P0" style:volatile="true">
      <number:number number:decimal-places="1" number:min-decimal-places="1" number:min-integer-digits="0" number:grouping="true"/>
    </number:number-style>
    <number:number-style style:name="N861">
      <number:text>(</number:text>
      <number:number number:decimal-places="1" number:min-decimal-places="1" number:min-integer-digits="0" number:grouping="true"/>
      <number:text>)</number:text>
      <style:map style:condition="value()&gt;=0" style:apply-style-name="N861P0"/>
    </number:number-style>
    <number:number-style style:name="N862P0" style:volatile="true">
      <number:number number:decimal-places="2" number:min-decimal-places="2" number:min-integer-digits="1" number:grouping="true"/>
      <number:text> F </number:text>
    </number:number-style>
    <number:number-style style:name="N862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862P2" style:volatile="true">
      <number:text>-</number:text>
      <number:number number:decimal-places="0" number:min-decimal-places="0" number:min-integer-digits="0"/>
      <number:text> F </number:text>
    </number:number-style>
    <number:text-style style:name="N862">
      <number:text-content/>
      <number:text> </number:text>
      <style:map style:condition="value()&gt;0" style:apply-style-name="N862P0"/>
      <style:map style:condition="value()&lt;0" style:apply-style-name="N862P1"/>
      <style:map style:condition="value()=0" style:apply-style-name="N862P2"/>
    </number:text-style>
    <number:number-style style:name="N863">
      <number:number number:decimal-places="1" number:min-decimal-places="1" number:min-integer-digits="1"/>
      <number:text> </number:text>
    </number:number-style>
    <number:number-style style:name="N864P0" style:volatile="true">
      <number:number number:decimal-places="1" number:min-decimal-places="1" number:min-integer-digits="1"/>
      <number:text> </number:text>
    </number:number-style>
    <number:number-style style:name="N864">
      <number:text>(</number:text>
      <number:number number:decimal-places="1" number:min-decimal-places="1" number:min-integer-digits="1"/>
      <number:text>)</number:text>
      <style:map style:condition="value()&gt;=0" style:apply-style-name="N864P0"/>
    </number:number-style>
    <number:currency-style style:name="N865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865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865P0"/>
    </number:currency-style>
    <number:number-style style:name="N866">
      <number:number number:decimal-places="0" number:min-decimal-places="0" number:min-integer-digits="1" number:grouping="true"/>
      <number:text>/-</number:text>
    </number:number-style>
    <number:number-style style:name="N867">
      <number:number number:decimal-places="0" number:min-decimal-places="0" number:min-integer-digits="1" number:grouping="true"/>
      <number:text> Birds, Dated 11</number:text>
    </number:number-style>
    <number:date-style style:name="N868">
      <number:month/>
      <number:text>/</number:text>
      <number:day/>
    </number:date-style>
    <number:date-style style:name="N869P0" style:volatile="true">
      <number:month/>
      <number:text>/</number:text>
      <number:day/>
    </number:date-style>
    <number:text-style style:name="N869">
      <number:text-content/>
      <style:map style:condition="value()&lt;=1.7976931348623157E+308" style:apply-style-name="N869P0"/>
    </number:text-style>
    <number:number-style style:name="N870P0" style:volatile="true">
      <number:number number:decimal-places="0" number:min-decimal-places="0" number:min-integer-digits="1" number:grouping="true"/>
      <number:text>       </number:text>
    </number:number-style>
    <number:number-style style:name="N87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870P2" style:volatile="true">
      <number:text>-       </number:text>
    </number:number-style>
    <number:text-style style:name="N870">
      <number:text-content/>
      <number:text> </number:text>
      <style:map style:condition="value()&gt;0" style:apply-style-name="N870P0"/>
      <style:map style:condition="value()&lt;0" style:apply-style-name="N870P1"/>
      <style:map style:condition="value()=0" style:apply-style-name="N870P2"/>
    </number:text-style>
    <number:number-style style:name="N871P0" style:volatile="true">
      <number:number number:decimal-places="0" number:min-decimal-places="0" number:min-integer-digits="0" number:grouping="true"/>
      <number:text> </number:text>
    </number:number-style>
    <number:number-style style:name="N871">
      <style:text-properties fo:color="#ff0000"/>
      <number:text>(</number:text>
      <number:number number:decimal-places="0" number:min-decimal-places="0" number:min-integer-digits="0" number:grouping="true"/>
      <number:text>)</number:text>
      <style:map style:condition="value()&gt;=0" style:apply-style-name="N871P0"/>
    </number:number-style>
    <number:number-style style:name="N872">
      <number:number number:decimal-places="0" number:min-decimal-places="0" number:min-integer-digits="1" number:grouping="true"/>
      <number:text> Birds, Dated 5</number:text>
    </number:number-style>
    <number:date-style style:name="N873">
      <number:month number:style="long"/>
      <number:text>/</number:text>
      <number:day number:style="long"/>
      <number:text>/</number:text>
      <number:year/>
      <number:text> No. 1724</number:text>
    </number:date-style>
    <number:number-style style:name="N874P0" style:volatile="true">
      <number:text>¥</number:text>
      <number:number number:decimal-places="2" number:min-decimal-places="2" number:min-integer-digits="1" number:grouping="true"/>
    </number:number-style>
    <number:number-style style:name="N874">
      <number:text>¥-</number:text>
      <number:number number:decimal-places="2" number:min-decimal-places="2" number:min-integer-digits="1" number:grouping="true"/>
      <style:map style:condition="value()&gt;=0" style:apply-style-name="N874P0"/>
    </number:number-style>
    <number:number-style style:name="N875P0" style:volatile="true">
      <number:number number:decimal-places="4" number:min-decimal-places="4" number:min-integer-digits="1" number:grouping="true"/>
    </number:number-style>
    <number:number-style style:name="N875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875P0"/>
    </number:number-style>
    <number:date-style style:name="N876">
      <number:month number:style="long"/>
      <number:text>/</number:text>
      <number:day number:style="long"/>
      <number:text>/</number:text>
      <number:year/>
      <number:text> No. 1796</number:text>
    </number:date-style>
    <number:time-style style:name="N877P0" style:volatile="true">
      <number:hours/>
      <number:text>:</number:text>
      <number:minutes number:style="long"/>
    </number:time-style>
    <number:text-style style:name="N877">
      <number:text-content/>
      <style:map style:condition="value()&lt;=1.7976931348623157E+308" style:apply-style-name="N877P0"/>
    </number:text-style>
    <number:number-style style:name="N87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78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78P2" style:volatile="true">
      <number:fill-character> </number:fill-character>
      <number:text>-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date-style style:name="N879">
      <number:month number:style="long"/>
      <number:text>/</number:text>
      <number:day number:style="long"/>
      <number:text>/</number:text>
      <number:year/>
      <number:text> No. 1795</number:text>
    </number:date-style>
    <number:date-style style:name="N880">
      <number:day-of-week/>
      <number:text>, </number:text>
      <number:day number:style="long"/>
      <number:text>-</number:text>
      <number:month number:textual="true"/>
      <number:text>-</number:text>
      <number:year/>
    </number:date-style>
    <number:number-style style:name="N881">
      <number:number number:decimal-places="3" number:min-decimal-places="3" number:min-integer-digits="1"/>
      <number:text> Vl</number:text>
    </number:number-style>
    <number:number-style style:name="N882">
      <number:number number:decimal-places="0" number:min-decimal-places="0" number:min-integer-digits="1" number:grouping="true"/>
      <number:text> Birds, Dated 8</number:text>
    </number:number-style>
    <number:date-style style:name="N883">
      <number:month number:style="long"/>
      <number:text>/</number:text>
      <number:day number:style="long"/>
      <number:text>/</number:text>
      <number:year/>
      <number:text> No. 1875</number:text>
    </number:date-style>
    <number:date-style style:name="N884">
      <number:day/>
      <number:text> Feb </number:text>
      <number:year/>
    </number:date-style>
    <number:date-style style:name="N885">
      <number:month number:style="long"/>
      <number:text>.</number:text>
      <number:day number:style="long"/>
      <number:text>.</number:text>
      <number:year number:style="long"/>
    </number:date-style>
    <number:date-style style:name="N886P0" style:volatile="true">
      <number:month number:style="long"/>
      <number:text>.</number:text>
      <number:day number:style="long"/>
      <number:text>.</number:text>
      <number:year number:style="long"/>
    </number:date-style>
    <number:text-style style:name="N886">
      <number:text-content/>
      <style:map style:condition="value()&lt;=1.7976931348623157E+308" style:apply-style-name="N886P0"/>
    </number:text-style>
    <number:number-style style:name="N88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8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87">
      <number:text-content/>
      <number:text> </number:text>
      <style:map style:condition="value()&gt;0" style:apply-style-name="N887P0"/>
      <style:map style:condition="value()&lt;0" style:apply-style-name="N887P1"/>
      <style:map style:condition="value()=0" style:apply-style-name="N887P2"/>
    </number:text-style>
    <number:text-style style:name="N888">
      <number:text-content/>
      <number:text> %</number:text>
    </number:text-style>
    <number:number-style style:name="N889">
      <number:number number:decimal-places="0" number:min-decimal-places="0" number:min-integer-digits="1"/>
      <number:text> No Page</number:text>
    </number:number-style>
    <number:number-style style:name="N890">
      <number:number number:decimal-places="0" number:min-decimal-places="0" number:min-integer-digits="1" number:grouping="true"/>
      <number:text> Birds, Dated 9</number:text>
    </number:number-style>
    <number:date-style style:name="N891">
      <number:month number:style="long"/>
      <number:text>/</number:text>
      <number:day number:style="long"/>
      <number:text>/</number:text>
      <number:year/>
      <number:text> No. 1794</number:text>
    </number:date-style>
    <number:number-style style:name="N892P0" style:volatile="true">
      <number:number number:decimal-places="0" number:min-decimal-places="0" number:min-integer-digits="1" number:grouping="true"/>
      <number:text> F </number:text>
    </number:number-style>
    <number:number-style style:name="N89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892P2" style:volatile="true">
      <number:text> - F </number:text>
    </number:number-style>
    <number:text-style style:name="N892">
      <number:text-content/>
      <number:text> </number:text>
      <style:map style:condition="value()&gt;0" style:apply-style-name="N892P0"/>
      <style:map style:condition="value()&lt;0" style:apply-style-name="N892P1"/>
      <style:map style:condition="value()=0" style:apply-style-name="N892P2"/>
    </number:text-style>
    <number:number-style style:name="N893">
      <number:number number:decimal-places="3" number:min-decimal-places="0" number:min-integer-digits="0" number:decimal-replacement=""/>
    </number:number-style>
    <number:date-style style:name="N894">
      <number:month number:style="long"/>
      <number:text>/</number:text>
      <number:day number:style="long"/>
      <number:text>/</number:text>
      <number:year/>
      <number:text> No. 1800</number:text>
    </number:date-style>
    <number:number-style style:name="N89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9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89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95">
      <number:text> </number:text>
      <number:text-content/>
      <number:text> </number:text>
      <style:map style:condition="value()&gt;0" style:apply-style-name="N895P0"/>
      <style:map style:condition="value()&lt;0" style:apply-style-name="N895P1"/>
      <style:map style:condition="value()=0" style:apply-style-name="N895P2"/>
    </number:text-style>
    <number:number-style style:name="N896P0" style:volatile="true">
      <number:number number:decimal-places="3" number:min-decimal-places="3" number:min-integer-digits="1" number:grouping="true"/>
    </number:number-style>
    <number:number-style style:name="N896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896P0"/>
    </number:number-style>
    <number:date-style style:name="N897">
      <number:month number:style="long"/>
      <number:text>/</number:text>
      <number:day number:style="long"/>
      <number:text>/</number:text>
      <number:year/>
      <number:text> No. 1873</number:text>
    </number:date-style>
    <number:date-style style:name="N898">
      <number:month number:textual="true"/>
      <number:text>. </number:text>
      <number:day/>
      <number:text>. </number:text>
      <number:year/>
    </number:date-style>
    <number:number-style style:name="N899P0" style:volatile="true">
      <number:text>¥</number:text>
      <number:number number:decimal-places="0" number:min-decimal-places="0" number:min-integer-digits="1" number:grouping="true"/>
    </number:number-style>
    <number:number-style style:name="N899">
      <number:text>¥-</number:text>
      <number:number number:decimal-places="0" number:min-decimal-places="0" number:min-integer-digits="1" number:grouping="true"/>
      <style:map style:condition="value()&gt;=0" style:apply-style-name="N899P0"/>
    </number:number-style>
    <number:date-style style:name="N900">
      <number:month number:style="long"/>
      <number:text>/</number:text>
      <number:day number:style="long"/>
      <number:text>/</number:text>
      <number:year/>
      <number:text> No. 1793</number:text>
    </number:date-style>
    <number:date-style style:name="N901">
      <number:day number:style="long"/>
      <number:text>. </number:text>
      <number:month number:style="long"/>
      <number:text>. </number:text>
      <number:year/>
    </number:date-style>
    <number:number-style style:name="N902P0" style:volatile="true">
      <number:number number:decimal-places="2" number:min-decimal-places="2" number:min-integer-digits="1"/>
      <number:text> </number:text>
    </number:number-style>
    <number:number-style style:name="N90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902P0"/>
    </number:number-style>
    <number:number-style style:name="N903">
      <number:number number:decimal-places="2" number:min-decimal-places="2" number:min-integer-digits="1" number:grouping="true"/>
      <number:text> /Egg</number:text>
    </number:number-style>
    <number:number-style style:name="N904">
      <number:number number:decimal-places="0" number:min-decimal-places="0" number:min-integer-digits="1" number:grouping="true"/>
      <number:text> Area</number:text>
    </number:number-style>
    <number:date-style style:name="N905">
      <number:month number:style="long"/>
      <number:text>/</number:text>
      <number:day number:style="long"/>
      <number:text>/</number:text>
      <number:year/>
      <number:text> No. 1718</number:text>
    </number:date-style>
    <number:date-style style:name="N906P0" style:volatile="true">
      <number:day number:style="long"/>
      <number:text>/</number:text>
      <number:month/>
      <number:text>/</number:text>
      <number:year/>
    </number:date-style>
    <number:text-style style:name="N906">
      <number:text-content/>
      <style:map style:condition="value()&lt;=1.7976931348623157E+308" style:apply-style-name="N906P0"/>
    </number:text-style>
    <number:number-style style:name="N907">
      <number:number number:decimal-places="0" number:min-decimal-places="0" number:min-integer-digits="1" number:grouping="true"/>
      <number:text> Birds, Dated 17</number:text>
    </number:number-style>
    <number:number-style style:name="N908">
      <number:number number:decimal-places="0" number:min-decimal-places="0" number:min-integer-digits="1" number:grouping="true"/>
      <number:text> Egg</number:text>
    </number:number-style>
    <number:number-style style:name="N909">
      <number:number number:decimal-places="3" number:min-decimal-places="3" number:min-integer-digits="7"/>
    </number:number-style>
    <number:date-style style:name="N910">
      <number:day number:style="long"/>
      <number:text>/Nov/</number:text>
      <number:year/>
    </number:date-style>
    <number:number-style style:name="N911">
      <number:number number:decimal-places="2" number:min-decimal-places="2" number:min-integer-digits="1" number:grouping="true"/>
      <number:text> /Birds</number:text>
    </number:number-style>
    <number:number-style style:name="N91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912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912P2" style:volatile="true">
      <number:text> £</number:text>
      <number:fill-character> </number:fill-character>
      <number:text>- </number:text>
    </number:number-style>
    <number:text-style style:name="N912"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P0" style:volatile="true">
      <number:number number:decimal-places="2" number:min-decimal-places="2" number:min-integer-digits="0"/>
      <number:text> </number:text>
    </number:number-style>
    <number:number-style style:name="N913">
      <style:text-properties fo:color="#ff0000"/>
      <number:text>(</number:text>
      <number:number number:decimal-places="2" number:min-decimal-places="2" number:min-integer-digits="0"/>
      <number:text>)</number:text>
      <style:map style:condition="value()&gt;=0" style:apply-style-name="N913P0"/>
    </number:number-style>
    <number:percentage-style style:name="N914">
      <number:text>%</number:text>
    </number:percentage-style>
    <number:number-style style:name="N915">
      <number:number number:decimal-places="0" number:min-decimal-places="0" number:min-integer-digits="1" number:grouping="true"/>
      <number:text> Pcs</number:text>
    </number:number-style>
    <number:number-style style:name="N916">
      <number:number number:decimal-places="0" number:min-decimal-places="0" number:min-integer-digits="1" number:grouping="true"/>
      <number:text> Birds, Dated 14</number:text>
    </number:number-style>
    <number:date-style style:name="N917">
      <number:month number:textual="true"/>
      <number:text> </number:text>
      <number:day/>
      <number:text>, </number:text>
      <number:year/>
      <number:text> (Flock No 94)</number:text>
    </number:date-style>
    <number:date-style style:name="N918">
      <number:day number:style="long"/>
      <number:text>-Jan-</number:text>
      <number:year number:style="long"/>
    </number:date-style>
    <number:date-style style:name="N919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number-style style:name="N920">
      <number:text>2</number:text>
      <number:number number:decimal-places="0" number:min-decimal-places="0" number:min-integer-digits="3">
        <number:embedded-text number:position="2">5</number:embedded-text>
        <number:embedded-text number:position="1">194</number:embedded-text>
      </number:number>
    </number:number-style>
    <number:percentage-style style:name="N921">
      <number:text>% %</number:text>
    </number:percentage-style>
    <number:number-style style:name="N922P0" style:volatile="true">
      <number:number number:decimal-places="11" number:min-decimal-places="11" number:min-integer-digits="1" number:grouping="true"/>
    </number:number-style>
    <number:number-style style:name="N922">
      <number:text>(</number:text>
      <number:number number:decimal-places="11" number:min-decimal-places="11" number:min-integer-digits="1" number:grouping="true"/>
      <number:text>)</number:text>
      <style:map style:condition="value()&gt;=0" style:apply-style-name="N922P0"/>
    </number:number-style>
    <number:number-style style:name="N923P0" style:volatile="true">
      <number:number number:decimal-places="5" number:min-decimal-places="5" number:min-integer-digits="1" number:grouping="true"/>
    </number:number-style>
    <number:number-style style:name="N923">
      <style:text-properties fo:color="#ff0000"/>
      <number:text>(</number:text>
      <number:number number:decimal-places="5" number:min-decimal-places="5" number:min-integer-digits="1" number:grouping="true"/>
      <number:text>)</number:text>
      <style:map style:condition="value()&gt;=0" style:apply-style-name="N923P0"/>
    </number:number-style>
    <number:date-style style:name="N924">
      <number:month number:textual="true"/>
      <number:text> </number:text>
      <number:day/>
      <number:text>, </number:text>
      <number:year/>
      <number:text> </number:text>
    </number:date-style>
    <number:number-style style:name="N925P0" style:volatile="true">
      <number:number number:decimal-places="2" number:min-decimal-places="2" number:min-integer-digits="1" number:grouping="true"/>
      <number:text> F</number:text>
    </number:number-style>
    <number:number-style style:name="N925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925P0"/>
    </number:number-style>
    <number:number-style style:name="N926P0" style:volatile="true">
      <number:number number:decimal-places="0" number:min-decimal-places="0" number:min-integer-digits="1"/>
      <number:text> </number:text>
    </number:number-style>
    <number:number-style style:name="N926P1" style:volatile="true">
      <number:text> (</number:text>
      <number:number number:decimal-places="0" number:min-decimal-places="0" number:min-integer-digits="1"/>
      <number:text>)</number:text>
    </number:number-style>
    <number:number-style style:name="N926P2" style:volatile="true">
      <number:text>-</number:text>
      <number:number number:decimal-places="0" number:min-decimal-places="0" number:min-integer-digits="0"/>
      <number:text> </number:text>
    </number:number-style>
    <number:text-style style:name="N926">
      <number:text-content/>
      <number:text> </number:text>
      <style:map style:condition="value()&gt;0" style:apply-style-name="N926P0"/>
      <style:map style:condition="value()&lt;0" style:apply-style-name="N926P1"/>
      <style:map style:condition="value()=0" style:apply-style-name="N926P2"/>
    </number:text-style>
    <number:number-style style:name="N927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927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927P2" style:volatile="true">
      <number:text> £- </number:text>
    </number:number-style>
    <number:text-style style:name="N927"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number-style style:name="N928P0" style:volatile="true">
      <number:number number:decimal-places="0" number:min-decimal-places="0" number:min-integer-digits="1"/>
    </number:number-style>
    <number:number-style style:name="N928">
      <number:text>(</number:text>
      <number:number number:decimal-places="0" number:min-decimal-places="0" number:min-integer-digits="1"/>
      <number:text>)</number:text>
      <style:map style:condition="value()&gt;=0" style:apply-style-name="N928P0"/>
    </number:number-style>
    <number:number-style style:name="N929P0" style:volatile="true">
      <number:number number:decimal-places="2" number:min-decimal-places="2" number:min-integer-digits="1" number:grouping="true"/>
    </number:number-style>
    <number:number-style style:name="N92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929P2" style:volatile="true">
      <number:text>-</number:text>
      <number:number number:decimal-places="0" number:min-decimal-places="0" number:min-integer-digits="0"/>
      <number:text> </number:text>
    </number:number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0P0" style:volatile="true">
      <number:number number:decimal-places="2" number:min-decimal-places="2" number:min-integer-digits="1" number:grouping="true"/>
      <number:text> </number:text>
    </number:number-style>
    <number:number-style style:name="N930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930P2" style:volatile="true">
      <number:text>  - </number:text>
    </number:number-style>
    <number:text-style style:name="N930">
      <number:text-content/>
      <number:text> </number:text>
      <style:map style:condition="value()&gt;0" style:apply-style-name="N930P0"/>
      <style:map style:condition="value()&lt;0" style:apply-style-name="N930P1"/>
      <style:map style:condition="value()=0" style:apply-style-name="N930P2"/>
    </number:text-style>
    <number:number-style style:name="N931">
      <number:number number:decimal-places="0" number:min-decimal-places="0" number:min-integer-digits="1" number:grouping="true"/>
      <number:text> Birds</number:text>
    </number:number-style>
    <number:number-style style:name="N932P0" style:volatile="true">
      <number:number number:decimal-places="4" number:min-decimal-places="4" number:min-integer-digits="1" number:grouping="true"/>
    </number:number-style>
    <number:number-style style:name="N93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932P0"/>
    </number:number-style>
    <number:date-style style:name="N933">
      <number:text>24. </number:text>
      <number:month number:textual="true"/>
      <number:text>. </number:text>
      <number:year number:style="long"/>
    </number:date-style>
    <number:number-style style:name="N934">
      <number:text>30-</number:text>
      <number:number number:decimal-places="0" number:min-decimal-places="0" number:min-integer-digits="1"/>
      <number:text> Days</number:text>
    </number:number-style>
    <number:number-style style:name="N935">
      <number:number number:decimal-places="0" number:min-decimal-places="0" number:min-integer-digits="1"/>
      <number:text>+ Days</number:text>
    </number:number-style>
    <number:number-style style:name="N936">
      <number:number number:decimal-places="2" number:min-decimal-places="2" number:min-integer-digits="5"/>
    </number:number-style>
    <number:number-style style:name="N937">
      <number:text>11,</number:text>
    </number:number-style>
    <number:number-style style:name="N9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9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</number:text>
    </number:number-style>
    <number:number-style style:name="N9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938">
      <number:text> </number:text>
      <number:text-content/>
      <number:text> </number:text>
      <style:map style:condition="value()&gt;0" style:apply-style-name="N938P0"/>
      <style:map style:condition="value()&lt;0" style:apply-style-name="N938P1"/>
      <style:map style:condition="value()=0" style:apply-style-name="N938P2"/>
    </number:text-style>
    <number:number-style style:name="N939">
      <number:text>'</number:text>
    </number:number-style>
    <number:number-style style:name="N940">
      <number:number number:min-integer-digits="1"/>
      <number:text> Egg</number:text>
    </number:number-style>
    <number:date-style style:name="N941">
      <number:day number:style="long"/>
      <number:text>-</number:text>
      <number:month number:textual="true"/>
      <number:text> -</number:text>
      <number:year/>
    </number:date-style>
    <number:number-style style:name="N942P0" style:volatile="true">
      <number:number number:decimal-places="2" number:min-decimal-places="2" number:min-integer-digits="1" number:grouping="true"/>
      <number:text>       </number:text>
    </number:number-style>
    <number:number-style style:name="N94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942P2" style:volatile="true">
      <number:text>-</number:text>
      <number:number number:decimal-places="0" number:min-decimal-places="0" number:min-integer-digits="0"/>
      <number:text>       </number:text>
    </number:number-style>
    <number:text-style style:name="N942">
      <number:text-content/>
      <number:text> </number:text>
      <style:map style:condition="value()&gt;0" style:apply-style-name="N942P0"/>
      <style:map style:condition="value()&lt;0" style:apply-style-name="N942P1"/>
      <style:map style:condition="value()=0" style:apply-style-name="N942P2"/>
    </number:text-style>
    <number:date-style style:name="N943P0" style:volatile="true">
      <number:day/>
      <number:text>-</number:text>
      <number:month/>
      <number:text>-</number:text>
      <number:year number:style="long"/>
    </number:date-style>
    <number:text-style style:name="N943">
      <number:text-content/>
      <style:map style:condition="value()&lt;=1.7976931348623157E+308" style:apply-style-name="N943P0"/>
    </number:text-style>
    <number:number-style style:name="N944P0" style:volatile="true">
      <number:number number:decimal-places="2" number:min-decimal-places="2" number:min-integer-digits="1" number:grouping="true"/>
      <number:text> </number:text>
    </number:number-style>
    <number:number-style style:name="N944">
      <number:number number:decimal-places="2" number:min-decimal-places="2" number:min-integer-digits="1" number:grouping="true"/>
      <style:map style:condition="value()&gt;=0" style:apply-style-name="N944P0"/>
    </number:number-style>
    <number:number-style style:name="N945">
      <number:number number:decimal-places="0" number:min-decimal-places="0" number:min-integer-digits="1" number:grouping="true"/>
      <number:text>jjj</number:text>
    </number:number-style>
    <number:number-style style:name="N946P0" style:volatile="true">
      <number:number number:decimal-places="2" number:min-decimal-places="2" number:min-integer-digits="1" number:grouping="true"/>
      <number:text> F</number:text>
    </number:number-style>
    <number:number-style style:name="N946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946P0"/>
    </number:number-style>
    <number:number-style style:name="N947">
      <number:number number:decimal-places="10" number:min-decimal-places="10" number:min-integer-digits="0"/>
    </number:number-style>
    <number:number-style style:name="N948">
      <number:number number:min-integer-digits="1"/>
      <number:text> Pcs</number:text>
    </number:number-style>
    <number:date-style style:name="N949">
      <number:day-of-week/>
      <number:text> </number:text>
      <number:month number:textual="true"/>
      <number:text> </number:text>
      <number:day number:style="long"/>
      <number:text>, </number:text>
      <number:year/>
    </number:date-style>
    <number:number-style style:name="N950P0" style:volatile="true">
      <number:number number:decimal-places="3" number:min-decimal-places="3" number:min-integer-digits="1"/>
    </number:number-style>
    <number:number-style style:name="N950">
      <style:text-properties fo:color="#00ff00"/>
      <number:text>-</number:text>
      <number:number number:decimal-places="3" number:min-decimal-places="3" number:min-integer-digits="1"/>
      <style:map style:condition="value()&gt;=0" style:apply-style-name="N950P0"/>
    </number:number-style>
    <number:currency-style style:name="N951P0" style:volatile="true">
      <number:text>(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9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951P0"/>
    </number:currency-style>
    <number:number-style style:name="N952">
      <number:number number:decimal-places="0" number:min-decimal-places="0" number:min-integer-digits="1" number:grouping="true"/>
      <number:text> Birds, Dated 25</number:text>
    </number:number-style>
    <number:date-style style:name="N953">
      <number:month number:textual="true"/>
      <number:text>" YYYY</number:text>
    </number:date-style>
    <number:date-style style:name="N954">
      <number:month number:style="long"/>
      <number:text>/</number:text>
      <number:day number:style="long"/>
      <number:text>/</number:text>
      <number:year/>
      <number:text> No. 1723</number:text>
    </number:date-style>
    <number:number-style style:name="N955P0" style:volatile="true">
      <number:number number:decimal-places="6" number:min-decimal-places="6" number:min-integer-digits="1" number:grouping="true"/>
    </number:number-style>
    <number:number-style style:name="N955">
      <style:text-properties fo:color="#ff0000"/>
      <number:text>(</number:text>
      <number:number number:decimal-places="6" number:min-decimal-places="6" number:min-integer-digits="1" number:grouping="true"/>
      <number:text>)</number:text>
      <style:map style:condition="value()&gt;=0" style:apply-style-name="N955P0"/>
    </number:number-style>
    <number:number-style style:name="N956">
      <number:scientific-number number:decimal-places="13" number:min-decimal-places="13" number:min-integer-digits="1" number:min-exponent-digits="2" number:exponent-interval="1" number:forced-exponent-sign="true"/>
    </number:number-style>
    <number:date-style style:name="N957">
      <number:day number:style="long"/>
      <number:text>/</number:text>
      <number:month number:textual="true"/>
      <number:text> </number:text>
      <number:year/>
    </number:date-style>
    <number:number-style style:name="N958">
      <number:number number:decimal-places="0" number:min-decimal-places="0" number:min-integer-digits="1"/>
      <number:text> days</number:text>
    </number:number-style>
    <number:date-style style:name="N959">
      <number:text>jj</number:text>
      <number:year number:calendar="jewish"/>
      <number:text>wi</number:text>
      <number:seconds/>
      <number:hours/>
      <number:year number:calendar="jewish"/>
      <number:text>wi</number:text>
      <number:seconds/>
      <number:hours/>
      <number:day number:calendar="jewish"/>
      <number:text>-</number:text>
      <number:month number:calendar="jewish" number:textual="true"/>
      <number:text>-</number:text>
      <number:era number:calendar="jewish"/>
      <number:year number:calendar="jewish" number:style="long"/>
      <number:year number:calendar="jewish"/>
      <number:era number:calendar="jewish"/>
      <number:text>o</number:text>
      <number:year number:calendar="jewish" number:style="long"/>
      <number:text>ian</number:text>
      <number:year number:calendar="jewish"/>
    </number:date-style>
    <number:number-style style:name="N96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96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9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960">
      <number:text> </number:text>
      <number:text-content/>
      <number:text> </number:text>
      <style:map style:condition="value()&gt;0" style:apply-style-name="N960P0"/>
      <style:map style:condition="value()&lt;0" style:apply-style-name="N960P1"/>
      <style:map style:condition="value()=0" style:apply-style-name="N960P2"/>
    </number:text-style>
    <number:time-style style:name="N961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962">
      <number:month number:textual="true"/>
      <number:text> </number:text>
      <number:day/>
      <number:text>, </number:text>
      <number:year/>
      <number:text> (Flock No 96)</number:text>
    </number:date-style>
    <number:number-style style:name="N963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963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9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963">
      <number:text> </number:text>
      <number:text-content/>
      <number:text> </number:text>
      <style:map style:condition="value()&gt;0" style:apply-style-name="N963P0"/>
      <style:map style:condition="value()&lt;0" style:apply-style-name="N963P1"/>
      <style:map style:condition="value()=0" style:apply-style-name="N963P2"/>
    </number:text-style>
    <number:number-style style:name="N964">
      <number:number number:decimal-places="6" number:min-decimal-places="6" number:min-integer-digits="2"/>
    </number:number-style>
    <number:number-style style:name="N965P0" style:volatile="true">
      <number:number number:decimal-places="0" number:min-decimal-places="0" number:min-integer-digits="1" number:grouping="true"/>
      <number:text> € </number:text>
    </number:number-style>
    <number:number-style style:name="N96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965P2" style:volatile="true">
      <number:text> - € </number:text>
    </number:number-style>
    <number:text-style style:name="N965">
      <number:text-content/>
      <number:text> </number:text>
      <style:map style:condition="value()&gt;0" style:apply-style-name="N965P0"/>
      <style:map style:condition="value()&lt;0" style:apply-style-name="N965P1"/>
      <style:map style:condition="value()=0" style:apply-style-name="N965P2"/>
    </number:text-style>
    <number:text-style style:name="N966">
      <number:text>D-MM-YY</number:text>
      <number:text-content/>
    </number:text-style>
    <number:date-style style:name="N967">
      <number:month number:textual="true"/>
      <number:text> </number:text>
      <number:day/>
      <number:text>, </number:text>
      <number:year/>
      <number:text> (Flock No 102)</number:text>
    </number:date-style>
    <number:text-style style:name="N968">
      <number:text-content/>
      <number:text> Days</number:text>
    </number:text-style>
    <number:date-style style:name="N969">
      <number:day number:calendar="jewish" number:style="long"/>
      <number:text>-Au</number:text>
      <number:era number:calendar="jewish"/>
      <number:text> -</number:text>
      <number:year number:calendar="jewish"/>
    </number:date-style>
    <number:date-style style:name="N970">
      <number:month number:style="long" number:textual="true"/>
      <number:text> / </number:text>
      <number:year number:style="long"/>
    </number:date-style>
    <number:number-style style:name="N971">
      <number:number number:decimal-places="1" number:min-decimal-places="1" number:min-integer-digits="0" number:grouping="true"/>
      <number:text> MT</number:text>
    </number:number-style>
    <number:number-style style:name="N972P0" style:volatile="true">
      <number:number number:decimal-places="2" number:min-decimal-places="2" number:min-integer-digits="0" number:grouping="true"/>
      <number:text> </number:text>
    </number:number-style>
    <number:number-style style:name="N97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972P2" style:volatile="true">
      <number:text>-</number:text>
      <number:number number:decimal-places="0" number:min-decimal-places="0" number:min-integer-digits="0"/>
      <number:text> </number:text>
    </number:number-style>
    <number:text-style style:name="N972">
      <number:text-content/>
      <number:text> </number:text>
      <style:map style:condition="value()&gt;0" style:apply-style-name="N972P0"/>
      <style:map style:condition="value()&lt;0" style:apply-style-name="N972P1"/>
      <style:map style:condition="value()=0" style:apply-style-name="N972P2"/>
    </number:text-style>
    <number:number-style style:name="N973">
      <number:text>11,</number:text>
      <number:number number:min-integer-digits="1"/>
    </number:number-style>
    <number:number-style style:name="N974">
      <number:text>0 - </number:text>
      <number:number number:decimal-places="0" number:min-decimal-places="0" number:min-integer-digits="1"/>
      <number:text> Days</number:text>
    </number:number-style>
    <number:number-style style:name="N975">
      <number:text>258:</number:text>
    </number:number-style>
    <number:number-style style:name="N976">
      <number:number number:min-integer-digits="1"/>
      <number:text> MEAL</number:text>
    </number:number-style>
    <number:number-style style:name="N977P0" style:volatile="true">
      <number:number number:decimal-places="2" number:min-decimal-places="2" number:min-integer-digits="1" number:grouping="true"/>
      <number:text> €</number:text>
    </number:number-style>
    <number:number-style style:name="N97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977P0"/>
    </number:number-style>
    <number:date-style style:name="N978">
      <number:day number:style="long"/>
      <number:text> </number:text>
      <number:month number:style="long"/>
      <number:text>, </number:text>
      <number:year/>
    </number:date-style>
    <number:date-style style:name="N979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date-style style:name="N980">
      <number:day number:style="long"/>
      <number:text>,</number:text>
      <number:month number:style="long"/>
      <number:text>, </number:text>
      <number:year number:style="long"/>
    </number:date-style>
    <number:number-style style:name="N981">
      <number:number number:decimal-places="8" number:min-decimal-places="8" number:min-integer-digits="0"/>
    </number:number-style>
    <number:date-style style:name="N982">
      <number:month number:style="long" number:textual="true"/>
      <number:text>-16</number:text>
    </number:date-style>
    <number:date-style style:name="N983">
      <number:month number:style="long"/>
      <number:text>/</number:text>
      <number:day number:style="long"/>
      <number:text>/</number:text>
      <number:year/>
      <number:text> No. 1719</number:text>
    </number:date-style>
    <number:number-style style:name="N984P0" style:volatile="true">
      <number:number number:decimal-places="2" number:min-decimal-places="2" number:min-integer-digits="1" number:grouping="true"/>
      <number:text> </number:text>
    </number:number-style>
    <number:number-style style:name="N984P1" style:volatile="true">
      <number:number number:decimal-places="2" number:min-decimal-places="2" number:min-integer-digits="1" number:grouping="true"/>
      <number:text> </number:text>
    </number:number-style>
    <number:number-style style:name="N984P2" style:volatile="true">
      <number:text>-</number:text>
      <number:number number:decimal-places="0" number:min-decimal-places="0" number:min-integer-digits="0"/>
      <number:text> </number:text>
    </number:number-style>
    <number:text-style style:name="N984">
      <number:text-content/>
      <number:text> </number:text>
      <style:map style:condition="value()&gt;0" style:apply-style-name="N984P0"/>
      <style:map style:condition="value()&lt;0" style:apply-style-name="N984P1"/>
      <style:map style:condition="value()=0" style:apply-style-name="N984P2"/>
    </number:text-style>
    <number:number-style style:name="N985">
      <number:text>46 - </number:text>
      <number:number number:decimal-places="0" number:min-decimal-places="0" number:min-integer-digits="1"/>
      <number:text> Days</number:text>
    </number:number-style>
    <number:number-style style:name="N986">
      <number:number number:min-integer-digits="1"/>
      <number:text> days</number:text>
    </number:number-style>
    <number:number-style style:name="N987">
      <number:number number:min-integer-digits="1"/>
      <number:text> DAYS</number:text>
    </number:number-style>
    <number:currency-style style:name="N988P0" style:volatile="true">
      <number:currency-symbol number:language="ar" number:country="AE">د.إ‏</number:currency-symbol>
      <number:text> </number:text>
      <number:number number:decimal-places="2" number:min-decimal-places="2" number:min-integer-digits="1"/>
    </number:currency-style>
    <number:currency-style style:name="N988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/>
      <number:text>-</number:text>
      <style:map style:condition="value()&gt;=0" style:apply-style-name="N988P0"/>
    </number:currency-style>
    <number:number-style style:name="N989P0" style:volatile="true">
      <number:number number:decimal-places="0" number:min-decimal-places="0" number:min-integer-digits="1" number:grouping="true"/>
      <number:text> F</number:text>
    </number:number-style>
    <number:number-style style:name="N989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989P0"/>
    </number:number-style>
    <number:number-style style:name="N990">
      <number:number number:decimal-places="3" number:min-decimal-places="3" number:min-integer-digits="0"/>
    </number:number-style>
    <number:number-style style:name="N991P0" style:volatile="true">
      <number:number number:decimal-places="3" number:min-decimal-places="3" number:min-integer-digits="0"/>
    </number:number-style>
    <number:number-style style:name="N991">
      <style:text-properties fo:color="#ff0000"/>
      <number:text>-</number:text>
      <number:number number:decimal-places="3" number:min-decimal-places="3" number:min-integer-digits="0"/>
      <style:map style:condition="value()&gt;=0" style:apply-style-name="N991P0"/>
    </number:number-style>
    <number:number-style style:name="N992P0" style:volatile="true">
      <number:number number:decimal-places="1" number:min-decimal-places="1" number:min-integer-digits="1"/>
    </number:number-style>
    <number:number-style style:name="N992">
      <number:text>(</number:text>
      <number:number number:decimal-places="1" number:min-decimal-places="1" number:min-integer-digits="1"/>
      <number:text>)</number:text>
      <style:map style:condition="value()&gt;=0" style:apply-style-name="N992P0"/>
    </number:number-style>
    <number:currency-style style:name="N993P0" style:volatile="true">
      <number:number number:decimal-places="4" number:min-decimal-places="4" number:min-integer-digits="1" number:grouping="true"/>
      <number:text> </number:text>
      <number:currency-symbol>BDT</number:currency-symbol>
    </number:currency-style>
    <number:currency-style style:name="N99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BDT</number:currency-symbol>
      <style:map style:condition="value()&gt;=0" style:apply-style-name="N993P0"/>
    </number:currency-style>
    <number:number-style style:name="N994">
      <number:text>181 - </number:text>
      <number:number number:decimal-places="0" number:min-decimal-places="0" number:min-integer-digits="1"/>
      <number:text> Days</number:text>
    </number:number-style>
    <number:currency-style style:name="N995">
      <number:currency-symbol>BDT</number:currency-symbol>
      <number:text> </number:text>
      <number:number number:decimal-places="2" number:min-decimal-places="2" number:min-integer-digits="1" number:grouping="true"/>
    </number:currency-style>
    <number:number-style style:name="N996P0" style:volatile="true">
      <number:number number:decimal-places="3" number:min-decimal-places="3" number:min-integer-digits="1" number:grouping="true"/>
      <number:text> </number:text>
    </number:number-style>
    <number:number-style style:name="N996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996P2" style:volatile="true">
      <number:text>-</number:text>
      <number:number number:decimal-places="0" number:min-decimal-places="0" number:min-integer-digits="0"/>
      <number:text> </number:text>
    </number:number-style>
    <number:text-style style:name="N996">
      <number:text-content/>
      <number:text> </number:text>
      <style:map style:condition="value()&gt;0" style:apply-style-name="N996P0"/>
      <style:map style:condition="value()&lt;0" style:apply-style-name="N996P1"/>
      <style:map style:condition="value()=0" style:apply-style-name="N996P2"/>
    </number:text-style>
    <number:text-style style:name="N997">
      <number:text-content/>
      <number:text>pcs HE will sold as commercial</number:text>
    </number:text-style>
    <number:number-style style:name="N998P0" style:volatile="true">
      <number:number number:decimal-places="1" number:min-decimal-places="1" number:min-integer-digits="1" number:grouping="true"/>
      <number:text> </number:text>
    </number:number-style>
    <number:number-style style:name="N998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998P0"/>
    </number:number-style>
    <number:date-style style:name="N999">
      <number:month/>
      <number:text>／</number:text>
      <number:day/>
      <number:text>／</number:text>
      <number:year number:style="long"/>
    </number:date-style>
    <number:date-style style:name="N1000">
      <number:day number:style="long"/>
      <number:text>/</number:text>
      <number:month number:textual="true"/>
    </number:date-style>
    <number:currency-style style:name="N1001P0" style:volatile="true">
      <number:currency-symbol number:language="en" number:country="US">$</number:currency-symbol>
      <number:number number:decimal-places="13" number:min-decimal-places="13" number:min-integer-digits="1" number:grouping="true"/>
    </number:currency-style>
    <number:currency-style style:name="N1001">
      <style:text-properties fo:color="#ff0000"/>
      <number:text>-</number:text>
      <number:currency-symbol number:language="en" number:country="US">$</number:currency-symbol>
      <number:number number:decimal-places="13" number:min-decimal-places="13" number:min-integer-digits="1" number:grouping="true"/>
      <style:map style:condition="value()&gt;=0" style:apply-style-name="N1001P0"/>
    </number:currency-style>
    <number:date-style style:name="N1002">
      <number:month number:style="long"/>
      <number:text>/'16</number:text>
    </number:date-style>
    <number:number-style style:name="N1003P0" style:volatile="true">
      <number:number number:decimal-places="0" number:min-decimal-places="0" number:min-integer-digits="6"/>
    </number:number-style>
    <number:number-style style:name="N1003">
      <style:text-properties fo:color="#ff0000"/>
      <number:text>-</number:text>
      <number:number number:decimal-places="0" number:min-decimal-places="0" number:min-integer-digits="6"/>
      <style:map style:condition="value()&gt;=0" style:apply-style-name="N1003P0"/>
    </number:number-style>
    <number:number-style style:name="N1004P0" style:volatile="true">
      <number:number number:decimal-places="5" number:min-decimal-places="5" number:min-integer-digits="1"/>
    </number:number-style>
    <number:number-style style:name="N1004">
      <number:text>(</number:text>
      <number:number number:decimal-places="5" number:min-decimal-places="5" number:min-integer-digits="1"/>
      <number:text>)</number:text>
      <style:map style:condition="value()&gt;=0" style:apply-style-name="N1004P0"/>
    </number:number-style>
    <number:number-style style:name="N100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0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05">
      <number:text> </number:text>
      <number:text-content/>
      <number:text> </number:text>
      <style:map style:condition="value()&gt;0" style:apply-style-name="N1005P0"/>
      <style:map style:condition="value()&lt;0" style:apply-style-name="N1005P1"/>
      <style:map style:condition="value()=0" style:apply-style-name="N1005P2"/>
    </number:text-style>
    <number:number-style style:name="N1006P0" style:volatile="true">
      <number:number number:decimal-places="3" number:min-decimal-places="3" number:min-integer-digits="1" number:grouping="true"/>
    </number:number-style>
    <number:number-style style:name="N1006">
      <number:number number:decimal-places="3" number:min-decimal-places="3" number:min-integer-digits="1" number:grouping="true"/>
      <style:map style:condition="value()&gt;=0" style:apply-style-name="N1006P0"/>
    </number:number-style>
    <number:number-style style:name="N1007P0" style:volatile="true">
      <number:text>RM</number:text>
      <number:number number:decimal-places="2" number:min-decimal-places="2" number:min-integer-digits="1" number:grouping="true"/>
      <number:text> </number:text>
    </number:number-style>
    <number:number-style style:name="N1007">
      <style:text-properties fo:color="#ff0000"/>
      <number:text>(RM</number:text>
      <number:number number:decimal-places="2" number:min-decimal-places="2" number:min-integer-digits="1" number:grouping="true"/>
      <number:text>)</number:text>
      <style:map style:condition="value()&gt;=0" style:apply-style-name="N1007P0"/>
    </number:number-style>
    <number:currency-style style:name="N1008P0" style:volatile="true">
      <number:currency-symbol/>
      <number:number number:decimal-places="0" number:min-decimal-places="0" number:min-integer-digits="1"/>
    </number:currency-style>
    <number:currency-style style:name="N1008">
      <style:text-properties fo:color="#ff0000"/>
      <number:text>-</number:text>
      <number:currency-symbol/>
      <number:number number:decimal-places="0" number:min-decimal-places="0" number:min-integer-digits="1"/>
      <style:map style:condition="value()&gt;=0" style:apply-style-name="N1008P0"/>
    </number:currency-style>
    <number:date-style style:name="N1009">
      <number:day number:style="long"/>
      <number:text>,</number:text>
      <number:month number:textual="true"/>
    </number:date-style>
    <number:date-style style:name="N1010">
      <number:day-of-week number:style="long"/>
      <number:text>,  </number:text>
      <number:month number:textual="true"/>
      <number:text> </number:text>
      <number:day number:style="long"/>
    </number:date-style>
    <number:number-style style:name="N1011P0" style:volatile="true">
      <number:number number:decimal-places="0" number:min-decimal-places="0" number:min-integer-digits="1" number:grouping="true"/>
    </number:number-style>
    <number:number-style style:name="N101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011P2" style:volatile="true">
      <number:text>-</number:text>
      <number:number number:decimal-places="0" number:min-decimal-places="0" number:min-integer-digits="0"/>
      <number:text> </number:text>
    </number:number-style>
    <number:text-style style:name="N1011">
      <number:text-content/>
      <number:text> </number:text>
      <style:map style:condition="value()&gt;0" style:apply-style-name="N1011P0"/>
      <style:map style:condition="value()&lt;0" style:apply-style-name="N1011P1"/>
      <style:map style:condition="value()=0" style:apply-style-name="N1011P2"/>
    </number:text-style>
    <number:number-style style:name="N1012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012P1" style:volatile="true"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0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">
      <number:text-content/>
      <number:text> </number:text>
      <style:map style:condition="value()&gt;0" style:apply-style-name="N1012P0"/>
      <style:map style:condition="value()&lt;0" style:apply-style-name="N1012P1"/>
      <style:map style:condition="value()=0" style:apply-style-name="N1012P2"/>
    </number:text-style>
    <number:number-style style:name="N1013">
      <number:number number:decimal-places="0" number:min-decimal-places="0" number:min-integer-digits="1" number:grouping="true"/>
      <number:text> Kg</number:text>
    </number:number-style>
    <number:number-style style:name="N1014P0" style:volatile="true">
      <number:number number:decimal-places="0" number:min-decimal-places="0" number:min-integer-digits="1" number:grouping="true"/>
      <number:text> F</number:text>
    </number:number-style>
    <number:number-style style:name="N1014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14P0"/>
    </number:number-style>
    <number:currency-style style:name="N101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1015P1" style:volatile="true">
      <number:currency-symbol>€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1015">
      <number:currency-symbol>€</number:currency-symbol>
      <number:text>-</number:text>
      <number:number number:decimal-places="0" number:min-decimal-places="0" number:min-integer-digits="0"/>
      <number:text> </number:text>
      <style:map style:condition="value()&gt;0" style:apply-style-name="N1015P0"/>
      <style:map style:condition="value()&lt;0" style:apply-style-name="N1015P1"/>
    </number:currency-style>
    <number:number-style style:name="N1016">
      <number:text>£</number:text>
      <number:number number:decimal-places="0" number:min-decimal-places="0" number:min-integer-digits="1" number:grouping="true"/>
    </number:number-style>
    <number:number-style style:name="N1017P0" style:volatile="true">
      <number:text>£</number:text>
      <number:number number:decimal-places="0" number:min-decimal-places="0" number:min-integer-digits="1" number:grouping="true"/>
    </number:number-style>
    <number:number-style style:name="N1017">
      <number:text>-£</number:text>
      <number:number number:decimal-places="0" number:min-decimal-places="0" number:min-integer-digits="1" number:grouping="true"/>
      <style:map style:condition="value()&gt;=0" style:apply-style-name="N1017P0"/>
    </number:number-style>
    <number:number-style style:name="N1018">
      <number:number number:decimal-places="0" number:min-decimal-places="0" number:min-integer-digits="1" number:grouping="true"/>
      <number:text> Eggs</number:text>
    </number:number-style>
    <number:number-style style:name="N1019">
      <number:text>Female </number:text>
      <number:number number:decimal-places="0" number:min-decimal-places="0" number:min-integer-digits="1" number:grouping="true"/>
    </number:number-style>
    <number:number-style style:name="N1020">
      <number:text>11-July-12</number:text>
    </number:number-style>
    <number:number-style style:name="N1021P0" style:volatile="true">
      <number:number number:decimal-places="0" number:min-decimal-places="0" number:min-integer-digits="1" number:grouping="true"/>
    </number:number-style>
    <number:number-style style:name="N102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021P0"/>
    </number:number-style>
    <number:number-style style:name="N1022P0" style:volatile="true">
      <number:number number:decimal-places="0" number:min-decimal-places="0" number:min-integer-digits="1" number:grouping="true"/>
      <number:text> € </number:text>
    </number:number-style>
    <number:number-style style:name="N10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022P2" style:volatile="true">
      <number:text>- € </number:text>
    </number:number-style>
    <number:text-style style:name="N1022">
      <number:text-content/>
      <number:text> </number:text>
      <style:map style:condition="value()&gt;0" style:apply-style-name="N1022P0"/>
      <style:map style:condition="value()&lt;0" style:apply-style-name="N1022P1"/>
      <style:map style:condition="value()=0" style:apply-style-name="N1022P2"/>
    </number:text-style>
    <number:number-style style:name="N1023">
      <number:text>134</number:text>
    </number:number-style>
    <number:number-style style:name="N1024">
      <number:number number:decimal-places="0" number:min-decimal-places="0" number:min-integer-digits="14"/>
    </number:number-style>
    <number:number-style style:name="N1025P0" style:volatile="true">
      <number:number number:decimal-places="0" number:min-decimal-places="0" number:min-integer-digits="14"/>
    </number:number-style>
    <number:number-style style:name="N1025">
      <number:number number:decimal-places="0" number:min-decimal-places="0" number:min-integer-digits="14"/>
      <style:map style:condition="value()&gt;=0" style:apply-style-name="N1025P0"/>
    </number:number-style>
    <number:number-style style:name="N1026P0" style:volatile="true">
      <number:number number:decimal-places="12" number:min-decimal-places="2" number:min-integer-digits="1" number:decimal-replacement="" number:grouping="true"/>
    </number:number-style>
    <number:number-style style:name="N1026">
      <style:text-properties fo:color="#ff0000"/>
      <number:text>-</number:text>
      <number:number number:decimal-places="12" number:min-decimal-places="2" number:min-integer-digits="1" number:decimal-replacement="" number:grouping="true"/>
      <style:map style:condition="value()&gt;=0" style:apply-style-name="N1026P0"/>
    </number:number-style>
    <number:date-style style:name="N1027">
      <number:era number:calendar="jewish"/>
      <number:year number:calendar="jewish"/>
      <number:text>n</number:text>
      <number:year number:calendar="jewish" number:style="long"/>
      <number:year number:calendar="jewish"/>
      <number:text>a</number:text>
    </number:date-style>
    <number:number-style style:name="N1028">
      <number:number number:decimal-places="2" number:min-decimal-places="2" number:min-integer-digits="1" number:grouping="true"/>
      <number:text> Kg</number:text>
    </number:number-style>
    <number:text-style style:name="N1029">
      <number:text>0</number:text>
      <number:text-content/>
    </number:text-style>
    <number:time-style style:name="N1030P0" style:volatile="true">
      <number:hours/>
      <number:text>:</number:text>
      <number:minutes number:style="long"/>
      <number:text>:</number:text>
      <number:seconds number:style="long" number:decimal-places="3"/>
    </number:time-style>
    <number:text-style style:name="N1030">
      <number:text-content/>
      <style:map style:condition="value()&lt;=1.7976931348623157E+308" style:apply-style-name="N1030P0"/>
    </number:text-style>
    <number:date-style style:name="N1031">
      <number:month number:textual="true"/>
      <number:text> </number:text>
      <number:day/>
      <number:text>, </number:text>
      <number:year/>
      <number:text> (Flock No 103)</number:text>
    </number:date-style>
    <number:date-style style:name="N1032">
      <number:month number:style="long"/>
      <number:text>-</number:text>
      <number:day number:style="long"/>
      <number:text>-</number:text>
      <number:year number:style="long"/>
    </number:date-style>
    <number:number-style style:name="N1033">
      <number:number number:decimal-places="10" number:min-decimal-places="10" number:min-integer-digits="2"/>
    </number:number-style>
    <number:date-style style:name="N1034">
      <number:day/>
      <number:text> </number:text>
      <number:month number:textual="true"/>
      <number:text> </number:text>
      <number:year number:style="long"/>
    </number:date-style>
    <number:date-style style:name="N1035P0" style:volatile="true">
      <number:day/>
      <number:text> </number:text>
      <number:month number:textual="true"/>
      <number:text> </number:text>
      <number:year number:style="long"/>
    </number:date-style>
    <number:text-style style:name="N1035">
      <number:text-content/>
      <style:map style:condition="value()&lt;=1.7976931348623157E+308" style:apply-style-name="N1035P0"/>
    </number:text-style>
    <number:date-style style:name="N1036">
      <number:month number:textual="true"/>
      <number:text> </number:text>
      <number:day/>
      <number:text>, </number:text>
      <number:year/>
      <number:text> (Flock No 98)</number:text>
    </number:date-style>
    <number:number-style style:name="N1037">
      <number:number number:decimal-places="0" number:min-decimal-places="0" number:min-integer-digits="1" number:grouping="true"/>
      <number:text> pcs</number:text>
    </number:number-style>
    <number:date-style style:name="N1038">
      <number:text>Date: </number:text>
      <number:day number:style="long"/>
      <number:text>-</number:text>
      <number:month number:textual="true"/>
      <number:text>-</number:text>
      <number:year number:style="long"/>
    </number:date-style>
    <number:number-style style:name="N1039">
      <number:number number:decimal-places="0" number:min-decimal-places="0" number:min-integer-digits="17"/>
    </number:number-style>
    <number:number-style style:name="N1040P0" style:volatile="true">
      <number:number number:decimal-places="0" number:min-decimal-places="0" number:min-integer-digits="17"/>
    </number:number-style>
    <number:number-style style:name="N1040">
      <style:text-properties fo:color="#ff0000"/>
      <number:text>-</number:text>
      <number:number number:decimal-places="0" number:min-decimal-places="0" number:min-integer-digits="17"/>
      <style:map style:condition="value()&gt;=0" style:apply-style-name="N1040P0"/>
    </number:number-style>
    <number:date-style style:name="N1041">
      <number:month number:style="long"/>
      <number:text> </number:text>
      <number:day number:style="long"/>
      <number:year/>
    </number:date-style>
    <number:date-style style:name="N1042">
      <number:day-of-week number:style="long"/>
      <number:text> </number:text>
      <number:day number:style="long"/>
      <number:text> </number:text>
      <number:month number:textual="true"/>
      <number:text> </number:text>
      <number:year/>
    </number:date-style>
    <number:number-style style:name="N1043">
      <number:text>31-</number:text>
      <number:number number:decimal-places="0" number:min-decimal-places="0" number:min-integer-digits="1"/>
      <number:text> Days</number:text>
    </number:number-style>
    <number:number-style style:name="N1044">
      <number:number number:min-integer-digits="1"/>
      <number:text> /-</number:text>
    </number:number-style>
    <number:number-style style:name="N1045">
      <number:number number:decimal-places="0" number:min-decimal-places="0" number:min-integer-digits="1"/>
      <number:text>1</number:text>
    </number:number-style>
    <number:number-style style:name="N1046">
      <number:number number:decimal-places="0" number:min-decimal-places="0" number:min-integer-digits="1" number:grouping="true"/>
      <number:text> Birds, Dated 19</number:text>
    </number:number-style>
    <number:number-style style:name="N1047P0" style:volatile="true">
      <number:number number:decimal-places="0" number:min-decimal-places="0" number:min-integer-digits="0"/>
      <number:text>- </number:text>
    </number:number-style>
    <number:number-style style:name="N1047">
      <number:text>(</number:text>
      <number:number number:decimal-places="0" number:min-decimal-places="0" number:min-integer-digits="0"/>
      <number:text>)</number:text>
      <style:map style:condition="value()&gt;=0" style:apply-style-name="N1047P0"/>
    </number:number-style>
    <number:number-style style:name="N1048P0" style:volatile="true">
      <number:number number:decimal-places="3" number:min-decimal-places="3" number:min-integer-digits="1" number:grouping="true"/>
      <number:text>    </number:text>
    </number:number-style>
    <number:number-style style:name="N1048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1048P2" style:volatile="true">
      <number:text>-</number:text>
      <number:number number:decimal-places="0" number:min-decimal-places="0" number:min-integer-digits="0"/>
      <number:text>    </number:text>
    </number:number-style>
    <number:text-style style:name="N1048">
      <number:text-content/>
      <number:text> </number:text>
      <style:map style:condition="value()&gt;0" style:apply-style-name="N1048P0"/>
      <style:map style:condition="value()&lt;0" style:apply-style-name="N1048P1"/>
      <style:map style:condition="value()=0" style:apply-style-name="N1048P2"/>
    </number:text-style>
    <number:number-style style:name="N1049P0" style:volatile="true">
      <number:text> $</number:text>
      <number:number number:decimal-places="7" number:min-decimal-places="7" number:min-integer-digits="1" number:grouping="true"/>
      <number:text> </number:text>
    </number:number-style>
    <number:number-style style:name="N1049P1" style:volatile="true">
      <number:text> $(</number:text>
      <number:number number:decimal-places="7" number:min-decimal-places="7" number:min-integer-digits="1" number:grouping="true"/>
      <number:text>)</number:text>
    </number:number-style>
    <number:number-style style:name="N1049P2" style:volatile="true">
      <number:text> $-</number:text>
      <number:number number:decimal-places="0" number:min-decimal-places="0" number:min-integer-digits="0"/>
      <number:text> </number:text>
    </number:number-style>
    <number:text-style style:name="N1049">
      <number:text-content/>
      <number:text> </number:text>
      <style:map style:condition="value()&gt;0" style:apply-style-name="N1049P0"/>
      <style:map style:condition="value()&lt;0" style:apply-style-name="N1049P1"/>
      <style:map style:condition="value()=0" style:apply-style-name="N1049P2"/>
    </number:text-style>
    <number:date-style style:name="N1050">
      <number:day-of-week number:style="long"/>
      <number:text>, </number:text>
      <number:month number:textual="true"/>
      <number:text> </number:text>
      <number:day/>
      <number:text>, </number:text>
      <number:year number:style="long"/>
    </number:date-style>
    <number:number-style style:name="N1051P0" style:volatile="true">
      <number:number number:decimal-places="3" number:min-decimal-places="3" number:min-integer-digits="1"/>
    </number:number-style>
    <number:number-style style:name="N1051">
      <style:text-properties fo:color="#ff00ff"/>
      <number:text>-</number:text>
      <number:number number:decimal-places="3" number:min-decimal-places="3" number:min-integer-digits="1"/>
      <style:map style:condition="value()&gt;=0" style:apply-style-name="N1051P0"/>
    </number:number-style>
    <number:number-style style:name="N105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0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53">
      <number:text> </number:text>
      <number:text-content/>
      <number:text> </number:text>
      <style:map style:condition="value()&gt;0" style:apply-style-name="N1053P0"/>
      <style:map style:condition="value()&lt;0" style:apply-style-name="N1053P1"/>
      <style:map style:condition="value()=0" style:apply-style-name="N1053P2"/>
    </number:text-style>
    <number:number-style style:name="N1054">
      <number:text>J </number:text>
      <number:number number:decimal-places="0" number:min-decimal-places="0" number:min-integer-digits="1"/>
    </number:number-style>
    <number:number-style style:name="N1055">
      <number:scientific-number number:decimal-places="11" number:min-decimal-places="11" number:min-integer-digits="1" number:min-exponent-digits="2" number:exponent-interval="1" number:forced-exponent-sign="true"/>
    </number:number-style>
    <number:percentage-style style:name="N1056">
      <number:number number:decimal-places="4" number:min-decimal-places="4" number:min-integer-digits="0"/>
      <number:text>%</number:text>
    </number:percentage-style>
    <number:percentage-style style:name="N1057P0" style:volatile="true">
      <number:number number:decimal-places="4" number:min-decimal-places="4" number:min-integer-digits="0"/>
      <number:text>%</number:text>
    </number:percentage-style>
    <number:percentage-style style:name="N1057">
      <style:text-properties fo:color="#ff0000"/>
      <number:text>-</number:text>
      <number:number number:decimal-places="4" number:min-decimal-places="4" number:min-integer-digits="0"/>
      <number:text>%</number:text>
      <style:map style:condition="value()&gt;=0" style:apply-style-name="N1057P0"/>
    </number:percentage-style>
    <number:date-style style:name="N1058P0" style:volatile="true">
      <number:month/>
      <number:text>/</number:text>
      <number:day/>
      <number:text>/</number:text>
      <number:year number:style="long"/>
    </number:date-style>
    <number:text-style style:name="N1058">
      <number:text-content/>
      <style:map style:condition="value()&lt;=1.7976931348623157E+308" style:apply-style-name="N1058P0"/>
    </number:text-style>
    <number:currency-style style:name="N1059P0" style:volatile="true">
      <number:currency-symbol number:language="sw" number:country="TZ">TSh</number:currency-symbol>
      <number:number number:decimal-places="2" number:min-decimal-places="2" number:min-integer-digits="1" number:grouping="true"/>
    </number:currency-style>
    <number:currency-style style:name="N1059">
      <style:text-properties fo:color="#ff0000"/>
      <number:text>-</number:text>
      <number:currency-symbol number:language="sw" number:country="TZ">TSh</number:currency-symbol>
      <number:number number:decimal-places="2" number:min-decimal-places="2" number:min-integer-digits="1" number:grouping="true"/>
      <style:map style:condition="value()&gt;=0" style:apply-style-name="N1059P0"/>
    </number:currency-style>
    <number:date-style style:name="N1060">
      <number:month number:style="long"/>
      <number:text>.</number:text>
      <number:day number:style="long"/>
      <number:text>. </number:text>
      <number:year number:style="long"/>
    </number:date-style>
    <number:number-style style:name="N1061">
      <number:number number:decimal-places="0" number:min-decimal-places="0" number:min-integer-digits="1" number:grouping="true"/>
      <number:text> Birds, Dated 21</number:text>
    </number:number-style>
    <number:number-style style:name="N1062">
      <number:text>01-</number:text>
      <number:number number:decimal-places="0" number:min-decimal-places="0" number:min-integer-digits="1"/>
      <number:text> Days</number:text>
    </number:number-style>
    <number:date-style style:name="N1063">
      <number:month number:textual="true"/>
      <number:text>.</number:text>
      <number:day number:style="long"/>
      <number:text>. </number:text>
      <number:year number:style="long"/>
    </number:date-style>
    <number:number-style style:name="N1064">
      <number:number number:decimal-places="0" number:min-decimal-places="0" number:min-integer-digits="1" number:grouping="true"/>
      <number:text> Birds, Dated 10</number:text>
    </number:number-style>
    <number:number-style style:name="N1065">
      <number:number number:decimal-places="2" number:min-decimal-places="2" number:min-integer-digits="1"/>
      <number:text>C</number:text>
    </number:number-style>
    <number:number-style style:name="N1066P0" style:volatile="true">
      <number:number number:decimal-places="1" number:min-decimal-places="1" number:min-integer-digits="1" number:grouping="true"/>
      <number:text> F </number:text>
    </number:number-style>
    <number:number-style style:name="N1066P1" style:volatile="true">
      <number:text>-</number:text>
      <number:number number:decimal-places="1" number:min-decimal-places="1" number:min-integer-digits="1" number:grouping="true"/>
      <number:text> F </number:text>
    </number:number-style>
    <number:number-style style:name="N1066P2" style:volatile="true">
      <number:text>-</number:text>
      <number:number number:decimal-places="0" number:min-decimal-places="0" number:min-integer-digits="0"/>
      <number:text> F </number:text>
    </number:number-style>
    <number:text-style style:name="N1066">
      <number:text-content/>
      <number:text> </number:text>
      <style:map style:condition="value()&gt;0" style:apply-style-name="N1066P0"/>
      <style:map style:condition="value()&lt;0" style:apply-style-name="N1066P1"/>
      <style:map style:condition="value()=0" style:apply-style-name="N1066P2"/>
    </number:text-style>
    <number:number-style style:name="N1067P0" style:volatile="true">
      <number:text>£</number:text>
      <number:number number:decimal-places="0" number:min-decimal-places="0" number:min-integer-digits="1" number:grouping="true"/>
    </number:number-style>
    <number:number-style style:name="N106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067P0"/>
    </number:number-style>
    <number:date-style style:name="N1068">
      <number:day/>
      <number:text>- </number:text>
      <number:month number:textual="true"/>
      <number:text>-</number:text>
      <number:year/>
    </number:date-style>
    <number:date-style style:name="N1069">
      <number:day/>
      <number:text>. </number:text>
      <number:month number:style="long"/>
      <number:text>. </number:text>
      <number:year/>
    </number:date-style>
    <number:date-style style:name="N1070">
      <number:day/>
      <number:text>/</number:text>
      <number:month/>
      <number:text>/</number:text>
      <number:year/>
      <number:text>, </number:text>
      <number:hours/>
      <number:text>:</number:text>
      <number:minutes number:style="long"/>
      <number:text> a</number:text>
    </number:date-style>
    <number:time-style style:name="N1071">
      <number:am-pm/>
    </number:time-style>
    <number:percentage-style style:name="N1072">
      <number:number number:decimal-places="3" number:min-decimal-places="3" number:min-integer-digits="0"/>
      <number:text>%</number:text>
    </number:percentage-style>
    <number:percentage-style style:name="N1073P0" style:volatile="true">
      <number:number number:decimal-places="3" number:min-decimal-places="3" number:min-integer-digits="0"/>
      <number:text>%</number:text>
    </number:percentage-style>
    <number:percentage-style style:name="N1073">
      <style:text-properties fo:color="#ff0000"/>
      <number:text>-</number:text>
      <number:number number:decimal-places="3" number:min-decimal-places="3" number:min-integer-digits="0"/>
      <number:text>%</number:text>
      <style:map style:condition="value()&gt;=0" style:apply-style-name="N1073P0"/>
    </number:percentage-style>
    <number:date-style style:name="N1074">
      <number:month number:style="long"/>
      <number:text>/</number:text>
      <number:day number:style="long"/>
      <number:text>/Y</number:text>
    </number:date-style>
    <number:number-style style:name="N107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075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0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5">
      <number:text> </number:text>
      <number:text-content/>
      <number:text> </number:text>
      <style:map style:condition="value()&gt;0" style:apply-style-name="N1075P0"/>
      <style:map style:condition="value()&lt;0" style:apply-style-name="N1075P1"/>
      <style:map style:condition="value()=0" style:apply-style-name="N1075P2"/>
    </number:text-style>
    <number:date-style style:name="N1076">
      <number:day/>
      <number:text>. </number:text>
      <number:month number:textual="true"/>
      <number:text> </number:text>
      <number:year number:style="long"/>
    </number:date-style>
    <number:number-style style:name="N107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078">
      <number:number number:decimal-places="0" number:min-decimal-places="0" number:min-integer-digits="1" number:grouping="true"/>
      <number:text> Birds, Dated 6</number:text>
    </number:number-style>
    <number:date-style style:name="N1079">
      <number:day number:style="long"/>
      <number:text>-</number:text>
      <number:month number:textual="true"/>
      <number:text> - </number:text>
      <number:year/>
    </number:date-style>
    <number:number-style style:name="N10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80">
      <number:text> </number:text>
      <number:text-content/>
      <number:text> </number:text>
      <style:map style:condition="value()&gt;0" style:apply-style-name="N1080P0"/>
      <style:map style:condition="value()&lt;0" style:apply-style-name="N1080P1"/>
      <style:map style:condition="value()=0" style:apply-style-name="N1080P2"/>
    </number:text-style>
    <number:number-style style:name="N1081">
      <number:number number:decimal-places="9" number:min-decimal-places="9" number:min-integer-digits="0"/>
    </number:number-style>
    <number:number-style style:name="N1082">
      <number:number number:decimal-places="1" number:min-decimal-places="1" number:min-integer-digits="4"/>
    </number:number-style>
    <number:number-style style:name="N1083">
      <number:number number:decimal-places="0" number:min-decimal-places="0" number:min-integer-digits="1" number:grouping="true"/>
      <number:text> Birds, Dated 20</number:text>
    </number:number-style>
    <number:date-style style:name="N1084">
      <number:day/>
      <number:text>- </number:text>
      <number:month number:textual="true"/>
      <number:text>-19</number:text>
    </number:date-style>
    <number:number-style style:name="N1085P0" style:volatile="true">
      <number:number number:decimal-places="1" number:min-decimal-places="1" number:min-integer-digits="1" number:grouping="true"/>
      <number:text> </number:text>
    </number:number-style>
    <number:number-style style:name="N108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85P0"/>
    </number:number-style>
    <number:date-style style:name="N1086">
      <number:day number:style="long"/>
      <number:text>. </number:text>
      <number:month number:textual="true"/>
      <number:text> </number:text>
      <number:year/>
    </number:date-style>
    <number:percentage-style style:name="N1087">
      <number:text>(</number:text>
      <number:number number:decimal-places="2" number:min-decimal-places="2" number:min-integer-digits="1"/>
      <number:text>)%</number:text>
    </number:percentage-style>
    <number:date-style style:name="N1088">
      <number:month number:style="long"/>
      <number:text>,</number:text>
      <number:day number:style="long"/>
      <number:text>,</number:text>
      <number:year number:style="long"/>
    </number:date-style>
    <number:number-style style:name="N1089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9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89P2" style:volatile="true">
      <number:text> ฿</number:text>
      <number:fill-character> </number:fill-character>
      <number:text>- </number:text>
    </number:number-style>
    <number:text-style style:name="N1089">
      <number:text> </number:text>
      <number:text-content/>
      <number:text> </number:text>
      <style:map style:condition="value()&gt;0" style:apply-style-name="N1089P0"/>
      <style:map style:condition="value()&lt;0" style:apply-style-name="N1089P1"/>
      <style:map style:condition="value()=0" style:apply-style-name="N1089P2"/>
    </number:text-style>
    <number:date-style style:name="N1090">
      <number:month number:textual="true"/>
      <number:text> </number:text>
      <number:day number:style="long"/>
      <number:text>, </number:text>
      <number:day-of-week number:style="long"/>
      <number:text>, , </number:text>
      <number:year number:style="long"/>
    </number:date-style>
    <number:text-style style:name="N1091">
      <number:text-content/>
      <number:text>Pcs HE will sold as Commercial</number:text>
    </number:text-style>
    <number:percentage-style style:name="N1092">
      <number:number number:decimal-places="2" number:min-decimal-places="2" number:min-integer-digits="0"/>
      <number:text>%</number:text>
    </number:percentage-style>
    <number:percentage-style style:name="N1093P0" style:volatile="true">
      <number:number number:decimal-places="2" number:min-decimal-places="2" number:min-integer-digits="0"/>
      <number:text>%</number:text>
    </number:percentage-style>
    <number:percentage-style style:name="N1093">
      <style:text-properties fo:color="#ff0000"/>
      <number:text>-</number:text>
      <number:number number:decimal-places="2" number:min-decimal-places="2" number:min-integer-digits="0"/>
      <number:text>%</number:text>
      <style:map style:condition="value()&gt;=0" style:apply-style-name="N1093P0"/>
    </number:percentage-style>
    <number:date-style style:name="N1094">
      <number:month number:style="long" number:textual="true"/>
      <number:text> , </number:text>
      <number:year/>
    </number:date-style>
    <number:number-style style:name="N1095">
      <number:number number:decimal-places="0" number:min-decimal-places="0" number:min-integer-digits="1" number:grouping="true"/>
      <number:text> Birds, Dated 1</number:text>
    </number:number-style>
    <number:date-style style:name="N1096">
      <number:text>Y</number:text>
      <number:year number:calendar="jewish"/>
      <number:text>a</number:text>
      <number:year number:calendar="jewish" number:style="long"/>
      <number:text>,</number:text>
      <number:month number:calendar="jewish"/>
      <number:text>ont</number:text>
      <number:hours/>
      <number:text>,</number:text>
      <number:day number:calendar="jewish"/>
      <number:text>ay</number:text>
    </number:date-style>
    <number:number-style style:name="N1097P0" style:volatile="true">
      <number:number number:decimal-places="1" number:min-decimal-places="1" number:min-integer-digits="1" number:grouping="true"/>
      <number:text>   </number:text>
    </number:number-style>
    <number:number-style style:name="N1097">
      <number:text>-</number:text>
      <number:number number:decimal-places="1" number:min-decimal-places="1" number:min-integer-digits="1" number:grouping="true"/>
      <number:text>   </number:text>
      <style:map style:condition="value()&gt;=0" style:apply-style-name="N1097P0"/>
    </number:number-style>
    <number:number-style style:name="N1098">
      <number:number number:decimal-places="0" number:min-decimal-places="0" number:min-integer-digits="1" number:grouping="true"/>
      <number:text> Birds, Dated 18</number:text>
    </number:number-style>
    <number:date-style style:name="N1099">
      <number:day number:style="long"/>
      <number:text>. </number:text>
      <number:month number:style="long" number:textual="true"/>
      <number:text> </number:text>
      <number:year number:style="long"/>
    </number:date-style>
    <number:number-style style:name="N1100P0" style:volatile="true">
      <number:text>BDT</number:text>
      <number:number number:decimal-places="2" number:min-decimal-places="2" number:min-integer-digits="1" number:grouping="true"/>
    </number:number-style>
    <number:number-style style:name="N1100">
      <number:text>-BDT</number:text>
      <number:number number:decimal-places="2" number:min-decimal-places="2" number:min-integer-digits="1" number:grouping="true"/>
      <style:map style:condition="value()&gt;=0" style:apply-style-name="N1100P0"/>
    </number:number-style>
    <number:number-style style:name="N1101">
      <number:fraction number:min-integer-digits="0" number:min-numerator-digits="2" loext:max-numerator-digits="2" number:denominator-value="10"/>
    </number:number-style>
    <number:number-style style:name="N1102P0" style:volatile="true">
      <number:number number:decimal-places="1" number:min-decimal-places="1" number:min-integer-digits="1" number:grouping="true"/>
      <number:text>   </number:text>
    </number:number-style>
    <number:number-style style:name="N1102">
      <style:text-properties fo:color="#ff0000"/>
      <number:text>-</number:text>
      <number:number number:decimal-places="1" number:min-decimal-places="1" number:min-integer-digits="1" number:grouping="true"/>
      <number:text>   </number:text>
      <style:map style:condition="value()&gt;=0" style:apply-style-name="N1102P0"/>
    </number:number-style>
    <number:number-style style:name="N1103P0" style:volatile="true">
      <number:number number:decimal-places="2" number:min-decimal-places="2" number:min-integer-digits="1" number:grouping="true"/>
      <number:text>    </number:text>
    </number:number-style>
    <number:number-style style:name="N110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03P2" style:volatile="true">
      <number:text>-</number:text>
      <number:number number:decimal-places="0" number:min-decimal-places="0" number:min-integer-digits="0"/>
      <number:text>    </number:text>
    </number:number-style>
    <number:text-style style:name="N1103">
      <number:text-content/>
      <number:text> </number:text>
      <style:map style:condition="value()&gt;0" style:apply-style-name="N1103P0"/>
      <style:map style:condition="value()&lt;0" style:apply-style-name="N1103P1"/>
      <style:map style:condition="value()=0" style:apply-style-name="N1103P2"/>
    </number:text-style>
    <number:date-style style:name="N1104">
      <number:day/>
      <number:text> May </number:text>
      <number:year/>
    </number:date-style>
    <number:percentage-style style:name="N1105">
      <number:number number:decimal-places="1" number:min-decimal-places="1" number:min-integer-digits="0"/>
      <number:text>%</number:text>
    </number:percentage-style>
    <number:percentage-style style:name="N1106P0" style:volatile="true">
      <number:number number:decimal-places="1" number:min-decimal-places="1" number:min-integer-digits="0"/>
      <number:text>%</number:text>
    </number:percentage-style>
    <number:percentage-style style:name="N1106">
      <style:text-properties fo:color="#ff0000"/>
      <number:text>-</number:text>
      <number:number number:decimal-places="1" number:min-decimal-places="1" number:min-integer-digits="0"/>
      <number:text>%</number:text>
      <style:map style:condition="value()&gt;=0" style:apply-style-name="N1106P0"/>
    </number:percentage-style>
    <number:date-style style:name="N1107">
      <number:day-of-week/>
      <number:text> </number:text>
      <number:day number:style="long"/>
      <number:text>.</number:text>
      <number:month number:style="long"/>
      <number:text>,</number:text>
      <number:year/>
    </number:date-style>
    <number:date-style style:name="N1108">
      <number:day number:style="long"/>
      <number:text>- </number:text>
      <number:month number:textual="true"/>
      <number:text>- </number:text>
      <number:year number:style="long"/>
    </number:date-style>
    <number:number-style style:name="N1109">
      <number:number number:decimal-places="0" number:min-decimal-places="0" number:min-integer-digits="1" number:grouping="true"/>
      <number:text> Birds, Dated 3</number:text>
    </number:number-style>
    <number:percentage-style style:name="N1110P0" style:volatile="true">
      <number:number number:decimal-places="2" number:min-decimal-places="2" number:min-integer-digits="1"/>
      <number:text>%</number:text>
    </number:percentage-style>
    <number:percentage-style style:name="N1110">
      <style:text-properties fo:color="#ff0000"/>
      <number:text>%</number:text>
      <style:map style:condition="value()&gt;=0" style:apply-style-name="N1110P0"/>
    </number:percentage-style>
    <number:number-style style:name="N1111">
      <number:text>1</number:text>
    </number:number-style>
    <number:currency-style style:name="N1112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112"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112P0"/>
    </number:currency-style>
    <number:date-style style:name="N1113">
      <number:day/>
      <number:text>. </number:text>
      <number:month number:textual="true"/>
      <number:text>. YY</number:text>
    </number:date-style>
    <number:number-style style:name="N1114">
      <number:number number:decimal-places="0" number:min-decimal-places="0" number:min-integer-digits="1" number:grouping="true"/>
      <number:text> Birds, Dated 28</number:text>
    </number:number-style>
    <number:date-style style:name="N1115">
      <number:text>'</number:text>
      <number:month/>
      <number:text>T</number:text>
    </number:date-style>
    <number:number-style style:name="N1116P0" style:volatile="true">
      <number:number number:decimal-places="3" number:min-decimal-places="3" number:min-integer-digits="1"/>
    </number:number-style>
    <number:number-style style:name="N1116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116P0"/>
    </number:number-style>
    <number:number-style style:name="N1117">
      <number:number number:decimal-places="4" number:min-decimal-places="4" number:min-integer-digits="7"/>
    </number:number-style>
    <number:number-style style:name="N1118P0" style:volatile="true">
      <number:number number:decimal-places="0" number:min-decimal-places="0" number:min-integer-digits="2" number:grouping="true"/>
    </number:number-style>
    <number:number-style style:name="N1118">
      <style:text-properties fo:color="#ff0000"/>
      <number:text>-</number:text>
      <number:number number:decimal-places="0" number:min-decimal-places="0" number:min-integer-digits="2" number:grouping="true"/>
      <style:map style:condition="value()&gt;=0" style:apply-style-name="N1118P0"/>
    </number:number-style>
    <number:number-style style:name="N1119">
      <number:number number:decimal-places="0" number:min-decimal-places="0" number:min-integer-digits="1" number:grouping="true"/>
      <number:text> Birds, Dated 15</number:text>
    </number:number-style>
    <number:number-style style:name="N112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12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120P2" style:volatile="true">
      <number:text> $-</number:text>
      <number:number number:decimal-places="0" number:min-decimal-places="0" number:min-integer-digits="0"/>
      <number:text> </number:text>
    </number:number-style>
    <number:text-style style:name="N1120">
      <number:text-content/>
      <number:text> </number:text>
      <style:map style:condition="value()&gt;0" style:apply-style-name="N1120P0"/>
      <style:map style:condition="value()&lt;0" style:apply-style-name="N1120P1"/>
      <style:map style:condition="value()=0" style:apply-style-name="N1120P2"/>
    </number:text-style>
    <number:number-style style:name="N1121">
      <number:number number:decimal-places="0" number:min-decimal-places="0" number:min-integer-digits="1" number:grouping="true"/>
      <number:text> X</number:text>
    </number:number-style>
    <number:date-style style:name="N1122P0" style:volatile="true">
      <number:day/>
      <number:text>.</number:text>
      <number:month/>
      <number:text>.</number:text>
      <number:year number:style="long"/>
    </number:date-style>
    <number:text-style style:name="N1122">
      <number:text-content/>
      <style:map style:condition="value()&lt;=1.7976931348623157E+308" style:apply-style-name="N1122P0"/>
    </number:text-style>
    <number:date-style style:name="N1123">
      <number:month number:textual="true"/>
      <number:text> </number:text>
      <number:day/>
      <number:text>, </number:text>
      <number:year/>
      <number:text> (Flock No 97)</number:text>
    </number:date-style>
    <number:number-style style:name="N112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4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2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4">
      <number:text-content/>
      <number:text> </number:text>
      <style:map style:condition="value()&gt;0" style:apply-style-name="N1124P0"/>
      <style:map style:condition="value()&lt;0" style:apply-style-name="N1124P1"/>
      <style:map style:condition="value()=0" style:apply-style-name="N1124P2"/>
    </number:text-style>
    <number:percentage-style style:name="N1125">
      <number:number number:decimal-places="0" number:min-decimal-places="0" number:min-integer-digits="1" number:grouping="true"/>
      <number:text>%</number:text>
    </number:percentage-style>
    <number:percentage-style style:name="N1126P0" style:volatile="true">
      <number:number number:decimal-places="0" number:min-decimal-places="0" number:min-integer-digits="1" number:grouping="true"/>
      <number:text>%</number:text>
    </number:percentage-style>
    <number:percentage-style style:name="N112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126P0"/>
    </number:percentage-style>
    <number:date-style style:name="N1127">
      <number:day/>
      <number:text>,</number:text>
      <number:month number:style="long"/>
      <number:text>, </number:text>
      <number:year/>
    </number:date-style>
    <number:currency-style style:name="N1128P0" style:volatile="true">
      <number:currency-symbol number:language="en" number:country="US">$</number:currency-symbol>
      <number:number number:decimal-places="14" number:min-decimal-places="14" number:min-integer-digits="1" number:grouping="true"/>
    </number:currency-style>
    <number:currency-style style:name="N1128">
      <style:text-properties fo:color="#ff0000"/>
      <number:text>-</number:text>
      <number:currency-symbol number:language="en" number:country="US">$</number:currency-symbol>
      <number:number number:decimal-places="14" number:min-decimal-places="14" number:min-integer-digits="1" number:grouping="true"/>
      <style:map style:condition="value()&gt;=0" style:apply-style-name="N1128P0"/>
    </number:currency-style>
    <number:number-style style:name="N1129">
      <number:number number:decimal-places="6" number:min-decimal-places="6" number:min-integer-digits="7"/>
    </number:number-style>
    <number:date-style style:name="N1130">
      <number:month number:style="long"/>
      <number:text> </number:text>
      <number:day number:style="long"/>
      <number:text>, </number:text>
      <number:year/>
    </number:date-style>
    <number:number-style style:name="N1131">
      <number:scientific-number number:decimal-places="10" number:min-decimal-places="10" number:min-integer-digits="1" number:min-exponent-digits="2" number:exponent-interval="1" number:forced-exponent-sign="true"/>
    </number:number-style>
    <number:date-style style:name="N1132">
      <number:day number:style="long"/>
      <number:text>/</number:text>
      <number:day number:style="long"/>
      <number:text>/</number:text>
      <number:year/>
    </number:date-style>
    <number:number-style style:name="N1133">
      <number:scientific-number number:decimal-places="9" number:min-decimal-places="9" number:min-integer-digits="1" number:min-exponent-digits="2" number:exponent-interval="1" number:forced-exponent-sign="true"/>
    </number:number-style>
    <number:date-style style:name="N1134">
      <number:year/>
      <number:text>/</number:text>
      <number:day number:style="long"/>
      <number:text>/</number:text>
      <number:month number:style="long"/>
    </number:date-style>
    <number:number-style style:name="N113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36P0" style:volatile="true">
      <number:number number:decimal-places="0" number:min-decimal-places="0" number:min-integer-digits="1" number:grouping="true"/>
      <number:text> DM </number:text>
    </number:number-style>
    <number:number-style style:name="N1136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136P2" style:volatile="true">
      <number:text>- DM </number:text>
    </number:number-style>
    <number:text-style style:name="N1136">
      <number:text-content/>
      <number:text> </number:text>
      <style:map style:condition="value()&gt;0" style:apply-style-name="N1136P0"/>
      <style:map style:condition="value()&lt;0" style:apply-style-name="N1136P1"/>
      <style:map style:condition="value()=0" style:apply-style-name="N1136P2"/>
    </number:text-style>
    <number:number-style style:name="N1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8P0" style:volatile="true">
      <number:number number:decimal-places="2" number:min-decimal-places="2" number:min-integer-digits="1" number:grouping="true"/>
    </number:number-style>
    <number:number-style style:name="N1138">
      <number:text>(-</number:text>
      <number:number number:decimal-places="2" number:min-decimal-places="2" number:min-integer-digits="1" number:grouping="true"/>
      <number:text>)</number:text>
      <style:map style:condition="value()&gt;=0" style:apply-style-name="N1138P0"/>
    </number:number-style>
    <number:number-style style:name="N113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40P0" style:volatile="true">
      <number:text>($</number:text>
      <number:number number:decimal-places="2" number:min-decimal-places="2" number:min-integer-digits="1" number:grouping="true"/>
      <number:text> </number:text>
    </number:number-style>
    <number:number-style style:name="N1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0P0"/>
    </number:number-style>
    <number:number-style style:name="N1141P0" style:volatile="true">
      <number:number number:decimal-places="0" number:min-decimal-places="0" number:min-integer-digits="1"/>
      <number:text> </number:text>
    </number:number-style>
    <number:number-style style:name="N114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141P0"/>
    </number:number-style>
    <number:number-style style:name="N1142P0" style:volatile="true">
      <number:number number:decimal-places="10" number:min-decimal-places="10" number:min-integer-digits="1" number:grouping="true"/>
    </number:number-style>
    <number:number-style style:name="N1142">
      <number:text>(</number:text>
      <number:number number:decimal-places="10" number:min-decimal-places="10" number:min-integer-digits="1" number:grouping="true"/>
      <number:text>)</number:text>
      <style:map style:condition="value()&gt;=0" style:apply-style-name="N1142P0"/>
    </number:number-style>
    <number:number-style style:name="N1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3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3">
      <number:text-content/>
      <number:text> </number:text>
      <style:map style:condition="value()&gt;0" style:apply-style-name="N1143P0"/>
      <style:map style:condition="value()&lt;0" style:apply-style-name="N1143P1"/>
      <style:map style:condition="value()=0" style:apply-style-name="N1143P2"/>
    </number:text-style>
    <number:number-style style:name="N1144P0" style:volatile="true">
      <number:text> $</number:text>
      <number:number number:decimal-places="6" number:min-decimal-places="6" number:min-integer-digits="1" number:grouping="true"/>
      <number:text> </number:text>
    </number:number-style>
    <number:number-style style:name="N1144P1" style:volatile="true">
      <number:text> $(</number:text>
      <number:number number:decimal-places="6" number:min-decimal-places="6" number:min-integer-digits="1" number:grouping="true"/>
      <number:text>)</number:text>
    </number:number-style>
    <number:number-style style:name="N1144P2" style:volatile="true">
      <number:text> $-</number:text>
      <number:number number:decimal-places="0" number:min-decimal-places="0" number:min-integer-digits="0"/>
      <number:text> </number:text>
    </number:number-style>
    <number:text-style style:name="N1144">
      <number:text-content/>
      <number:text> </number:text>
      <style:map style:condition="value()&gt;0" style:apply-style-name="N1144P0"/>
      <style:map style:condition="value()&lt;0" style:apply-style-name="N1144P1"/>
      <style:map style:condition="value()=0" style:apply-style-name="N1144P2"/>
    </number:text-style>
    <number:number-style style:name="N1145">
      <number:text>16-</number:text>
      <number:number number:decimal-places="0" number:min-decimal-places="0" number:min-integer-digits="1"/>
      <number:text> days</number:text>
    </number:number-style>
    <number:date-style style:name="N1146P0" style:volatile="true">
      <number:month/>
      <number:text>.</number:text>
      <number:day/>
      <number:text>.</number:text>
      <number:year number:style="long"/>
    </number:date-style>
    <number:text-style style:name="N1146">
      <number:text-content/>
      <style:map style:condition="value()&lt;=1.7976931348623157E+308" style:apply-style-name="N1146P0"/>
    </number:text-style>
    <number:number-style style:name="N1147">
      <number:text>61-</number:text>
      <number:number number:decimal-places="0" number:min-decimal-places="0" number:min-integer-digits="1"/>
      <number:text> days</number:text>
    </number:number-style>
    <number:number-style style:name="N1148">
      <number:number number:decimal-places="0" number:min-decimal-places="0" number:min-integer-digits="1"/>
      <number:text>+ days</number:text>
    </number:number-style>
    <number:number-style style:name="N1149P0" style:volatile="true">
      <number:number number:decimal-places="0" number:min-decimal-places="0" number:min-integer-digits="11"/>
    </number:number-style>
    <number:number-style style:name="N1149">
      <style:text-properties fo:color="#ff0000"/>
      <number:text>-</number:text>
      <number:number number:decimal-places="0" number:min-decimal-places="0" number:min-integer-digits="11"/>
      <style:map style:condition="value()&gt;=0" style:apply-style-name="N1149P0"/>
    </number:number-style>
    <number:date-style style:name="N1150">
      <number:day number:style="long"/>
      <number:text> </number:text>
      <number:month number:textual="true"/>
      <number:text> </number:text>
      <number:year number:style="long"/>
    </number:date-style>
    <number:number-style style:name="N1151P0" style:volatile="true">
      <number:number number:decimal-places="4" number:min-decimal-places="4" number:min-integer-digits="1" number:grouping="true"/>
      <number:text> </number:text>
    </number:number-style>
    <number:number-style style:name="N1151P1" style:volatile="true">
      <number:text>(</number:text>
      <number:number number:decimal-places="4" number:min-decimal-places="4" number:min-integer-digits="1" number:grouping="true"/>
      <number:text>)</number:text>
    </number:number-style>
    <number:number-style style:name="N1151P2" style:volatile="true">
      <number:text>-</number:text>
      <number:number number:decimal-places="0" number:min-decimal-places="0" number:min-integer-digits="0"/>
      <number:text> </number:text>
    </number:number-style>
    <number:text-style style:name="N1151">
      <number:text-content/>
      <number:text> </number:text>
      <style:map style:condition="value()&gt;0" style:apply-style-name="N1151P0"/>
      <style:map style:condition="value()&lt;0" style:apply-style-name="N1151P1"/>
      <style:map style:condition="value()=0" style:apply-style-name="N1151P2"/>
    </number:text-style>
    <number:percentage-style style:name="N1152">
      <number:text>(</number:text>
      <number:number number:decimal-places="2" number:min-decimal-places="2" number:min-integer-digits="1"/>
      <number:text>%)</number:text>
    </number:percentage-style>
    <number:date-style style:name="N1153">
      <number:month/>
      <number:text>.</number:text>
      <number:day/>
      <number:text>.</number:text>
      <number:year/>
    </number:date-style>
    <number:date-style style:name="N1154P0" style:volatile="true">
      <number:month/>
      <number:text>.</number:text>
      <number:day/>
      <number:text>.</number:text>
      <number:year/>
    </number:date-style>
    <number:text-style style:name="N1154">
      <number:text-content/>
      <style:map style:condition="value()&lt;=1.7976931348623157E+308" style:apply-style-name="N1154P0"/>
    </number:text-style>
    <number:number-style style:name="N1155">
      <number:number number:decimal-places="0" number:min-decimal-places="0" number:min-integer-digits="1" number:grouping="true"/>
      <number:text>)</number:text>
    </number:number-style>
    <number:number-style style:name="N1156P0" style:volatile="true">
      <number:number number:decimal-places="0" number:min-decimal-places="0" number:min-integer-digits="1" number:grouping="true"/>
      <number:text>)</number:text>
    </number:number-style>
    <number:number-style style:name="N1156" number:title="(0)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6P0"/>
    </number:number-style>
    <number:text-style style:name="N1157">
      <number:text-content/>
      <number:text>day</number:text>
    </number:text-style>
    <number:percentage-style style:name="N1158">
      <number:number number:decimal-places="5" number:min-decimal-places="5" number:min-integer-digits="0"/>
      <number:text>%</number:text>
    </number:percentage-style>
    <number:date-style style:name="N1159">
      <number:day number:style="long"/>
      <number:text>/</number:text>
      <number:month number:textual="true"/>
      <number:text>/</number:text>
      <number:year number:style="long"/>
    </number:date-style>
    <number:date-style style:name="N1160P0" style:volatile="true">
      <number:day number:style="long"/>
      <number:text>/</number:text>
      <number:month number:textual="true"/>
      <number:text>/</number:text>
      <number:year number:style="long"/>
    </number:date-style>
    <number:text-style style:name="N1160">
      <number:text-content/>
      <style:map style:condition="value()&lt;=1.7976931348623157E+308" style:apply-style-name="N1160P0"/>
    </number:text-style>
    <number:date-style style:name="N1161">
      <number:day/>
      <number:text>'. </number:text>
      <number:month number:textual="true"/>
      <number:text>'. </number:text>
      <number:year number:style="long"/>
      <number:text>'</number:text>
    </number:date-style>
    <number:number-style style:name="N1162">
      <number:text>0- 45 Days</number:text>
    </number:number-style>
    <number:number-style style:name="N1163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163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163P2" style:volatile="true">
      <number:text> £-</number:text>
      <number:number number:decimal-places="0" number:min-decimal-places="0" number:min-integer-digits="0"/>
      <number:text> </number:text>
    </number:number-style>
    <number:text-style style:name="N1163">
      <number:text-content/>
      <number:text> </number:text>
      <style:map style:condition="value()&gt;0" style:apply-style-name="N1163P0"/>
      <style:map style:condition="value()&lt;0" style:apply-style-name="N1163P1"/>
      <style:map style:condition="value()=0" style:apply-style-name="N1163P2"/>
    </number:text-style>
    <number:date-style style:name="N1164">
      <number:text>46- 0 </number:text>
      <number:day/>
      <number:text>ay</number:text>
      <number:seconds/>
      <number:text>"</number:text>
    </number:date-style>
    <number:number-style style:name="N1165P0" style:volatile="true">
      <number:number number:decimal-places="0" number:min-decimal-places="0" number:min-integer-digits="1" number:grouping="true"/>
    </number:number-style>
    <number:number-style style:name="N1165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165P0"/>
    </number:number-style>
    <number:number-style style:name="N1166">
      <number:text>121 + Days</number:text>
    </number:number-style>
    <number:date-style style:name="N1167P0" style:volatile="true">
      <number:month number:style="long"/>
      <number:text>/</number:text>
      <number:day/>
      <number:text>/</number:text>
      <number:year/>
    </number:date-style>
    <number:text-style style:name="N1167">
      <number:text-content/>
      <style:map style:condition="value()&lt;=1.7976931348623157E+308" style:apply-style-name="N1167P0"/>
    </number:text-style>
    <number:number-style style:name="N1168">
      <number:text>00 - 3</number:text>
      <number:number number:decimal-places="0" number:min-decimal-places="0" number:min-integer-digits="1"/>
      <number:text> Days</number:text>
    </number:number-style>
    <number:currency-style style:name="N1169P0" style:volatile="true">
      <number:currency-symbol number:language="af" number:country="NA">R</number:currency-symbol>
      <number:text> </number:text>
      <number:number number:decimal-places="2" number:min-decimal-places="2" number:min-integer-digits="1" number:grouping="true"/>
    </number:currency-style>
    <number:currency-style style:name="N1169">
      <style:text-properties fo:color="#ff0000"/>
      <number:currency-symbol number:language="af" number:country="NA">R</number:currency-symbol>
      <number:text>-</number:text>
      <number:number number:decimal-places="2" number:min-decimal-places="2" number:min-integer-digits="1" number:grouping="true"/>
      <style:map style:condition="value()&gt;=0" style:apply-style-name="N1169P0"/>
    </number:currency-style>
    <number:number-style style:name="N1170">
      <number:text>0- 3</number:text>
      <number:number number:decimal-places="0" number:min-decimal-places="0" number:min-integer-digits="1"/>
      <number:text> Days</number:text>
    </number:number-style>
    <number:number-style style:name="N1171">
      <number:number number:decimal-places="1" number:min-decimal-places="1" number:min-integer-digits="1"/>
      <number:text>91.</number:text>
    </number:number-style>
    <number:number-style style:name="N1172">
      <number:text>00-3</number:text>
      <number:number number:decimal-places="0" number:min-decimal-places="0" number:min-integer-digits="1"/>
      <number:text> Days</number:text>
    </number:number-style>
    <number:number-style style:name="N1173">
      <number:text>46-9</number:text>
      <number:number number:decimal-places="0" number:min-decimal-places="0" number:min-integer-digits="1"/>
      <number:text> Days</number:text>
    </number:number-style>
    <number:number-style style:name="N1174">
      <number:text>0- </number:text>
      <number:number number:decimal-places="0" number:min-decimal-places="0" number:min-integer-digits="1"/>
      <number:text>Days</number:text>
    </number:number-style>
    <number:date-style style:name="N1175">
      <number:day-of-week number:calendar="jewish" number:style="long"/>
      <number:text>, </number:text>
      <number:day number:calendar="jewish" number:style="long"/>
      <number:text> </number:text>
      <number:month number:calendar="jewish" number:style="long" number:textual="true"/>
      <number:text> </number:text>
      <number:era number:calendar="jewish" number:style="long"/>
      <number:year number:calendar="jewish"/>
    </number:date-style>
    <number:number-style style:name="N1176">
      <number:text>31+  Days</number:text>
    </number:number-style>
    <number:number-style style:name="N1177P0" style:volatile="true">
      <number:text>RM</number:text>
      <number:number number:decimal-places="0" number:min-decimal-places="0" number:min-integer-digits="1" number:grouping="true"/>
      <number:text> </number:text>
    </number:number-style>
    <number:number-style style:name="N1177">
      <style:text-properties fo:color="#ff0000"/>
      <number:text>(RM</number:text>
      <number:number number:decimal-places="0" number:min-decimal-places="0" number:min-integer-digits="1" number:grouping="true"/>
      <number:text>)</number:text>
      <style:map style:condition="value()&gt;=0" style:apply-style-name="N1177P0"/>
    </number:number-style>
    <number:number-style style:name="N1178">
      <number:text>259 Days</number:text>
    </number:number-style>
    <number:number-style style:name="N1179">
      <number:text>259 days</number:text>
    </number:number-style>
    <number:date-style style:name="N1180">
      <number:year number:style="long"/>
      <number:text>/</number:text>
      <number:month number:style="long"/>
      <number:text>/</number:text>
      <number:day number:style="long"/>
    </number:date-style>
    <number:date-style style:name="N118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181">
      <number:text-content/>
      <style:map style:condition="value()&lt;=1.7976931348623157E+308" style:apply-style-name="N1181P0"/>
    </number:text-style>
    <number:date-style style:name="N1182">
      <number:day number:calendar="jewish"/>
      <number:text>-</number:text>
      <number:month number:calendar="jewish" number:textual="true"/>
      <number:text>-</number:text>
      <number:era number:calendar="jewish"/>
      <number:year number:calendar="jewish" number:style="long"/>
      <number:year number:calendar="jewish"/>
      <number:era number:calendar="jewish"/>
      <number:text>o</number:text>
      <number:year number:calendar="jewish" number:style="long"/>
      <number:text>ian</number:text>
      <number:year number:calendar="jewish"/>
    </number:date-style>
    <number:number-style style:name="N1183">
      <number:number number:decimal-places="0" number:min-decimal-places="0" number:min-integer-digits="6" number:grouping="true"/>
    </number:number-style>
    <number:date-style style:name="N1184">
      <number:day/>
      <number:text>. </number:text>
      <number:month number:style="long" number:textual="true"/>
      <number:text> </number:text>
      <number:year/>
    </number:date-style>
    <number:date-style style:name="N1185">
      <number:day-of-week/>
      <number:text> </number:text>
      <number:day number:style="long"/>
      <number:text> </number:text>
      <number:month number:textual="true"/>
      <number:text> </number:text>
      <number:year/>
    </number:date-style>
    <number:date-style style:name="N1186">
      <number:day number:style="long"/>
      <number:text>/</number:text>
      <number:month number:textual="true"/>
      <number:text>/</number:text>
      <number:year/>
    </number:date-style>
    <number:date-style style:name="N1187P0" style:volatile="true">
      <number:day number:style="long"/>
      <number:text>/</number:text>
      <number:month number:textual="true"/>
      <number:text>/</number:text>
      <number:year/>
    </number:date-style>
    <number:text-style style:name="N1187">
      <number:text-content/>
      <style:map style:condition="value()&lt;=1.7976931348623157E+308" style:apply-style-name="N1187P0"/>
    </number:text-style>
    <number:date-style style:name="N1188">
      <number:hours number:style="long"/>
      <number:text>:</number:text>
      <number:minutes number:style="long"/>
      <number:text> </number:text>
      <number:hours/>
      <number:text>ou</number:text>
      <number:year number:calendar="jewish" number:style="long"/>
      <number:seconds/>
    </number:date-style>
    <number:number-style style:name="N1189">
      <number:text>50-</number:text>
      <number:number number:decimal-places="0" number:min-decimal-places="0" number:min-integer-digits="1"/>
      <number:text> Days</number:text>
    </number:number-style>
    <number:time-style style:name="N1190">
      <number:hours number:style="long"/>
      <number:text>:</number:text>
      <number:minutes number:style="long"/>
      <number:text>:</number:text>
      <number:am-pm/>
    </number:time-style>
    <number:number-style style:name="N1191P0" style:volatile="true">
      <number:number number:decimal-places="12" number:min-decimal-places="0" number:min-integer-digits="1" number:decimal-replacement="" number:grouping="true"/>
    </number:number-style>
    <number:number-style style:name="N1191">
      <style:text-properties fo:color="#ff0000"/>
      <number:text>-</number:text>
      <number:number number:decimal-places="12" number:min-decimal-places="0" number:min-integer-digits="1" number:decimal-replacement="" number:grouping="true"/>
      <style:map style:condition="value()&gt;=0" style:apply-style-name="N1191P0"/>
    </number:number-style>
    <number:number-style style:name="N1192">
      <number:scientific-number number:decimal-places="17" number:min-decimal-places="17" number:min-integer-digits="1" number:min-exponent-digits="3" number:exponent-interval="1" number:forced-exponent-sign="true"/>
    </number:number-style>
    <number:number-style style:name="N1193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194">
      <number:number number:decimal-places="8" number:min-decimal-places="8" number:min-integer-digits="0" number:grouping="true"/>
    </number:number-style>
    <number:number-style style:name="N1195P0" style:volatile="true">
      <number:number number:decimal-places="8" number:min-decimal-places="8" number:min-integer-digits="0" number:grouping="true"/>
    </number:number-style>
    <number:number-style style:name="N1195">
      <number:text>(</number:text>
      <number:number number:decimal-places="8" number:min-decimal-places="8" number:min-integer-digits="0" number:grouping="true"/>
      <number:text>)</number:text>
      <style:map style:condition="value()&gt;=0" style:apply-style-name="N1195P0"/>
    </number:number-style>
    <number:number-style style:name="N1196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197P0" style:volatile="true">
      <number:number number:decimal-places="0" number:min-decimal-places="0" number:min-integer-digits="1" number:grouping="true"/>
      <number:text> </number:text>
    </number:number-style>
    <number:number-style style:name="N119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7P0"/>
    </number:number-style>
    <number:number-style style:name="N119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199P0" style:volatile="true"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1199P1" style:volatile="true">
      <number:fill-character> </number:fill-character>
      <number:text>(</number:text>
      <number:number number:decimal-places="0" number:min-decimal-places="0" number:min-integer-digits="1" number:grouping="true"/>
      <number:text>) </number:text>
    </number:number-style>
    <number:number-style style:name="N1199P2" style:volatile="true"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199">
      <number:text-content/>
      <number:text> </number:text>
      <style:map style:condition="value()&gt;0" style:apply-style-name="N1199P0"/>
      <style:map style:condition="value()&lt;0" style:apply-style-name="N1199P1"/>
      <style:map style:condition="value()=0" style:apply-style-name="N1199P2"/>
    </number:text-style>
    <number:number-style style:name="N1200P0" style:volatile="true">
      <number:number number:decimal-places="0" number:min-decimal-places="0" number:min-integer-digits="0"/>
    </number:number-style>
    <number:number-style style:name="N1200">
      <number:text>(</number:text>
      <number:number number:decimal-places="0" number:min-decimal-places="0" number:min-integer-digits="0"/>
      <number:text>)</number:text>
      <style:map style:condition="value()&gt;=0" style:apply-style-name="N1200P0"/>
    </number:number-style>
    <number:number-style style:name="N1201">
      <number:text>0-45 Days</number:text>
    </number:number-style>
    <number:number-style style:name="N1202">
      <number:scientific-number number:decimal-places="18" number:min-decimal-places="18" number:min-integer-digits="1" number:min-exponent-digits="3" number:exponent-interval="1" number:forced-exponent-sign="true"/>
    </number:number-style>
    <number:number-style style:name="N1203P0" style:volatile="true">
      <number:text>RM</number:text>
      <number:number number:decimal-places="2" number:min-decimal-places="2" number:min-integer-digits="1" number:grouping="true"/>
      <number:text> </number:text>
    </number:number-style>
    <number:number-style style:name="N1203">
      <number:text>(RM</number:text>
      <number:number number:decimal-places="2" number:min-decimal-places="2" number:min-integer-digits="1" number:grouping="true"/>
      <number:text>)</number:text>
      <style:map style:condition="value()&gt;=0" style:apply-style-name="N1203P0"/>
    </number:number-style>
    <number:time-style style:name="N1204" number:truncate-on-overflow="false">
      <number:hours/>
      <number:text>:</number:text>
      <number:minutes number:style="long"/>
    </number:time-style>
    <number:date-style style:name="N1205P0" style:volatile="true">
      <number:day number:style="long"/>
      <number:text>.</number:text>
      <number:month/>
      <number:text>.</number:text>
      <number:year/>
    </number:date-style>
    <number:text-style style:name="N1205">
      <number:text-content/>
      <style:map style:condition="value()&lt;=1.7976931348623157E+308" style:apply-style-name="N1205P0"/>
    </number:text-style>
    <number:date-style style:name="N1206">
      <number:month number:style="long"/>
      <number:text>/</number:text>
      <number:day-of-week/>
      <number:text>/</number:text>
      <number:year/>
    </number:date-style>
    <number:date-style style:name="N1207">
      <number:text>k</number:text>
      <number:era/>
    </number:date-style>
    <number:number-style style:name="N1208P0" style:volatile="true">
      <number:number number:decimal-places="2" number:min-decimal-places="2" number:min-integer-digits="1" number:grouping="true"/>
      <number:text> </number:text>
    </number:number-style>
    <number:number-style style:name="N120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8P0"/>
    </number:number-style>
    <number:currency-style style:name="N1209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2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209P0"/>
    </number:currency-style>
    <number:date-style style:name="N1210P0" style:volatile="true">
      <number:day number:style="long"/>
      <number:text>.</number:text>
      <number:month/>
      <number:text>.</number:text>
      <number:year number:style="long"/>
    </number:date-style>
    <number:text-style style:name="N1210">
      <number:text-content/>
      <style:map style:condition="value()&lt;=1.7976931348623157E+308" style:apply-style-name="N1210P0"/>
    </number:text-style>
    <number:number-style style:name="N1211">
      <number:text> - </number:text>
    </number:number-style>
    <number:number-style style:name="N1212P0" style:volatile="true">
      <number:number number:decimal-places="1" number:min-decimal-places="1" number:min-integer-digits="1" number:grouping="true"/>
      <number:text> </number:text>
    </number:number-style>
    <number:number-style style:name="N1212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212P2" style:volatile="true">
      <number:text> - </number:text>
    </number:number-style>
    <number:text-style style:name="N1212">
      <number:text-content/>
      <number:text> </number:text>
      <style:map style:condition="value()&gt;0" style:apply-style-name="N1212P0"/>
      <style:map style:condition="value()&lt;0" style:apply-style-name="N1212P1"/>
      <style:map style:condition="value()=0" style:apply-style-name="N1212P2"/>
    </number:text-style>
    <number:number-style style:name="N1213P0" style:volatile="true">
      <number:number number:decimal-places="0" number:min-decimal-places="0" number:min-integer-digits="2" number:grouping="true"/>
    </number:number-style>
    <number:number-style style:name="N1213">
      <style:text-properties fo:color="#ff0000"/>
      <number:text>(</number:text>
      <number:number number:decimal-places="0" number:min-decimal-places="0" number:min-integer-digits="2" number:grouping="true"/>
      <number:text>)</number:text>
      <style:map style:condition="value()&gt;=0" style:apply-style-name="N1213P0"/>
    </number:number-style>
    <number:number-style style:name="N1214P0" style:volatile="true">
      <number:number number:decimal-places="0" number:min-decimal-places="0" number:min-integer-digits="13" number:grouping="true"/>
    </number:number-style>
    <number:number-style style:name="N1214">
      <number:text>(</number:text>
      <number:number number:decimal-places="0" number:min-decimal-places="0" number:min-integer-digits="13" number:grouping="true"/>
      <number:text>)</number:text>
      <style:map style:condition="value()&gt;=0" style:apply-style-name="N1214P0"/>
    </number:number-style>
    <number:number-style style:name="N1215P0" style:volatile="true"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215P1" style:volatile="true"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21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5">
      <number:text-content/>
      <number:text> </number:text>
      <style:map style:condition="value()&gt;0" style:apply-style-name="N1215P0"/>
      <style:map style:condition="value()&lt;0" style:apply-style-name="N1215P1"/>
      <style:map style:condition="value()=0" style:apply-style-name="N1215P2"/>
    </number:text-style>
    <number:date-style style:name="N1216">
      <number:day/>
      <number:text>. </number:text>
      <number:month number:textual="true"/>
      <number:text>. 16</number:text>
    </number:date-style>
    <number:date-style style:name="N1217">
      <number:text>Foo</number:text>
      <number:day number:calendar="jewish"/>
      <number:text> </number:text>
      <number:seconds/>
      <number:text>ub</number:text>
      <number:seconds/>
      <number:text>i</number:text>
      <number:day number:calendar="jewish"/>
      <number:text>y- </number:text>
      <number:era number:calendar="jewish"/>
      <number:year number:calendar="jewish"/>
      <number:text>na</number:text>
      <number:year number:calendar="jewish" number:style="long"/>
      <number:text>al &amp; </number:text>
      <number:month number:calendar="jewish"/>
      <number:text>ana</number:text>
      <number:era number:calendar="jewish"/>
      <number:year number:calendar="jewish" number:style="long"/>
      <number:year number:calendar="jewish"/>
      <number:text> </number:text>
      <number:month number:calendar="jewish"/>
      <number:year number:calendar="jewish"/>
      <number:seconds number:style="long"/>
    </number:date-style>
    <number:date-style style:name="N1218">
      <number:day/>
      <number:text>. </number:text>
      <number:month number:textual="true"/>
      <number:text>. 17</number:text>
    </number:date-style>
    <number:date-style style:name="N1219">
      <number:month number:style="long" number:textual="true"/>
      <number:text>- </number:text>
      <number:year/>
    </number:date-style>
    <number:number-style style:name="N1220">
      <number:text>9</number:text>
      <number:number number:decimal-places="1" number:min-decimal-places="1" number:min-integer-digits="1"/>
    </number:number-style>
    <number:number-style style:name="N1221P0" style:volatile="true">
      <number:number number:decimal-places="2" number:min-decimal-places="2" number:min-integer-digits="1" number:grouping="true"/>
      <number:text> € </number:text>
    </number:number-style>
    <number:number-style style:name="N122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21P2" style:volatile="true">
      <number:text>-</number:text>
      <number:number number:decimal-places="0" number:min-decimal-places="0" number:min-integer-digits="0"/>
      <number:text> € </number:text>
    </number:number-style>
    <number:text-style style:name="N1221">
      <number:text-content/>
      <number:text> </number:text>
      <style:map style:condition="value()&gt;0" style:apply-style-name="N1221P0"/>
      <style:map style:condition="value()&lt;0" style:apply-style-name="N1221P1"/>
      <style:map style:condition="value()=0" style:apply-style-name="N1221P2"/>
    </number:text-style>
    <number:date-style style:name="N1222">
      <number:day number:style="long"/>
      <number:text>- </number:text>
      <number:month number:textual="true"/>
      <number:text>- </number:text>
      <number:year/>
    </number:date-style>
    <number:number-style style:name="N1223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3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3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3">
      <number:text-content/>
      <number:text> </number:text>
      <style:map style:condition="value()&gt;0" style:apply-style-name="N1223P0"/>
      <style:map style:condition="value()&lt;0" style:apply-style-name="N1223P1"/>
      <style:map style:condition="value()=0" style:apply-style-name="N1223P2"/>
    </number:text-style>
    <number:number-style style:name="N1224P0" style:volatile="true">
      <number:number number:decimal-places="7" number:min-decimal-places="7" number:min-integer-digits="1"/>
    </number:number-style>
    <number:number-style style:name="N1224">
      <style:text-properties fo:color="#ff0000"/>
      <number:text>-</number:text>
      <number:number number:decimal-places="7" number:min-decimal-places="7" number:min-integer-digits="1"/>
      <style:map style:condition="value()&gt;=0" style:apply-style-name="N1224P0"/>
    </number:number-style>
    <number:number-style style:name="N1225">
      <number:text>88</number:text>
      <number:number number:decimal-places="0" number:min-decimal-places="0" number:min-integer-digits="0"/>
    </number:number-style>
    <number:number-style style:name="N1226">
      <number:number number:decimal-places="8" number:min-decimal-places="8" number:min-integer-digits="1"/>
    </number:number-style>
    <number:number-style style:name="N1227P0" style:volatile="true">
      <number:number number:decimal-places="8" number:min-decimal-places="8" number:min-integer-digits="1"/>
    </number:number-style>
    <number:number-style style:name="N1227">
      <style:text-properties fo:color="#ff0000"/>
      <number:text>-</number:text>
      <number:number number:decimal-places="8" number:min-decimal-places="8" number:min-integer-digits="1"/>
      <style:map style:condition="value()&gt;=0" style:apply-style-name="N1227P0"/>
    </number:number-style>
    <number:number-style style:name="N1228">
      <number:number number:decimal-places="0" number:min-decimal-places="0" number:min-integer-digits="1" number:grouping="true"/>
      <number:text> Times</number:text>
    </number:number-style>
    <number:date-style style:name="N1229">
      <number:text>j</number:text>
      <number:year number:calendar="jewish"/>
      <number:text>wi</number:text>
      <number:seconds/>
      <number:hours/>
      <number:day number:calendar="jewish"/>
      <number:text>-</number:text>
      <number:month number:calendar="jewish" number:textual="true"/>
      <number:text>-</number:text>
      <number:era number:calendar="jewish"/>
      <number:year number:calendar="jewish" number:style="long"/>
      <number:year number:calendar="jewish"/>
      <number:era number:calendar="jewish"/>
      <number:text>o</number:text>
      <number:year number:calendar="jewish" number:style="long"/>
      <number:text>ian</number:text>
      <number:year number:calendar="jewish"/>
    </number:date-style>
    <number:currency-style style:name="N10275P0" style:volatile="true" number:language="en" number:country="US">
      <number:currency-symbol number:language="bn" number:country="BD">৳</number:currency-symbol>
      <number:number number:decimal-places="1" number:min-decimal-places="1" number:min-integer-digits="1" number:grouping="true"/>
    </number:currency-style>
    <number:currency-style style:name="N10275" number:language="en" number:country="US">
      <style:text-properties fo:color="#ff0000"/>
      <number:text>-</number:text>
      <number:currency-symbol number:language="bn" number:country="BD">৳</number:currency-symbol>
      <number:number number:decimal-places="1" number:min-decimal-places="1" number:min-integer-digits="1" number:grouping="true"/>
      <style:map style:condition="value()&gt;=0" style:apply-style-name="N10275P0"/>
    </number:currency-style>
    <number:currency-style style:name="N10274P0" style:volatile="true" number:language="en" number:country="US">
      <number:currency-symbol number:language="bn" number:country="BD">৳</number:currency-symbol>
      <number:number number:decimal-places="0" number:min-decimal-places="0" number:min-integer-digits="1" number:grouping="true"/>
    </number:currency-style>
    <number:currency-style style:name="N10274" number:language="en" number:country="US">
      <style:text-properties fo:color="#ff0000"/>
      <number:text>-</number:text>
      <number:currency-symbol number:language="bn" number:country="BD">৳</number:currency-symbol>
      <number:number number:decimal-places="0" number:min-decimal-places="0" number:min-integer-digits="1" number:grouping="true"/>
      <style:map style:condition="value()&gt;=0" style:apply-style-name="N10274P0"/>
    </number:currency-style>
    <number:currency-style style:name="N10273P0" style:volatile="true" number:language="en" number:country="US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273" number:language="en" number:country="US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273P0"/>
    </number:currency-style>
    <number:currency-style style:name="N10272P0" style:volatile="true" number:language="en" number:country="US">
      <number:currency-symbol number:language="bs" number:country="BA">KM</number:currency-symbol>
      <number:number number:decimal-places="2" number:min-decimal-places="2" number:min-integer-digits="1" number:grouping="true"/>
    </number:currency-style>
    <number:currency-style style:name="N10272" number:language="en" number:country="US">
      <style:text-properties fo:color="#ff0000"/>
      <number:text>-</number:text>
      <number:currency-symbol number:language="bs" number:country="BA">KM</number:currency-symbol>
      <number:number number:decimal-places="2" number:min-decimal-places="2" number:min-integer-digits="1" number:grouping="true"/>
      <style:map style:condition="value()&gt;=0" style:apply-style-name="N10272P0"/>
    </number:currency-style>
    <number:currency-style style:name="N1027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27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271P0"/>
    </number:currency-style>
    <number:currency-style style:name="N10270P0" style:volatile="true" number:language="en" number:country="US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10270" number:language="en" number:country="US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10270P0"/>
    </number:currency-style>
    <number:currency-style style:name="N10269P0" style:volatile="true" number:language="en" number:country="US">
      <number:currency-symbol number:language="zh" number:country="SG">S$</number:currency-symbol>
      <number:number number:decimal-places="2" number:min-decimal-places="2" number:min-integer-digits="1" number:grouping="true"/>
    </number:currency-style>
    <number:currency-style style:name="N10269" number:language="en" number:country="US">
      <style:text-properties fo:color="#ff0000"/>
      <number:text>-</number:text>
      <number:currency-symbol number:language="zh" number:country="SG">S$</number:currency-symbol>
      <number:number number:decimal-places="2" number:min-decimal-places="2" number:min-integer-digits="1" number:grouping="true"/>
      <style:map style:condition="value()&gt;=0" style:apply-style-name="N10269P0"/>
    </number:currency-style>
    <number:currency-style style:name="N10268P0" style:volatile="true" number:language="en" number:country="US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268" number:language="en" number:country="US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268P0"/>
    </number:currency-style>
    <number:currency-style style:name="N10267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267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267P0"/>
    </number:currency-style>
    <number:currency-style style:name="N10266P0" style:volatile="true" number:language="en" number:country="US">
      <number:number number:decimal-places="2" number:min-decimal-places="2" number:min-integer-digits="1" number:grouping="true"/>
      <number:currency-symbol number:language="wa" number:country="BE">€</number:currency-symbol>
    </number:currency-style>
    <number:currency-style style:name="N10266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wa" number:country="BE">€</number:currency-symbol>
      <style:map style:condition="value()&gt;=0" style:apply-style-name="N10266P0"/>
    </number:currency-style>
    <number:currency-style style:name="N10265P0" style:volatile="true" number:language="en" number:country="US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265" number:language="en" number:country="US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265P0"/>
    </number:currency-style>
    <number:currency-style style:name="N10264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64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64P0"/>
    </number:currency-style>
    <number:currency-style style:name="N10263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263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263P0"/>
    </number:currency-style>
    <number:currency-style style:name="N10262P0" style:volatile="true" number:language="en" number:country="US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26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262P0"/>
    </number:currency-style>
    <number:currency-style style:name="N10261P0" style:volatile="true" number:language="en" number:country="US">
      <number:number number:decimal-places="2" number:min-decimal-places="2" number:min-integer-digits="1" number:grouping="true"/>
      <number:currency-symbol number:language="ast" number:country="ES">€</number:currency-symbol>
    </number:currency-style>
    <number:currency-style style:name="N10261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ast" number:country="ES">€</number:currency-symbol>
      <style:map style:condition="value()&gt;=0" style:apply-style-name="N10261P0"/>
    </number:currency-style>
    <number:currency-style style:name="N1026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026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0260P0"/>
    </number:currency-style>
    <number:number-style style:name="N10259" number:language="en" number:country="US">
      <number:number number:decimal-places="12" number:min-decimal-places="12" number:min-integer-digits="1" number:grouping="true"/>
    </number:number-style>
    <number:currency-style style:name="N10258P0" style:volatile="true" number:language="en" number:country="US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258" number:language="en" number:country="US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258P0"/>
    </number:currency-style>
    <number:currency-style style:name="N10257P0" style:volatile="true" number:language="en" number:country="US">
      <number:number number:decimal-places="0" number:min-decimal-places="0" number:min-integer-digits="1" number:grouping="true"/>
      <number:text> </number:text>
      <number:currency-symbol number:language="fr" number:country="LU">€</number:currency-symbol>
    </number:currency-style>
    <number:currency-style style:name="N10257" number:language="en" number:country="U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LU">€</number:currency-symbol>
      <style:map style:condition="value()&gt;=0" style:apply-style-name="N10257P0"/>
    </number:currency-style>
    <number:currency-style style:name="N10256P0" style:volatile="true" number:language="en" number:country="US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256" number:language="en" number:country="US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256P0"/>
    </number:currency-style>
    <number:currency-style style:name="N1025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25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255P0"/>
    </number:currency-style>
    <number:currency-style style:name="N10254P0" style:volatile="true" number:language="en" number:country="US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0254" number:language="en" number:country="US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0254P0"/>
    </number:currency-style>
    <number:currency-style style:name="N10253P0" style:volatile="true" number:language="en" number:country="US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253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253P0"/>
    </number:currency-style>
    <number:number-style style:name="N10252" number:language="en" number:country="US">
      <number:number number:decimal-places="14" number:min-decimal-places="14" number:min-integer-digits="1"/>
    </number:number-style>
    <number:time-style style:name="N1025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251" number:language="en" number:country="US">
      <number:text-content/>
      <style:map style:condition="value()&lt;=1.7976931348623157E+308" style:apply-style-name="N10251P0"/>
    </number:text-style>
    <number:time-style style:name="N10250" number:language="en" number:country="US">
      <number:hours/>
      <number:text>:</number:text>
      <number:minutes number:style="long"/>
      <number:text> </number:text>
      <number:am-pm/>
    </number:time-style>
    <number:percentage-style style:name="N10249" number:language="en" number:country="US">
      <number:number number:decimal-places="3" number:min-decimal-places="3" number:min-integer-digits="1"/>
      <number:text>%</number:text>
    </number:percentage-style>
    <number:percentage-style style:name="N10248" number:language="en" number:country="US">
      <number:number number:decimal-places="4" number:min-decimal-places="4" number:min-integer-digits="1"/>
      <number:text>%</number:text>
    </number:percentage-style>
    <number:date-style style:name="N10247P0" style:volatile="true" number:language="en" number:country="US">
      <number:month number:textual="true"/>
      <number:text>-</number:text>
      <number:year number:style="long"/>
    </number:date-style>
    <number:text-style style:name="N10247" number:language="en" number:country="US">
      <number:text-content/>
      <style:map style:condition="value()&lt;=1.7976931348623157E+308" style:apply-style-name="N10247P0"/>
    </number:text-style>
    <number:number-style style:name="N10246" number:language="en" number:country="US">
      <number:number number:decimal-places="17" number:min-decimal-places="17" number:min-integer-digits="1"/>
    </number:number-style>
    <number:number-style style:name="N10245" number:language="en" number:country="US">
      <number:number number:decimal-places="18" number:min-decimal-places="18" number:min-integer-digits="1"/>
    </number:number-style>
    <number:number-style style:name="N10244" number:language="en" number:country="US">
      <number:number number:decimal-places="19" number:min-decimal-places="19" number:min-integer-digits="1"/>
    </number:number-style>
    <number:number-style style:name="N10243" number:language="en" number:country="US">
      <number:number number:decimal-places="20" number:min-decimal-places="20" number:min-integer-digits="1"/>
    </number:number-style>
    <number:number-style style:name="N10242P0" style:volatile="true" number:language="en" number:country="US">
      <number:text/>
    </number:number-style>
    <number:number-style style:name="N10242P1" style:volatile="true" number:language="en" number:country="US">
      <number:text/>
    </number:number-style>
    <number:number-style style:name="N10242P2" style:volatile="true" number:language="en" number:country="US">
      <number:text/>
    </number:number-style>
    <number:text-style style:name="N10242" number:language="en" number:country="US">
      <number:text/>
      <style:map style:condition="value()&gt;0" style:apply-style-name="N10242P0"/>
      <style:map style:condition="value()&lt;0" style:apply-style-name="N10242P1"/>
      <style:map style:condition="value()=0" style:apply-style-name="N10242P2"/>
    </number:text-style>
    <number:date-style style:name="N10241P0" style:volatile="true" number:language="en" number:country="US">
      <number:day/>
      <number:text>/</number:text>
      <number:month number:textual="true"/>
    </number:date-style>
    <number:text-style style:name="N10241" number:language="en" number:country="US">
      <number:text-content/>
      <style:map style:condition="value()&lt;=1.7976931348623157E+308" style:apply-style-name="N10241P0"/>
    </number:text-style>
    <number:date-style style:name="N10240" number:language="en" number:country="US">
      <number:day/>
      <number:text>. </number:text>
      <number:month number:textual="true"/>
      <number:text>. </number:text>
      <number:year/>
    </number:date-style>
    <number:date-style style:name="N10239" number:language="en" number:country="US">
      <number:day/>
      <number:text>- </number:text>
      <number:month number:textual="true"/>
      <number:text>-</number:text>
      <number:year/>
    </number:date-style>
    <number:date-style style:name="N10238" number:language="en" number:country="US">
      <number:day/>
      <number:text>-</number:text>
      <number:month number:textual="true"/>
      <number:text>.-</number:text>
      <number:year number:style="long"/>
    </number:date-style>
    <number:date-style style:name="N10237" number:language="en" number:country="US">
      <number:month number:textual="true"/>
      <number:text>- </number:text>
      <number:day/>
      <number:text>-</number:text>
      <number:year/>
    </number:date-style>
    <number:number-style style:name="N10236P0" style:volatile="true" number:language="en" number:country="US">
      <number:number number:decimal-places="2" number:min-decimal-places="2" number:min-integer-digits="1" number:grouping="true"/>
    </number:number-style>
    <number:number-style style:name="N10236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236P0"/>
    </number:number-style>
    <number:date-style style:name="N1023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235" number:language="en" number:country="US">
      <number:text-content/>
      <style:map style:condition="value()&lt;=1.7976931348623157E+308" style:apply-style-name="N10235P0"/>
    </number:text-style>
    <number:date-style style:name="N10234" number:language="en" number:country="US">
      <number:day/>
      <number:text>/</number:text>
      <number:month number:textual="true"/>
      <number:text>/</number:text>
      <number:year number:style="long"/>
    </number:date-style>
    <number:date-style style:name="N10233" number:language="en" number:country="US">
      <number:day/>
      <number:text>. </number:text>
      <number:month number:style="long"/>
      <number:text>. </number:text>
      <number:year/>
    </number:date-style>
    <number:date-style style:name="N10232" number:language="en" number:country="US">
      <number:day/>
      <number:text>.</number:text>
      <number:month/>
      <number:text>.</number:text>
      <number:year/>
    </number:date-style>
    <number:date-style style:name="N10231" number:language="en" number:country="US">
      <number:month number:textual="true"/>
      <number:text>' </number:text>
      <number:year number:style="long"/>
    </number:date-style>
    <number:currency-style style:name="N10230P0" style:volatile="true" number:language="en" number:country="US">
      <number:currency-symbol number:language="bn" number:country="BD">৳</number:currency-symbol>
      <number:number number:decimal-places="2" number:min-decimal-places="2" number:min-integer-digits="1" number:grouping="true"/>
    </number:currency-style>
    <number:currency-style style:name="N10230" number:language="en" number:country="US">
      <style:text-properties fo:color="#ff0000"/>
      <number:text>-</number:text>
      <number:currency-symbol number:language="bn" number:country="BD">৳</number:currency-symbol>
      <number:number number:decimal-places="2" number:min-decimal-places="2" number:min-integer-digits="1" number:grouping="true"/>
      <style:map style:condition="value()&gt;=0" style:apply-style-name="N10230P0"/>
    </number:currency-style>
    <number:time-style style:name="N10229" number:language="en" number:country="US">
      <number:hours number:style="long"/>
      <number:text>:</number:text>
      <number:minutes number:style="long"/>
      <number:am-pm/>
    </number:time-style>
    <number:date-style style:name="N10228" number:language="en" number:country="US">
      <number:month number:textual="true"/>
      <number:text> </number:text>
      <number:year/>
    </number:date-style>
    <number:date-style style:name="N10227" number:language="en" number:country="US">
      <number:month/>
      <number:text>-</number:text>
      <number:day/>
      <number:text>-</number:text>
      <number:year number:style="long"/>
    </number:date-style>
    <number:date-style style:name="N10226P0" style:volatile="true" number:language="en" number:country="US">
      <number:day number:style="long"/>
      <number:text>/</number:text>
      <number:month number:textual="true"/>
      <number:text>/</number:text>
      <number:year/>
    </number:date-style>
    <number:text-style style:name="N10226" number:language="en" number:country="US">
      <number:text-content/>
      <style:map style:condition="value()&lt;=1.7976931348623157E+308" style:apply-style-name="N10226P0"/>
    </number:text-style>
    <number:number-style style:name="N10225P0" style:volatile="true" number:language="en" number:country="US">
      <number:number number:decimal-places="11" number:min-decimal-places="11" number:min-integer-digits="1" number:grouping="true"/>
    </number:number-style>
    <number:number-style style:name="N10225" number:language="en" number:country="US">
      <style:text-properties fo:color="#ff0000"/>
      <number:text>(</number:text>
      <number:number number:decimal-places="11" number:min-decimal-places="11" number:min-integer-digits="1" number:grouping="true"/>
      <number:text>)</number:text>
      <style:map style:condition="value()&gt;=0" style:apply-style-name="N10225P0"/>
    </number:number-style>
    <number:number-style style:name="N10224" number:language="en" number:country="US">
      <number:number number:decimal-places="11" number:min-decimal-places="11" number:min-integer-digits="1" number:grouping="true"/>
    </number:number-style>
    <number:number-style style:name="N10223P0" style:volatile="true" number:language="en" number:country="US">
      <number:number number:decimal-places="10" number:min-decimal-places="10" number:min-integer-digits="1" number:grouping="true"/>
    </number:number-style>
    <number:number-style style:name="N10223" number:language="en" number:country="US">
      <style:text-properties fo:color="#ff0000"/>
      <number:text>(</number:text>
      <number:number number:decimal-places="10" number:min-decimal-places="10" number:min-integer-digits="1" number:grouping="true"/>
      <number:text>)</number:text>
      <style:map style:condition="value()&gt;=0" style:apply-style-name="N10223P0"/>
    </number:number-style>
    <number:number-style style:name="N10222" number:language="en" number:country="US">
      <number:number number:decimal-places="10" number:min-decimal-places="10" number:min-integer-digits="1" number:grouping="true"/>
    </number:number-style>
    <number:number-style style:name="N10221P0" style:volatile="true" number:language="en" number:country="US">
      <number:number number:decimal-places="9" number:min-decimal-places="9" number:min-integer-digits="1" number:grouping="true"/>
    </number:number-style>
    <number:number-style style:name="N10221" number:language="en" number:country="US">
      <style:text-properties fo:color="#ff0000"/>
      <number:text>(</number:text>
      <number:number number:decimal-places="9" number:min-decimal-places="9" number:min-integer-digits="1" number:grouping="true"/>
      <number:text>)</number:text>
      <style:map style:condition="value()&gt;=0" style:apply-style-name="N10221P0"/>
    </number:number-style>
    <number:number-style style:name="N10220" number:language="en" number:country="US">
      <number:number number:decimal-places="9" number:min-decimal-places="9" number:min-integer-digits="1" number:grouping="true"/>
    </number:number-style>
    <number:number-style style:name="N10219P0" style:volatile="true" number:language="en" number:country="US">
      <number:number number:decimal-places="8" number:min-decimal-places="8" number:min-integer-digits="1" number:grouping="true"/>
    </number:number-style>
    <number:number-style style:name="N10219" number:language="en" number:country="US">
      <style:text-properties fo:color="#ff0000"/>
      <number:text>(</number:text>
      <number:number number:decimal-places="8" number:min-decimal-places="8" number:min-integer-digits="1" number:grouping="true"/>
      <number:text>)</number:text>
      <style:map style:condition="value()&gt;=0" style:apply-style-name="N10219P0"/>
    </number:number-style>
    <number:number-style style:name="N10218" number:language="en" number:country="US">
      <number:number number:decimal-places="8" number:min-decimal-places="8" number:min-integer-digits="1" number:grouping="true"/>
    </number:number-style>
    <number:number-style style:name="N10217P0" style:volatile="true" number:language="en" number:country="US">
      <number:number number:decimal-places="7" number:min-decimal-places="7" number:min-integer-digits="1" number:grouping="true"/>
    </number:number-style>
    <number:number-style style:name="N10217" number:language="en" number:country="US">
      <style:text-properties fo:color="#ff0000"/>
      <number:text>(</number:text>
      <number:number number:decimal-places="7" number:min-decimal-places="7" number:min-integer-digits="1" number:grouping="true"/>
      <number:text>)</number:text>
      <style:map style:condition="value()&gt;=0" style:apply-style-name="N10217P0"/>
    </number:number-style>
    <number:number-style style:name="N10216" number:language="en" number:country="US">
      <number:number number:decimal-places="7" number:min-decimal-places="7" number:min-integer-digits="1" number:grouping="true"/>
    </number:number-style>
    <number:number-style style:name="N10215P0" style:volatile="true" number:language="en" number:country="US">
      <number:number number:decimal-places="6" number:min-decimal-places="6" number:min-integer-digits="1" number:grouping="true"/>
    </number:number-style>
    <number:number-style style:name="N10215" number:language="en" number:country="US">
      <style:text-properties fo:color="#ff0000"/>
      <number:text>(</number:text>
      <number:number number:decimal-places="6" number:min-decimal-places="6" number:min-integer-digits="1" number:grouping="true"/>
      <number:text>)</number:text>
      <style:map style:condition="value()&gt;=0" style:apply-style-name="N10215P0"/>
    </number:number-style>
    <number:number-style style:name="N10214" number:language="en" number:country="US">
      <number:number number:decimal-places="6" number:min-decimal-places="6" number:min-integer-digits="1" number:grouping="true"/>
    </number:number-style>
    <number:number-style style:name="N10213P0" style:volatile="true" number:language="en" number:country="US">
      <number:number number:decimal-places="5" number:min-decimal-places="5" number:min-integer-digits="1" number:grouping="true"/>
    </number:number-style>
    <number:number-style style:name="N10213" number:language="en" number:country="US">
      <style:text-properties fo:color="#ff0000"/>
      <number:text>(</number:text>
      <number:number number:decimal-places="5" number:min-decimal-places="5" number:min-integer-digits="1" number:grouping="true"/>
      <number:text>)</number:text>
      <style:map style:condition="value()&gt;=0" style:apply-style-name="N10213P0"/>
    </number:number-style>
    <number:number-style style:name="N10212" number:language="en" number:country="US">
      <number:number number:decimal-places="5" number:min-decimal-places="5" number:min-integer-digits="1" number:grouping="true"/>
    </number:number-style>
    <number:number-style style:name="N10211" number:language="en" number:country="US">
      <number:number number:decimal-places="16" number:min-decimal-places="16" number:min-integer-digits="1"/>
    </number:number-style>
    <number:number-style style:name="N10210" number:language="en" number:country="US">
      <number:number number:decimal-places="15" number:min-decimal-places="15" number:min-integer-digits="1"/>
    </number:number-style>
    <number:number-style style:name="N10209" number:language="en" number:country="US">
      <number:number number:decimal-places="0" number:min-decimal-places="0" number:min-integer-digits="1" number:grouping="true"/>
      <number:text> Kg</number:text>
    </number:number-style>
    <number:number-style style:name="N10208" number:language="en" number:country="US">
      <number:number number:decimal-places="0" number:min-decimal-places="0" number:min-integer-digits="1" number:grouping="true"/>
      <number:text>.</number:text>
    </number:number-style>
    <number:currency-style style:name="N10207P0" style:volatile="true" number:language="en" number:country="US">
      <number:number number:decimal-places="2" number:min-decimal-places="2" number:min-integer-digits="1" number:grouping="true"/>
      <number:currency-symbol number:language="hy" number:country="AM">դր.</number:currency-symbol>
    </number:currency-style>
    <number:currency-style style:name="N10207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hy" number:country="AM">դր.</number:currency-symbol>
      <style:map style:condition="value()&gt;=0" style:apply-style-name="N10207P0"/>
    </number:currency-style>
    <number:currency-style style:name="N10206P0" style:volatile="true" number:language="en" number:country="US">
      <number:number number:decimal-places="2" number:min-decimal-places="2" number:min-integer-digits="1" number:grouping="true"/>
      <number:text> </number:text>
      <number:currency-symbol>ZWD</number:currency-symbol>
    </number:currency-style>
    <number:currency-style style:name="N10206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ZWD</number:currency-symbol>
      <style:map style:condition="value()&gt;=0" style:apply-style-name="N10206P0"/>
    </number:currency-style>
    <number:currency-style style:name="N1020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020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0205P0"/>
    </number:currency-style>
    <number:date-style style:name="N10204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204" number:language="en" number:country="US">
      <number:text-content/>
      <style:map style:condition="value()&lt;=1.7976931348623157E+308" style:apply-style-name="N10204P0"/>
    </number:text-style>
    <number:date-style style:name="N10203" number:language="en" number:country="US">
      <number:day/>
      <number:text>-</number:text>
      <number:month number:textual="true"/>
      <number:text>- </number:text>
      <number:year/>
    </number:date-style>
    <number:date-style style:name="N10202" number:language="en" number:country="US">
      <number:day number:style="long"/>
      <number:text>/</number:text>
      <number:month number:style="long"/>
      <number:text>/</number:text>
      <number:year/>
    </number:date-style>
    <number:date-style style:name="N1020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20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200" number:language="en" number:country="US">
      <number:text-content/>
      <style:map style:condition="value()&lt;=1.7976931348623157E+308" style:apply-style-name="N10200P0"/>
    </number:text-style>
    <number:currency-style style:name="N10199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99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99P0"/>
    </number:currency-style>
    <number:date-style style:name="N10198P0" style:volatile="true" number:language="en" number:country="US">
      <number:day/>
      <number:text>-</number:text>
      <number:month number:textual="true"/>
    </number:date-style>
    <number:text-style style:name="N10198" number:language="en" number:country="US">
      <number:text-content/>
      <style:map style:condition="value()&lt;=1.7976931348623157E+308" style:apply-style-name="N10198P0"/>
    </number:text-style>
    <number:date-style style:name="N10197" number:language="en" number:country="US">
      <number:day/>
      <number:text>-</number:text>
      <number:month number:textual="true"/>
    </number:date-style>
    <number:number-style style:name="N10196P0" style:volatile="true" number:language="en" number:country="US">
      <number:number number:decimal-places="0" number:min-decimal-places="0" number:min-integer-digits="1" number:grouping="true"/>
    </number:number-style>
    <number:number-style style:name="N1019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96P0"/>
    </number:number-style>
    <number:number-style style:name="N10195P0" style:volatile="true" number:language="en" number:country="US">
      <number:number number:decimal-places="1" number:min-decimal-places="1" number:min-integer-digits="1" number:grouping="true"/>
    </number:number-style>
    <number:number-style style:name="N10195" number:language="en" number:country="US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0195P0"/>
    </number:number-style>
    <number:currency-style style:name="N10194" number:language="en" number:country="US">
      <number:number number:decimal-places="2" number:min-decimal-places="2" number:min-integer-digits="1" number:grouping="true"/>
      <number:text> </number:text>
      <number:currency-symbol>৳</number:currency-symbol>
    </number:currency-style>
    <number:number-style style:name="N10193P0" style:volatile="true" number:language="en" number:country="US">
      <number:number number:decimal-places="4" number:min-decimal-places="4" number:min-integer-digits="1" number:grouping="true"/>
    </number:number-style>
    <number:number-style style:name="N10193" number:language="en" number:country="US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0193P0"/>
    </number:number-style>
    <number:number-style style:name="N10192" number:language="en" number:country="US">
      <number:number number:decimal-places="4" number:min-decimal-places="4" number:min-integer-digits="1" number:grouping="true"/>
    </number:number-style>
    <number:number-style style:name="N10191P0" style:volatile="true" number:language="en" number:country="US">
      <number:number number:decimal-places="2" number:min-decimal-places="2" number:min-integer-digits="1" number:grouping="true"/>
    </number:number-style>
    <number:number-style style:name="N1019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91P0"/>
    </number:number-style>
    <number:number-style style:name="N10190P0" style:volatile="true" number:language="en" number:country="US">
      <number:number number:decimal-places="3" number:min-decimal-places="3" number:min-integer-digits="1" number:grouping="true"/>
    </number:number-style>
    <number:number-style style:name="N10190" number:language="en" number:country="US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0190P0"/>
    </number:number-style>
    <number:number-style style:name="N10189" number:language="en" number:country="US">
      <number:number number:decimal-places="3" number:min-decimal-places="3" number:min-integer-digits="1" number:grouping="true"/>
    </number:number-style>
    <number:number-style style:name="N10188" number:language="en" number:country="US">
      <number:number number:decimal-places="13" number:min-decimal-places="13" number:min-integer-digits="1"/>
    </number:number-style>
    <number:number-style style:name="N10187P0" style:volatile="true" number:language="en" number:country="US">
      <number:number number:decimal-places="0" number:min-decimal-places="0" number:min-integer-digits="1" number:grouping="true"/>
    </number:number-style>
    <number:number-style style:name="N1018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7P0"/>
    </number:number-style>
    <number:number-style style:name="N10186P0" style:volatile="true" number:language="en" number:country="US">
      <number:number number:decimal-places="1" number:min-decimal-places="1" number:min-integer-digits="1" number:grouping="true"/>
    </number:number-style>
    <number:number-style style:name="N10186" number:language="en" number:country="US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10186P0"/>
    </number:number-style>
    <number:number-style style:name="N10185" number:language="en" number:country="US">
      <number:number number:decimal-places="1" number:min-decimal-places="1" number:min-integer-digits="1" number:grouping="true"/>
    </number:number-style>
    <number:date-style style:name="N1018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84" number:language="en" number:country="US">
      <number:text-content/>
      <style:map style:condition="value()&lt;=1.7976931348623157E+308" style:apply-style-name="N10184P0"/>
    </number:text-style>
    <number:date-style style:name="N10183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82" number:language="en" number:country="US">
      <number:day/>
      <number:text>. </number:text>
      <number:month number:style="long"/>
      <number:text>. </number:text>
      <number:year number:style="long"/>
    </number:date-style>
    <number:date-style style:name="N1018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81" number:language="en" number:country="US">
      <number:text-content/>
      <style:map style:condition="value()&lt;=1.7976931348623157E+308" style:apply-style-name="N10181P0"/>
    </number:text-style>
    <number:number-style style:name="N10180" number:language="en" number:country="US">
      <number:number number:decimal-places="0" number:min-decimal-places="0" number:min-integer-digits="7"/>
    </number:number-style>
    <number:number-style style:name="N1017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9" number:language="en" number:country="US">
      <number:text> </number:text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currency-style style:name="N1017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7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7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78" number:language="en" number:country="US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currency-style style:name="N1017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7P2" style:volatile="true" number:language="en" number:country="US">
      <number:currency-symbol/>
      <number:fill-character> </number:fill-character>
      <number:text>- </number:text>
    </number:currency-style>
    <number:text-style style:name="N10177" number:language="en" number:country="US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6P2" style:volatile="true" number:language="en" number:country="US">
      <number:text> </number:text>
      <number:fill-character> </number:fill-character>
      <number:text>- </number:text>
    </number:number-style>
    <number:text-style style:name="N10176" number:language="en" number:country="US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date-style style:name="N10175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0174" number:language="en" number:country="US">
      <number:number number:decimal-places="0" number:min-decimal-places="0" number:min-integer-digits="2"/>
    </number:number-style>
    <number:number-style style:name="N10173" number:language="en" number:country="US">
      <number:number number:decimal-places="0" number:min-decimal-places="0" number:min-integer-digits="0"/>
    </number:number-style>
    <number:time-style style:name="N10172" number:language="en" number:country="US">
      <number:minutes number:style="long"/>
      <number:text>:</number:text>
      <number:seconds number:style="long"/>
      <number:text>.</number:text>
    </number:time-style>
    <number:date-style style:name="N1017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71" number:language="en" number:country="US">
      <number:text-content/>
      <style:map style:condition="value()&lt;=1.7976931348623157E+308" style:apply-style-name="N10171P0"/>
    </number:text-style>
    <number:date-style style:name="N10170" number:language="en" number:country="US">
      <number:day/>
      <number:text>-</number:text>
      <number:month number:textual="true"/>
      <number:text>-</number:text>
      <number:year/>
    </number:date-style>
    <number:date-style style:name="N10169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69" number:language="en" number:country="US">
      <number:text-content/>
      <style:map style:condition="value()&lt;=1.7976931348623157E+308" style:apply-style-name="N10169P0"/>
    </number:text-style>
    <number:number-style style:name="N10168" number:language="en" number:country="US">
      <number:number number:decimal-places="3" number:min-decimal-places="3" number:min-integer-digits="0" number:grouping="true"/>
    </number:number-style>
    <number:number-style style:name="N10167" number:language="en" number:country="US">
      <number:number number:decimal-places="1" number:min-decimal-places="1" number:min-integer-digits="0" number:grouping="true"/>
    </number:number-style>
    <number:number-style style:name="N10166" number:language="en" number:country="US">
      <number:number number:decimal-places="3" number:min-decimal-places="3" number:min-integer-digits="1"/>
    </number:number-style>
    <number:number-style style:name="N10165" number:language="en" number:country="US">
      <number:number number:decimal-places="4" number:min-decimal-places="4" number:min-integer-digits="1"/>
    </number:number-style>
    <number:number-style style:name="N10164" number:language="en" number:country="US">
      <number:number number:decimal-places="5" number:min-decimal-places="5" number:min-integer-digits="1"/>
    </number:number-style>
    <number:number-style style:name="N10163" number:language="en" number:country="US">
      <number:number number:decimal-places="6" number:min-decimal-places="6" number:min-integer-digits="1"/>
    </number:number-style>
    <number:number-style style:name="N10162" number:language="en" number:country="US">
      <number:number number:decimal-places="7" number:min-decimal-places="7" number:min-integer-digits="1"/>
    </number:number-style>
    <number:number-style style:name="N10161" number:language="en" number:country="US">
      <number:number number:decimal-places="8" number:min-decimal-places="8" number:min-integer-digits="1"/>
    </number:number-style>
    <number:number-style style:name="N10160" number:language="en" number:country="US">
      <number:number number:decimal-places="9" number:min-decimal-places="9" number:min-integer-digits="1"/>
    </number:number-style>
    <number:number-style style:name="N10159" number:language="en" number:country="US">
      <number:number number:decimal-places="10" number:min-decimal-places="10" number:min-integer-digits="1"/>
    </number:number-style>
    <number:number-style style:name="N10158" number:language="en" number:country="US">
      <number:number number:decimal-places="11" number:min-decimal-places="11" number:min-integer-digits="1"/>
    </number:number-style>
    <number:number-style style:name="N10157" number:language="en" number:country="US">
      <number:number number:decimal-places="12" number:min-decimal-places="12" number:min-integer-digits="1"/>
    </number:number-style>
    <number:date-style style:name="N10156P0" style:volatile="true" number:language="en" number:country="US">
      <number:month number:style="long"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157E+308" style:apply-style-name="N10156P0"/>
    </number:text-style>
    <number:date-style style:name="N10155P0" style:volatile="true" number:language="en" number:country="US"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lt;=1.7976931348623157E+308" style:apply-style-name="N10155P0"/>
    </number:text-style>
    <number:date-style style:name="N10154" number:language="en" number:country="US">
      <number:month number:textual="true"/>
      <number:text>-</number:text>
      <number:year/>
    </number:date-style>
    <number:percentage-style style:name="N10153" number:language="en" number:country="US">
      <number:number number:decimal-places="0" number:min-decimal-places="0" number:min-integer-digits="0" number:grouping="true"/>
      <number:text>%</number:text>
    </number:percentage-style>
    <number:percentage-style style:name="N10152" number:language="en" number:country="US">
      <number:number number:decimal-places="0" number:min-decimal-places="0" number:min-integer-digits="1" number:grouping="true"/>
      <number:text>%</number:text>
    </number:percentage-style>
    <number:date-style style:name="N10151" number:language="en" number:country="US">
      <number:day number:style="long"/>
      <number:text>-</number:text>
      <number:month number:style="long"/>
      <number:text>-</number:text>
      <number:year/>
    </number:date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9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7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7P2" style:volatile="true" number:language="en" number:country="US">
      <number:fill-character> </number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percentage-style style:name="N10146" number:language="en" number:country="US">
      <number:number number:decimal-places="1" number:min-decimal-places="1" number:min-integer-digits="1"/>
      <number:text>%</number:text>
    </number:percentage-style>
    <number:number-style style:name="N10145" number:language="en" number:country="US">
      <number:number number:decimal-places="1" number:min-decimal-places="1" number:min-integer-digits="1"/>
    </number:number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2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41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0" number:language="en" number:country="US">
      <number:minutes number:style="long"/>
      <number:text>:</number:text>
      <number:seconds number:style="long" number:decimal-places="1"/>
    </number:time-style>
    <number:time-style style:name="N10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minutes number:style="long"/>
      <number:text>:</number:text>
      <number:seconds number:style="long"/>
    </number:tim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text>- </number:text>
    </number:currency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- </number:text>
    </number:number-style>
    <number:text-style style:name="N10134" number:language="en" number:country="U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3" number:language="en" number:country="US">
      <number:hours/>
      <number:text>:</number:text>
      <number:minutes number:style="long"/>
    </number:tim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20109P0" style:volatile="true" number:language="cu" number:country="RU">
      <number:number number:decimal-places="2" number:min-decimal-places="2" number:min-integer-digits="1" number:grouping="true"/>
      <number:text> </number:text>
      <number:currency-symbol number:language="cu" number:country="RU">рꙋб.</number:currency-symbol>
    </number:currency-style>
    <number:currency-style style:name="N20109" number:language="c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u" number:country="RU">рꙋб.</number:currency-symbol>
      <style:map style:condition="value()&gt;=0" style:apply-style-name="N20109P0"/>
    </number:currency-style>
    <number:number-style style:name="N20108" number:language="cu" number:country="RU">
      <number:number number:decimal-places="1" number:min-decimal-places="1" number:min-integer-digits="1"/>
    </number:number-style>
    <number:number-style style:name="N30185" number:language="bn" number:country="IN" number:transliteration-format="১" number:transliteration-language="bn" number:transliteration-country="IN" number:transliteration-style="short">
      <number:number number:decimal-places="0" number:min-decimal-places="0" number:min-integer-digits="1"/>
    </number:number-style>
    <number:number-style style:name="N30184" number:language="bn" number:country="IN" number:transliteration-format="১" number:transliteration-language="bn" number:transliteration-country="IN" number:transliteration-style="short">
      <number:number number:decimal-places="2" number:min-decimal-places="0" number:min-integer-digits="1" number:decimal-replacement=""/>
    </number:number-style>
    <number:date-style style:name="N30183" number:language="bn" number:country="IN">
      <number:day/>
      <number:text>- </number:text>
      <number:month number:style="long" number:textual="true"/>
      <number:text>- </number:text>
      <number:year number:style="long"/>
    </number:date-style>
    <number:number-style style:name="N30182" number:language="bn" number:country="IN">
      <number:number number:decimal-places="0" number:min-decimal-places="0" number:min-integer-digits="2" number:grouping="true"/>
    </number:number-style>
    <number:number-style style:name="N30181P0" style:volatile="true" number:language="bn" number:country="IN">
      <number:number number:decimal-places="2" number:min-decimal-places="2" number:min-integer-digits="1"/>
    </number:number-style>
    <number:number-style style:name="N30181" number:language="bn" number:country="IN">
      <style:text-properties fo:color="#ff0000"/>
      <number:text>-</number:text>
      <number:number number:decimal-places="2" number:min-decimal-places="2" number:min-integer-digits="1"/>
      <style:map style:condition="value()&gt;=0" style:apply-style-name="N30181P0"/>
    </number:number-style>
    <number:number-style style:name="N30180" number:language="bn" number:country="IN">
      <number:number number:decimal-places="0" number:min-decimal-places="0" number:min-integer-digits="3" number:grouping="true"/>
    </number:number-style>
    <number:number-style style:name="N30179" number:language="bn" number:country="IN">
      <number:number number:decimal-places="0" number:min-decimal-places="0" number:min-integer-digits="1" number:grouping="true"/>
      <number:text> ***</number:text>
    </number:number-style>
    <number:number-style style:name="N30178" number:language="bn" number:country="IN">
      <number:number number:decimal-places="0" number:min-decimal-places="0" number:min-integer-digits="1" number:grouping="true"/>
      <number:text> Pcs</number:text>
    </number:number-style>
    <number:number-style style:name="N30177P0" style:volatile="true" number:language="bn" number:country="IN">
      <number:number number:decimal-places="0" number:min-decimal-places="0" number:min-integer-digits="0" number:grouping="true"/>
    </number:number-style>
    <number:number-style style:name="N30177" number:language="bn" number:country="IN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30177P0"/>
    </number:number-style>
    <number:number-style style:name="N30176" number:language="bn" number:country="IN">
      <number:number number:decimal-places="0" number:min-decimal-places="0" number:min-integer-digits="0" number:grouping="true"/>
    </number:number-style>
    <number:number-style style:name="N30175P0" style:volatile="true" number:language="bn" number:country="IN">
      <number:number number:decimal-places="1" number:min-decimal-places="1" number:min-integer-digits="0" number:grouping="true"/>
    </number:number-style>
    <number:number-style style:name="N30175" number:language="bn" number:country="IN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30175P0"/>
    </number:number-style>
    <number:number-style style:name="N30174" number:language="bn" number:country="IN">
      <number:number number:decimal-places="1" number:min-decimal-places="1" number:min-integer-digits="0" number:grouping="true"/>
    </number:number-style>
    <number:number-style style:name="N30173P0" style:volatile="true" number:language="bn" number:country="IN">
      <number:number number:decimal-places="3" number:min-decimal-places="3" number:min-integer-digits="0" number:grouping="true"/>
    </number:number-style>
    <number:number-style style:name="N30173" number:language="bn" number:country="IN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0173P0"/>
    </number:number-style>
    <number:number-style style:name="N30172" number:language="bn" number:country="IN">
      <number:number number:decimal-places="3" number:min-decimal-places="3" number:min-integer-digits="0" number:grouping="true"/>
    </number:number-style>
    <number:number-style style:name="N30171" number:language="bn" number:country="IN">
      <number:number number:decimal-places="0" number:min-decimal-places="0" number:min-integer-digits="1" number:grouping="true"/>
      <number:text> /-</number:text>
    </number:number-style>
    <number:percentage-style style:name="N30170" number:language="bn" number:country="IN">
      <number:number number:decimal-places="3" number:min-decimal-places="3" number:min-integer-digits="1"/>
      <number:text>%</number:text>
    </number:percentage-style>
    <number:number-style style:name="N30169" number:language="bn" number:country="IN">
      <number:number number:decimal-places="0" number:min-decimal-places="0" number:min-integer-digits="0"/>
    </number:number-style>
    <number:currency-style style:name="N30168P0" style:volatile="true" number:language="bn" number:country="IN">
      <number:number number:decimal-places="0" number:min-decimal-places="0" number:min-integer-digits="1" number:grouping="true"/>
      <number:text> </number:text>
      <number:currency-symbol>INR</number:currency-symbol>
    </number:currency-style>
    <number:currency-style style:name="N30168" number:language="bn" number:country="IN">
      <number:text>-</number:text>
      <number:number number:decimal-places="0" number:min-decimal-places="0" number:min-integer-digits="1" number:grouping="true"/>
      <number:text> </number:text>
      <number:currency-symbol>INR</number:currency-symbol>
      <style:map style:condition="value()&gt;=0" style:apply-style-name="N30168P0"/>
    </number:currency-style>
    <number:currency-style style:name="N30167P0" style:volatile="true" number:language="bn" number:country="IN">
      <number:number number:decimal-places="2" number:min-decimal-places="2" number:min-integer-digits="1" number:grouping="true"/>
      <number:text> </number:text>
      <number:currency-symbol>INR</number:currency-symbol>
    </number:currency-style>
    <number:currency-style style:name="N30167" number:language="bn" number:country="IN">
      <number:text>-</number:text>
      <number:number number:decimal-places="2" number:min-decimal-places="2" number:min-integer-digits="1" number:grouping="true"/>
      <number:text> </number:text>
      <number:currency-symbol>INR</number:currency-symbol>
      <style:map style:condition="value()&gt;=0" style:apply-style-name="N30167P0"/>
    </number:currency-style>
    <number:number-style style:name="N30166" number:language="bn" number:country="IN">
      <number:number number:decimal-places="0" number:min-decimal-places="0" number:min-integer-digits="1" number:grouping="true"/>
      <number:text> Tk./ Kg</number:text>
    </number:number-style>
    <number:number-style style:name="N30165" number:language="bn" number:country="IN">
      <number:number number:decimal-places="0" number:min-decimal-places="0" number:min-integer-digits="1" number:grouping="true"/>
      <number:text> *</number:text>
    </number:number-style>
    <number:number-style style:name="N30164" number:language="bn" number:country="IN">
      <number:text>(</number:text>
      <number:number number:decimal-places="0" number:min-decimal-places="0" number:min-integer-digits="1" number:grouping="true"/>
      <number:text>)</number:text>
    </number:number-style>
    <number:number-style style:name="N30163" number:language="bn" number:country="IN">
      <number:number number:decimal-places="7" number:min-decimal-places="7" number:min-integer-digits="0" number:grouping="true"/>
    </number:number-style>
    <number:number-style style:name="N30162" number:language="bn" number:country="IN">
      <number:number number:decimal-places="6" number:min-decimal-places="6" number:min-integer-digits="0" number:grouping="true"/>
    </number:number-style>
    <number:number-style style:name="N30161" number:language="bn" number:country="IN">
      <number:number number:decimal-places="5" number:min-decimal-places="5" number:min-integer-digits="0" number:grouping="true"/>
    </number:number-style>
    <number:number-style style:name="N30160" number:language="bn" number:country="IN">
      <number:number number:decimal-places="4" number:min-decimal-places="4" number:min-integer-digits="0" number:grouping="true"/>
    </number:number-style>
    <number:currency-style style:name="N30159P0" style:volatile="true" number:language="bn" number:country="IN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59" number:language="bn" number:country="IN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159P0"/>
    </number:currency-style>
    <number:number-style style:name="N30158" number:language="bn" number:country="IN">
      <number:number number:decimal-places="0" number:min-decimal-places="0" number:min-integer-digits="1" number:grouping="true"/>
      <number:text>  other income</number:text>
    </number:number-style>
    <number:date-style style:name="N30157" number:language="bn" number:country="IN">
      <number:month number:textual="true"/>
      <number:text> </number:text>
      <number:day number:style="long"/>
      <number:text>, </number:text>
      <number:year number:style="long"/>
    </number:date-style>
    <number:percentage-style style:name="N30156" number:language="bn" number:country="IN">
      <number:number number:decimal-places="1" number:min-decimal-places="1" number:min-integer-digits="1"/>
      <number:text>%</number:text>
    </number:percentage-style>
    <number:date-style style:name="N30155" number:language="bn" number:country="IN">
      <number:day-of-week number:style="long"/>
      <number:text> </number:text>
      <number:day-of-week number:style="long"/>
    </number:date-style>
    <number:date-style style:name="N30154" number:language="bn" number:country="IN">
      <number:day-of-week number:style="long"/>
      <number:text> </number:text>
      <number:day-of-week number:style="long"/>
      <number:text> </number:text>
    </number:date-style>
    <number:number-style style:name="N30153" number:language="bn" number:country="IN">
      <number:text>TTTTTTT</number:text>
    </number:number-style>
    <number:date-style style:name="N30152" number:language="bn" number:country="IN">
      <number:week-of-year/>
      <number:week-of-year/>
      <number:week-of-year/>
      <number:text>W</number:text>
    </number:date-style>
    <number:number-style style:name="N30151" number:language="bn" number:country="IN">
      <number:number number:decimal-places="17" number:min-decimal-places="17" number:min-integer-digits="1"/>
    </number:number-style>
    <number:number-style style:name="N30150" number:language="bn" number:country="IN">
      <number:number number:decimal-places="16" number:min-decimal-places="16" number:min-integer-digits="1"/>
    </number:number-style>
    <number:number-style style:name="N30149" number:language="bn" number:country="IN">
      <number:number number:decimal-places="15" number:min-decimal-places="15" number:min-integer-digits="1"/>
    </number:number-style>
    <number:number-style style:name="N30148" number:language="bn" number:country="IN">
      <number:number number:decimal-places="14" number:min-decimal-places="14" number:min-integer-digits="1"/>
    </number:number-style>
    <number:number-style style:name="N30147" number:language="bn" number:country="IN">
      <number:number number:decimal-places="13" number:min-decimal-places="13" number:min-integer-digits="1"/>
    </number:number-style>
    <number:number-style style:name="N30146" number:language="bn" number:country="IN">
      <number:number number:decimal-places="12" number:min-decimal-places="12" number:min-integer-digits="1"/>
    </number:number-style>
    <number:number-style style:name="N30145" number:language="bn" number:country="IN">
      <number:number number:decimal-places="11" number:min-decimal-places="11" number:min-integer-digits="1"/>
    </number:number-style>
    <number:number-style style:name="N30144" number:language="bn" number:country="IN">
      <number:number number:decimal-places="10" number:min-decimal-places="10" number:min-integer-digits="1"/>
    </number:number-style>
    <number:number-style style:name="N30143" number:language="bn" number:country="IN">
      <number:number number:decimal-places="9" number:min-decimal-places="9" number:min-integer-digits="1"/>
    </number:number-style>
    <number:number-style style:name="N30142" number:language="bn" number:country="IN">
      <number:number number:decimal-places="8" number:min-decimal-places="8" number:min-integer-digits="1"/>
    </number:number-style>
    <number:number-style style:name="N30141" number:language="bn" number:country="IN">
      <number:number number:decimal-places="7" number:min-decimal-places="7" number:min-integer-digits="1"/>
    </number:number-style>
    <number:number-style style:name="N30140" number:language="bn" number:country="IN">
      <number:number number:decimal-places="20" number:min-decimal-places="20" number:min-integer-digits="1" number:grouping="true"/>
    </number:number-style>
    <number:number-style style:name="N30139" number:language="bn" number:country="IN">
      <number:number number:decimal-places="19" number:min-decimal-places="19" number:min-integer-digits="1" number:grouping="true"/>
    </number:number-style>
    <number:number-style style:name="N30138" number:language="bn" number:country="IN">
      <number:number number:decimal-places="18" number:min-decimal-places="18" number:min-integer-digits="1" number:grouping="true"/>
    </number:number-style>
    <number:number-style style:name="N30137" number:language="bn" number:country="IN">
      <number:number number:decimal-places="17" number:min-decimal-places="17" number:min-integer-digits="1" number:grouping="true"/>
    </number:number-style>
    <number:number-style style:name="N30136" number:language="bn" number:country="IN">
      <number:number number:decimal-places="16" number:min-decimal-places="16" number:min-integer-digits="1" number:grouping="true"/>
    </number:number-style>
    <number:number-style style:name="N30135" number:language="bn" number:country="IN">
      <number:number number:decimal-places="15" number:min-decimal-places="15" number:min-integer-digits="1" number:grouping="true"/>
    </number:number-style>
    <number:number-style style:name="N30134" number:language="bn" number:country="IN">
      <number:number number:decimal-places="4" number:min-decimal-places="4" number:min-integer-digits="1"/>
    </number:number-style>
    <number:number-style style:name="N30133" number:language="bn" number:country="IN">
      <number:number number:decimal-places="5" number:min-decimal-places="5" number:min-integer-digits="1"/>
    </number:number-style>
    <number:number-style style:name="N30132" number:language="bn" number:country="IN">
      <number:number number:decimal-places="6" number:min-decimal-places="6" number:min-integer-digits="1"/>
    </number:number-style>
    <number:number-style style:name="N30131" number:language="bn" number:country="IN">
      <number:number number:decimal-places="14" number:min-decimal-places="14" number:min-integer-digits="1" number:grouping="true"/>
    </number:number-style>
    <number:number-style style:name="N30130" number:language="bn" number:country="IN">
      <number:number number:decimal-places="13" number:min-decimal-places="13" number:min-integer-digits="1" number:grouping="true"/>
    </number:number-style>
    <number:number-style style:name="N30129" number:language="bn" number:country="IN">
      <number:number number:decimal-places="12" number:min-decimal-places="12" number:min-integer-digits="1" number:grouping="true"/>
    </number:number-style>
    <number:number-style style:name="N30128" number:language="bn" number:country="IN">
      <number:number number:decimal-places="11" number:min-decimal-places="11" number:min-integer-digits="1" number:grouping="true"/>
    </number:number-style>
    <number:number-style style:name="N30127" number:language="bn" number:country="IN">
      <number:number number:decimal-places="10" number:min-decimal-places="10" number:min-integer-digits="1" number:grouping="true"/>
    </number:number-style>
    <number:number-style style:name="N30126" number:language="bn" number:country="IN">
      <number:number number:decimal-places="9" number:min-decimal-places="9" number:min-integer-digits="1" number:grouping="true"/>
    </number:number-style>
    <number:date-style style:name="N30125" number:language="bn" number:country="IN">
      <number:day number:style="long"/>
      <number:text>.</number:text>
      <number:month number:style="long"/>
      <number:text>.</number:text>
      <number:year/>
    </number:date-style>
    <number:date-style style:name="N30124" number:language="bn" number:country="IN">
      <number:day number:style="long"/>
      <number:text>.</number:text>
      <number:month number:style="long"/>
      <number:text>.</number:text>
      <number:year number:style="long"/>
    </number:date-style>
    <number:currency-style style:name="N30123" number:language="bn" number:country="IN">
      <number:number number:decimal-places="2" number:min-decimal-places="2" number:min-integer-digits="1" number:grouping="true"/>
      <number:text> </number:text>
      <number:currency-symbol>৳</number:currency-symbol>
    </number:currency-style>
    <number:currency-style style:name="N30122P0" style:volatile="true" number:language="bn" number:country="IN">
      <number:currency-symbol number:language="bn" number:country="IN">৳</number:currency-symbol>
      <number:number number:decimal-places="1" number:min-decimal-places="1" number:min-integer-digits="1" number:grouping="true"/>
    </number:currency-style>
    <number:currency-style style:name="N30122" number:language="bn" number:country="IN">
      <style:text-properties fo:color="#ff0000"/>
      <number:text>-</number:text>
      <number:currency-symbol number:language="bn" number:country="IN">৳</number:currency-symbol>
      <number:number number:decimal-places="1" number:min-decimal-places="1" number:min-integer-digits="1" number:grouping="true"/>
      <style:map style:condition="value()&gt;=0" style:apply-style-name="N30122P0"/>
    </number:currency-style>
    <number:currency-style style:name="N30121P0" style:volatile="true" number:language="bn" number:country="IN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0121" number:language="bn" number:country="IN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0121P0"/>
    </number:currency-style>
    <number:currency-style style:name="N30120P0" style:volatile="true" number:language="bn" number:country="IN">
      <number:currency-symbol number:language="bn" number:country="BD">৳</number:currency-symbol>
      <number:number number:decimal-places="2" number:min-decimal-places="2" number:min-integer-digits="1" number:grouping="true"/>
    </number:currency-style>
    <number:currency-style style:name="N30120" number:language="bn" number:country="IN">
      <style:text-properties fo:color="#ff0000"/>
      <number:text>-</number:text>
      <number:currency-symbol number:language="bn" number:country="BD">৳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number-style style:name="N30119P0" style:volatile="true" number:language="bn" number:country="IN">
      <number:number number:decimal-places="2" number:min-decimal-places="2" number:min-integer-digits="0" number:grouping="true"/>
    </number:number-style>
    <number:number-style style:name="N30119" number:language="bn" number:country="IN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30119P0"/>
    </number:number-style>
    <number:number-style style:name="N30118P0" style:volatile="true" number:language="bn" number:country="IN">
      <number:number number:decimal-places="2" number:min-decimal-places="2" number:min-integer-digits="1" number:grouping="true"/>
    </number:number-style>
    <number:number-style style:name="N30118" number:language="bn" number:country="I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0118P0"/>
    </number:number-style>
    <number:number-style style:name="N30117P0" style:volatile="true" number:language="bn" number:country="IN">
      <number:number number:decimal-places="0" number:min-decimal-places="0" number:min-integer-digits="1"/>
    </number:number-style>
    <number:number-style style:name="N30117" number:language="bn" number:country="IN">
      <style:text-properties fo:color="#ff0000"/>
      <number:text>-</number:text>
      <number:number number:decimal-places="0" number:min-decimal-places="0" number:min-integer-digits="1"/>
      <style:map style:condition="value()&gt;=0" style:apply-style-name="N30117P0"/>
    </number:number-style>
    <number:number-style style:name="N30116P0" style:volatile="true" number:language="bn" number:country="IN">
      <number:number number:decimal-places="0" number:min-decimal-places="0" number:min-integer-digits="1" number:grouping="true"/>
    </number:number-style>
    <number:number-style style:name="N30116" number:language="bn" number:country="I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0116P0"/>
    </number:number-style>
    <number:number-style style:name="N30115" number:language="bn" number:country="IN">
      <number:number number:decimal-places="8" number:min-decimal-places="8" number:min-integer-digits="1" number:grouping="true"/>
    </number:number-style>
    <number:number-style style:name="N30114" number:language="bn" number:country="IN">
      <number:number number:decimal-places="7" number:min-decimal-places="7" number:min-integer-digits="1" number:grouping="true"/>
    </number:number-style>
    <number:number-style style:name="N30113" number:language="bn" number:country="IN">
      <number:number number:decimal-places="6" number:min-decimal-places="6" number:min-integer-digits="1" number:grouping="true"/>
    </number:number-style>
    <number:number-style style:name="N30112" number:language="bn" number:country="IN">
      <number:number number:decimal-places="5" number:min-decimal-places="5" number:min-integer-digits="1" number:grouping="true"/>
    </number:number-style>
    <number:number-style style:name="N30111" number:language="bn" number:country="IN">
      <number:number number:decimal-places="4" number:min-decimal-places="4" number:min-integer-digits="1" number:grouping="true"/>
    </number:number-style>
    <number:number-style style:name="N30110" number:language="bn" number:country="IN">
      <number:number number:decimal-places="3" number:min-decimal-places="3" number:min-integer-digits="1" number:grouping="true"/>
    </number:number-style>
    <number:number-style style:name="N30109" number:language="bn" number:country="IN">
      <number:number number:decimal-places="3" number:min-decimal-places="3" number:min-integer-digits="1"/>
    </number:number-style>
    <number:number-style style:name="N30108" number:language="bn" number:country="IN">
      <number:number number:decimal-places="1" number:min-decimal-places="1" number:min-integer-digits="1"/>
    </number:number-style>
    <number:number-style style:name="N30107" number:language="bn" number:country="IN">
      <number:number number:decimal-places="1" number:min-decimal-places="1" number:min-integer-digits="1" number:grouping="true"/>
    </number:number-style>
    <number:date-style style:name="N40138" number:language="en" number:country="AU">
      <number:day/>
      <number:text> </number:text>
      <number:month number:textual="true"/>
      <number:text>  </number:text>
      <number:year/>
    </number:date-style>
    <number:date-style style:name="N40137" number:language="en" number:country="AU">
      <number:day/>
      <number:month number:textual="true"/>
      <number:text>  </number:text>
      <number:year/>
    </number:date-style>
    <number:date-style style:name="N40136" number:language="en" number:country="AU">
      <number:month number:textual="true"/>
      <number:text> </number:text>
      <number:day/>
      <number:text> </number:text>
      <number:year/>
    </number:date-style>
    <number:date-style style:name="N40135" number:language="en" number:country="AU">
      <number:month number:style="long"/>
      <number:text>/</number:text>
      <number:day number:style="long"/>
      <number:text>/</number:text>
      <number:year/>
    </number:date-style>
    <number:currency-style style:name="N40134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34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34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134" number:language="en" number:country="AU">
      <number:text> </number:text>
      <number:text-content/>
      <number:text> </number:text>
      <style:map style:condition="value()&gt;0" style:apply-style-name="N40134P0"/>
      <style:map style:condition="value()&lt;0" style:apply-style-name="N40134P1"/>
      <style:map style:condition="value()=0" style:apply-style-name="N40134P2"/>
    </number:text-style>
    <number:number-style style:name="N40133P0" style:volatile="true" number:language="en" number:country="AU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33P2" style:volatile="true" number:language="en" number:country="AU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133" number:language="en" number:country="AU">
      <number:text> </number:text>
      <number:text-content/>
      <number:text> </number:text>
      <style:map style:condition="value()&gt;0" style:apply-style-name="N40133P0"/>
      <style:map style:condition="value()&lt;0" style:apply-style-name="N40133P1"/>
      <style:map style:condition="value()=0" style:apply-style-name="N40133P2"/>
    </number:text-style>
    <number:currency-style style:name="N40132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32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32P2" style:volatile="true" number:language="en" number:country="AU">
      <number:currency-symbol/>
      <number:fill-character> </number:fill-character>
      <number:text>- </number:text>
    </number:currency-style>
    <number:text-style style:name="N40132" number:language="en" number:country="AU">
      <number:text> </number:text>
      <number:text-content/>
      <number:text> </number:text>
      <style:map style:condition="value()&gt;0" style:apply-style-name="N40132P0"/>
      <style:map style:condition="value()&lt;0" style:apply-style-name="N40132P1"/>
      <style:map style:condition="value()=0" style:apply-style-name="N40132P2"/>
    </number:text-style>
    <number:number-style style:name="N40131P0" style:volatile="true" number:language="en" number:country="AU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31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31P2" style:volatile="true" number:language="en" number:country="AU">
      <number:text> </number:text>
      <number:fill-character> </number:fill-character>
      <number:text>- </number:text>
    </number:number-style>
    <number:text-style style:name="N40131" number:language="en" number:country="AU">
      <number:text> </number:text>
      <number:text-content/>
      <number:text> </number:text>
      <style:map style:condition="value()&gt;0" style:apply-style-name="N40131P0"/>
      <style:map style:condition="value()&lt;0" style:apply-style-name="N40131P1"/>
      <style:map style:condition="value()=0" style:apply-style-name="N40131P2"/>
    </number:text-style>
    <number:number-style style:name="N40130" number:language="en" number:country="AU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40129" number:language="en" number:country="AU">
      <number:minutes number:style="long"/>
      <number:text>:</number:text>
      <number:seconds number:style="long" number:decimal-places="1"/>
    </number:time-style>
    <number:time-style style:name="N40128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40127" number:language="en" number:country="AU">
      <number:minutes number:style="long"/>
      <number:text>:</number:text>
      <number:seconds number:style="long"/>
    </number:time-style>
    <number:currency-style style:name="N40126P0" style:volatile="true" number:language="en" number:country="AU">
      <number:currency-symbol/>
      <number:number number:decimal-places="2" number:min-decimal-places="2" number:min-integer-digits="1" number:grouping="true"/>
      <number:text> </number:text>
    </number:currency-style>
    <number:currency-style style:name="N40126P1" style:volatile="true" number:language="en" number:country="AU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40126P2" style:volatile="true" number:language="en" number:country="AU">
      <number:currency-symbol/>
      <number:text>-</number:text>
      <number:number number:decimal-places="0" number:min-decimal-places="0" number:min-integer-digits="0"/>
      <number:text> </number:text>
    </number:currency-style>
    <number:text-style style:name="N40126" number:language="en" number:country="AU">
      <number:text-content/>
      <number:text> </number:text>
      <style:map style:condition="value()&gt;0" style:apply-style-name="N40126P0"/>
      <style:map style:condition="value()&lt;0" style:apply-style-name="N40126P1"/>
      <style:map style:condition="value()=0" style:apply-style-name="N40126P2"/>
    </number:text-style>
    <number:number-style style:name="N40125P0" style:volatile="true" number:language="en" number:country="AU">
      <number:number number:decimal-places="2" number:min-decimal-places="2" number:min-integer-digits="1" number:grouping="true"/>
      <number:text> </number:text>
    </number:number-style>
    <number:number-style style:name="N40125P1" style:volatile="true" number:language="en" number:country="AU">
      <number:text>-</number:text>
      <number:number number:decimal-places="2" number:min-decimal-places="2" number:min-integer-digits="1" number:grouping="true"/>
      <number:text> </number:text>
    </number:number-style>
    <number:number-style style:name="N40125P2" style:volatile="true" number:language="en" number:country="AU">
      <number:text>-</number:text>
      <number:number number:decimal-places="0" number:min-decimal-places="0" number:min-integer-digits="0"/>
      <number:text> </number:text>
    </number:number-style>
    <number:text-style style:name="N40125" number:language="en" number:country="AU">
      <number:text-content/>
      <number:text> </number:text>
      <style:map style:condition="value()&gt;0" style:apply-style-name="N40125P0"/>
      <style:map style:condition="value()&lt;0" style:apply-style-name="N40125P1"/>
      <style:map style:condition="value()=0" style:apply-style-name="N40125P2"/>
    </number:text-style>
    <number:currency-style style:name="N40124P0" style:volatile="true" number:language="en" number:country="AU">
      <number:currency-symbol/>
      <number:number number:decimal-places="0" number:min-decimal-places="0" number:min-integer-digits="1" number:grouping="true"/>
      <number:text> </number:text>
    </number:currency-style>
    <number:currency-style style:name="N40124P1" style:volatile="true" number:language="en" number:country="AU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40124P2" style:volatile="true" number:language="en" number:country="AU">
      <number:currency-symbol/>
      <number:text>- </number:text>
    </number:currency-style>
    <number:text-style style:name="N40124" number:language="en" number:country="AU">
      <number:text-content/>
      <number:text> </number:text>
      <style:map style:condition="value()&gt;0" style:apply-style-name="N40124P0"/>
      <style:map style:condition="value()&lt;0" style:apply-style-name="N40124P1"/>
      <style:map style:condition="value()=0" style:apply-style-name="N40124P2"/>
    </number:text-style>
    <number:number-style style:name="N40123P0" style:volatile="true" number:language="en" number:country="AU">
      <number:number number:decimal-places="0" number:min-decimal-places="0" number:min-integer-digits="1" number:grouping="true"/>
      <number:text> </number:text>
    </number:number-style>
    <number:number-style style:name="N40123P1" style:volatile="true" number:language="en" number:country="AU">
      <number:text>-</number:text>
      <number:number number:decimal-places="0" number:min-decimal-places="0" number:min-integer-digits="1" number:grouping="true"/>
      <number:text> </number:text>
    </number:number-style>
    <number:number-style style:name="N40123P2" style:volatile="true" number:language="en" number:country="AU">
      <number:text> - </number:text>
    </number:number-style>
    <number:text-style style:name="N40123" number:language="en" number:country="AU">
      <number:text-content/>
      <number:text> </number:text>
      <style:map style:condition="value()&gt;0" style:apply-style-name="N40123P0"/>
      <style:map style:condition="value()&lt;0" style:apply-style-name="N40123P1"/>
      <style:map style:condition="value()=0" style:apply-style-name="N40123P2"/>
    </number:text-style>
    <number:number-style style:name="N40122P0" style:volatile="true" number:language="en" number:country="AU">
      <number:number number:decimal-places="2" number:min-decimal-places="2" number:min-integer-digits="1" number:grouping="true"/>
    </number:number-style>
    <number:number-style style:name="N40122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122P0"/>
    </number:number-style>
    <number:number-style style:name="N40121P0" style:volatile="true" number:language="en" number:country="AU">
      <number:number number:decimal-places="2" number:min-decimal-places="2" number:min-integer-digits="1" number:grouping="true"/>
    </number:number-style>
    <number:number-style style:name="N40121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40121P0"/>
    </number:number-style>
    <number:number-style style:name="N40120P0" style:volatile="true" number:language="en" number:country="AU">
      <number:number number:decimal-places="0" number:min-decimal-places="0" number:min-integer-digits="1" number:grouping="true"/>
    </number:number-style>
    <number:number-style style:name="N40120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0120P0"/>
    </number:number-style>
    <number:number-style style:name="N40119P0" style:volatile="true" number:language="en" number:country="AU">
      <number:number number:decimal-places="0" number:min-decimal-places="0" number:min-integer-digits="1" number:grouping="true"/>
    </number:number-style>
    <number:number-style style:name="N40119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40119P0"/>
    </number:number-style>
    <number:date-style style:name="N40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40117" number:language="en" number:country="AU">
      <number:hours/>
      <number:text>:</number:text>
      <number:minutes number:style="long"/>
      <number:text>:</number:text>
      <number:seconds number:style="long"/>
    </number:time-style>
    <number:time-style style:name="N40116" number:language="en" number:country="AU">
      <number:hours/>
      <number:text>:</number:text>
      <number:minutes number:style="long"/>
    </number:time-style>
    <number:time-style style:name="N40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14" number:language="en" number:country="AU">
      <number:hours/>
      <number:text>:</number:text>
      <number:minutes number:style="long"/>
      <number:text> </number:text>
      <number:am-pm/>
    </number:time-style>
    <number:date-style style:name="N40113" number:language="en" number:country="AU">
      <number:month number:textual="true"/>
      <number:text>-</number:text>
      <number:year/>
    </number:date-style>
    <number:date-style style:name="N40112" number:language="en" number:country="AU">
      <number:day/>
      <number:text>-</number:text>
      <number:month number:textual="true"/>
    </number:date-style>
    <number:date-style style:name="N40111" number:language="en" number:country="AU">
      <number:day/>
      <number:text>-</number:text>
      <number:month number:textual="true"/>
      <number:text>-</number:text>
      <number:year/>
    </number:date-style>
    <number:date-style style:name="N40110" number:language="en" number:country="AU">
      <number:day/>
      <number:text>/</number:text>
      <number:month number:style="long"/>
      <number:text>/</number:text>
      <number:year number:style="long"/>
    </number:date-style>
    <number:number-style style:name="N40109" number:language="en" number:country="AU">
      <number:number number:decimal-places="2" number:min-decimal-places="2" number:min-integer-digits="0"/>
    </number:number-style>
    <number:date-style style:name="N50167" number:language="en" number:country="GB">
      <number:day number:style="long"/>
      <number:text>.</number:text>
      <number:month number:style="long"/>
      <number:text>.</number:text>
      <number:year/>
    </number:date-style>
    <number:number-style style:name="N50166" number:language="en" number:country="GB">
      <number:text>C </number:text>
    </number:number-style>
    <number:number-style style:name="N50165" number:language="en" number:country="GB" number:title="User-def~ined">
      <number:text>C</number:text>
    </number:number-style>
    <number:currency-style style:name="N50164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number-style style:name="N50163P0" style:volatile="true" number:language="en" number:country="GB">
      <number:number number:decimal-places="2" number:min-decimal-places="2" number:min-integer-digits="1" number:grouping="true"/>
    </number:number-style>
    <number:number-style style:name="N50163" number:language="en" number:country="GB"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63P0"/>
    </number:number-style>
    <number:number-style style:name="N50162P0" style:volatile="true" number:language="en" number:country="GB">
      <number:number number:decimal-places="4" number:min-decimal-places="4" number:min-integer-digits="1" number:grouping="true"/>
    </number:number-style>
    <number:number-style style:name="N50162" number:language="en" number:country="GB">
      <number:text>(</number:text>
      <number:number number:decimal-places="4" number:min-decimal-places="4" number:min-integer-digits="1" number:grouping="true"/>
      <number:text>)</number:text>
      <style:map style:condition="value()&gt;=0" style:apply-style-name="N50162P0"/>
    </number:number-style>
    <number:number-style style:name="N50161P0" style:volatile="true" number:language="en" number:country="GB">
      <number:number number:decimal-places="3" number:min-decimal-places="3" number:min-integer-digits="1" number:grouping="true"/>
    </number:number-style>
    <number:number-style style:name="N50161" number:language="en" number:country="GB">
      <number:text>(</number:text>
      <number:number number:decimal-places="3" number:min-decimal-places="3" number:min-integer-digits="1" number:grouping="true"/>
      <number:text>)</number:text>
      <style:map style:condition="value()&gt;=0" style:apply-style-name="N50161P0"/>
    </number:number-style>
    <number:number-style style:name="N50160" number:language="en" number:country="GB">
      <number:number number:decimal-places="3" number:min-decimal-places="3" number:min-integer-digits="1" number:grouping="true"/>
    </number:number-style>
    <number:number-style style:name="N50159P0" style:volatile="true" number:language="en" number:country="GB">
      <number:number number:decimal-places="0" number:min-decimal-places="0" number:min-integer-digits="1" number:grouping="true"/>
    </number:number-style>
    <number:number-style style:name="N50159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59P0"/>
    </number:number-style>
    <number:number-style style:name="N50158P0" style:volatile="true" number:language="en" number:country="GB">
      <number:number number:decimal-places="1" number:min-decimal-places="1" number:min-integer-digits="1" number:grouping="true"/>
    </number:number-style>
    <number:number-style style:name="N50158" number:language="en" number:country="GB">
      <number:text>(</number:text>
      <number:number number:decimal-places="1" number:min-decimal-places="1" number:min-integer-digits="1" number:grouping="true"/>
      <number:text>)</number:text>
      <style:map style:condition="value()&gt;=0" style:apply-style-name="N50158P0"/>
    </number:number-style>
    <number:number-style style:name="N50157" number:language="en" number:country="GB">
      <number:number number:decimal-places="1" number:min-decimal-places="1" number:min-integer-digits="1" number:grouping="true"/>
    </number:number-style>
    <number:date-style style:name="N50156" number:language="en" number:country="GB">
      <number:month number:style="long"/>
      <number:text>/</number:text>
      <number:day number:style="long"/>
      <number:text>/</number:text>
      <number:year number:style="long"/>
    </number:date-style>
    <number:number-style style:name="N50155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50155" number:language="en" number:country="GB"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55P0"/>
    </number:number-style>
    <number:date-style style:name="N50154" number:language="en" number:country="GB">
      <number:day number:style="long"/>
      <number:text> </number:text>
      <number:month number:textual="true"/>
      <number:text>, </number:text>
      <number:year/>
    </number:date-style>
    <number:date-style style:name="N50153" number:language="en" number:country="GB">
      <number:month number:textual="true"/>
      <number:text> </number:text>
      <number:day number:style="long"/>
      <number:text>, </number:text>
      <number:year number:style="long"/>
    </number:date-style>
    <number:date-style style:name="N50152" number:language="en" number:country="GB">
      <number:month number:style="long"/>
      <number:text> </number:text>
      <number:day/>
      <number:month/>
      <number:text> </number:text>
      <number:year/>
    </number:date-style>
    <number:number-style style:name="N50151" number:language="en" number:country="GB">
      <number:number number:decimal-places="0" number:min-decimal-places="0" number:min-integer-digits="8"/>
    </number:number-style>
    <number:number-style style:name="N50150" number:language="en" number:country="GB">
      <number:number number:decimal-places="0" number:min-decimal-places="0" number:min-integer-digits="9" number:grouping="true"/>
    </number:number-style>
    <number:number-style style:name="N50149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49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49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0149" number:language="en" number:country="GB">
      <number:text> </number:text>
      <number:text-content/>
      <number:text> </number:text>
      <style:map style:condition="value()&gt;0" style:apply-style-name="N50149P0"/>
      <style:map style:condition="value()&lt;0" style:apply-style-name="N50149P1"/>
      <style:map style:condition="value()=0" style:apply-style-name="N50149P2"/>
    </number:text-style>
    <number:number-style style:name="N50148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48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48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0148" number:language="en" number:country="GB">
      <number:text> </number:text>
      <number:text-content/>
      <number:text> </number:text>
      <style:map style:condition="value()&gt;0" style:apply-style-name="N50148P0"/>
      <style:map style:condition="value()&lt;0" style:apply-style-name="N50148P1"/>
      <style:map style:condition="value()=0" style:apply-style-name="N50148P2"/>
    </number:text-style>
    <number:number-style style:name="N5014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4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47P2" style:volatile="true" number:language="en" number:country="GB">
      <number:text> £</number:text>
      <number:fill-character> </number:fill-character>
      <number:text>- </number:text>
    </number:number-style>
    <number:text-style style:name="N50147" number:language="en" number:country="GB">
      <number:text> </number:text>
      <number:text-content/>
      <number:text> </number:text>
      <style:map style:condition="value()&gt;0" style:apply-style-name="N50147P0"/>
      <style:map style:condition="value()&lt;0" style:apply-style-name="N50147P1"/>
      <style:map style:condition="value()=0" style:apply-style-name="N50147P2"/>
    </number:text-style>
    <number:number-style style:name="N50146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46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46P2" style:volatile="true" number:language="en" number:country="GB">
      <number:text> </number:text>
      <number:fill-character> </number:fill-character>
      <number:text>- </number:text>
    </number:number-style>
    <number:text-style style:name="N50146" number:language="en" number:country="GB">
      <number:text> </number:text>
      <number:text-content/>
      <number:text> </number:text>
      <style:map style:condition="value()&gt;0" style:apply-style-name="N50146P0"/>
      <style:map style:condition="value()&lt;0" style:apply-style-name="N50146P1"/>
      <style:map style:condition="value()=0" style:apply-style-name="N50146P2"/>
    </number:text-style>
    <number:currency-style style:name="N50145P0" style:volatile="true" number:language="en" number:country="GB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50145" number:language="en" number:country="GB"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50145P0"/>
    </number:currency-style>
    <number:date-style style:name="N50144" number:language="en" number:country="GB">
      <number:day-of-week number:style="long"/>
      <number:text> </number:text>
    </number:date-style>
    <number:date-style style:name="N50143" number:language="en" number:country="GB">
      <number:day number:style="long"/>
      <number:text>-</number:text>
      <number:month number:style="long"/>
      <number:text>-</number:text>
      <number:year/>
    </number:date-style>
    <number:date-style style:name="N50142" number:language="en" number:country="GB">
      <number:day number:style="long"/>
      <number:text> </number:text>
      <number:month number:style="long"/>
      <number:text> </number:text>
      <number:year number:style="long"/>
    </number:date-style>
    <number:time-style style:name="N50141" number:language="en" number:country="GB">
      <number:minutes number:style="long"/>
      <number:text>:</number:text>
      <number:seconds number:style="long"/>
      <number:text>.</number:text>
    </number:time-style>
    <number:date-style style:name="N50140" number:language="en" number:country="GB">
      <number:month number:textual="true"/>
      <number:text> </number:text>
      <number:day number:style="long"/>
      <number:text>, </number:text>
      <number:year/>
    </number:date-style>
    <number:date-style style:name="N50139" number:language="en" number:country="GB">
      <number:day-of-week number:style="long"/>
      <number:text>  </number:text>
      <number:day/>
      <number:text> </number:text>
      <number:month number:textual="true"/>
      <number:text> </number:text>
      <number:year/>
    </number:date-style>
    <number:number-style style:name="N50138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38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38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0138" number:language="en" number:country="GB">
      <number:text-content/>
      <number:text> </number:text>
      <style:map style:condition="value()&gt;0" style:apply-style-name="N50138P0"/>
      <style:map style:condition="value()&lt;0" style:apply-style-name="N50138P1"/>
      <style:map style:condition="value()=0" style:apply-style-name="N50138P2"/>
    </number:text-style>
    <number:number-style style:name="N50137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37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37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0137" number:language="en" number:country="GB">
      <number:text-content/>
      <number:text> </number:text>
      <style:map style:condition="value()&gt;0" style:apply-style-name="N50137P0"/>
      <style:map style:condition="value()&lt;0" style:apply-style-name="N50137P1"/>
      <style:map style:condition="value()=0" style:apply-style-name="N50137P2"/>
    </number:text-style>
    <number:number-style style:name="N50136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36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36P2" style:volatile="true" number:language="en" number:country="GB">
      <number:text> £</number:text>
      <number:fill-character> </number:fill-character>
      <number:text>- </number:text>
    </number:number-style>
    <number:text-style style:name="N50136" number:language="en" number:country="GB">
      <number:text-content/>
      <number:text> </number:text>
      <style:map style:condition="value()&gt;0" style:apply-style-name="N50136P0"/>
      <style:map style:condition="value()&lt;0" style:apply-style-name="N50136P1"/>
      <style:map style:condition="value()=0" style:apply-style-name="N50136P2"/>
    </number:text-style>
    <number:number-style style:name="N50135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35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35P2" style:volatile="true" number:language="en" number:country="GB">
      <number:fill-character> </number:fill-character>
      <number:text>- </number:text>
    </number:number-style>
    <number:text-style style:name="N50135" number:language="en" number:country="GB">
      <number:text-content/>
      <number:text> </number:text>
      <style:map style:condition="value()&gt;0" style:apply-style-name="N50135P0"/>
      <style:map style:condition="value()&lt;0" style:apply-style-name="N50135P1"/>
      <style:map style:condition="value()=0" style:apply-style-name="N50135P2"/>
    </number:text-style>
    <number:date-style style:name="N50134P0" style:volatile="true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50134" number:language="en" number:country="GB">
      <number:text-content/>
      <style:map style:condition="value()&lt;=1.7976931348623157E+308" style:apply-style-name="N50134P0"/>
    </number:text-style>
    <number:number-style style:name="N5013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50133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3P0"/>
    </number:number-style>
    <number:number-style style:name="N50132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50132P1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50132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50132" number:language="en" number:country="GB">
      <number:text-content/>
      <number:text> </number:text>
      <style:map style:condition="value()&gt;0" style:apply-style-name="N50132P0"/>
      <style:map style:condition="value()&lt;0" style:apply-style-name="N50132P1"/>
      <style:map style:condition="value()=0" style:apply-style-name="N50132P2"/>
    </number:text-style>
    <number:number-style style:name="N50131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50131P1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50131P2" style:volatile="true" number:language="en" number:country="GB">
      <number:text>- </number:text>
    </number:number-style>
    <number:text-style style:name="N50131" number:language="en" number:country="GB">
      <number:text-content/>
      <number:text> </number:text>
      <style:map style:condition="value()&gt;0" style:apply-style-name="N50131P0"/>
      <style:map style:condition="value()&lt;0" style:apply-style-name="N50131P1"/>
      <style:map style:condition="value()=0" style:apply-style-name="N50131P2"/>
    </number:text-style>
    <number:number-style style:name="N50130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50130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50130P2" style:volatile="true" number:language="en" number:country="GB">
      <number:text>- </number:text>
    </number:number-style>
    <number:text-style style:name="N50130" number:language="en" number:country="GB">
      <number:text-content/>
      <number:text> </number:text>
      <style:map style:condition="value()&gt;0" style:apply-style-name="N50130P0"/>
      <style:map style:condition="value()&lt;0" style:apply-style-name="N50130P1"/>
      <style:map style:condition="value()=0" style:apply-style-name="N50130P2"/>
    </number:text-style>
    <number:number-style style:name="N50129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29P1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0129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0129" number:language="en" number:country="GB">
      <number:text-content/>
      <number:text> </number:text>
      <style:map style:condition="value()&gt;0" style:apply-style-name="N50129P0"/>
      <style:map style:condition="value()&lt;0" style:apply-style-name="N50129P1"/>
      <style:map style:condition="value()=0" style:apply-style-name="N50129P2"/>
    </number:text-style>
    <number:number-style style:name="N50128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28P1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0128P2" style:volatile="true" number:language="en" number:country="GB">
      <number:fill-character> </number:fill-character>
      <number:text>- </number:text>
    </number:number-style>
    <number:text-style style:name="N50128" number:language="en" number:country="GB">
      <number:text-content/>
      <number:text> </number:text>
      <style:map style:condition="value()&gt;0" style:apply-style-name="N50128P0"/>
      <style:map style:condition="value()&lt;0" style:apply-style-name="N50128P1"/>
      <style:map style:condition="value()=0" style:apply-style-name="N50128P2"/>
    </number:text-style>
    <number:number-style style:name="N50127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50126" number:language="en" number:country="GB">
      <number:minutes number:style="long"/>
      <number:text>:</number:text>
      <number:seconds number:style="long" number:decimal-places="1"/>
    </number:time-style>
    <number:time-style style:name="N50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0124" number:language="en" number:country="GB">
      <number:minutes number:style="long"/>
      <number:text>:</number:text>
      <number:seconds number:style="long"/>
    </number:time-style>
    <number:number-style style:name="N50123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50123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50123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50123" number:language="en" number:country="GB">
      <number:text-content/>
      <number:text> </number:text>
      <style:map style:condition="value()&gt;0" style:apply-style-name="N50123P0"/>
      <style:map style:condition="value()&lt;0" style:apply-style-name="N50123P1"/>
      <style:map style:condition="value()=0" style:apply-style-name="N50123P2"/>
    </number:text-style>
    <number:number-style style:name="N50122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50122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50122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50122" number:language="en" number:country="GB">
      <number:text-content/>
      <number:text> </number:text>
      <style:map style:condition="value()&gt;0" style:apply-style-name="N50122P0"/>
      <style:map style:condition="value()&lt;0" style:apply-style-name="N50122P1"/>
      <style:map style:condition="value()=0" style:apply-style-name="N50122P2"/>
    </number:text-style>
    <number:number-style style:name="N50121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50121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50121P2" style:volatile="true" number:language="en" number:country="GB">
      <number:text> £- </number:text>
    </number:number-style>
    <number:text-style style:name="N50121" number:language="en" number:country="GB">
      <number:text-content/>
      <number:text> </number:text>
      <style:map style:condition="value()&gt;0" style:apply-style-name="N50121P0"/>
      <style:map style:condition="value()&lt;0" style:apply-style-name="N50121P1"/>
      <style:map style:condition="value()=0" style:apply-style-name="N50121P2"/>
    </number:text-style>
    <number:number-style style:name="N50120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50120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50120P2" style:volatile="true" number:language="en" number:country="GB">
      <number:text> - </number:text>
    </number:number-style>
    <number:text-style style:name="N50120" number:language="en" number:country="GB">
      <number:text-content/>
      <number:text> </number:text>
      <style:map style:condition="value()&gt;0" style:apply-style-name="N50120P0"/>
      <style:map style:condition="value()&lt;0" style:apply-style-name="N50120P1"/>
      <style:map style:condition="value()=0" style:apply-style-name="N50120P2"/>
    </number:text-style>
    <number:number-style style:name="N50119P0" style:volatile="true" number:language="en" number:country="GB">
      <number:number number:decimal-places="2" number:min-decimal-places="2" number:min-integer-digits="1" number:grouping="true"/>
    </number:number-style>
    <number:number-style style:name="N5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0119P0"/>
    </number:number-style>
    <number:number-style style:name="N50118P0" style:volatile="true" number:language="en" number:country="GB">
      <number:number number:decimal-places="2" number:min-decimal-places="2" number:min-integer-digits="1" number:grouping="true"/>
    </number:number-style>
    <number:number-style style:name="N5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50118P0"/>
    </number:number-style>
    <number:number-style style:name="N50117P0" style:volatile="true" number:language="en" number:country="GB">
      <number:number number:decimal-places="0" number:min-decimal-places="0" number:min-integer-digits="1" number:grouping="true"/>
    </number:number-style>
    <number:number-style style:name="N5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0117P0"/>
    </number:number-style>
    <number:number-style style:name="N50116P0" style:volatile="true" number:language="en" number:country="GB">
      <number:number number:decimal-places="0" number:min-decimal-places="0" number:min-integer-digits="1" number:grouping="true"/>
    </number:number-style>
    <number:number-style style:name="N5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50116P0"/>
    </number:number-style>
    <number:time-style style:name="N5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14" number:language="en" number:country="GB">
      <number:hours/>
      <number:text>:</number:text>
      <number:minutes number:style="long"/>
      <number:text> </number:text>
      <number:am-pm/>
    </number:time-style>
    <number:date-style style:name="N50113" number:language="en" number:country="GB">
      <number:month number:textual="true"/>
      <number:text>-</number:text>
      <number:year/>
    </number:date-style>
    <number:date-style style:name="N50112" number:language="en" number:country="GB">
      <number:day number:style="long"/>
      <number:text>-</number:text>
      <number:month number:textual="true"/>
    </number:date-style>
    <number:date-style style:name="N5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60131P0" style:volatile="true" number:language="en" number:country="IN">
      <number:day number:style="long"/>
      <number:text>-</number:text>
      <number:month number:style="long"/>
      <number:text>-</number:text>
      <number:year/>
    </number:date-style>
    <number:text-style style:name="N60131" number:language="en" number:country="IN">
      <number:text-content/>
      <style:map style:condition="value()&lt;=1.7976931348623157E+308" style:apply-style-name="N60131P0"/>
    </number:text-style>
    <number:date-style style:name="N60130" number:language="en" number:country="IN">
      <number:day number:style="long"/>
      <number:text>-</number:text>
      <number:month number:style="long"/>
      <number:text>-</number:text>
      <number:year/>
    </number:date-style>
    <number:date-style style:name="N60129P0" style:volatile="true" number:language="en" number:country="IN">
      <number:day number:style="long"/>
      <number:text>/</number:text>
      <number:month number:style="long"/>
      <number:text>/</number:text>
      <number:year/>
    </number:date-style>
    <number:text-style style:name="N60129" number:language="en" number:country="IN">
      <number:text-content/>
      <style:map style:condition="value()&lt;=1.7976931348623157E+308" style:apply-style-name="N60129P0"/>
    </number:text-style>
    <number:number-style style:name="N60128" number:language="en" number:country="IN">
      <number:number number:decimal-places="0" number:min-decimal-places="0" number:min-integer-digits="17"/>
    </number:number-style>
    <number:date-style style:name="N60127" number:language="en" number:country="IN">
      <number:day-of-week number:style="long"/>
    </number:date-style>
    <number:number-style style:name="N60126" number:language="en" number:country="IN">
      <number:number number:decimal-places="0" number:min-decimal-places="0" number:min-integer-digits="0"/>
    </number:number-style>
    <number:number-style style:name="N60125P0" style:volatile="true" number:language="en" number:country="IN">
      <number:number number:decimal-places="2" number:min-decimal-places="2" number:min-integer-digits="1" number:grouping="true"/>
    </number:number-style>
    <number:number-style style:name="N60125" number:language="en" number:country="IN">
      <number:text>(</number:text>
      <number:number number:decimal-places="2" number:min-decimal-places="2" number:min-integer-digits="1" number:grouping="true"/>
      <number:text>)</number:text>
      <style:map style:condition="value()&gt;=0" style:apply-style-name="N60125P0"/>
    </number:number-style>
    <number:date-style style:name="N60124P0" style:volatile="true" number:language="en" number:country="IN">
      <number:day/>
      <number:text>/</number:text>
      <number:month/>
      <number:text>/</number:text>
      <number:year/>
    </number:date-style>
    <number:text-style style:name="N60124" number:language="en" number:country="IN">
      <number:text-content/>
      <style:map style:condition="value()&lt;=1.7976931348623157E+308" style:apply-style-name="N60124P0"/>
    </number:text-style>
    <number:number-style style:name="N60123" number:language="en" number:country="IN">
      <number:number number:decimal-places="0" number:min-decimal-places="0" number:min-integer-digits="2"/>
    </number:number-style>
    <number:number-style style:name="N60122" number:language="en" number:country="IN">
      <number:number number:decimal-places="4" number:min-decimal-places="4" number:min-integer-digits="1" number:grouping="true"/>
    </number:number-style>
    <number:percentage-style style:name="N60121" number:language="en" number:country="IN">
      <number:number number:decimal-places="1" number:min-decimal-places="1" number:min-integer-digits="1"/>
      <number:text>%</number:text>
    </number:percentage-style>
    <number:percentage-style style:name="N60120" number:language="en" number:country="IN">
      <number:number number:decimal-places="4" number:min-decimal-places="4" number:min-integer-digits="1"/>
      <number:text>%</number:text>
    </number:percentage-style>
    <number:percentage-style style:name="N60119" number:language="en" number:country="IN">
      <number:number number:decimal-places="3" number:min-decimal-places="3" number:min-integer-digits="1"/>
      <number:text>%</number:text>
    </number:percentage-style>
    <number:number-style style:name="N60118" number:language="en" number:country="IN">
      <number:number number:decimal-places="1" number:min-decimal-places="1" number:min-integer-digits="1"/>
    </number:number-style>
    <number:date-style style:name="N60117P0" style:volatile="true" number:language="en" number:country="IN">
      <number:day number:style="long"/>
      <number:text> </number:text>
      <number:month number:style="long" number:textual="true"/>
      <number:text> </number:text>
      <number:year number:style="long"/>
    </number:date-style>
    <number:text-style style:name="N60117" number:language="en" number:country="IN">
      <number:text-content/>
      <style:map style:condition="value()&lt;=1.7976931348623157E+308" style:apply-style-name="N60117P0"/>
    </number:text-style>
    <number:number-style style:name="N60116P0" style:volatile="true" number:language="en" number:country="IN">
      <number:number number:decimal-places="2" number:min-decimal-places="2" number:min-integer-digits="1" number:grouping="true"/>
      <number:text> </number:text>
    </number:number-style>
    <number:number-style style:name="N60116" number:language="en" number:country="IN">
      <number:text>(</number:text>
      <number:number number:decimal-places="2" number:min-decimal-places="2" number:min-integer-digits="1" number:grouping="true"/>
      <number:text>)</number:text>
      <style:map style:condition="value()&gt;=0" style:apply-style-name="N60116P0"/>
    </number:number-style>
    <number:number-style style:name="N60115P0" style:volatile="true" number:language="en" number:country="IN">
      <number:number number:decimal-places="0" number:min-decimal-places="0" number:min-integer-digits="1" number:grouping="true"/>
      <number:text> </number:text>
    </number:number-style>
    <number:number-style style:name="N60115" number:language="en" number:country="IN">
      <number:text>(</number:text>
      <number:number number:decimal-places="0" number:min-decimal-places="0" number:min-integer-digits="1" number:grouping="true"/>
      <number:text>)</number:text>
      <style:map style:condition="value()&gt;=0" style:apply-style-name="N60115P0"/>
    </number:number-style>
    <number:number-style style:name="N60114" number:language="en" number:country="IN">
      <number:number number:decimal-places="3" number:min-decimal-places="3" number:min-integer-digits="1" number:grouping="true"/>
    </number:number-style>
    <number:number-style style:name="N60113" number:language="en" number:country="IN">
      <number:number number:decimal-places="1" number:min-decimal-places="1" number:min-integer-digits="1" number:grouping="true"/>
    </number:number-style>
    <number:number-style style:name="N60112" number:language="en" number:country="IN">
      <number:number number:decimal-places="0" number:min-decimal-places="0" number:min-integer-digits="0" number:grouping="true"/>
    </number:number-style>
    <number:number-style style:name="N60111" number:language="en" number:country="IN">
      <number:number number:decimal-places="1" number:min-decimal-places="1" number:min-integer-digits="0" number:grouping="true"/>
    </number:number-style>
    <number:number-style style:name="N70174P0" style:volatile="true" number:language="bn" number:country="BD">
      <number:number number:decimal-places="16" number:min-decimal-places="16" number:min-integer-digits="1" number:grouping="true"/>
    </number:number-style>
    <number:number-style style:name="N70174" number:language="bn" number:country="BD">
      <style:text-properties fo:color="#ff0000"/>
      <number:text>-</number:text>
      <number:number number:decimal-places="16" number:min-decimal-places="16" number:min-integer-digits="1" number:grouping="true"/>
      <style:map style:condition="value()&gt;=0" style:apply-style-name="N70174P0"/>
    </number:number-style>
    <number:number-style style:name="N70173P0" style:volatile="true" number:language="bn" number:country="BD">
      <number:number number:decimal-places="15" number:min-decimal-places="15" number:min-integer-digits="1" number:grouping="true"/>
    </number:number-style>
    <number:number-style style:name="N70173" number:language="bn" number:country="BD">
      <style:text-properties fo:color="#ff0000"/>
      <number:text>-</number:text>
      <number:number number:decimal-places="15" number:min-decimal-places="15" number:min-integer-digits="1" number:grouping="true"/>
      <style:map style:condition="value()&gt;=0" style:apply-style-name="N70173P0"/>
    </number:number-style>
    <number:number-style style:name="N70172P0" style:volatile="true" number:language="bn" number:country="BD">
      <number:number number:decimal-places="14" number:min-decimal-places="14" number:min-integer-digits="1" number:grouping="true"/>
    </number:number-style>
    <number:number-style style:name="N70172" number:language="bn" number:country="BD">
      <style:text-properties fo:color="#ff0000"/>
      <number:text>-</number:text>
      <number:number number:decimal-places="14" number:min-decimal-places="14" number:min-integer-digits="1" number:grouping="true"/>
      <style:map style:condition="value()&gt;=0" style:apply-style-name="N70172P0"/>
    </number:number-style>
    <number:number-style style:name="N70171P0" style:volatile="true" number:language="bn" number:country="BD">
      <number:number number:decimal-places="13" number:min-decimal-places="13" number:min-integer-digits="1" number:grouping="true"/>
    </number:number-style>
    <number:number-style style:name="N70171" number:language="bn" number:country="BD">
      <style:text-properties fo:color="#ff0000"/>
      <number:text>-</number:text>
      <number:number number:decimal-places="13" number:min-decimal-places="13" number:min-integer-digits="1" number:grouping="true"/>
      <style:map style:condition="value()&gt;=0" style:apply-style-name="N70171P0"/>
    </number:number-style>
    <number:number-style style:name="N70170P0" style:volatile="true" number:language="bn" number:country="BD">
      <number:number number:decimal-places="12" number:min-decimal-places="12" number:min-integer-digits="1" number:grouping="true"/>
    </number:number-style>
    <number:number-style style:name="N70170" number:language="bn" number:country="BD">
      <style:text-properties fo:color="#ff0000"/>
      <number:text>-</number:text>
      <number:number number:decimal-places="12" number:min-decimal-places="12" number:min-integer-digits="1" number:grouping="true"/>
      <style:map style:condition="value()&gt;=0" style:apply-style-name="N70170P0"/>
    </number:number-style>
    <number:number-style style:name="N70169P0" style:volatile="true" number:language="bn" number:country="BD">
      <number:number number:decimal-places="11" number:min-decimal-places="11" number:min-integer-digits="1" number:grouping="true"/>
    </number:number-style>
    <number:number-style style:name="N70169" number:language="bn" number:country="BD">
      <style:text-properties fo:color="#ff0000"/>
      <number:text>-</number:text>
      <number:number number:decimal-places="11" number:min-decimal-places="11" number:min-integer-digits="1" number:grouping="true"/>
      <style:map style:condition="value()&gt;=0" style:apply-style-name="N70169P0"/>
    </number:number-style>
    <number:number-style style:name="N70168P0" style:volatile="true" number:language="bn" number:country="BD">
      <number:number number:decimal-places="10" number:min-decimal-places="10" number:min-integer-digits="1" number:grouping="true"/>
    </number:number-style>
    <number:number-style style:name="N70168" number:language="bn" number:country="BD">
      <style:text-properties fo:color="#ff0000"/>
      <number:text>-</number:text>
      <number:number number:decimal-places="10" number:min-decimal-places="10" number:min-integer-digits="1" number:grouping="true"/>
      <style:map style:condition="value()&gt;=0" style:apply-style-name="N70168P0"/>
    </number:number-style>
    <number:number-style style:name="N70167" number:language="bn" number:country="BD">
      <number:number number:decimal-places="10" number:min-decimal-places="10" number:min-integer-digits="1" number:grouping="true"/>
    </number:number-style>
    <number:number-style style:name="N70166P0" style:volatile="true" number:language="bn" number:country="BD">
      <number:number number:decimal-places="9" number:min-decimal-places="9" number:min-integer-digits="1" number:grouping="true"/>
    </number:number-style>
    <number:number-style style:name="N70166" number:language="bn" number:country="BD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70166P0"/>
    </number:number-style>
    <number:number-style style:name="N70165" number:language="bn" number:country="BD">
      <number:number number:decimal-places="9" number:min-decimal-places="9" number:min-integer-digits="1" number:grouping="true"/>
    </number:number-style>
    <number:number-style style:name="N70164P0" style:volatile="true" number:language="bn" number:country="BD">
      <number:number number:decimal-places="8" number:min-decimal-places="8" number:min-integer-digits="1" number:grouping="true"/>
    </number:number-style>
    <number:number-style style:name="N70164" number:language="bn" number:country="BD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70164P0"/>
    </number:number-style>
    <number:number-style style:name="N70163" number:language="bn" number:country="BD">
      <number:number number:decimal-places="8" number:min-decimal-places="8" number:min-integer-digits="1" number:grouping="true"/>
    </number:number-style>
    <number:number-style style:name="N70162P0" style:volatile="true" number:language="bn" number:country="BD">
      <number:number number:decimal-places="7" number:min-decimal-places="7" number:min-integer-digits="1" number:grouping="true"/>
    </number:number-style>
    <number:number-style style:name="N70162" number:language="bn" number:country="BD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70162P0"/>
    </number:number-style>
    <number:number-style style:name="N70161" number:language="bn" number:country="BD">
      <number:number number:decimal-places="7" number:min-decimal-places="7" number:min-integer-digits="1" number:grouping="true"/>
    </number:number-style>
    <number:number-style style:name="N70160P0" style:volatile="true" number:language="bn" number:country="BD">
      <number:number number:decimal-places="6" number:min-decimal-places="6" number:min-integer-digits="1" number:grouping="true"/>
    </number:number-style>
    <number:number-style style:name="N70160" number:language="bn" number:country="BD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70160P0"/>
    </number:number-style>
    <number:number-style style:name="N70159" number:language="bn" number:country="BD">
      <number:number number:decimal-places="6" number:min-decimal-places="6" number:min-integer-digits="1" number:grouping="true"/>
    </number:number-style>
    <number:number-style style:name="N70158P0" style:volatile="true" number:language="bn" number:country="BD">
      <number:number number:decimal-places="2" number:min-decimal-places="2" number:min-integer-digits="0" number:grouping="true"/>
    </number:number-style>
    <number:number-style style:name="N70158" number:language="bn" number:country="B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70158P0"/>
    </number:number-style>
    <number:number-style style:name="N70157P0" style:volatile="true" number:language="bn" number:country="BD">
      <number:number number:decimal-places="5" number:min-decimal-places="5" number:min-integer-digits="1" number:grouping="true"/>
    </number:number-style>
    <number:number-style style:name="N70157" number:language="bn" number:country="BD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70157P0"/>
    </number:number-style>
    <number:number-style style:name="N70156" number:language="bn" number:country="BD">
      <number:number number:decimal-places="5" number:min-decimal-places="5" number:min-integer-digits="1" number:grouping="true"/>
    </number:number-style>
    <number:number-style style:name="N70155P0" style:volatile="true" number:language="bn" number:country="BD">
      <number:number number:decimal-places="4" number:min-decimal-places="4" number:min-integer-digits="1" number:grouping="true"/>
    </number:number-style>
    <number:number-style style:name="N70155" number:language="bn" number:country="B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70155P0"/>
    </number:number-style>
    <number:number-style style:name="N70154" number:language="bn" number:country="BD">
      <number:number number:decimal-places="4" number:min-decimal-places="4" number:min-integer-digits="1" number:grouping="true"/>
    </number:number-style>
    <number:number-style style:name="N70153P0" style:volatile="true" number:language="bn" number:country="BD">
      <number:number number:decimal-places="3" number:min-decimal-places="3" number:min-integer-digits="1" number:grouping="true"/>
    </number:number-style>
    <number:number-style style:name="N70153" number:language="bn" number:country="B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70153P0"/>
    </number:number-style>
    <number:number-style style:name="N70152" number:language="bn" number:country="BD">
      <number:number number:decimal-places="3" number:min-decimal-places="3" number:min-integer-digits="1" number:grouping="true"/>
    </number:number-style>
    <number:number-style style:name="N70151" number:language="bn" number:country="BD">
      <number:number number:decimal-places="0" number:min-decimal-places="0" number:min-integer-digits="0" number:grouping="true"/>
    </number:number-style>
    <number:number-style style:name="N70150" number:language="bn" number:country="BD">
      <number:number number:decimal-places="3" number:min-decimal-places="3" number:min-integer-digits="0" number:grouping="true"/>
    </number:number-style>
    <number:number-style style:name="N70149P0" style:volatile="true" number:language="bn" number:country="BD">
      <number:number number:decimal-places="1" number:min-decimal-places="1" number:min-integer-digits="1" number:grouping="true"/>
    </number:number-style>
    <number:number-style style:name="N70149" number:language="bn" number:country="BD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70149P0"/>
    </number:number-style>
    <number:number-style style:name="N70148" number:language="bn" number:country="BD">
      <number:number number:decimal-places="1" number:min-decimal-places="1" number:min-integer-digits="1" number:grouping="true"/>
    </number:number-style>
    <number:number-style style:name="N70147P0" style:volatile="true" number:language="bn" number:country="BD">
      <number:number number:decimal-places="2" number:min-decimal-places="2" number:min-integer-digits="1" number:grouping="true"/>
    </number:number-style>
    <number:number-style style:name="N70147" number:language="bn" number:country="B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70147P0"/>
    </number:number-style>
    <number:number-style style:name="N70146" number:language="bn" number:country="BD">
      <number:number number:decimal-places="11" number:min-decimal-places="11" number:min-integer-digits="1"/>
    </number:number-style>
    <number:number-style style:name="N70145" number:language="bn" number:country="BD">
      <number:number number:decimal-places="10" number:min-decimal-places="10" number:min-integer-digits="1"/>
    </number:number-style>
    <number:number-style style:name="N70144" number:language="bn" number:country="BD">
      <number:number number:decimal-places="5" number:min-decimal-places="5" number:min-integer-digits="1"/>
    </number:number-style>
    <number:number-style style:name="N70143" number:language="bn" number:country="BD">
      <number:number number:decimal-places="6" number:min-decimal-places="6" number:min-integer-digits="1"/>
    </number:number-style>
    <number:number-style style:name="N70142" number:language="bn" number:country="BD">
      <number:number number:decimal-places="7" number:min-decimal-places="7" number:min-integer-digits="1"/>
    </number:number-style>
    <number:number-style style:name="N70141" number:language="bn" number:country="BD">
      <number:number number:decimal-places="8" number:min-decimal-places="8" number:min-integer-digits="1"/>
    </number:number-style>
    <number:number-style style:name="N70140" number:language="bn" number:country="BD">
      <number:number number:decimal-places="9" number:min-decimal-places="9" number:min-integer-digits="1"/>
    </number:number-style>
    <number:number-style style:name="N70139" number:language="bn" number:country="BD">
      <number:number number:decimal-places="4" number:min-decimal-places="4" number:min-integer-digits="1"/>
    </number:number-style>
    <number:number-style style:name="N70138" number:language="bn" number:country="BD">
      <number:number number:decimal-places="3" number:min-decimal-places="3" number:min-integer-digits="1"/>
    </number:number-style>
    <number:currency-style style:name="N70137P0" style:volatile="true" number:language="bn" number:country="BD">
      <style:text-properties fo:color="#00ff00"/>
      <number:currency-symbol number:language="bn" number:country="BD">▲</number:currency-symbol>
      <number:number number:decimal-places="0" number:min-decimal-places="0" number:min-integer-digits="1" number:grouping="true"/>
    </number:currency-style>
    <number:currency-style style:name="N70137" number:language="bn" number:country="BD">
      <style:text-properties fo:color="#ff0000"/>
      <number:text>-</number:text>
      <number:currency-symbol number:language="bn" number:country="BD">▼</number:currency-symbol>
      <number:number number:decimal-places="0" number:min-decimal-places="0" number:min-integer-digits="1" number:grouping="true"/>
      <style:map style:condition="value()&gt;=0" style:apply-style-name="N70137P0"/>
    </number:currency-style>
    <number:currency-style style:name="N70136P0" style:volatile="true" number:language="bn" number:country="BD">
      <number:currency-symbol number:language="bn" number:country="BD">▲</number:currency-symbol>
      <number:number number:decimal-places="0" number:min-decimal-places="0" number:min-integer-digits="1" number:grouping="true"/>
    </number:currency-style>
    <number:currency-style style:name="N70136" number:language="bn" number:country="BD">
      <style:text-properties fo:color="#ff0000"/>
      <number:text>-</number:text>
      <number:currency-symbol>-▼845</number:currency-symbol>
      <number:number number:decimal-places="0" number:min-decimal-places="0" number:min-integer-digits="1" number:grouping="true"/>
      <style:map style:condition="value()&gt;=0" style:apply-style-name="N70136P0"/>
    </number:currency-style>
    <number:currency-style style:name="N70135P0" style:volatile="true" number:language="bn" number:country="BD">
      <number:currency-symbol number:language="bn" number:country="BD">▲</number:currency-symbol>
      <number:number number:decimal-places="0" number:min-decimal-places="0" number:min-integer-digits="1" number:grouping="true"/>
    </number:currency-style>
    <number:currency-style style:name="N70135" number:language="bn" number:country="BD">
      <style:text-properties fo:color="#ff0000"/>
      <number:text>-</number:text>
      <number:currency-symbol number:language="bn" number:country="BD">▼</number:currency-symbol>
      <number:number number:decimal-places="0" number:min-decimal-places="0" number:min-integer-digits="1" number:grouping="true"/>
      <style:map style:condition="value()&gt;=0" style:apply-style-name="N70135P0"/>
    </number:currency-style>
    <number:currency-style style:name="N70134P0" style:volatile="true" number:language="bn" number:country="BD">
      <number:currency-symbol number:language="bn" number:country="BD"> ▲</number:currency-symbol>
      <number:number number:decimal-places="0" number:min-decimal-places="0" number:min-integer-digits="1" number:grouping="true"/>
    </number:currency-style>
    <number:currency-style style:name="N70134" number:language="bn" number:country="BD">
      <style:text-properties fo:color="#ff0000"/>
      <number:text>-</number:text>
      <number:currency-symbol number:language="bn" number:country="BD">▼ </number:currency-symbol>
      <number:number number:decimal-places="0" number:min-decimal-places="0" number:min-integer-digits="1" number:grouping="true"/>
      <style:map style:condition="value()&gt;=0" style:apply-style-name="N70134P0"/>
    </number:currency-style>
    <number:currency-style style:name="N70133P0" style:volatile="true" number:language="bn" number:country="BD">
      <number:currency-symbol number:language="bn" number:country="BD"> </number:currency-symbol>
      <number:number number:decimal-places="0" number:min-decimal-places="0" number:min-integer-digits="1" number:grouping="true"/>
    </number:currency-style>
    <number:currency-style style:name="N70133" number:language="bn" number:country="BD">
      <style:text-properties fo:color="#ff0000"/>
      <number:text>-</number:text>
      <number:currency-symbol number:language="bn" number:country="BD">▼ </number:currency-symbol>
      <number:number number:decimal-places="0" number:min-decimal-places="0" number:min-integer-digits="1" number:grouping="true"/>
      <style:map style:condition="value()&gt;=0" style:apply-style-name="N70133P0"/>
    </number:currency-style>
    <number:currency-style style:name="N70132P0" style:volatile="true" number:language="bn" number:country="BD">
      <number:currency-symbol number:language="bn" number:country="BD">▼ </number:currency-symbol>
      <number:number number:decimal-places="0" number:min-decimal-places="0" number:min-integer-digits="1" number:grouping="true"/>
    </number:currency-style>
    <number:currency-style style:name="N70132" number:language="bn" number:country="BD">
      <style:text-properties fo:color="#ff0000"/>
      <number:text>-</number:text>
      <number:currency-symbol number:language="bn" number:country="BD"> </number:currency-symbol>
      <number:number number:decimal-places="0" number:min-decimal-places="0" number:min-integer-digits="1" number:grouping="true"/>
      <style:map style:condition="value()&gt;=0" style:apply-style-name="N70132P0"/>
    </number:currency-style>
    <number:currency-style style:name="N70131P0" style:volatile="true" number:language="bn" number:country="BD">
      <number:currency-symbol number:language="bn" number:country="BD"> </number:currency-symbol>
      <number:number number:decimal-places="0" number:min-decimal-places="0" number:min-integer-digits="1" number:grouping="true"/>
    </number:currency-style>
    <number:currency-style style:name="N70131" number:language="bn" number:country="BD" number:title="U~ser-defined">
      <style:text-properties fo:color="#ff0000"/>
      <number:text>-</number:text>
      <number:currency-symbol number:language="bn" number:country="BD"> </number:currency-symbol>
      <number:number number:decimal-places="0" number:min-decimal-places="0" number:min-integer-digits="1" number:grouping="true"/>
      <style:map style:condition="value()&gt;=0" style:apply-style-name="N70131P0"/>
    </number:currency-style>
    <number:currency-style style:name="N70130P0" style:volatile="true" number:language="bn" number:country="BD">
      <number:currency-symbol number:language="bn" number:country="BD">TK </number:currency-symbol>
      <number:number number:decimal-places="0" number:min-decimal-places="0" number:min-integer-digits="1" number:grouping="true"/>
    </number:currency-style>
    <number:currency-style style:name="N70130" number:language="bn" number:country="BD">
      <style:text-properties fo:color="#ff0000"/>
      <number:text>-</number:text>
      <number:currency-symbol number:language="bn" number:country="BD">TK </number:currency-symbol>
      <number:number number:decimal-places="0" number:min-decimal-places="0" number:min-integer-digits="1" number:grouping="true"/>
      <style:map style:condition="value()&gt;=0" style:apply-style-name="N70130P0"/>
    </number:currency-style>
    <number:currency-style style:name="N70129P0" style:volatile="true" number:language="bn" number:country="BD">
      <number:currency-symbol number:language="bn" number:country="BD">TK</number:currency-symbol>
      <number:number number:decimal-places="0" number:min-decimal-places="0" number:min-integer-digits="1" number:grouping="true"/>
    </number:currency-style>
    <number:currency-style style:name="N70129" number:language="bn" number:country="BD">
      <style:text-properties fo:color="#ff0000"/>
      <number:text>-</number:text>
      <number:currency-symbol number:language="bn" number:country="BD">৳</number:currency-symbol>
      <number:number number:decimal-places="0" number:min-decimal-places="0" number:min-integer-digits="1" number:grouping="true"/>
      <style:map style:condition="value()&gt;=0" style:apply-style-name="N70129P0"/>
    </number:currency-style>
    <number:currency-style style:name="N70128P0" style:volatile="true" number:language="bn" number:country="BD">
      <number:currency-symbol number:language="bn" number:country="BD">TK </number:currency-symbol>
      <number:number number:decimal-places="0" number:min-decimal-places="0" number:min-integer-digits="1" number:grouping="true"/>
    </number:currency-style>
    <number:currency-style style:name="N70128" number:language="bn" number:country="BD">
      <style:text-properties fo:color="#ff0000"/>
      <number:text>-</number:text>
      <number:currency-symbol number:language="bn" number:country="BD">৳</number:currency-symbol>
      <number:number number:decimal-places="0" number:min-decimal-places="0" number:min-integer-digits="1" number:grouping="true"/>
      <style:map style:condition="value()&gt;=0" style:apply-style-name="N70128P0"/>
    </number:currency-style>
    <number:number-style style:name="N70127" number:language="bn" number:country="BD">
      <number:number number:decimal-places="1" number:min-decimal-places="1" number:min-integer-digits="1"/>
    </number:number-style>
    <number:number-style style:name="N70126" number:language="bn" number:country="BD" number:title="U~ser-defined">
      <number:number number:decimal-places="1" number:min-decimal-places="1" number:min-integer-digits="0" number:grouping="true"/>
    </number:number-style>
    <number:currency-style style:name="N70125P0" style:volatile="true" number:language="bn" number:country="BD">
      <number:currency-symbol number:language="bn" number:country="BD">৳</number:currency-symbol>
      <number:number number:decimal-places="1" number:min-decimal-places="1" number:min-integer-digits="1" number:grouping="true"/>
    </number:currency-style>
    <number:currency-style style:name="N70125" number:language="bn" number:country="BD" number:title="[$BDT 123]#,##,##0.0;[RED]-[BDT 123]#,##,##0.0">
      <style:text-properties fo:color="#ff0000"/>
      <number:text>-</number:text>
      <number:currency-symbol number:language="bn" number:country="BD">৳</number:currency-symbol>
      <number:number number:decimal-places="1" number:min-decimal-places="1" number:min-integer-digits="1" number:grouping="true"/>
      <style:map style:condition="value()&gt;=0" style:apply-style-name="N70125P0"/>
    </number:currency-style>
    <number:currency-style style:name="N70124P0" style:volatile="true" number:language="bn" number:country="BD">
      <number:number number:decimal-places="0" number:min-decimal-places="0" number:min-integer-digits="1" number:grouping="true"/>
      <number:text> </number:text>
      <number:currency-symbol>BDT</number:currency-symbol>
    </number:currency-style>
    <number:currency-style style:name="N70124" number:language="bn" number:country="BD" number:title="U~ser-defined">
      <number:text>-</number:text>
      <number:number number:decimal-places="0" number:min-decimal-places="0" number:min-integer-digits="1" number:grouping="true"/>
      <number:text> </number:text>
      <number:currency-symbol>BDT</number:currency-symbol>
      <style:map style:condition="value()&gt;=0" style:apply-style-name="N70124P0"/>
    </number:currency-style>
    <number:currency-style style:name="N70123P0" style:volatile="true" number:language="bn" number:country="BD">
      <number:number number:decimal-places="1" number:min-decimal-places="1" number:min-integer-digits="1" number:grouping="true"/>
      <number:text> </number:text>
      <number:currency-symbol>BDT</number:currency-symbol>
    </number:currency-style>
    <number:currency-style style:name="N70123" number:language="bn" number:country="BD">
      <number:text>-</number:text>
      <number:number number:decimal-places="1" number:min-decimal-places="1" number:min-integer-digits="1" number:grouping="true"/>
      <number:text> </number:text>
      <number:currency-symbol>BDT</number:currency-symbol>
      <style:map style:condition="value()&gt;=0" style:apply-style-name="N70123P0"/>
    </number:currency-style>
    <number:currency-style style:name="N70122P0" style:volatile="true" number:language="bn" number:country="BD">
      <number:currency-symbol>BDT</number:currency-symbol>
      <number:number number:decimal-places="0" number:min-decimal-places="0" number:min-integer-digits="1" number:grouping="true"/>
    </number:currency-style>
    <number:currency-style style:name="N70122" number:language="bn" number:country="BD">
      <number:text>-</number:text>
      <number:currency-symbol>BDT</number:currency-symbol>
      <number:number number:decimal-places="0" number:min-decimal-places="0" number:min-integer-digits="1" number:grouping="true"/>
      <style:map style:condition="value()&gt;=0" style:apply-style-name="N70122P0"/>
    </number:currency-style>
    <number:currency-style style:name="N70121P0" style:volatile="true" number:language="bn" number:country="BD">
      <number:currency-symbol number:language="bn" number:country="BD">BDT</number:currency-symbol>
      <number:number number:decimal-places="0" number:min-decimal-places="0" number:min-integer-digits="1" number:grouping="true"/>
    </number:currency-style>
    <number:currency-style style:name="N70121" number:language="bn" number:country="BD">
      <number:text>-</number:text>
      <number:currency-symbol number:language="bn" number:country="BD">BDT</number:currency-symbol>
      <number:number number:decimal-places="0" number:min-decimal-places="0" number:min-integer-digits="1" number:grouping="true"/>
      <style:map style:condition="value()&gt;=0" style:apply-style-name="N70121P0"/>
    </number:currency-style>
    <number:percentage-style style:name="N70120" number:language="bn" number:country="BD">
      <number:number number:decimal-places="1" number:min-decimal-places="1" number:min-integer-digits="1"/>
      <number:text>%</number:text>
    </number:percentage-style>
    <number:currency-style style:name="N70119" number:language="bn" number:country="BD">
      <number:currency-symbol number:language="bn" number:country="BD">৳</number:currency-symbol>
      <number:number number:decimal-places="2" number:min-decimal-places="2" number:min-integer-digits="1" number:grouping="true"/>
    </number:currency-style>
    <number:text-style style:name="N70118" number:language="bn" number:country="BD">
      <number:text-content/>
      <number:text> kg</number:text>
    </number:text-style>
    <number:text-style style:name="N70117" number:language="bn" number:country="BD">
      <number:text-content/>
      <number:text>kg</number:text>
    </number:text-style>
    <number:number-style style:name="N70116P0" style:volatile="true" number:language="bn" number:country="BD">
      <number:number number:decimal-places="0" number:min-decimal-places="0" number:min-integer-digits="1" number:grouping="true"/>
    </number:number-style>
    <number:number-style style:name="N70116" number:language="bn" number:country="B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0116P0"/>
    </number:number-style>
    <number:number-style style:name="N70115" number:language="bn" number:country="BD">
      <number:number number:decimal-places="0" number:min-decimal-places="0" number:min-integer-digits="0"/>
    </number:number-style>
    <number:currency-style style:name="N70114P0" style:volatile="true" number:language="bn" number:country="BD">
      <number:currency-symbol number:language="bn" number:country="BD">৳</number:currency-symbol>
      <number:number number:decimal-places="0" number:min-decimal-places="0" number:min-integer-digits="0" number:grouping="true"/>
    </number:currency-style>
    <number:currency-style style:name="N70114" number:language="bn" number:country="BD">
      <number:text>-</number:text>
      <number:currency-symbol number:language="bn" number:country="BD">৳</number:currency-symbol>
      <number:number number:decimal-places="0" number:min-decimal-places="0" number:min-integer-digits="0" number:grouping="true"/>
      <style:map style:condition="value()&gt;=0" style:apply-style-name="N70114P0"/>
    </number:currency-style>
    <number:currency-style style:name="N70113P0" style:volatile="true" number:language="bn" number:country="BD">
      <number:currency-symbol number:language="bn" number:country="BD">৳</number:currency-symbol>
      <number:number number:decimal-places="0" number:min-decimal-places="0" number:min-integer-digits="2" number:grouping="true"/>
    </number:currency-style>
    <number:currency-style style:name="N70113" number:language="bn" number:country="BD">
      <number:text>-</number:text>
      <number:currency-symbol number:language="bn" number:country="BD">৳</number:currency-symbol>
      <number:number number:decimal-places="0" number:min-decimal-places="0" number:min-integer-digits="2" number:grouping="true"/>
      <style:map style:condition="value()&gt;=0" style:apply-style-name="N70113P0"/>
    </number:currency-style>
    <number:currency-style style:name="N70112P0" style:volatile="true" number:language="bn" number:country="BD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70112" number:language="bn" number:country="BD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70112P0"/>
    </number:currency-style>
    <number:currency-style style:name="N70111P0" style:volatile="true" number:language="bn" number:country="BD">
      <number:number number:decimal-places="2" number:min-decimal-places="2" number:min-integer-digits="1" number:grouping="true"/>
      <number:text> </number:text>
      <number:currency-symbol>BDT</number:currency-symbol>
    </number:currency-style>
    <number:currency-style style:name="N70111" number:language="bn" number:country="B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DT</number:currency-symbol>
      <style:map style:condition="value()&gt;=0" style:apply-style-name="N70111P0"/>
    </number:currency-style>
    <number:currency-style style:name="N70110P0" style:volatile="true" number:language="bn" number:country="BD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70110" number:language="bn" number:country="BD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70110P0"/>
    </number:currency-style>
    <number:date-style style:name="N70109" number:language="bn" number:country="BD">
      <number:day number:style="long"/>
      <number:text>.</number:text>
      <number:month number:style="long"/>
      <number:text>.</number:text>
      <number:year/>
    </number:date-style>
    <number:currency-style style:name="N70108P0" style:volatile="true" number:language="bn" number:country="BD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70108" number:language="bn" number:country="B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70108P0"/>
    </number:currency-style>
    <number:currency-style style:name="N70107P0" style:volatile="true" number:language="bn" number:country="BD">
      <number:number number:decimal-places="2" number:min-decimal-places="2" number:min-integer-digits="1" number:grouping="true"/>
      <number:text> </number:text>
      <number:currency-symbol>BDT</number:currency-symbol>
    </number:currency-style>
    <number:currency-style style:name="N70107" number:language="bn" number:country="BD">
      <number:text>-</number:text>
      <number:number number:decimal-places="2" number:min-decimal-places="2" number:min-integer-digits="1" number:grouping="true"/>
      <number:text> </number:text>
      <number:currency-symbol>BDT</number:currency-symbol>
      <style:map style:condition="value()&gt;=0" style:apply-style-name="N70107P0"/>
    </number:currency-style>
    <number:number-style style:name="N80150" number:language="zh" number:country="CN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80149" number:language="zh" number:country="CN">
      <number:minutes number:style="long"/>
      <number:text>:</number:text>
      <number:seconds number:style="long" number:decimal-places="1"/>
    </number:time-style>
    <number:time-style style:name="N80148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0147" number:language="zh" number:country="CN">
      <number:minutes number:style="long"/>
      <number:text>:</number:text>
      <number:seconds number:style="long"/>
    </number:time-style>
    <number:number-style style:name="N80146P0" style:volatile="true" number:language="zh" number:country="CN">
      <number:text> ￥</number:text>
      <number:number number:decimal-places="2" number:min-decimal-places="2" number:min-integer-digits="1" number:grouping="true"/>
      <number:text> </number:text>
    </number:number-style>
    <number:number-style style:name="N80146P1" style:volatile="true" number:language="zh" number:country="CN">
      <number:text> ￥-</number:text>
      <number:number number:decimal-places="2" number:min-decimal-places="2" number:min-integer-digits="1" number:grouping="true"/>
      <number:text> </number:text>
    </number:number-style>
    <number:number-style style:name="N80146P2" style:volatile="true" number:language="zh" number:country="CN">
      <number:text> ￥-</number:text>
      <number:number number:decimal-places="0" number:min-decimal-places="0" number:min-integer-digits="0"/>
      <number:text> </number:text>
    </number:number-style>
    <number:text-style style:name="N80146" number:language="zh" number:country="CN">
      <number:text-content/>
      <number:text> </number:text>
      <style:map style:condition="value()&gt;0" style:apply-style-name="N80146P0"/>
      <style:map style:condition="value()&lt;0" style:apply-style-name="N80146P1"/>
      <style:map style:condition="value()=0" style:apply-style-name="N80146P2"/>
    </number:text-style>
    <number:number-style style:name="N80145P0" style:volatile="true" number:language="zh" number:country="CN">
      <number:number number:decimal-places="2" number:min-decimal-places="2" number:min-integer-digits="1" number:grouping="true"/>
      <number:text> </number:text>
    </number:number-style>
    <number:number-style style:name="N80145P1" style:volatile="true" number:language="zh" number:country="CN">
      <number:text>-</number:text>
      <number:number number:decimal-places="2" number:min-decimal-places="2" number:min-integer-digits="1" number:grouping="true"/>
      <number:text> </number:text>
    </number:number-style>
    <number:number-style style:name="N80145P2" style:volatile="true" number:language="zh" number:country="CN">
      <number:text>-</number:text>
      <number:number number:decimal-places="0" number:min-decimal-places="0" number:min-integer-digits="0"/>
      <number:text> </number:text>
    </number:number-style>
    <number:text-style style:name="N80145" number:language="zh" number:country="CN">
      <number:text-content/>
      <number:text> </number:text>
      <style:map style:condition="value()&gt;0" style:apply-style-name="N80145P0"/>
      <style:map style:condition="value()&lt;0" style:apply-style-name="N80145P1"/>
      <style:map style:condition="value()=0" style:apply-style-name="N80145P2"/>
    </number:text-style>
    <number:number-style style:name="N80144P0" style:volatile="true" number:language="zh" number:country="CN">
      <number:text> ￥</number:text>
      <number:number number:decimal-places="0" number:min-decimal-places="0" number:min-integer-digits="1" number:grouping="true"/>
      <number:text> </number:text>
    </number:number-style>
    <number:number-style style:name="N80144P1" style:volatile="true" number:language="zh" number:country="CN">
      <number:text> ￥-</number:text>
      <number:number number:decimal-places="0" number:min-decimal-places="0" number:min-integer-digits="1" number:grouping="true"/>
      <number:text> </number:text>
    </number:number-style>
    <number:number-style style:name="N80144P2" style:volatile="true" number:language="zh" number:country="CN">
      <number:text> ￥- </number:text>
    </number:number-style>
    <number:text-style style:name="N80144" number:language="zh" number:country="CN">
      <number:text-content/>
      <number:text> </number:text>
      <style:map style:condition="value()&gt;0" style:apply-style-name="N80144P0"/>
      <style:map style:condition="value()&lt;0" style:apply-style-name="N80144P1"/>
      <style:map style:condition="value()=0" style:apply-style-name="N80144P2"/>
    </number:text-style>
    <number:number-style style:name="N80143P0" style:volatile="true" number:language="zh" number:country="CN">
      <number:number number:decimal-places="0" number:min-decimal-places="0" number:min-integer-digits="1" number:grouping="true"/>
      <number:text> </number:text>
    </number:number-style>
    <number:number-style style:name="N80143P1" style:volatile="true" number:language="zh" number:country="CN">
      <number:text>-</number:text>
      <number:number number:decimal-places="0" number:min-decimal-places="0" number:min-integer-digits="1" number:grouping="true"/>
      <number:text> </number:text>
    </number:number-style>
    <number:number-style style:name="N80143P2" style:volatile="true" number:language="zh" number:country="CN">
      <number:text> - </number:text>
    </number:number-style>
    <number:text-style style:name="N80143" number:language="zh" number:country="CN">
      <number:text-content/>
      <number:text> </number:text>
      <style:map style:condition="value()&gt;0" style:apply-style-name="N80143P0"/>
      <style:map style:condition="value()&lt;0" style:apply-style-name="N80143P1"/>
      <style:map style:condition="value()=0" style:apply-style-name="N80143P2"/>
    </number:text-style>
    <number:number-style style:name="N80142P0" style:volatile="true" number:language="zh" number:country="CN">
      <number:number number:decimal-places="2" number:min-decimal-places="2" number:min-integer-digits="1" number:grouping="true"/>
    </number:number-style>
    <number:number-style style:name="N80142" number:language="zh" number:country="C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80142P0"/>
    </number:number-style>
    <number:number-style style:name="N80141P0" style:volatile="true" number:language="zh" number:country="CN">
      <number:number number:decimal-places="2" number:min-decimal-places="2" number:min-integer-digits="1" number:grouping="true"/>
    </number:number-style>
    <number:number-style style:name="N80141" number:language="zh" number:country="CN">
      <number:text>-</number:text>
      <number:number number:decimal-places="2" number:min-decimal-places="2" number:min-integer-digits="1" number:grouping="true"/>
      <style:map style:condition="value()&gt;=0" style:apply-style-name="N80141P0"/>
    </number:number-style>
    <number:number-style style:name="N80140P0" style:volatile="true" number:language="zh" number:country="CN">
      <number:number number:decimal-places="0" number:min-decimal-places="0" number:min-integer-digits="1" number:grouping="true"/>
    </number:number-style>
    <number:number-style style:name="N80140" number:language="zh" number:country="C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80140P0"/>
    </number:number-style>
    <number:number-style style:name="N80139P0" style:volatile="true" number:language="zh" number:country="CN">
      <number:number number:decimal-places="0" number:min-decimal-places="0" number:min-integer-digits="1" number:grouping="true"/>
    </number:number-style>
    <number:number-style style:name="N80139" number:language="zh" number:country="CN">
      <number:text>-</number:text>
      <number:number number:decimal-places="0" number:min-decimal-places="0" number:min-integer-digits="1" number:grouping="true"/>
      <style:map style:condition="value()&gt;=0" style:apply-style-name="N80139P0"/>
    </number:number-style>
    <number:number-style style:name="N80138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80138" number:language="zh" number:country="CN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80138P0"/>
    </number:number-style>
    <number:number-style style:name="N80137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80137" number:language="zh" number:country="CN">
      <number:text>￥-</number:text>
      <number:number number:decimal-places="2" number:min-decimal-places="2" number:min-integer-digits="1" number:grouping="true"/>
      <style:map style:condition="value()&gt;=0" style:apply-style-name="N80137P0"/>
    </number:number-style>
    <number:number-style style:name="N80136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80136" number:language="zh" number:country="CN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80136P0"/>
    </number:number-style>
    <number:number-style style:name="N80135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80135" number:language="zh" number:country="CN">
      <number:text>￥-</number:text>
      <number:number number:decimal-places="0" number:min-decimal-places="0" number:min-integer-digits="1" number:grouping="true"/>
      <style:map style:condition="value()&gt;=0" style:apply-style-name="N80135P0"/>
    </number:number-style>
    <number:number-style style:name="N80134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80134" number:language="zh" number:country="CN">
      <number:text>-￥</number:text>
      <number:number number:decimal-places="2" number:min-decimal-places="2" number:min-integer-digits="1" number:grouping="true"/>
      <style:map style:condition="value()&gt;=0" style:apply-style-name="N80134P0"/>
    </number:number-style>
    <number:time-style style:name="N80133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0132" number:language="zh" number:country="CN">
      <number:am-pm/>
      <number:hours/>
      <number:text>时</number:text>
      <number:minutes number:style="long"/>
      <number:text>分</number:text>
    </number:time-style>
    <number:time-style style:name="N80131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0130" number:language="zh" number:country="CN">
      <number:hours/>
      <number:text>时</number:text>
      <number:minutes number:style="long"/>
      <number:text>分</number:text>
    </number:time-style>
    <number:date-style style:name="N80129" number:language="zh" number:country="CN">
      <number:month/>
      <number:text>-</number:text>
      <number:day/>
      <number:text>-</number:text>
      <number:year/>
    </number:date-style>
    <number:number-style style:name="N80128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80128" number:language="zh" number:country="CN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80128P0"/>
    </number:number-style>
    <number:number-style style:name="N80127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80127" number:language="zh" number:country="CN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80127P0"/>
    </number:number-style>
    <number:number-style style:name="N80126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80126" number:language="zh" number:country="CN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0126P0"/>
    </number:number-style>
    <number:number-style style:name="N80125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80125" number:language="zh" number:country="CN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0125P0"/>
    </number:number-style>
    <number:date-style style:name="N8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80123" number:language="zh" number:country="CN">
      <number:hours/>
      <number:text>:</number:text>
      <number:minutes number:style="long"/>
      <number:text>:</number:text>
      <number:seconds number:style="long"/>
    </number:time-style>
    <number:time-style style:name="N80122" number:language="zh" number:country="CN">
      <number:hours/>
      <number:text>:</number:text>
      <number:minutes number:style="long"/>
    </number:time-style>
    <number:time-style style:name="N8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0120" number:language="zh" number:country="CN">
      <number:hours/>
      <number:text>:</number:text>
      <number:minutes number:style="long"/>
      <number:text> </number:text>
      <number:am-pm/>
    </number:time-style>
    <number:date-style style:name="N80119" number:language="zh" number:country="CN">
      <number:month number:textual="true"/>
      <number:text>-</number:text>
      <number:year/>
    </number:date-style>
    <number:date-style style:name="N80118" number:language="zh" number:country="CN">
      <number:day/>
      <number:text>-</number:text>
      <number:month number:textual="true"/>
    </number:date-style>
    <number:date-style style:name="N80117" number:language="zh" number:country="CN">
      <number:day/>
      <number:text>-</number:text>
      <number:month number:textual="true"/>
      <number:text>-</number:text>
      <number:year/>
    </number:date-style>
    <number:date-style style:name="N80116" number:language="zh" number:country="CN">
      <number:year number:style="long"/>
      <number:text>-</number:text>
      <number:month/>
      <number:text>-</number:text>
      <number:day/>
    </number:date-style>
    <number:number-style style:name="N90109" number:language="en" number:country="NZ">
      <number:number number:decimal-places="0" number:min-decimal-places="0" number:min-integer-digits="2"/>
    </number:number-style>
    <number:number-style style:name="N100109" number:language="nl" number:country="BE">
      <number:number number:decimal-places="0" number:min-decimal-places="0" number:min-integer-digits="7"/>
    </number:number-style>
    <number:number-style style:name="N100108" number:language="nl" number:country="BE">
      <number:number number:decimal-places="1" number:min-decimal-places="1" number:min-integer-digits="1"/>
    </number:number-style>
    <number:currency-style style:name="N100107P0" style:volatile="true" number:language="nl" number:country="B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0107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0107P0"/>
    </number:currency-style>
    <number:number-style style:name="N110106" number:language="ca" number:country="ES">
      <number:number number:decimal-places="2" number:min-decimal-places="2" number:min-integer-digits="2"/>
    </number:number-style>
    <number:number-style style:name="N110105" number:language="ca" number:country="ES">
      <number:number number:decimal-places="2" number:min-decimal-places="2" number:min-integer-digits="0"/>
    </number:number-style>
    <number:currency-style style:name="N11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0104P0"/>
    </number:currency-style>
    <number:number-style style:name="N120130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20130" number:language="en" number:country="CA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130P0"/>
    </number:number-style>
    <number:number-style style:name="N120129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0128" number:language="en" number:country="CA">
      <number:minutes number:style="long"/>
      <number:text>:</number:text>
      <number:seconds number:style="long" number:decimal-places="1"/>
    </number:time-style>
    <number:time-style style:name="N120127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126" number:language="en" number:country="CA">
      <number:minutes number:style="long"/>
      <number:text>:</number:text>
      <number:seconds number:style="long"/>
    </number:time-style>
    <number:currency-style style:name="N120125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20125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20125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20125" number:language="en" number:country="CA">
      <number:text-content/>
      <number:text> </number:text>
      <style:map style:condition="value()&gt;0" style:apply-style-name="N120125P0"/>
      <style:map style:condition="value()&lt;0" style:apply-style-name="N120125P1"/>
      <style:map style:condition="value()=0" style:apply-style-name="N120125P2"/>
    </number:text-style>
    <number:number-style style:name="N120124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20124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20124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20124" number:language="en" number:country="CA">
      <number:text-content/>
      <number:text> </number:text>
      <style:map style:condition="value()&gt;0" style:apply-style-name="N120124P0"/>
      <style:map style:condition="value()&lt;0" style:apply-style-name="N120124P1"/>
      <style:map style:condition="value()=0" style:apply-style-name="N120124P2"/>
    </number:text-style>
    <number:currency-style style:name="N120123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20123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20123P2" style:volatile="true" number:language="en" number:country="CA">
      <number:currency-symbol/>
      <number:text>- </number:text>
    </number:currency-style>
    <number:text-style style:name="N120123" number:language="en" number:country="CA">
      <number:text-content/>
      <number:text> </number:text>
      <style:map style:condition="value()&gt;0" style:apply-style-name="N120123P0"/>
      <style:map style:condition="value()&lt;0" style:apply-style-name="N120123P1"/>
      <style:map style:condition="value()=0" style:apply-style-name="N120123P2"/>
    </number:text-style>
    <number:number-style style:name="N12012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2012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20122P2" style:volatile="true" number:language="en" number:country="CA">
      <number:text> - </number:text>
    </number:number-style>
    <number:text-style style:name="N120122" number:language="en" number:country="CA">
      <number:text-content/>
      <number:text> </number:text>
      <style:map style:condition="value()&gt;0" style:apply-style-name="N120122P0"/>
      <style:map style:condition="value()&lt;0" style:apply-style-name="N120122P1"/>
      <style:map style:condition="value()=0" style:apply-style-name="N120122P2"/>
    </number:text-style>
    <number:number-style style:name="N120121P0" style:volatile="true" number:language="en" number:country="CA">
      <number:number number:decimal-places="2" number:min-decimal-places="2" number:min-integer-digits="1" number:grouping="true"/>
    </number:number-style>
    <number:number-style style:name="N12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121P0"/>
    </number:number-style>
    <number:number-style style:name="N120120P0" style:volatile="true" number:language="en" number:country="CA">
      <number:number number:decimal-places="2" number:min-decimal-places="2" number:min-integer-digits="1" number:grouping="true"/>
    </number:number-style>
    <number:number-style style:name="N12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20120P0"/>
    </number:number-style>
    <number:number-style style:name="N120119P0" style:volatile="true" number:language="en" number:country="CA">
      <number:number number:decimal-places="0" number:min-decimal-places="0" number:min-integer-digits="1" number:grouping="true"/>
    </number:number-style>
    <number:number-style style:name="N12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119P0"/>
    </number:number-style>
    <number:number-style style:name="N120118P0" style:volatile="true" number:language="en" number:country="CA">
      <number:number number:decimal-places="0" number:min-decimal-places="0" number:min-integer-digits="1" number:grouping="true"/>
    </number:number-style>
    <number:number-style style:name="N12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20118P0"/>
    </number:number-style>
    <number:date-style style:name="N120117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0115" number:language="en" number:country="CA">
      <number:hours/>
      <number:text>:</number:text>
      <number:minutes number:style="long"/>
      <number:text>:</number:text>
      <number:seconds number:style="long"/>
    </number:time-style>
    <number:time-style style:name="N120114" number:language="en" number:country="CA">
      <number:hours/>
      <number:text>:</number:text>
      <number:minutes number:style="long"/>
    </number:time-style>
    <number:time-style style:name="N1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112" number:language="en" number:country="CA">
      <number:hours/>
      <number:text>:</number:text>
      <number:minutes number:style="long"/>
      <number:text> </number:text>
      <number:am-pm/>
    </number:time-style>
    <number:date-style style:name="N120111" number:language="en" number:country="CA">
      <number:month number:textual="true"/>
      <number:text>-</number:text>
      <number:year/>
    </number:date-style>
    <number:date-style style:name="N120110" number:language="en" number:country="CA">
      <number:day number:style="long"/>
      <number:text>-</number:text>
      <number:month number:textual="true"/>
    </number:date-style>
    <number:date-style style:name="N120109" number:language="en" number:country="CA">
      <number:day number:style="long"/>
      <number:text>-</number:text>
      <number:month number:textual="true"/>
      <number:text>-</number:text>
      <number:year/>
    </number:date-style>
    <number:number-style style:name="N130119" number:language="bs" number:country="BA">
      <number:number number:decimal-places="14" number:min-decimal-places="14" number:min-integer-digits="1" number:grouping="true"/>
    </number:number-style>
    <number:number-style style:name="N130118" number:language="bs" number:country="BA">
      <number:number number:decimal-places="13" number:min-decimal-places="13" number:min-integer-digits="1" number:grouping="true"/>
    </number:number-style>
    <number:number-style style:name="N130117" number:language="bs" number:country="BA">
      <number:number number:decimal-places="12" number:min-decimal-places="12" number:min-integer-digits="1" number:grouping="true"/>
    </number:number-style>
    <number:number-style style:name="N130116" number:language="bs" number:country="BA">
      <number:number number:decimal-places="11" number:min-decimal-places="11" number:min-integer-digits="1" number:grouping="true"/>
    </number:number-style>
    <number:number-style style:name="N130115" number:language="bs" number:country="BA">
      <number:number number:decimal-places="10" number:min-decimal-places="10" number:min-integer-digits="1" number:grouping="true"/>
    </number:number-style>
    <number:number-style style:name="N130114" number:language="bs" number:country="BA">
      <number:number number:decimal-places="9" number:min-decimal-places="9" number:min-integer-digits="1" number:grouping="true"/>
    </number:number-style>
    <number:number-style style:name="N130113" number:language="bs" number:country="BA">
      <number:number number:decimal-places="8" number:min-decimal-places="8" number:min-integer-digits="1" number:grouping="true"/>
    </number:number-style>
    <number:number-style style:name="N130112" number:language="bs" number:country="BA">
      <number:number number:decimal-places="7" number:min-decimal-places="7" number:min-integer-digits="1" number:grouping="true"/>
    </number:number-style>
    <number:number-style style:name="N130111" number:language="bs" number:country="BA">
      <number:number number:decimal-places="6" number:min-decimal-places="6" number:min-integer-digits="1" number:grouping="true"/>
    </number:number-style>
    <number:number-style style:name="N130110" number:language="bs" number:country="BA">
      <number:number number:decimal-places="5" number:min-decimal-places="5" number:min-integer-digits="1" number:grouping="true"/>
    </number:number-style>
    <number:number-style style:name="N130109" number:language="bs" number:country="BA">
      <number:number number:decimal-places="4" number:min-decimal-places="4" number:min-integer-digits="1" number:grouping="true"/>
    </number:number-style>
    <number:number-style style:name="N130108" number:language="bs" number:country="BA">
      <number:number number:decimal-places="3" number:min-decimal-places="3" number:min-integer-digits="1" number:grouping="true"/>
    </number:number-style>
    <number:number-style style:name="N130107" number:language="bs" number:country="BA">
      <number:number number:decimal-places="1" number:min-decimal-places="1" number:min-integer-digits="1" number:grouping="true"/>
    </number:number-style>
    <number:currency-style style:name="N140111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40111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40111P0"/>
    </number:currency-style>
    <number:currency-style style:name="N150104P0" style:volatile="true" number:language="eu" number:country="ES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50104" number:language="eu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50104P0"/>
    </number:currency-style>
    <number:currency-style style:name="N160104P0" style:volatile="true" number:rfc-language-tag="ca-ES-valencia" number:language="ca" number:country="ES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60104" number:rfc-language-tag="ca-ES-valencia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60104P0"/>
    </number:currency-style>
    <number:currency-style style:name="N170108P0" style:volatile="true" number:language="nl" number:country="NL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170108" number:language="nl" number:country="NL"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70108P0"/>
    </number:currency-style>
    <number:currency-style style:name="N170107P0" style:volatile="true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7010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70107P0"/>
    </number:currency-style>
    <number:currency-style style:name="N180109P0" style:volatile="true" number:language="en" number:country="GH">
      <number:currency-symbol number:language="en" number:country="GH">GH₵</number:currency-symbol>
      <number:number number:decimal-places="2" number:min-decimal-places="2" number:min-integer-digits="1" number:grouping="true"/>
    </number:currency-style>
    <number:currency-style style:name="N180109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decimal-places="2" number:min-integer-digits="1" number:grouping="true"/>
      <style:map style:condition="value()&gt;=0" style:apply-style-name="N180109P0"/>
    </number:currency-style>
    <number:currency-style style:name="N190107P0" style:volatile="true" number:language="eo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90107" number:language="e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90107P0"/>
    </number:currency-style>
    <number:currency-style style:name="N200119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200119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200119P0"/>
    </number:currency-style>
    <number:currency-style style:name="N210107P0" style:volatile="true" number:language="ee" number:country="GH">
      <number:number number:decimal-places="2" number:min-decimal-places="2" number:min-integer-digits="1" number:grouping="true"/>
      <number:text> </number:text>
      <number:currency-symbol number:language="ee" number:country="GH">GH₵</number:currency-symbol>
    </number:currency-style>
    <number:currency-style style:name="N210107" number:language="ee" number:country="G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e" number:country="GH">GH₵</number:currency-symbol>
      <style:map style:condition="value()&gt;=0" style:apply-style-name="N210107P0"/>
    </number:currency-style>
    <number:currency-style style:name="N220107P0" style:volatile="true" number:language="fi" number:country="FI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220107" number:language="fi" number:country="F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20107P0"/>
    </number:currency-style>
    <number:currency-style style:name="N230107P0" style:volatile="true" number:language="fr" number:country="B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230107" number:language="fr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30107P0"/>
    </number:currency-style>
    <number:currency-style style:name="N24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4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40107P0"/>
    </number:currency-style>
    <number:currency-style style:name="N250107P0" style:volatile="true" number:language="fr" number:country="LU">
      <number:number number:decimal-places="2" number:min-decimal-places="2" number:min-integer-digits="1" number:grouping="true"/>
      <number:text> </number:text>
      <number:currency-symbol number:language="fr" number:country="LU">€</number:currency-symbol>
    </number:currency-style>
    <number:currency-style style:name="N250107" number:language="fr" number:country="L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LU">€</number:currency-symbol>
      <style:map style:condition="value()&gt;=0" style:apply-style-name="N250107P0"/>
    </number:currency-style>
    <number:currency-style style:name="N260107P0" style:volatile="true" number:language="fr" number:country="MC">
      <number:number number:decimal-places="2" number:min-decimal-places="2" number:min-integer-digits="1" number:grouping="true"/>
      <number:text> </number:text>
      <number:currency-symbol number:language="fr" number:country="MC">€</number:currency-symbol>
    </number:currency-style>
    <number:currency-style style:name="N260107" number:language="fr" number:country="MC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260107P0"/>
    </number:currency-style>
    <number:currency-style style:name="N270109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70109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70109P0"/>
    </number:currency-style>
    <number:currency-style style:name="N280104P0" style:volatile="true" number:language="gl" number:country="ES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280104" number:language="gl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280104P0"/>
    </number:currency-style>
    <number:currency-style style:name="N290107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29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290107P0"/>
    </number:currency-style>
    <number:currency-style style:name="N300107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010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0107P0"/>
    </number:currency-style>
    <number:currency-style style:name="N310107P0" style:volatile="true" number:language="de" number:country="LU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310107" number:language="de" number:country="L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310107P0"/>
    </number:currency-style>
    <number:currency-style style:name="N320107P0" style:volatile="true" number:language="el" number:country="GR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320107" number:language="el" number:country="G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320107P0"/>
    </number:currency-style>
    <number:currency-style style:name="N330107P0" style:volatile="true" number:language="ha" number:script="Latn" number:country="GH"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330107" number:language="ha" number:script="Latn" number:country="G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330107P0"/>
    </number:currency-style>
    <number:currency-style style:name="N340104P0" style:volatile="true" number:language="id" number:country="ID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340104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decimal-places="2" number:min-integer-digits="1" number:grouping="true"/>
      <number:text>)</number:text>
      <style:map style:condition="value()&gt;=0" style:apply-style-name="N340104P0"/>
    </number:currency-style>
    <number:currency-style style:name="N350111P0" style:volatile="true" number:language="ga" number:country="I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350111" number:language="ga" number:country="IE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350111P0"/>
    </number:currency-style>
    <number:currency-style style:name="N360104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0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0104P0"/>
    </number:currency-style>
    <number:currency-style style:name="N370107P0" style:volatile="true" number:language="kn" number:country="IN">
      <number:currency-symbol number:language="kn" number:country="IN">₹</number:currency-symbol>
      <number:number number:decimal-places="2" number:min-decimal-places="2" number:min-integer-digits="1" number:grouping="true"/>
    </number:currency-style>
    <number:currency-style style:name="N370107" number:language="kn" number:country="IN">
      <style:text-properties fo:color="#ff0000"/>
      <number:text>-</number:text>
      <number:currency-symbol number:language="kn" number:country="IN">₹</number:currency-symbol>
      <number:number number:decimal-places="2" number:min-decimal-places="2" number:min-integer-digits="1" number:grouping="true"/>
      <style:map style:condition="value()&gt;=0" style:apply-style-name="N370107P0"/>
    </number:currency-style>
    <number:currency-style style:name="N380107P0" style:volatile="true" number:language="kmr" number:script="Latn" number:country="TR">
      <number:currency-symbol number:language="kmr" number:script="Latn" number:country="TR">YTL</number:currency-symbol>
      <number:number number:decimal-places="2" number:min-decimal-places="2" number:min-integer-digits="1" number:grouping="true"/>
    </number:currency-style>
    <number:currency-style style:name="N380107" number:language="kmr" number:script="Latn" number:country="TR">
      <style:text-properties fo:color="#ff0000"/>
      <number:text>-</number:text>
      <number:currency-symbol number:language="kmr" number:script="Latn" number:country="TR">YTL</number:currency-symbol>
      <number:number number:decimal-places="2" number:min-decimal-places="2" number:min-integer-digits="1" number:grouping="true"/>
      <style:map style:condition="value()&gt;=0" style:apply-style-name="N380107P0"/>
    </number:currency-style>
    <number:currency-style style:name="N390104P0" style:volatile="true" number:language="lld" number:country="IT">
      <number:currency-symbol number:language="lld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90104" number:language="lld" number:country="IT">
      <style:text-properties fo:color="#ff0000"/>
      <number:text>-</number:text>
      <number:currency-symbol number:language="lld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90104P0"/>
    </number:currency-style>
    <number:currency-style style:name="N400107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400107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400107P0"/>
    </number:currency-style>
    <number:currency-style style:name="N410104P0" style:volatile="true" number:language="la" number:country="VA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410104" number:language="la" number:country="VA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410104P0"/>
    </number:currency-style>
    <number:currency-style style:name="N420107P0" style:volatile="true" number:language="lv" number:country="LV">
      <number:currency-symbol number:language="lv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420107" number:language="lv" number:country="LV">
      <style:text-properties fo:color="#ff0000"/>
      <number:currency-symbol number:language="lv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420107P0"/>
    </number:currency-style>
    <number:currency-style style:name="N430113P0" style:volatile="true" number:language="lt" number:country="LT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430113" number:language="lt" number:country="L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430113P0"/>
    </number:currency-style>
    <number:currency-style style:name="N440107P0" style:volatile="true" number:language="nds" number:country="DE">
      <number:number number:decimal-places="2" number:min-decimal-places="2" number:min-integer-digits="1" number:grouping="true"/>
      <number:text> </number:text>
      <number:currency-symbol number:language="nds" number:country="DE">€</number:currency-symbol>
    </number:currency-style>
    <number:currency-style style:name="N440107" number:language="nds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ds" number:country="DE">€</number:currency-symbol>
      <style:map style:condition="value()&gt;=0" style:apply-style-name="N440107P0"/>
    </number:currency-style>
    <number:currency-style style:name="N450107P0" style:volatile="true" number:language="plt" number:country="MG">
      <number:number number:decimal-places="2" number:min-decimal-places="2" number:min-integer-digits="1" number:grouping="true"/>
      <number:text> </number:text>
      <number:currency-symbol number:language="plt" number:country="MG">Ar.</number:currency-symbol>
    </number:currency-style>
    <number:currency-style style:name="N450107" number:language="plt" number:country="MG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t" number:country="MG">Ar.</number:currency-symbol>
      <style:map style:condition="value()&gt;=0" style:apply-style-name="N450107P0"/>
    </number:currency-style>
    <number:currency-style style:name="N460107P0" style:volatile="true" number:language="mt" number:country="MT">
      <number:currency-symbol number:language="mt" number:country="MT">€</number:currency-symbol>
      <number:number number:decimal-places="2" number:min-decimal-places="2" number:min-integer-digits="1" number:grouping="true"/>
    </number:currency-style>
    <number:currency-style style:name="N460107" number:language="mt" number:country="MT">
      <style:text-properties fo:color="#ff0000"/>
      <number:text>-</number:text>
      <number:currency-symbol number:language="mt" number:country="MT">€</number:currency-symbol>
      <number:number number:decimal-places="2" number:min-decimal-places="2" number:min-integer-digits="1" number:grouping="true"/>
      <style:map style:condition="value()&gt;=0" style:apply-style-name="N460107P0"/>
    </number:currency-style>
    <number:currency-style style:name="N470107P0" style:volatile="true" number:language="ne" number:country="NP">
      <number:currency-symbol number:language="ne" number:country="NP">रू</number:currency-symbol>
      <number:text> </number:text>
      <number:number number:decimal-places="2" number:min-decimal-places="2" number:min-integer-digits="1" number:grouping="true"/>
    </number:currency-style>
    <number:currency-style style:name="N470107" number:language="ne" number:country="NP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decimal-places="2" number:min-integer-digits="1" number:grouping="true"/>
      <style:map style:condition="value()&gt;=0" style:apply-style-name="N470107P0"/>
    </number:currency-style>
    <number:currency-style style:name="N480107P0" style:volatile="true" number:language="ny" number:country="MW">
      <number:currency-symbol number:language="ny" number:country="MW">K</number:currency-symbol>
      <number:number number:decimal-places="2" number:min-decimal-places="2" number:min-integer-digits="1" number:grouping="true"/>
    </number:currency-style>
    <number:currency-style style:name="N480107" number:language="ny" number:country="MW">
      <style:text-properties fo:color="#ff0000"/>
      <number:text>-</number:text>
      <number:currency-symbol number:language="ny" number:country="MW">K</number:currency-symbol>
      <number:number number:decimal-places="2" number:min-decimal-places="2" number:min-integer-digits="1" number:grouping="true"/>
      <style:map style:condition="value()&gt;=0" style:apply-style-name="N480107P0"/>
    </number:currency-style>
    <number:currency-style style:name="N490107P0" style:volatile="true" number:language="om" number:country="ET">
      <number:currency-symbol number:language="om" number:country="ET">Qar</number:currency-symbol>
      <number:number number:decimal-places="2" number:min-decimal-places="2" number:min-integer-digits="1" number:grouping="true"/>
    </number:currency-style>
    <number:currency-style style:name="N490107" number:language="om" number:country="ET">
      <style:text-properties fo:color="#ff0000"/>
      <number:text>(</number:text>
      <number:currency-symbol number:language="om" number:country="ET">Qar</number:currency-symbol>
      <number:number number:decimal-places="2" number:min-decimal-places="2" number:min-integer-digits="1" number:grouping="true"/>
      <number:text>)</number:text>
      <style:map style:condition="value()&gt;=0" style:apply-style-name="N490107P0"/>
    </number:currency-style>
    <number:currency-style style:name="N500104P0" style:volatile="true" number:language="fa" number:country="IR">
      <number:number number:decimal-places="0" number:min-decimal-places="0" number:min-integer-digits="1" number:grouping="true"/>
      <number:text> </number:text>
      <number:currency-symbol number:language="fa" number:country="IR">﷼</number:currency-symbol>
    </number:currency-style>
    <number:currency-style style:name="N500104" number:language="fa" number:country="IR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500104P0"/>
    </number:currency-style>
    <number:currency-style style:name="N510107P0" style:volatile="true" number:language="pt" number:country="AO">
      <number:number number:decimal-places="2" number:min-decimal-places="2" number:min-integer-digits="1" number:grouping="true"/>
      <number:text> </number:text>
      <number:currency-symbol number:language="pt" number:country="AO">Kz</number:currency-symbol>
    </number:currency-style>
    <number:currency-style style:name="N510107" number:language="pt" number:country="A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AO">Kz</number:currency-symbol>
      <style:map style:condition="value()&gt;=0" style:apply-style-name="N510107P0"/>
    </number:currency-style>
    <number:currency-style style:name="N520121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520121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520121P0"/>
    </number:currency-style>
    <number:currency-style style:name="N530107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3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30107P0"/>
    </number:currency-style>
    <number:currency-style style:name="N540107P0" style:volatile="true" number:language="sr" number:country="ME">
      <number:number number:decimal-places="2" number:min-decimal-places="2" number:min-integer-digits="1" number:grouping="true"/>
      <number:text> </number:text>
      <number:currency-symbol number:language="sr" number:country="ME">€</number:currency-symbol>
    </number:currency-style>
    <number:currency-style style:name="N540107" number:language="sr" number:country="M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540107P0"/>
    </number:currency-style>
    <number:currency-style style:name="N550107P0" style:volatile="true" number:language="sr" number:country="RS">
      <number:number number:decimal-places="2" number:min-decimal-places="2" number:min-integer-digits="1" number:grouping="true"/>
      <number:text> </number:text>
      <number:currency-symbol number:language="sr" number:country="RS">РСД</number:currency-symbol>
    </number:currency-style>
    <number:currency-style style:name="N550107" number:language="sr" number:country="R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country="RS">РСД</number:currency-symbol>
      <style:map style:condition="value()&gt;=0" style:apply-style-name="N550107P0"/>
    </number:currency-style>
    <number:currency-style style:name="N560107P0" style:volatile="true" number:language="sr" number:script="Latn" number:country="ME">
      <number:number number:decimal-places="2" number:min-decimal-places="2" number:min-integer-digits="1" number:grouping="true"/>
      <number:text> </number:text>
      <number:currency-symbol number:language="sr" number:script="Latn" number:country="ME">€</number:currency-symbol>
    </number:currency-style>
    <number:currency-style style:name="N560107" number:language="sr" number:script="Latn" number:country="M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ME">€</number:currency-symbol>
      <style:map style:condition="value()&gt;=0" style:apply-style-name="N560107P0"/>
    </number:currency-style>
    <number:currency-style style:name="N570107P0" style:volatile="true" number:language="sr" number:script="Latn" number:country="RS"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570107" number:language="sr" number:script="Latn" number:country="R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570107P0"/>
    </number:currency-style>
    <number:currency-style style:name="N580107P0" style:volatile="true" number:language="sk" number:country="SK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580107" number:language="sk" number:country="SK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580107P0"/>
    </number:currency-style>
    <number:currency-style style:name="N590107P0" style:volatile="true" number:language="sl" number:country="SI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590107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590107P0"/>
    </number:currency-style>
    <number:currency-style style:name="N600107P0" style:volatile="true" number:language="es" number:country="EC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600107" number:language="es" number:country="EC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600107P0"/>
    </number:currency-style>
    <number:currency-style style:name="N610105P0" style:volatile="true" number:language="es" number:country="SV">
      <number:currency-symbol number:language="es" number:country="SV">C</number:currency-symbol>
      <number:text> </number:text>
      <number:number number:decimal-places="0" number:min-decimal-places="0" number:min-integer-digits="1" number:grouping="true"/>
    </number:currency-style>
    <number:currency-style style:name="N610105" number:language="es" number:country="SV">
      <style:text-properties fo:color="#ff0000"/>
      <number:text>-</number:text>
      <number:currency-symbol number:language="es" number:country="SV">C</number:currency-symbol>
      <number:text> </number:text>
      <number:number number:decimal-places="0" number:min-decimal-places="0" number:min-integer-digits="1" number:grouping="true"/>
      <style:map style:condition="value()&gt;=0" style:apply-style-name="N610105P0"/>
    </number:currency-style>
    <number:currency-style style:name="N62010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62010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620104P0"/>
    </number:currency-style>
    <number:currency-style style:name="N630107P0" style:volatile="true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630107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630107P0"/>
    </number:currency-style>
    <number:currency-style style:name="N640107P0" style:volatile="true" number:language="sv" number:country="FI">
      <number:number number:decimal-places="2" number:min-decimal-places="2" number:min-integer-digits="1" number:grouping="true"/>
      <number:text> </number:text>
      <number:currency-symbol number:language="sv" number:country="FI">€</number:currency-symbol>
    </number:currency-style>
    <number:currency-style style:name="N640107" number:language="sv" number:country="F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640107P0"/>
    </number:currency-style>
    <number:currency-style style:name="N650107P0" style:volatile="true" number:language="tt" number:country="RU">
      <number:number number:decimal-places="2" number:min-decimal-places="2" number:min-integer-digits="1" number:grouping="true"/>
      <number:text> </number:text>
      <number:currency-symbol number:language="tt" number:country="RU">руб.</number:currency-symbol>
    </number:currency-style>
    <number:currency-style style:name="N650107" number:language="tt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tt" number:country="RU">руб.</number:currency-symbol>
      <style:map style:condition="value()&gt;=0" style:apply-style-name="N650107P0"/>
    </number:currency-style>
    <number:currency-style style:name="N660107P0" style:volatile="true" number:language="te" number:country="IN">
      <number:currency-symbol number:language="te" number:country="IN">₹</number:currency-symbol>
      <number:number number:decimal-places="2" number:min-decimal-places="2" number:min-integer-digits="1" number:grouping="true"/>
    </number:currency-style>
    <number:currency-style style:name="N660107" number:language="te" number:country="IN">
      <style:text-properties fo:color="#ff0000"/>
      <number:text>-</number:text>
      <number:currency-symbol number:language="te" number:country="IN">₹</number:currency-symbol>
      <number:number number:decimal-places="2" number:min-decimal-places="2" number:min-integer-digits="1" number:grouping="true"/>
      <style:map style:condition="value()&gt;=0" style:apply-style-name="N660107P0"/>
    </number:currency-style>
    <number:currency-style style:name="N670107P0" style:volatile="true" number:language="ug" number:country="CN">
      <number:currency-symbol number:language="ug" number:country="CN">￥</number:currency-symbol>
      <number:number number:decimal-places="2" number:min-decimal-places="2" number:min-integer-digits="1" number:grouping="true"/>
    </number:currency-style>
    <number:currency-style style:name="N670107" number:language="ug" number:country="CN">
      <style:text-properties fo:color="#ff0000"/>
      <number:currency-symbol number:language="ug" number:country="CN">￥</number:currency-symbol>
      <number:text>-</number:text>
      <number:number number:decimal-places="2" number:min-decimal-places="2" number:min-integer-digits="1" number:grouping="true"/>
      <style:map style:condition="value()&gt;=0" style:apply-style-name="N670107P0"/>
    </number:currency-style>
    <number:currency-style style:name="N680104P0" style:volatile="true" number:language="vec" number:country="IT">
      <number:currency-symbol number:language="vec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680104" number:language="vec" number:country="IT">
      <style:text-properties fo:color="#ff0000"/>
      <number:text>-</number:text>
      <number:currency-symbol number:language="vec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680104P0"/>
    </number:currency-style>
    <number:currency-style style:name="N690107P0" style:volatile="true" number:language="wa" number:country="BE">
      <number:number number:decimal-places="2" number:min-decimal-places="2" number:min-integer-digits="1" number:grouping="true"/>
      <number:currency-symbol number:language="wa" number:country="BE">€</number:currency-symbol>
    </number:currency-style>
    <number:currency-style style:name="N690107" number:language="wa" number:country="BE">
      <style:text-properties fo:color="#ff0000"/>
      <number:text>-</number:text>
      <number:number number:decimal-places="2" number:min-decimal-places="2" number:min-integer-digits="1" number:grouping="true"/>
      <number:currency-symbol number:language="wa" number:country="BE">€</number:currency-symbol>
      <style:map style:condition="value()&gt;=0" style:apply-style-name="N690107P0"/>
    </number:currency-style>
    <number:currency-style style:name="N700111P0" style:volatile="true" number:language="yi" number:country="US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700111" number:language="yi" number:country="US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700111P0"/>
    </number:currency-style>
    <number:currency-style style:name="N710107P0" style:volatile="true" number:language="bg" number:country="BG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710107" number:language="bg" number:country="BG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710107P0"/>
    </number:currency-style>
    <number:currency-style style:name="N720107P0" style:volatile="true" number:language="br" number:country="FR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720107" number:language="b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720107P0"/>
    </number:currency-style>
    <number:currency-style style:name="N730107P0" style:volatile="true" number:language="be" number:country="BY">
      <number:number number:decimal-places="2" number:min-decimal-places="2" number:min-integer-digits="1" number:grouping="true"/>
      <number:currency-symbol number:language="be" number:country="BY">Br</number:currency-symbol>
    </number:currency-style>
    <number:currency-style style:name="N730107" number:language="be" number:country="BY">
      <style:text-properties fo:color="#ff0000"/>
      <number:text>-</number:text>
      <number:number number:decimal-places="2" number:min-decimal-places="2" number:min-integer-digits="1" number:grouping="true"/>
      <number:currency-symbol number:language="be" number:country="BY">Br</number:currency-symbol>
      <style:map style:condition="value()&gt;=0" style:apply-style-name="N730107P0"/>
    </number:currency-style>
    <number:currency-style style:name="N740111P0" style:volatile="true" number:language="ar" number:country="YE">
      <number:currency-symbol number:language="ar" number:country="YE">ر.ي.‏</number:currency-symbol>
      <number:text> </number:text>
      <number:number number:decimal-places="2" number:min-decimal-places="2" number:min-integer-digits="1" number:grouping="true"/>
    </number:currency-style>
    <number:currency-style style:name="N740111" number:language="ar" number:country="YE">
      <style:text-properties fo:color="#ff0000"/>
      <number:currency-symbol number:language="ar" number:country="YE">ر.ي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740111P0"/>
    </number:currency-style>
    <number:currency-style style:name="N750111P0" style:volatile="true" number:language="ar" number:country="AE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750111" number:language="ar" number:country="AE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750111P0"/>
    </number:currency-style>
    <number:currency-style style:name="N760111P0" style:volatile="true" number:language="ar" number:country="TN">
      <number:currency-symbol number:language="ar" number:country="TN">د.ت.‏</number:currency-symbol>
      <number:text> </number:text>
      <number:number number:decimal-places="3" number:min-decimal-places="3" number:min-integer-digits="1" number:grouping="true"/>
    </number:currency-style>
    <number:currency-style style:name="N760111" number:language="ar" number:country="TN">
      <style:text-properties fo:color="#ff0000"/>
      <number:currency-symbol number:language="ar" number:country="TN">د.ت.‏</number:currency-symbol>
      <number:text> </number:text>
      <number:number number:decimal-places="3" number:min-decimal-places="3" number:min-integer-digits="1" number:grouping="true"/>
      <number:text>-</number:text>
      <style:map style:condition="value()&gt;=0" style:apply-style-name="N760111P0"/>
    </number:currency-style>
    <number:currency-style style:name="N770111P0" style:volatile="true" number:language="ar" number:country="SY">
      <number:currency-symbol number:language="ar" number:country="SY">ل.س.‏</number:currency-symbol>
      <number:text> </number:text>
      <number:number number:decimal-places="2" number:min-decimal-places="2" number:min-integer-digits="1" number:grouping="true"/>
    </number:currency-style>
    <number:currency-style style:name="N770111" number:language="ar" number:country="SY">
      <style:text-properties fo:color="#ff0000"/>
      <number:currency-symbol number:language="ar" number:country="SY">ل.س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770111P0"/>
    </number:currency-style>
    <number:currency-style style:name="N780111P0" style:volatile="true" number:language="ar" number:country="SA">
      <number:currency-symbol number:language="ar" number:country="SA">ر.س.‏</number:currency-symbol>
      <number:text> </number:text>
      <number:number number:decimal-places="2" number:min-decimal-places="2" number:min-integer-digits="1" number:grouping="true"/>
    </number:currency-style>
    <number:currency-style style:name="N780111" number:language="ar" number:country="SA">
      <style:text-properties fo:color="#ff0000"/>
      <number:currency-symbol number:language="ar" number:country="SA">ر.س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780111P0"/>
    </number:currency-style>
    <number:currency-style style:name="N790111P0" style:volatile="true" number:language="ar" number:country="QA">
      <number:currency-symbol number:language="ar" number:country="QA">ر.ق.‏</number:currency-symbol>
      <number:text> </number:text>
      <number:number number:decimal-places="2" number:min-decimal-places="2" number:min-integer-digits="1" number:grouping="true"/>
    </number:currency-style>
    <number:currency-style style:name="N790111" number:language="ar" number:country="QA">
      <style:text-properties fo:color="#ff0000"/>
      <number:currency-symbol number:language="ar" number:country="QA">ر.ق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790111P0"/>
    </number:currency-style>
    <number:currency-style style:name="N800111P0" style:volatile="true" number:language="ar" number:country="MA">
      <number:currency-symbol number:language="ar" number:country="MA">د.م.‏</number:currency-symbol>
      <number:text> </number:text>
      <number:number number:decimal-places="2" number:min-decimal-places="2" number:min-integer-digits="1" number:grouping="true"/>
    </number:currency-style>
    <number:currency-style style:name="N800111" number:language="ar" number:country="MA">
      <style:text-properties fo:color="#ff0000"/>
      <number:currency-symbol number:language="ar" number:country="MA">د.م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00111P0"/>
    </number:currency-style>
    <number:currency-style style:name="N810111P0" style:volatile="true" number:language="ar" number:country="LY">
      <number:currency-symbol number:language="ar" number:country="LY">د.ل.‏</number:currency-symbol>
      <number:text> </number:text>
      <number:number number:decimal-places="2" number:min-decimal-places="2" number:min-integer-digits="1" number:grouping="true"/>
    </number:currency-style>
    <number:currency-style style:name="N810111" number:language="ar" number:country="LY">
      <style:text-properties fo:color="#ff0000"/>
      <number:currency-symbol number:language="ar" number:country="LY">د.ل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10111P0"/>
    </number:currency-style>
    <number:currency-style style:name="N820111P0" style:volatile="true" number:language="ar" number:country="LB">
      <number:currency-symbol number:language="ar" number:country="LB">ل.ل.‏</number:currency-symbol>
      <number:text> </number:text>
      <number:number number:decimal-places="2" number:min-decimal-places="2" number:min-integer-digits="1" number:grouping="true"/>
    </number:currency-style>
    <number:currency-style style:name="N820111" number:language="ar" number:country="LB">
      <style:text-properties fo:color="#ff0000"/>
      <number:currency-symbol number:language="ar" number:country="LB">ل.ل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20111P0"/>
    </number:currency-style>
    <number:currency-style style:name="N830111P0" style:volatile="true" number:language="ar" number:country="KW">
      <number:currency-symbol number:language="ar" number:country="KW">د.ك‏</number:currency-symbol>
      <number:text> </number:text>
      <number:number number:decimal-places="2" number:min-decimal-places="2" number:min-integer-digits="1" number:grouping="true"/>
    </number:currency-style>
    <number:currency-style style:name="N830111" number:language="ar" number:country="KW">
      <style:text-properties fo:color="#ff0000"/>
      <number:currency-symbol number:language="ar" number:country="KW">د.ك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30111P0"/>
    </number:currency-style>
    <number:currency-style style:name="N840111P0" style:volatile="true" number:language="ar" number:country="JO">
      <number:currency-symbol number:language="ar" number:country="JO">د.أ.‏</number:currency-symbol>
      <number:text> </number:text>
      <number:number number:decimal-places="2" number:min-decimal-places="2" number:min-integer-digits="1" number:grouping="true"/>
    </number:currency-style>
    <number:currency-style style:name="N840111" number:language="ar" number:country="JO">
      <style:text-properties fo:color="#ff0000"/>
      <number:currency-symbol number:language="ar" number:country="JO">د.أ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40111P0"/>
    </number:currency-style>
    <number:currency-style style:name="N850111P0" style:volatile="true" number:language="ar" number:country="IQ">
      <number:currency-symbol number:language="ar" number:country="IQ">د.ع.‏</number:currency-symbol>
      <number:text> </number:text>
      <number:number number:decimal-places="2" number:min-decimal-places="2" number:min-integer-digits="1" number:grouping="true"/>
    </number:currency-style>
    <number:currency-style style:name="N850111" number:language="ar" number:country="IQ">
      <style:text-properties fo:color="#ff0000"/>
      <number:currency-symbol number:language="ar" number:country="IQ">د.ع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50111P0"/>
    </number:currency-style>
    <number:currency-style style:name="N860111P0" style:volatile="true" number:language="ar" number:country="EG">
      <number:currency-symbol number:language="ar" number:country="EG">ج.م.‏</number:currency-symbol>
      <number:text> </number:text>
      <number:number number:decimal-places="2" number:min-decimal-places="2" number:min-integer-digits="1" number:grouping="true"/>
    </number:currency-style>
    <number:currency-style style:name="N860111" number:language="ar" number:country="EG">
      <style:text-properties fo:color="#ff0000"/>
      <number:currency-symbol number:language="ar" number:country="EG">ج.م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60111P0"/>
    </number:currency-style>
    <number:currency-style style:name="N870111P0" style:volatile="true" number:language="ar" number:country="BH">
      <number:currency-symbol number:language="ar" number:country="BH">د.ب.‏</number:currency-symbol>
      <number:text> </number:text>
      <number:number number:decimal-places="2" number:min-decimal-places="2" number:min-integer-digits="1" number:grouping="true"/>
    </number:currency-style>
    <number:currency-style style:name="N870111" number:language="ar" number:country="BH">
      <style:text-properties fo:color="#ff0000"/>
      <number:currency-symbol number:language="ar" number:country="BH">د.ب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70111P0"/>
    </number:currency-style>
    <number:currency-style style:name="N880111P0" style:volatile="true" number:language="ar" number:country="DZ">
      <number:currency-symbol number:language="ar" number:country="DZ">د.ج.‏</number:currency-symbol>
      <number:text> </number:text>
      <number:number number:decimal-places="2" number:min-decimal-places="2" number:min-integer-digits="1" number:grouping="true"/>
    </number:currency-style>
    <number:currency-style style:name="N880111" number:language="ar" number:country="DZ">
      <style:text-properties fo:color="#ff0000"/>
      <number:currency-symbol number:language="ar" number:country="DZ">د.ج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880111P0"/>
    </number:currency-style>
    <number:currency-style style:name="N890107P0" style:volatile="true" number:language="ak" number:country="GH">
      <number:number number:decimal-places="2" number:min-decimal-places="2" number:min-integer-digits="1" number:grouping="true"/>
      <number:text> </number:text>
      <number:currency-symbol number:language="ak" number:country="GH">GH₵</number:currency-symbol>
    </number:currency-style>
    <number:currency-style style:name="N890107" number:language="ak" number:country="G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k" number:country="GH">GH₵</number:currency-symbol>
      <style:map style:condition="value()&gt;=0" style:apply-style-name="N890107P0"/>
    </number:currency-style>
    <number:number-style style:name="N900112" number:language="am" number:country="ET">
      <number:text>2</number:text>
      <number:number number:decimal-places="0" number:min-decimal-places="0" number:min-integer-digits="3">
        <number:embedded-text number:position="2">5</number:embedded-text>
        <number:embedded-text number:position="1">194</number:embedded-text>
      </number:number>
    </number:number-style>
    <number:number-style style:name="N900111P0" style:volatile="true" number:language="am" number:country="ET">
      <number:number number:decimal-places="1" number:min-decimal-places="1" number:min-integer-digits="0"/>
    </number:number-style>
    <number:number-style style:name="N900111" number:language="am" number:country="ET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900111P0"/>
    </number:number-style>
    <number:number-style style:name="N910111P0" style:volatile="true" number:language="en" number:country="ZW">
      <number:number number:decimal-places="0" number:min-decimal-places="0" number:min-integer-digits="1" number:grouping="true"/>
      <number:text> </number:text>
    </number:number-style>
    <number:number-style style:name="N910111" number:language="en" number:country="ZW">
      <number:text>(</number:text>
      <number:number number:decimal-places="0" number:min-decimal-places="0" number:min-integer-digits="1" number:grouping="true"/>
      <number:text>)</number:text>
      <style:map style:condition="value()&gt;=0" style:apply-style-name="N910111P0"/>
    </number:number-style>
    <number:number-style style:name="N920116" number:language="zh" number:country="MO">
      <number:text>-</number:text>
    </number:number-style>
    <number:text-style style:name="N930108" number:language="fo" number:country="FO">
      <number:text-content/>
      <number:text> %</number:text>
    </number:text-style>
    <number:text-style style:name="N930107" number:language="fo" number:country="FO">
      <number:text-content/>
      <number:text> kg</number:text>
    </number:text-style>
    <number:date-style style:name="N940122" number:language="en" number:country="SG">
      <number:day/>
      <number:text>/</number:text>
      <number:month/>
      <number:text>/</number:text>
      <number:year number:style="long"/>
    </number:date-style>
    <number:date-style style:name="N940121" number:language="en" number:country="SG">
      <number:day/>
      <number:text> </number:text>
      <number:month number:textual="true"/>
      <number:text> </number:text>
      <number:year number:style="long"/>
    </number:date-style>
    <number:date-style style:name="N950126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950125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950124" number:language="en">
      <number:hours/>
      <number:text>:</number:text>
      <number:minutes number:style="long"/>
      <number:text> </number:text>
      <number:am-pm/>
    </number:time-style>
    <number:date-style style:name="N950123" number:language="en">
      <number:month number:textual="true"/>
      <number:text>-</number:text>
      <number:year/>
    </number:date-style>
    <number:date-style style:name="N950122" number:language="en">
      <number:day number:style="long"/>
      <number:text>-</number:text>
      <number:month number:textual="true"/>
    </number:date-style>
    <number:date-style style:name="N950121" number:language="en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6:54:32.143463881</meta:creation-date>
    <dc:date>2025-08-19T16:56:12.295449593</dc:date>
    <meta:editing-duration>PT1M40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